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17cm"/>
    </style:style>
    <style:style style:name="co3" style:family="table-column">
      <style:table-column-properties fo:break-before="auto" style:column-width="5.105cm"/>
    </style:style>
    <style:style style:name="ro1" style:family="table-row">
      <style:table-row-properties style:row-height="0.452cm" fo:break-before="auto" style:use-optimal-row-height="true"/>
    </style:style>
    <style:style style:name="ro2" style:family="table-row">
      <style:table-row-properties style:row-height="0.921cm" fo:break-before="auto" style:use-optimal-row-height="false"/>
    </style:style>
    <style:style style:name="ro3" style:family="table-row">
      <style:table-row-properties style:row-height="0.542cm"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color="#000000"/>
    </style:style>
    <style:style style:name="ce2" style:family="table-cell" style:parent-style-name="Default">
      <style:table-cell-properties fo:wrap-option="wrap" style:shrink-to-fit="false"/>
      <style:text-properties fo:hyphenate="true"/>
    </style:style>
    <style:style style:name="ce3" style:family="table-cell" style:parent-style-name="Default">
      <style:text-properties style:text-underline-style="solid" style:text-underline-width="auto" style:text-underline-color="font-color"/>
    </style:style>
    <style:style style:name="ce4" style:family="table-cell" style:parent-style-name="Default" style:data-style-name="N99">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Puntas_20_de_20_flecha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language="en" fo:country="US"/>
    </style:style>
  </office:automatic-styles>
  <office:body>
    <office:spreadsheet>
      <table:calculation-settings table:automatic-find-labels="false" table:use-regular-expressions="false" table:use-wildcards="true"/>
      <table:table table:name="General"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1" table:number-columns-repeated="14" table:default-cell-style-name="Default"/>
        <table:table-row table:style-name="ro1">
          <table:table-cell office:value-type="string" calcext:value-type="string">
            <text:p><text:span text:style-name="T1">SYSTEM</text:span> <text:span text:style-name="T1">PROMPTS</text:span></text:p>
          </table:table-cell>
          <table:table-cell table:number-columns-repeated="12"/>
          <table:table-cell office:value-type="string" calcext:value-type="string">
            <text:p>EVALUATION</text:p>
          </table:table-cell>
          <table:table-cell table:number-columns-repeated="6"/>
        </table:table-row>
        <table:table-row table:style-name="ro1">
          <table:table-cell office:value-type="string" calcext:value-type="string">
            <text:p>Nombre</text:p>
          </table:table-cell>
          <table:table-cell office:value-type="string" calcext:value-type="string">
            <text:p>Description</text:p>
          </table:table-cell>
          <table:table-cell office:value-type="string" calcext:value-type="string">
            <text:p>Prompting technics</text:p>
          </table:table-cell>
          <table:table-cell table:number-columns-repeated="3"/>
          <table:table-cell office:value-type="string" calcext:value-type="string">
            <text:p>Auto-debugging</text:p>
          </table:table-cell>
          <table:table-cell office:value-type="string" calcext:value-type="string">
            <text:p>Prompt 1</text:p>
          </table:table-cell>
          <table:table-cell table:number-columns-repeated="2"/>
          <table:table-cell office:value-type="string" calcext:value-type="string">
            <text:p>Prompt 2</text:p>
          </table:table-cell>
          <table:table-cell table:number-columns-repeated="9"/>
        </table:table-row>
        <table:table-row table:style-name="ro1">
          <table:table-cell table:number-columns-repeated="2"/>
          <table:table-cell office:value-type="string" calcext:value-type="string">
            <text:p>Zero-Shots</text:p>
          </table:table-cell>
          <table:table-cell office:value-type="string" calcext:value-type="string">
            <text:p>Few-Shots</text:p>
          </table:table-cell>
          <table:table-cell office:value-type="string" calcext:value-type="string">
            <text:p>Chain of Thoughts</text:p>
          </table:table-cell>
          <table:table-cell office:value-type="string" calcext:value-type="string">
            <text:p>Structured Chain of Thoughts</text:p>
          </table:table-cell>
          <table:table-cell/>
          <table:table-cell office:value-type="string" calcext:value-type="string">
            <text:p>Text</text:p>
          </table:table-cell>
          <table:table-cell office:value-type="string" calcext:value-type="string">
            <text:p>Temperature</text:p>
          </table:table-cell>
          <table:table-cell office:value-type="string" calcext:value-type="string">
            <text:p>Top P</text:p>
          </table:table-cell>
          <table:table-cell office:value-type="string" calcext:value-type="string">
            <text:p>Text</text:p>
          </table:table-cell>
          <table:table-cell office:value-type="string" calcext:value-type="string">
            <text:p>Temperature</text:p>
          </table:table-cell>
          <table:table-cell office:value-type="string" calcext:value-type="string">
            <text:p>Top P</text:p>
          </table:table-cell>
          <table:table-cell office:value-type="string" calcext:value-type="string">
            <text:p>Pass@1</text:p>
          </table:table-cell>
          <table:table-cell table:style-name="ce1" office:value-type="string" calcext:value-type="string">
            <text:p>Pass@3</text:p>
          </table:table-cell>
          <table:table-cell office:value-type="string" calcext:value-type="string">
            <text:p>Pass@5</text:p>
          </table:table-cell>
          <table:table-cell office:value-type="string" calcext:value-type="string">
            <text:p>Correctness</text:p>
          </table:table-cell>
          <table:table-cell office:value-type="string" calcext:value-type="string">
            <text:p>Code Smell</text:p>
          </table:table-cell>
          <table:table-cell office:value-type="string" calcext:value-type="string">
            <text:p>Maintainability</text:p>
          </table:table-cell>
          <table:table-cell office:value-type="string" calcext:value-type="string">
            <text:p>Artistic value</text:p>
          </table:table-cell>
        </table:table-row>
        <table:table-row table:style-name="ro2">
          <table:table-cell office:value-type="string" calcext:value-type="string">
            <text:p>Prompt A</text:p>
          </table:table-cell>
          <table:table-cell/>
          <table:table-cell office:value-type="string" calcext:value-type="string">
            <text:p>TRUE</text:p>
          </table:table-cell>
          <table:table-cell table:number-columns-repeated="2"/>
          <table:table-cell table:number-columns-repeated="2" office:value-type="string" calcext:value-type="string">
            <text:p>TRUE</text:p>
          </table:table-cell>
          <table:table-cell office:value-type="string" calcext:value-type="string">
            <text:p>Por favor, comprende lo que se te pide. El código final será de SuperCollider, dando prioridad a estructuras sencillas: SynthDef, Pbind, y Place Holders como Ndef o Pbindef. Piensa en la modularidad: el código final ha de poder ser combinado en una rutina de una obra mayor. <text:s/>En este momento únicamente escribe el proceso de solución en una suerte de pseudocódigo que sirva de plan para una eventual implementación. Detalla cada UGen y cada parámetro. Utiliza lenguaje natural para los detalles cuando sea necesario. El plan en pseudocódigo ha de ser breve. El objetivo final es el artístico, con lo que has de interpretar desde ese lado todo lo que se te pide.</text:p>
          </table:table-cell>
          <table:table-cell office:value-type="string" calcext:value-type="string">
            <text:p>0.8</text:p>
          </table:table-cell>
          <table:table-cell office:value-type="string" calcext:value-type="string">
            <text:p>0.95</text:p>
          </table:table-cell>
          <table:table-cell office:value-type="string" calcext:value-type="string">
            <text:p>Por favor, procede a la implementación de un patch en SuperCollider a partir del plan indicado. Ten en cuenta que el proceso indicado podría contener errores. Da primacía a estructuras sencillas y poco anidadas, para evitar errores y permitir eventual modularidad. Asegúrate de que estécorrectamente formateado según la sintaxis de SuperCollider. Asegúrate de que todos los paréntesis, corchetes y llaves estén correctamente emparejados. Verifica que todas las líneas de código terminen con un punto y coma (;) donde corresponda, especialmente dentro de bloques entre paŕentesis. Además, comprueba que todas las variables, argumentos y nombres de funciones estén correctamente definidos y utilizados.</text:p>
          </table:table-cell>
          <table:table-cell office:value-type="string" calcext:value-type="string">
            <text:p>0.8</text:p>
          </table:table-cell>
          <table:table-cell office:value-type="string" calcext:value-type="string">
            <text:p>0.95</text:p>
          </table:table-cell>
          <table:table-cell table:formula="of:=(1-COMBIN(COUNT([$'Prompt A'.$F$4:.$F$200]);[$'Prompt A'.$R$4]))/COMBIN(COUNT([$'Prompt A'.$F$4:.$F$200]);1)" office:value-type="float" office:value="-0.5" calcext:value-type="float">
            <text:p>-0,5</text:p>
          </table:table-cell>
          <table:table-cell table:formula="of:=(1-COMBIN(COUNT([$'Prompt A'.$F$4:.$F$200]);[$'Prompt A'.$R$4]))/COMBIN(COUNT([$'Prompt A'.$F$4:.$F$200]);3)" office:value-type="string" office:string-value="" calcext:value-type="error">
            <text:p>Err:502</text:p>
          </table:table-cell>
          <table:table-cell table:formula="of:=(1-COMBIN(COUNT([$'Prompt A'.$F$4:.$F$200]);[$'Prompt A'.$R$4]))/COMBIN(COUNT([$'Prompt A'.$F$4:.$F$200]);5)" office:value-type="string" office:string-value="" calcext:value-type="error">
            <text:p>Err:502</text:p>
          </table:table-cell>
          <table:table-cell table:formula="of:=AVERAGEIF([$'Prompt A'.H4:.H21]; &quot;?*&quot;)" office:value-type="float" office:value="0.666666666666667" calcext:value-type="float">
            <text:p>0,666666666666667</text:p>
          </table:table-cell>
          <table:table-cell table:formula="of:=AVERAGEIF([$'Prompt A'.I4:.I21]; &quot;?*&quot;)" office:value-type="float" office:value="2.5" calcext:value-type="float">
            <text:p>2,5</text:p>
          </table:table-cell>
          <table:table-cell table:formula="of:=AVERAGEIF([$'Prompt A'.L4:.L21]; &quot;?*&quot;)" office:value-type="float" office:value="3" calcext:value-type="float">
            <text:p>3</text:p>
          </table:table-cell>
          <table:table-cell table:formula="of:=AVERAGEIF([$'Prompt A'.O4:.O21]; &quot;?*&quot;)" office:value-type="float" office:value="0.5" calcext:value-type="float">
            <text:p>0,5</text:p>
          </table:table-cell>
        </table:table-row>
        <table:table-row table:style-name="ro1">
          <table:table-cell office:value-type="string" calcext:value-type="string">
            <text:p>Prompt B</text:p>
          </table:table-cell>
          <table:table-cell office:value-type="string" calcext:value-type="string">
            <text:p>Igual que A pero sin nombrar estructuras concretas en Prompt 1, que parecen determinarlo demasiado.</text:p>
          </table:table-cell>
          <table:table-cell table:number-columns-repeated="5"/>
          <table:table-cell office:value-type="string" calcext:value-type="string">
            <text:p>Por favor, comprende lo que se te pide. El código final será de SuperCollider, dando prioridad a estructuras sencillas para facilitar la modularidad: el código final ha de poder ser combinado eventualmente en una rutina de una obra mayor. <text:s/>En este momento únicamente escribe el proceso de solución en una suerte de pseudocódigo que sirva de plan para una eventual implementación. Detalla cada UGen y cada parámetro. Utiliza lenguaje natural para los detalles cuando sea necesario. El plan en pseudocódigo ha de ser breve. El objetivo final es el artístico, con lo que has de interpretar desde ese lado todo lo que se te pide.</text:p>
          </table:table-cell>
          <table:table-cell office:value-type="string" calcext:value-type="string">
            <text:p>0.8</text:p>
          </table:table-cell>
          <table:table-cell office:value-type="string" calcext:value-type="string">
            <text:p>0.95</text:p>
          </table:table-cell>
          <table:table-cell office:value-type="string" calcext:value-type="string">
            <text:p>Por favor, procede a la implementación de un patch en SuperCollider a partir del plan indicado. Ten en cuenta que el proceso indicado podría contener errores. Da primacía a estructuras sencillas y poco anidadas, para evitar errores y permitir eventual modularidad. Asegúrate de que estécorrectamente formateado según la sintaxis de SuperCollider. Asegúrate de que todos los paréntesis, corchetes y llaves estén correctamente emparejados. Verifica que todas las líneas de código terminen con un punto y coma (;) donde corresponda, especialmente dentro de bloques entre paŕentesis. Además, comprueba que todas las variables, argumentos y nombres de funciones estén correctamente definidos y utilizados.</text:p>
          </table:table-cell>
          <table:table-cell office:value-type="string" calcext:value-type="string">
            <text:p>0.8</text:p>
          </table:table-cell>
          <table:table-cell office:value-type="string" calcext:value-type="string">
            <text:p>0.95</text:p>
          </table:table-cell>
          <table:table-cell table:formula="of:=(1-COMBIN(COUNT([$'Prompt B'.$F$4:.$F$200]);[$'Prompt A'.$R$4]))/COMBIN(COUNT([$'Prompt B'.$F$4:.$F$200]);1)" office:value-type="float" office:value="0" calcext:value-type="float">
            <text:p>0</text:p>
          </table:table-cell>
          <table:table-cell table:formula="of:=(1-COMBIN(COUNT([$'Prompt B'.$F$4:.$F$200]);[$'Prompt A'.$R$4]))/COMBIN(COUNT([$'Prompt B'.$F$4:.$F$200]);3)" office:value-type="string" office:string-value="" calcext:value-type="error">
            <text:p>Err:502</text:p>
          </table:table-cell>
          <table:table-cell table:formula="of:=(1-COMBIN(COUNT([$'Prompt B'.$F$4:.$F$200]);[$'Prompt A'.$R$4]))/COMBIN(COUNT([$'Prompt B'.$F$4:.$F$200]);5)" office:value-type="string" office:string-value="" calcext:value-type="error">
            <text:p>Err:502</text:p>
          </table:table-cell>
          <table:table-cell table:formula="of:=AVERAGEIF([$'Prompt B'.H4:.H21]; &quot;?*&quot;)" office:value-type="float" office:value="1" calcext:value-type="float">
            <text:p>1</text:p>
          </table:table-cell>
          <table:table-cell table:formula="of:=AVERAGEIF([$'Prompt B'.I4:.I21]; &quot;?*&quot;)" office:value-type="float" office:value="3" calcext:value-type="float">
            <text:p>3</text:p>
          </table:table-cell>
          <table:table-cell table:formula="of:=AVERAGEIF([$'Prompt B'.K4:.K21]; &quot;?*&quot;)" office:value-type="float" office:value="1" calcext:value-type="float">
            <text:p>1</text:p>
          </table:table-cell>
          <table:table-cell table:formula="of:=AVERAGEIF([$'Prompt B'.N4:.N21]; &quot;?*&quot;)" office:value-type="float" office:value="1" calcext:value-type="float">
            <text:p>1</text:p>
          </table:table-cell>
        </table:table-row>
      </table:table>
      <table:table table:name="Prompt A" table:style-name="ta1">
        <table:table-column table:style-name="co1" table:number-columns-repeated="6" table:default-cell-style-name="Default"/>
        <table:table-column table:style-name="co1" table:visibility="collapse" table:number-columns-repeated="2" table:default-cell-style-name="Default"/>
        <table:table-column table:style-name="co1" table:default-cell-style-name="Default"/>
        <table:table-column table:style-name="co1" table:visibility="collapse" table:number-columns-repeated="2" table:default-cell-style-name="Default"/>
        <table:table-column table:style-name="co1" table:default-cell-style-name="Default"/>
        <table:table-column table:style-name="co1" table:visibility="collapse" table:number-columns-repeated="2" table:default-cell-style-name="Default"/>
        <table:table-column table:style-name="co1" table:default-cell-style-name="Default"/>
        <table:table-column table:style-name="co1" table:visibility="collapse" table:number-columns-repeated="2" table:default-cell-style-name="Default"/>
        <table:table-column table:style-name="co1" table:default-cell-style-name="ce4"/>
        <table:table-row table:style-name="ro1">
          <table:table-cell office:value-type="string" calcext:value-type="string">
            <text:p><text:span text:style-name="T1">SYSTEM</text:span> <text:span text:style-name="T1">PROMPTS</text:span></text:p>
          </table:table-cell>
          <table:table-cell table:number-columns-repeated="4"/>
          <table:table-cell office:value-type="string" calcext:value-type="string">
            <text:p>EVALUATION</text:p>
          </table:table-cell>
          <table:table-cell table:number-columns-repeated="11"/>
          <table:table-cell table:style-name="ce3"/>
        </table:table-row>
        <table:table-row table:style-name="ro1">
          <table:table-cell table:number-columns-repeated="4"/>
          <table:table-cell office:value-type="string" calcext:value-type="string">
            <text:p>Debugging</text:p>
          </table:table-cell>
          <table:table-cell office:value-type="string" calcext:value-type="string">
            <text:p>Correctness</text:p>
          </table:table-cell>
          <table:table-cell table:number-columns-repeated="2"/>
          <table:table-cell office:value-type="string" calcext:value-type="string">
            <text:p>Code Smell</text:p>
          </table:table-cell>
          <table:table-cell table:number-columns-repeated="2"/>
          <table:table-cell office:value-type="string" calcext:value-type="string">
            <text:p>Maintainability</text:p>
          </table:table-cell>
          <table:table-cell table:number-columns-repeated="2"/>
          <table:table-cell office:value-type="string" calcext:value-type="string">
            <text:p>Artistic value</text:p>
          </table:table-cell>
          <table:table-cell table:number-columns-repeated="2"/>
          <table:table-cell table:style-name="Default"/>
        </table:table-row>
        <table:table-row table:style-name="ro1">
          <table:table-cell office:value-type="string" calcext:value-type="string">
            <text:p>Prompt User</text:p>
          </table:table-cell>
          <table:table-cell office:value-type="string" calcext:value-type="string">
            <text:p>Answer 1</text:p>
          </table:table-cell>
          <table:table-cell office:value-type="string" calcext:value-type="string">
            <text:p>Answer 2</text:p>
          </table:table-cell>
          <table:table-cell office:value-type="string" calcext:value-type="string">
            <text:p>Answer 3</text:p>
          </table:table-cell>
          <table:table-cell table:number-columns-repeated="2"/>
          <table:table-cell table:style-name="ce1" office:value-type="string" calcext:value-type="string">
            <text:p>Pass@3</text:p>
          </table:table-cell>
          <table:table-cell office:value-type="string" calcext:value-type="string">
            <text:p>Pass@5</text:p>
          </table:table-cell>
          <table:table-cell/>
          <table:table-cell table:style-name="ce1" office:value-type="string" calcext:value-type="string">
            <text:p>Pass@3</text:p>
          </table:table-cell>
          <table:table-cell office:value-type="string" calcext:value-type="string">
            <text:p>Pass@5</text:p>
          </table:table-cell>
          <table:table-cell/>
          <table:table-cell table:style-name="ce1" office:value-type="string" calcext:value-type="string">
            <text:p>Pass@3</text:p>
          </table:table-cell>
          <table:table-cell office:value-type="string" calcext:value-type="string">
            <text:p>Pass@5</text:p>
          </table:table-cell>
          <table:table-cell/>
          <table:table-cell table:style-name="ce1" office:value-type="string" calcext:value-type="string">
            <text:p>Pass@3</text:p>
          </table:table-cell>
          <table:table-cell office:value-type="string" calcext:value-type="string">
            <text:p>Pass@5</text:p>
          </table:table-cell>
          <table:table-cell table:style-name="Default" office:value-type="string" calcext:value-type="string">
            <text:p>Pasa?</text:p>
          </table:table-cell>
        </table:table-row>
        <table:table-row table:style-name="ro3">
          <table:table-cell table:style-name="ce2" office:value-type="string" calcext:value-type="string">
            <text:p>Crea una textura sonora, en la que eventos rápidos se suceden en el tiempo y en el espacio binaural. Los eventos han de tener timbres distintos, basados en FM.</text:p>
          </table:table-cell>
          <table:table-cell>
            <office:annotation draw:style-name="gr1" draw:text-style-name="P2" svg:width="2.899cm" svg:height="40.096cm" svg:x="5.116cm" svg:y="0cm" draw:caption-point-x="-0.61cm" draw:caption-point-y="1.365cm">
              <dc:date>2023-10-23T00:00:00</dc:date>
              <text:p text:style-name="P1">Pseudocódigo:</text:p>
              <text:p text:style-name="P1"/>
              <text:p text:style-name="P1">1. Definir la función SynthDef en SuperCollider para crear los sonidos basados en FM (Frequency Modulation).</text:p>
              <text:p text:style-name="P1"/>
              <text:p text:style-name="P1">```SuperCollider</text:p>
              <text:p text:style-name="P1">SynthDef("FMSynth", {</text:p>
              <text:p text:style-name="P1"><text:s text:c="2"/>// argumentos para variar el timbre y la espacialización</text:p>
              <text:p text:style-name="P1"><text:s text:c="2"/>arg freq = 440, modIndex = 1, panPos = 0;</text:p>
              <text:p text:style-name="P1"><text:s text:c="2"/></text:p>
              <text:p text:style-name="P1"><text:s text:c="2"/>// Crear operadores de frecuencia para FM</text:p>
              <text:p text:style-name="P1"><text:s text:c="2"/>var carrier = SinOsc.ar(freq);</text:p>
              <text:p text:style-name="P1"><text:s text:c="2"/>var modulator = SinOsc.ar(freq * 2) * modIndex;</text:p>
              <text:p text:style-name="P1"/>
              <text:p text:style-name="P1"><text:s text:c="2"/>// Aplicar FM al operador portador</text:p>
              <text:p text:style-name="P1"><text:s text:c="2"/>var fmSignal = carrier * modulator;</text:p>
              <text:p text:style-name="P1"/>
              <text:p text:style-name="P1"><text:s text:c="2"/>// Controlar la amplitud y panning</text:p>
              <text:p text:style-name="P1"><text:s text:c="2"/>var env = EnvGen.ar(Env.perc, doneAction: 2);</text:p>
              <text:p text:style-name="P1"><text:s text:c="2"/>var amp = fmSignal * env;</text:p>
              <text:p text:style-name="P1"><text:s text:c="2"/>var sound = Pan2.ar(amp, panPos);</text:p>
              <text:p text:style-name="P1"><text:s text:c="2"/></text:p>
              <text:p text:style-name="P1"><text:s text:c="2"/>Out.ar(0, sound);</text:p>
              <text:p text:style-name="P1">}).add;</text:p>
              <text:p text:style-name="P1">```</text:p>
              <text:p text:style-name="P1"/>
              <text:p text:style-name="P1">2. Crear un Pbind para generar eventos rápidos y variar el panning, la frecuencia y el índice de modulación.</text:p>
              <text:p text:style-name="P1"/>
              <text:p text:style-name="P1">```SuperCollider</text:p>
              <text:p text:style-name="P1">Pbind(</text:p>
              <text:p text:style-name="P1"><text:s text:c="2"/>\instrument, "FMSynth",</text:p>
              <text:p text:style-name="P1"><text:s text:c="2"/>\dur, Pwhite(0.05, 0.2), <text:s/>// duraciones rápidas</text:p>
              <text:p text:style-name="P1"><text:s text:c="2"/>\freq, Prand([200, 400, 800, 1600], inf), <text:s/>// frecuencias aleatorias</text:p>
              <text:p text:style-name="P1"><text:s text:c="2"/>\modIndex, Pwhite(1, 10), <text:s/>// índice de modulación variable</text:p>
              <text:p text:style-name="P1"><text:s text:c="2"/>\panPos, Pwhite(-1, 1) <text:s/>// posiciones de panning aleatorias</text:p>
              <text:p text:style-name="P1">).play;</text:p>
              <text:p text:style-name="P1">```</text:p>
              <text:p text:style-name="P1"/>
              <text:p text:style-name="P1">3. Ajustar los parámetros según sea necesario para obtener la textura sonora deseada.</text:p>
            </office:annotation>
          </table:table-cell>
          <table:table-cell>
            <office:annotation draw:style-name="gr1" draw:text-style-name="P2" svg:width="2.899cm" svg:height="29.431cm" svg:x="7.373cm" svg:y="0cm" draw:caption-point-x="-0.61cm" draw:caption-point-y="1.365cm">
              <dc:date>2023-10-23T00:00:00</dc:date>
              <text:p text:style-name="P1">El pseudocódigo que proporcionaste es correcto y produce un sintetizador de modulación de frecuencia simple. Aquí está el código de SuperCollider basado en tu pseudocódigo:</text:p>
              <text:p text:style-name="P1"/>
              <text:p text:style-name="P1">```SuperCollider</text:p>
              <text:p text:style-name="P1">(</text:p>
              <text:p text:style-name="P1">SynthDef(\FMSynth, {</text:p>
              <text:p text:style-name="P1"><text:s text:c="4"/>arg freq = 440, modIndex = 1, panPos = 0;</text:p>
              <text:p text:style-name="P1"><text:s text:c="4"/></text:p>
              <text:p text:style-name="P1"><text:s text:c="4"/>var carrier = SinOsc.ar(freq);</text:p>
              <text:p text:style-name="P1"><text:s text:c="4"/>var modulator = SinOsc.ar(freq * 2) * modIndex;</text:p>
              <text:p text:style-name="P1"><text:s text:c="4"/>var fmSignal = carrier + carrier * modulator;</text:p>
              <text:p text:style-name="P1"><text:s text:c="4"/></text:p>
              <text:p text:style-name="P1"><text:s text:c="4"/>var env = EnvGen.ar(Env.perc, doneAction: 2);</text:p>
              <text:p text:style-name="P1"><text:s text:c="4"/>var amp = fmSignal * env;</text:p>
              <text:p text:style-name="P1"><text:s text:c="4"/>var sound = Pan2.ar(amp, panPos);</text:p>
              <text:p text:style-name="P1"><text:s text:c="4"/></text:p>
              <text:p text:style-name="P1"><text:s text:c="4"/>Out.ar(0, sound);</text:p>
              <text:p text:style-name="P1">}).add;</text:p>
              <text:p text:style-name="P1">)</text:p>
              <text:p text:style-name="P1"/>
              <text:p text:style-name="P1">(</text:p>
              <text:p text:style-name="P1">Pbind(</text:p>
              <text:p text:style-name="P1"><text:s text:c="4"/>\instrument, \FMSynth,</text:p>
              <text:p text:style-name="P1"><text:s text:c="4"/>\dur, Pwhite(0.05, 0.2).quantize(0.01), <text:s/></text:p>
              <text:p text:style-name="P1"><text:s text:c="4"/>\freq, Prand([200, 400, 800, 1600], inf), <text:s/></text:p>
              <text:p text:style-name="P1"><text:s text:c="4"/>\modIndex, Pwhite(1, 10), <text:s/></text:p>
              <text:p text:style-name="P1"><text:s text:c="4"/>\panPos, Pwhite(-1, 1)</text:p>
              <text:p text:style-name="P1">).play;</text:p>
              <text:p text:style-name="P1">)</text:p>
              <text:p text:style-name="P1">```</text:p>
              <text:p text:style-name="P1"/>
              <text:p text:style-name="P1">Por favor, asegúrate de detener el audio (ctrl + .) antes de iniciar un nuevo proceso para evitar la superposición de sonidos.</text:p>
            </office:annotation>
          </table:table-cell>
          <table:table-cell>
            <office:annotation draw:style-name="gr1" draw:text-style-name="P2" svg:width="2.899cm" svg:height="18.766cm" svg:x="9.631cm" svg:y="0cm" draw:caption-point-x="-0.61cm" draw:caption-point-y="1.365cm">
              <dc:date>2023-10-23T00:00:00</dc:date>
              <text:p text:style-name="P1">(</text:p>
              <text:p text:style-name="P1">SynthDef(\FMSynth, {</text:p>
              <text:p text:style-name="P1"><text:s text:c="4"/>arg freq = 440, modIndex = 1, panPos = 0;</text:p>
              <text:p text:style-name="P1"><text:s text:c="4"/></text:p>
              <text:p text:style-name="P1"><text:s text:c="4"/>var carrier = SinOsc.ar(freq);</text:p>
              <text:p text:style-name="P1"><text:s text:c="4"/>var modulator = SinOsc.ar(freq * 2) * modIndex;</text:p>
              <text:p text:style-name="P1"><text:s text:c="4"/>var fmSignal = carrier + carrier * modulator;</text:p>
              <text:p text:style-name="P1"><text:s text:c="4"/></text:p>
              <text:p text:style-name="P1"><text:s text:c="4"/>var env = EnvGen.ar(Env.perc, doneAction: 2);</text:p>
              <text:p text:style-name="P1"><text:s text:c="4"/>var amp = fmSignal * env;</text:p>
              <text:p text:style-name="P1"><text:s text:c="4"/>var sound = Pan2.ar(amp, panPos);</text:p>
              <text:p text:style-name="P1"><text:s text:c="4"/></text:p>
              <text:p text:style-name="P1"><text:s text:c="4"/>Out.ar(0, sound);</text:p>
              <text:p text:style-name="P1">}).add;</text:p>
              <text:p text:style-name="P1">)</text:p>
              <text:p text:style-name="P1"/>
              <text:p text:style-name="P1">(</text:p>
              <text:p text:style-name="P1">Pbind(</text:p>
              <text:p text:style-name="P1"><text:s text:c="4"/>\instrument, \FMSynth,</text:p>
              <text:p text:style-name="P1"><text:s text:c="4"/>\dur, Pwhite(0.05, 0.2), <text:s/></text:p>
              <text:p text:style-name="P1"><text:s text:c="4"/>\freq, Prand([200, 400, 800, 1600], inf), <text:s/></text:p>
              <text:p text:style-name="P1"><text:s text:c="4"/>\modIndex, Pwhite(1, 10), <text:s/></text:p>
              <text:p text:style-name="P1"><text:s text:c="4"/>\panPos, Pwhite(-1, 1)</text:p>
              <text:p text:style-name="P1">).play;</text:p>
              <text:p text:style-name="P1">)</text:p>
            </office:annotation>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2"/>
          <table:table-cell table:formula="of:=COUNTIF([.F4];&quot;&gt;0&quot;)+COUNTIF([.I4];&quot;&gt;0&quot;)+COUNTIF([.L4];&quot;&gt;0&quot;)+COUNTIF([.O4];&quot;&gt;0&quot;)=4" office:value-type="boolean" office:boolean-value="true" calcext:value-type="boolean">
            <text:p>VERDADERO</text:p>
          </table:table-cell>
        </table:table-row>
        <table:table-row table:style-name="ro1">
          <table:table-cell/>
          <table:table-cell>
            <office:annotation draw:style-name="gr1" draw:text-style-name="P2" svg:width="2.899cm" svg:height="44.441cm" svg:x="5.116cm" svg:y="0.396cm" draw:caption-point-x="-0.61cm" draw:caption-point-y="1.51cm">
              <dc:date>2023-10-23T00:00:00</dc:date>
              <text:p text:style-name="P1">Plan de solución en pseudocódigo:</text:p>
              <text:p text:style-name="P1"/>
              <text:p text:style-name="P1">1. Crear una SynthDef para la síntesis de FM:</text:p>
              <text:p text:style-name="P1"><text:s text:c="4"/>1.1. Definir los parámetros de frecuencia del carrier y del modulador, la profundidad de la modulación y el envolvente de amplitud.</text:p>
              <text:p text:style-name="P1"><text:s text:c="4"/>1.2. Utilizar un UGen de oscilador senoidal (SinOsc) para el carrier.</text:p>
              <text:p text:style-name="P1"><text:s text:c="4"/>1.3. Utilizar otro UGen de oscilador senoidal (SinOsc) para el modulador, multiplicar su salida por la profundidad de la modulación, y sumarla a la frecuencia del carrier.</text:p>
              <text:p text:style-name="P1"><text:s text:c="4"/>1.4. Multiplicar la salida del oscilador carrier por un UGen de envolvente (EnvGen) para controlar la amplitud.</text:p>
              <text:p text:style-name="P1"/>
              <text:p text:style-name="P1">2. Crear un Pbind para secuenciar los eventos:</text:p>
              <text:p text:style-name="P1"><text:s text:c="4"/>2.1. Definir un valor para \dur que determine la rapidez de los eventos.</text:p>
              <text:p text:style-name="P1"><text:s text:c="4"/>2.2. Definir un valor para \freq que cambie aleatoriamente dentro de un rango determinado para cada evento, y que sea utilizado para la frecuencia del carrier y del modulador.</text:p>
              <text:p text:style-name="P1"><text:s text:c="4"/>2.3. Definir un valor para \depth que cambie aleatoriamente dentro de un rango determinado para cada evento, y que sea utilizado para la profundidad de la modulación.</text:p>
              <text:p text:style-name="P1"><text:s text:c="4"/>2.4. Definir un valor para \pan que cambie aleatoriamente entre -1 y 1 para cada evento, y que sea utilizado para la posición en el espacio binaural.</text:p>
              <text:p text:style-name="P1"><text:s text:c="4"/>2.5. Utilizar la SynthDef creada en el paso 1 para la generación del sonido.</text:p>
              <text:p text:style-name="P1"/>
              <text:p text:style-name="P1">3. Crear una rutina para reproducir el Pbind de forma continua.</text:p>
              <text:p text:style-name="P1"/>
              <text:p text:style-name="P1">4. Combinar el código de los pasos 1 a 3 en un solo bloque de código, de forma que pueda ser fácilmente reutilizado en una obra mayor.</text:p>
            </office:annotation>
          </table:table-cell>
          <table:table-cell>
            <office:annotation draw:style-name="gr1" draw:text-style-name="P2" svg:width="2.899cm" svg:height="35.356cm" svg:x="7.373cm" svg:y="0.396cm" draw:caption-point-x="-0.61cm" draw:caption-point-y="1.51cm">
              <dc:date>2023-10-23T00:00:00</dc:date>
              <text:p text:style-name="P1">Aquí está la implementación del plan en código de SuperCollider:</text:p>
              <text:p text:style-name="P1"/>
              <text:p text:style-name="P1">```supercollider</text:p>
              <text:p text:style-name="P1">(</text:p>
              <text:p text:style-name="P1">SynthDef(\fm, { |out, freq=440, depth=50, amp=0.1, pan=0|</text:p>
              <text:p text:style-name="P1"><text:s text:c="4"/>var modulator = SinOsc.ar(freq, mul: depth);</text:p>
              <text:p text:style-name="P1"><text:s text:c="4"/>var carrier = SinOsc.ar(freq + modulator);</text:p>
              <text:p text:style-name="P1"><text:s text:c="4"/>var env = EnvGen.kr(Env.perc, doneAction: Done.freeSelf);</text:p>
              <text:p text:style-name="P1"><text:s text:c="4"/>Out.ar(out, Pan2.ar(carrier * env, pan));</text:p>
              <text:p text:style-name="P1">}).add;</text:p>
              <text:p text:style-name="P1"/>
              <text:p text:style-name="P1">Pdef(\fmPattern, Pbind(</text:p>
              <text:p text:style-name="P1"><text:s text:c="4"/>\instrument, \fm,</text:p>
              <text:p text:style-name="P1"><text:s text:c="4"/>\dur, Pwhite(0.125, 0.5),</text:p>
              <text:p text:style-name="P1"><text:s text:c="4"/>\freq, Prand((200, 800), inf),</text:p>
              <text:p text:style-name="P1"><text:s text:c="4"/>\depth, Prand((10, 100), inf),</text:p>
              <text:p text:style-name="P1"><text:s text:c="4"/>\pan, Pwhite(-1, 1),</text:p>
              <text:p text:style-name="P1"><text:s text:c="4"/>\amp, 0.1</text:p>
              <text:p text:style-name="P1">));</text:p>
              <text:p text:style-name="P1"/>
              <text:p text:style-name="P1">Routine.run({ Pdef(\fmPattern).play; });</text:p>
              <text:p text:style-name="P1">)</text:p>
              <text:p text:style-name="P1">```</text:p>
              <text:p text:style-name="P1"/>
              <text:p text:style-name="P1">Este código primero define una SynthDef llamada \fm, que realiza la síntesis de FM. Los parámetros de frecuencia, profundidad de modulación, amplitud y panoramización pueden ser controlados.</text:p>
              <text:p text:style-name="P1"/>
              <text:p text:style-name="P1">Luego, se define un Pbind llamado \fmPattern, que secuencia eventos utilizando la SynthDef \fm. Los valores de \dur, \freq, \depth y \pan son generados aleatoriamente para cada evento.</text:p>
              <text:p text:style-name="P1"/>
              <text:p text:style-name="P1">Finalmente, se crea y ejecuta una rutina que reproduce el Pbind \fmPattern.</text:p>
            </office:annotation>
          </table:table-cell>
          <table:table-cell>
            <office:annotation draw:style-name="gr1" draw:text-style-name="P2" svg:width="2.899cm" svg:height="17.186cm" svg:x="9.631cm" svg:y="0.396cm" draw:caption-point-x="-0.61cm" draw:caption-point-y="1.51cm">
              <dc:date>2023-10-23T00:00:00</dc:date>
              <text:p text:style-name="P1">(</text:p>
              <text:p text:style-name="P1">SynthDef(\fm, { |out, freq=440, depth=50, amp=0.1, pan=0|</text:p>
              <text:p text:style-name="P1"><text:s text:c="4"/>var modulator = SinOsc.ar(freq, mul: depth);</text:p>
              <text:p text:style-name="P1"><text:s text:c="4"/>var carrier = SinOsc.ar(freq + modulator);</text:p>
              <text:p text:style-name="P1"><text:s text:c="4"/>var env = EnvGen.kr(Env.perc, doneAction: Done.freeSelf);</text:p>
              <text:p text:style-name="P1"><text:s text:c="4"/>Out.ar(out, Pan2.ar(carrier * env, pan));</text:p>
              <text:p text:style-name="P1">}).add;</text:p>
              <text:p text:style-name="P1"/>
              <text:p text:style-name="P1">Pdef(\fmPattern, Pbind(</text:p>
              <text:p text:style-name="P1"><text:s text:c="4"/>\instrument, \fm,</text:p>
              <text:p text:style-name="P1"><text:s text:c="4"/>\dur, Pwhite(0.125, 0.5),</text:p>
              <text:p text:style-name="P1"><text:s text:c="4"/>\freq, Prand([200, 800], inf),</text:p>
              <text:p text:style-name="P1"><text:s text:c="4"/>\depth, Prand([10, 100], inf),</text:p>
              <text:p text:style-name="P1"><text:s text:c="4"/>\pan, Pwhite(-1, 1),</text:p>
              <text:p text:style-name="P1"><text:s text:c="4"/>\amp, 0.1</text:p>
              <text:p text:style-name="P1">));</text:p>
              <text:p text:style-name="P1"/>
              <text:p text:style-name="P1">Routine.run({ Pdef(\fmPattern).play; });</text:p>
              <text:p text:style-name="P1">)</text:p>
            </office:annotation>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2"/>
          <table:table-cell office:value-type="float" office:value="3" calcext:value-type="float">
            <text:p>3</text:p>
          </table:table-cell>
          <table:table-cell table:number-columns-repeated="2"/>
          <table:table-cell office:value-type="float" office:value="0" calcext:value-type="float">
            <text:p>0</text:p>
          </table:table-cell>
          <table:table-cell table:number-columns-repeated="2"/>
          <table:table-cell table:formula="of:=COUNTIF([.F5];&quot;&gt;0&quot;)+COUNTIF([.I5];&quot;&gt;0&quot;)+COUNTIF([.L5];&quot;&gt;0&quot;)+COUNTIF([.O5];&quot;&gt;0&quot;)=4" office:value-type="boolean" office:boolean-value="false" calcext:value-type="boolean">
            <text:p>FALSO</text:p>
          </table:table-cell>
        </table:table-row>
        <table:table-row table:style-name="ro1">
          <table:table-cell table:number-columns-repeated="6"/>
          <table:table-cell table:formula="of:=MAX([.F4:.F6])" office:value-type="float" office:value="2" calcext:value-type="float">
            <text:p>2</text:p>
          </table:table-cell>
          <table:table-cell table:number-columns-repeated="2"/>
          <table:table-cell table:formula="of:=MAX([.I4:.I6])" office:value-type="float" office:value="3" calcext:value-type="float">
            <text:p>3</text:p>
          </table:table-cell>
          <table:table-cell table:number-columns-repeated="2"/>
          <table:table-cell table:formula="of:=MAX([.L4:.L6])" office:value-type="float" office:value="3" calcext:value-type="float">
            <text:p>3</text:p>
          </table:table-cell>
          <table:table-cell table:number-columns-repeated="2"/>
          <table:table-cell table:formula="of:=MAX([.O4:.O6])" office:value-type="float" office:value="1" calcext:value-type="float">
            <text:p>1</text:p>
          </table:table-cell>
          <table:table-cell/>
          <table:table-cell table:formula="of:=COUNTIF([.F6];&quot;&gt;0&quot;)+COUNTIF([.I6];&quot;&gt;0&quot;)+COUNTIF([.L6];&quot;&gt;0&quot;)+COUNTIF([.O6];&quot;&gt;0&quot;)=4" office:value-type="boolean" office:boolean-value="false" calcext:value-type="boolean">
            <text:p>FALSO</text:p>
          </table:table-cell>
        </table:table-row>
        <table:table-row table:style-name="ro1">
          <table:table-cell table:number-columns-repeated="17"/>
          <table:table-cell table:formula="of:=COUNTIF([.F7];&quot;&gt;0&quot;)+COUNTIF([.I7];&quot;&gt;0&quot;)+COUNTIF([.L7];&quot;&gt;0&quot;)+COUNTIF([.O7];&quot;&gt;0&quot;)=4" office:value-type="boolean" office:boolean-value="false" calcext:value-type="boolean">
            <text:p>FALSO</text:p>
          </table:table-cell>
        </table:table-row>
        <table:table-row table:style-name="ro1">
          <table:table-cell table:number-columns-repeated="7"/>
          <table:table-cell table:formula="of:=MAX([.F4:.F8])" office:value-type="float" office:value="2" calcext:value-type="float">
            <text:p>2</text:p>
          </table:table-cell>
          <table:table-cell table:number-columns-repeated="2"/>
          <table:table-cell table:formula="of:=MAX([.I4:.I8])" office:value-type="float" office:value="3" calcext:value-type="float">
            <text:p>3</text:p>
          </table:table-cell>
          <table:table-cell table:number-columns-repeated="2"/>
          <table:table-cell table:formula="of:=MAX([.L4:.L8])" office:value-type="float" office:value="3" calcext:value-type="float">
            <text:p>3</text:p>
          </table:table-cell>
          <table:table-cell table:number-columns-repeated="2"/>
          <table:table-cell table:formula="of:=MAX([.O4:.O8])" office:value-type="float" office:value="1" calcext:value-type="float">
            <text:p>1</text:p>
          </table:table-cell>
          <table:table-cell table:formula="of:=COUNTIF([.F8];&quot;&gt;0&quot;)+COUNTIF([.I8];&quot;&gt;0&quot;)+COUNTIF([.L8];&quot;&gt;0&quot;)+COUNTIF([.O8];&quot;&gt;0&quot;)=4" office:value-type="boolean" office:boolean-value="false" calcext:value-type="boolean">
            <text:p>FALSO</text:p>
          </table:table-cell>
        </table:table-row>
        <table:table-row table:style-name="ro1">
          <table:table-cell table:number-columns-repeated="6"/>
          <table:table-cell table:formula="of:=MAX([.F7:.F9])" office:value-type="float" office:value="0" calcext:value-type="float">
            <text:p>0</text:p>
          </table:table-cell>
          <table:table-cell table:number-columns-repeated="2"/>
          <table:table-cell table:formula="of:=MAX([.I7:.I9])" office:value-type="float" office:value="0" calcext:value-type="float">
            <text:p>0</text:p>
          </table:table-cell>
          <table:table-cell table:number-columns-repeated="2"/>
          <table:table-cell table:formula="of:=MAX([.L7:.L9])" office:value-type="float" office:value="0" calcext:value-type="float">
            <text:p>0</text:p>
          </table:table-cell>
          <table:table-cell table:number-columns-repeated="2"/>
          <table:table-cell table:formula="of:=MAX([.O7:.O9])" office:value-type="float" office:value="0" calcext:value-type="float">
            <text:p>0</text:p>
          </table:table-cell>
          <table:table-cell/>
          <table:table-cell table:formula="of:=COUNTIF([.F9];&quot;&gt;0&quot;)+COUNTIF([.I9];&quot;&gt;0&quot;)+COUNTIF([.L9];&quot;&gt;0&quot;)+COUNTIF([.O9];&quot;&gt;0&quot;)=4" office:value-type="boolean" office:boolean-value="false" calcext:value-type="boolean">
            <text:p>FALSO</text:p>
          </table:table-cell>
        </table:table-row>
        <table:table-row table:style-name="ro1">
          <table:table-cell table:number-columns-repeated="17"/>
          <table:table-cell table:formula="of:=COUNTIF([.F10];&quot;&gt;0&quot;)+COUNTIF([.I10];&quot;&gt;0&quot;)+COUNTIF([.L10];&quot;&gt;0&quot;)+COUNTIF([.O10];&quot;&gt;0&quot;)=4" office:value-type="boolean" office:boolean-value="false" calcext:value-type="boolean">
            <text:p>FALSO</text:p>
          </table:table-cell>
        </table:table-row>
        <table:table-row table:style-name="ro1">
          <table:table-cell table:number-columns-repeated="17"/>
          <table:table-cell table:formula="of:=COUNTIF([.F11];&quot;&gt;0&quot;)+COUNTIF([.I11];&quot;&gt;0&quot;)+COUNTIF([.L11];&quot;&gt;0&quot;)+COUNTIF([.O11];&quot;&gt;0&quot;)=4" office:value-type="boolean" office:boolean-value="false" calcext:value-type="boolean">
            <text:p>FALSO</text:p>
          </table:table-cell>
        </table:table-row>
        <table:table-row table:style-name="ro1">
          <table:table-cell table:number-columns-repeated="6"/>
          <table:table-cell table:formula="of:=MAX([.F10:.F12])" office:value-type="float" office:value="0" calcext:value-type="float">
            <text:p>0</text:p>
          </table:table-cell>
          <table:table-cell table:number-columns-repeated="2"/>
          <table:table-cell table:formula="of:=MAX([.I10:.I12])" office:value-type="float" office:value="0" calcext:value-type="float">
            <text:p>0</text:p>
          </table:table-cell>
          <table:table-cell table:number-columns-repeated="2"/>
          <table:table-cell table:formula="of:=MAX([.L10:.L12])" office:value-type="float" office:value="0" calcext:value-type="float">
            <text:p>0</text:p>
          </table:table-cell>
          <table:table-cell table:number-columns-repeated="2"/>
          <table:table-cell table:formula="of:=MAX([.O10:.O12])" office:value-type="float" office:value="0" calcext:value-type="float">
            <text:p>0</text:p>
          </table:table-cell>
          <table:table-cell/>
          <table:table-cell table:formula="of:=COUNTIF([.F12];&quot;&gt;0&quot;)+COUNTIF([.I12];&quot;&gt;0&quot;)+COUNTIF([.L12];&quot;&gt;0&quot;)+COUNTIF([.O12];&quot;&gt;0&quot;)=4" office:value-type="boolean" office:boolean-value="false" calcext:value-type="boolean">
            <text:p>FALSO</text:p>
          </table:table-cell>
        </table:table-row>
        <table:table-row table:style-name="ro1">
          <table:table-cell table:number-columns-repeated="7"/>
          <table:table-cell table:formula="of:=MAX([.F9:.F13])" office:value-type="float" office:value="0" calcext:value-type="float">
            <text:p>0</text:p>
          </table:table-cell>
          <table:table-cell table:number-columns-repeated="2"/>
          <table:table-cell table:formula="of:=MAX([.I9:.I13])" office:value-type="float" office:value="0" calcext:value-type="float">
            <text:p>0</text:p>
          </table:table-cell>
          <table:table-cell table:number-columns-repeated="2"/>
          <table:table-cell table:formula="of:=MAX([.L9:.L13])" office:value-type="float" office:value="0" calcext:value-type="float">
            <text:p>0</text:p>
          </table:table-cell>
          <table:table-cell table:number-columns-repeated="2"/>
          <table:table-cell table:formula="of:=MAX([.O9:.O13])" office:value-type="float" office:value="0" calcext:value-type="float">
            <text:p>0</text:p>
          </table:table-cell>
          <table:table-cell table:formula="of:=COUNTIF([.F13];&quot;&gt;0&quot;)+COUNTIF([.I13];&quot;&gt;0&quot;)+COUNTIF([.L13];&quot;&gt;0&quot;)+COUNTIF([.O13];&quot;&gt;0&quot;)=4" office:value-type="boolean" office:boolean-value="false" calcext:value-type="boolean">
            <text:p>FALSO</text:p>
          </table:table-cell>
        </table:table-row>
        <table:table-row table:style-name="ro1">
          <table:table-cell table:number-columns-repeated="17"/>
          <table:table-cell table:formula="of:=COUNTIF([.F14];&quot;&gt;0&quot;)+COUNTIF([.I14];&quot;&gt;0&quot;)+COUNTIF([.L14];&quot;&gt;0&quot;)+COUNTIF([.O14];&quot;&gt;0&quot;)=4" office:value-type="boolean" office:boolean-value="false" calcext:value-type="boolean">
            <text:p>FALSO</text:p>
          </table:table-cell>
        </table:table-row>
        <table:table-row table:style-name="ro1">
          <table:table-cell table:number-columns-repeated="6"/>
          <table:table-cell table:formula="of:=MAX([.F13:.F15])" office:value-type="float" office:value="0" calcext:value-type="float">
            <text:p>0</text:p>
          </table:table-cell>
          <table:table-cell table:number-columns-repeated="2"/>
          <table:table-cell table:formula="of:=MAX([.I13:.I15])" office:value-type="float" office:value="0" calcext:value-type="float">
            <text:p>0</text:p>
          </table:table-cell>
          <table:table-cell table:number-columns-repeated="2"/>
          <table:table-cell table:formula="of:=MAX([.L13:.L15])" office:value-type="float" office:value="0" calcext:value-type="float">
            <text:p>0</text:p>
          </table:table-cell>
          <table:table-cell table:number-columns-repeated="2"/>
          <table:table-cell table:formula="of:=MAX([.O13:.O15])" office:value-type="float" office:value="0" calcext:value-type="float">
            <text:p>0</text:p>
          </table:table-cell>
          <table:table-cell/>
          <table:table-cell table:formula="of:=COUNTIF([.F15];&quot;&gt;0&quot;)+COUNTIF([.I15];&quot;&gt;0&quot;)+COUNTIF([.L15];&quot;&gt;0&quot;)+COUNTIF([.O15];&quot;&gt;0&quot;)=4" office:value-type="boolean" office:boolean-value="false" calcext:value-type="boolean">
            <text:p>FALSO</text:p>
          </table:table-cell>
        </table:table-row>
        <table:table-row table:style-name="ro1">
          <table:table-cell table:number-columns-repeated="17"/>
          <table:table-cell table:formula="of:=COUNTIF([.F16];&quot;&gt;0&quot;)+COUNTIF([.I16];&quot;&gt;0&quot;)+COUNTIF([.L16];&quot;&gt;0&quot;)+COUNTIF([.O16];&quot;&gt;0&quot;)=4" office:value-type="boolean" office:boolean-value="false" calcext:value-type="boolean">
            <text:p>FALSO</text:p>
          </table:table-cell>
        </table:table-row>
        <table:table-row table:style-name="ro1">
          <table:table-cell table:number-columns-repeated="6"/>
          <table:table-cell table:style-name="ce3"/>
          <table:table-cell table:number-columns-repeated="10"/>
          <table:table-cell table:formula="of:=COUNTIF([.F17];&quot;&gt;0&quot;)+COUNTIF([.I17];&quot;&gt;0&quot;)+COUNTIF([.L17];&quot;&gt;0&quot;)+COUNTIF([.O17];&quot;&gt;0&quot;)=4" office:value-type="boolean" office:boolean-value="false" calcext:value-type="boolean">
            <text:p>FALSO</text:p>
          </table:table-cell>
        </table:table-row>
        <table:table-row table:style-name="ro1">
          <table:table-cell table:number-columns-repeated="6"/>
          <table:table-cell table:formula="of:=MAX([.F16:.F18])" office:value-type="float" office:value="0" calcext:value-type="float">
            <text:p>0</text:p>
          </table:table-cell>
          <table:table-cell table:formula="of:=MAX([.F14:.F18])" office:value-type="float" office:value="0" calcext:value-type="float">
            <text:p>0</text:p>
          </table:table-cell>
          <table:table-cell/>
          <table:table-cell table:formula="of:=MAX([.I16:.I18])" office:value-type="float" office:value="0" calcext:value-type="float">
            <text:p>0</text:p>
          </table:table-cell>
          <table:table-cell table:formula="of:=MAX([.I14:.I18])" office:value-type="float" office:value="0" calcext:value-type="float">
            <text:p>0</text:p>
          </table:table-cell>
          <table:table-cell/>
          <table:table-cell table:formula="of:=MAX([.L16:.L18])" office:value-type="float" office:value="0" calcext:value-type="float">
            <text:p>0</text:p>
          </table:table-cell>
          <table:table-cell table:formula="of:=MAX([.L14:.L18])" office:value-type="float" office:value="0" calcext:value-type="float">
            <text:p>0</text:p>
          </table:table-cell>
          <table:table-cell/>
          <table:table-cell table:formula="of:=MAX([.O16:.O18])" office:value-type="float" office:value="0" calcext:value-type="float">
            <text:p>0</text:p>
          </table:table-cell>
          <table:table-cell table:formula="of:=MAX([.O14:.O18])" office:value-type="float" office:value="0" calcext:value-type="float">
            <text:p>0</text:p>
          </table:table-cell>
          <table:table-cell table:formula="of:=COUNTIF([.F18];&quot;&gt;0&quot;)+COUNTIF([.I18];&quot;&gt;0&quot;)+COUNTIF([.L18];&quot;&gt;0&quot;)+COUNTIF([.O18];&quot;&gt;0&quot;)=4" office:value-type="boolean" office:boolean-value="false" calcext:value-type="boolean">
            <text:p>FALSO</text:p>
          </table:table-cell>
        </table:table-row>
        <table:table-row table:style-name="ro1">
          <table:table-cell table:number-columns-repeated="17"/>
          <table:table-cell table:formula="of:=COUNTIF([.F19];&quot;&gt;0&quot;)+COUNTIF([.I19];&quot;&gt;0&quot;)+COUNTIF([.L19];&quot;&gt;0&quot;)+COUNTIF([.O19];&quot;&gt;0&quot;)=4" office:value-type="boolean" office:boolean-value="false" calcext:value-type="boolean">
            <text:p>FALSO</text:p>
          </table:table-cell>
        </table:table-row>
        <table:table-row table:style-name="ro1">
          <table:table-cell table:number-columns-repeated="17"/>
          <table:table-cell table:formula="of:=COUNTIF([.F20];&quot;&gt;0&quot;)+COUNTIF([.I20];&quot;&gt;0&quot;)+COUNTIF([.L20];&quot;&gt;0&quot;)+COUNTIF([.O20];&quot;&gt;0&quot;)=4" office:value-type="boolean" office:boolean-value="false" calcext:value-type="boolean">
            <text:p>FALSO</text:p>
          </table:table-cell>
        </table:table-row>
        <table:table-row table:style-name="ro1">
          <table:table-cell table:number-columns-repeated="6"/>
          <table:table-cell table:formula="of:=MAX([.F19:.F21])" office:value-type="float" office:value="0" calcext:value-type="float">
            <text:p>0</text:p>
          </table:table-cell>
          <table:table-cell table:number-columns-repeated="2"/>
          <table:table-cell table:formula="of:=MAX([.I19:.I21])" office:value-type="float" office:value="0" calcext:value-type="float">
            <text:p>0</text:p>
          </table:table-cell>
          <table:table-cell table:number-columns-repeated="2"/>
          <table:table-cell table:formula="of:=MAX([.L19:.L21])" office:value-type="float" office:value="0" calcext:value-type="float">
            <text:p>0</text:p>
          </table:table-cell>
          <table:table-cell table:number-columns-repeated="2"/>
          <table:table-cell table:formula="of:=MAX([.O19:.O21])" office:value-type="float" office:value="0" calcext:value-type="float">
            <text:p>0</text:p>
          </table:table-cell>
          <table:table-cell/>
          <table:table-cell table:formula="of:=COUNTIF([.F21];&quot;&gt;0&quot;)+COUNTIF([.I21];&quot;&gt;0&quot;)+COUNTIF([.L21];&quot;&gt;0&quot;)+COUNTIF([.O21];&quot;&gt;0&quot;)=4" office:value-type="boolean" office:boolean-value="false" calcext:value-type="boolean">
            <text:p>FALSO</text:p>
          </table:table-cell>
        </table:table-row>
        <table:table-row table:style-name="ro1">
          <table:table-cell table:number-columns-repeated="17"/>
          <table:table-cell table:formula="of:=COUNTIF([.F22];&quot;&gt;0&quot;)+COUNTIF([.I22];&quot;&gt;0&quot;)+COUNTIF([.L22];&quot;&gt;0&quot;)+COUNTIF([.O22];&quot;&gt;0&quot;)=4" office:value-type="boolean" office:boolean-value="false" calcext:value-type="boolean">
            <text:p>FALSO</text:p>
          </table:table-cell>
        </table:table-row>
        <table:table-row table:style-name="ro1">
          <table:table-cell table:number-columns-repeated="7"/>
          <table:table-cell table:formula="of:=MAX([.F19:.F23])" office:value-type="float" office:value="0" calcext:value-type="float">
            <text:p>0</text:p>
          </table:table-cell>
          <table:table-cell table:number-columns-repeated="2"/>
          <table:table-cell table:formula="of:=MAX([.I19:.I23])" office:value-type="float" office:value="0" calcext:value-type="float">
            <text:p>0</text:p>
          </table:table-cell>
          <table:table-cell table:number-columns-repeated="2"/>
          <table:table-cell table:formula="of:=MAX([.L19:.L23])" office:value-type="float" office:value="0" calcext:value-type="float">
            <text:p>0</text:p>
          </table:table-cell>
          <table:table-cell table:number-columns-repeated="2"/>
          <table:table-cell table:formula="of:=MAX([.O19:.O23])" office:value-type="float" office:value="0" calcext:value-type="float">
            <text:p>0</text:p>
          </table:table-cell>
          <table:table-cell table:formula="of:=COUNTIF([.F23];&quot;&gt;0&quot;)+COUNTIF([.I23];&quot;&gt;0&quot;)+COUNTIF([.L23];&quot;&gt;0&quot;)+COUNTIF([.O23];&quot;&gt;0&quot;)=4" office:value-type="boolean" office:boolean-value="false" calcext:value-type="boolean">
            <text:p>FALSO</text:p>
          </table:table-cell>
        </table:table-row>
        <table:table-row table:style-name="ro1">
          <table:table-cell table:number-columns-repeated="6"/>
          <table:table-cell table:formula="of:=MAX([.F22:.F24])" office:value-type="float" office:value="0" calcext:value-type="float">
            <text:p>0</text:p>
          </table:table-cell>
          <table:table-cell table:number-columns-repeated="2"/>
          <table:table-cell table:formula="of:=MAX([.I22:.I24])" office:value-type="float" office:value="0" calcext:value-type="float">
            <text:p>0</text:p>
          </table:table-cell>
          <table:table-cell table:number-columns-repeated="2"/>
          <table:table-cell table:formula="of:=MAX([.L22:.L24])" office:value-type="float" office:value="0" calcext:value-type="float">
            <text:p>0</text:p>
          </table:table-cell>
          <table:table-cell table:number-columns-repeated="2"/>
          <table:table-cell table:formula="of:=MAX([.O22:.O24])" office:value-type="float" office:value="0" calcext:value-type="float">
            <text:p>0</text:p>
          </table:table-cell>
          <table:table-cell/>
          <table:table-cell table:formula="of:=COUNTIF([.F24];&quot;&gt;0&quot;)+COUNTIF([.I24];&quot;&gt;0&quot;)+COUNTIF([.L24];&quot;&gt;0&quot;)+COUNTIF([.O24];&quot;&gt;0&quot;)=4" office:value-type="boolean" office:boolean-value="false" calcext:value-type="boolean">
            <text:p>FALSO</text:p>
          </table:table-cell>
        </table:table-row>
        <table:table-row table:style-name="ro1">
          <table:table-cell table:number-columns-repeated="17"/>
          <table:table-cell table:formula="of:=COUNTIF([.F25];&quot;&gt;0&quot;)+COUNTIF([.I25];&quot;&gt;0&quot;)+COUNTIF([.L25];&quot;&gt;0&quot;)+COUNTIF([.O25];&quot;&gt;0&quot;)=4" office:value-type="boolean" office:boolean-value="false" calcext:value-type="boolean">
            <text:p>FALSO</text:p>
          </table:table-cell>
        </table:table-row>
        <table:table-row table:style-name="ro1">
          <table:table-cell table:number-columns-repeated="17"/>
          <table:table-cell table:formula="of:=COUNTIF([.F26];&quot;&gt;0&quot;)+COUNTIF([.I26];&quot;&gt;0&quot;)+COUNTIF([.L26];&quot;&gt;0&quot;)+COUNTIF([.O26];&quot;&gt;0&quot;)=4" office:value-type="boolean" office:boolean-value="false" calcext:value-type="boolean">
            <text:p>FALSO</text:p>
          </table:table-cell>
        </table:table-row>
        <table:table-row table:style-name="ro1">
          <table:table-cell table:number-columns-repeated="6"/>
          <table:table-cell table:formula="of:=MAX([.F25:.F27])" office:value-type="float" office:value="0" calcext:value-type="float">
            <text:p>0</text:p>
          </table:table-cell>
          <table:table-cell table:number-columns-repeated="2"/>
          <table:table-cell table:formula="of:=MAX([.I25:.I27])" office:value-type="float" office:value="0" calcext:value-type="float">
            <text:p>0</text:p>
          </table:table-cell>
          <table:table-cell table:number-columns-repeated="2"/>
          <table:table-cell table:formula="of:=MAX([.L25:.L27])" office:value-type="float" office:value="0" calcext:value-type="float">
            <text:p>0</text:p>
          </table:table-cell>
          <table:table-cell table:number-columns-repeated="2"/>
          <table:table-cell table:formula="of:=MAX([.O25:.O27])" office:value-type="float" office:value="0" calcext:value-type="float">
            <text:p>0</text:p>
          </table:table-cell>
          <table:table-cell/>
          <table:table-cell table:formula="of:=COUNTIF([.F27];&quot;&gt;0&quot;)+COUNTIF([.I27];&quot;&gt;0&quot;)+COUNTIF([.L27];&quot;&gt;0&quot;)+COUNTIF([.O27];&quot;&gt;0&quot;)=4" office:value-type="boolean" office:boolean-value="false" calcext:value-type="boolean">
            <text:p>FALSO</text:p>
          </table:table-cell>
        </table:table-row>
        <table:table-row table:style-name="ro1">
          <table:table-cell table:number-columns-repeated="7"/>
          <table:table-cell table:formula="of:=MAX([.F24:.F28])" office:value-type="float" office:value="0" calcext:value-type="float">
            <text:p>0</text:p>
          </table:table-cell>
          <table:table-cell table:number-columns-repeated="2"/>
          <table:table-cell table:formula="of:=MAX([.I24:.I28])" office:value-type="float" office:value="0" calcext:value-type="float">
            <text:p>0</text:p>
          </table:table-cell>
          <table:table-cell table:number-columns-repeated="2"/>
          <table:table-cell table:formula="of:=MAX([.L24:.L28])" office:value-type="float" office:value="0" calcext:value-type="float">
            <text:p>0</text:p>
          </table:table-cell>
          <table:table-cell table:number-columns-repeated="2"/>
          <table:table-cell table:formula="of:=MAX([.O24:.O28])" office:value-type="float" office:value="0" calcext:value-type="float">
            <text:p>0</text:p>
          </table:table-cell>
          <table:table-cell table:formula="of:=COUNTIF([.F28];&quot;&gt;0&quot;)+COUNTIF([.I28];&quot;&gt;0&quot;)+COUNTIF([.L28];&quot;&gt;0&quot;)+COUNTIF([.O28];&quot;&gt;0&quot;)=4" office:value-type="boolean" office:boolean-value="false" calcext:value-type="boolean">
            <text:p>FALSO</text:p>
          </table:table-cell>
        </table:table-row>
        <table:table-row table:style-name="ro1">
          <table:table-cell table:number-columns-repeated="17"/>
          <table:table-cell table:formula="of:=COUNTIF([.F29];&quot;&gt;0&quot;)+COUNTIF([.I29];&quot;&gt;0&quot;)+COUNTIF([.L29];&quot;&gt;0&quot;)+COUNTIF([.O29];&quot;&gt;0&quot;)=4" office:value-type="boolean" office:boolean-value="false" calcext:value-type="boolean">
            <text:p>FALSO</text:p>
          </table:table-cell>
        </table:table-row>
        <table:table-row table:style-name="ro1">
          <table:table-cell table:number-columns-repeated="6"/>
          <table:table-cell table:formula="of:=MAX([.F28:.F30])" office:value-type="float" office:value="0" calcext:value-type="float">
            <text:p>0</text:p>
          </table:table-cell>
          <table:table-cell table:number-columns-repeated="2"/>
          <table:table-cell table:formula="of:=MAX([.I28:.I30])" office:value-type="float" office:value="0" calcext:value-type="float">
            <text:p>0</text:p>
          </table:table-cell>
          <table:table-cell table:number-columns-repeated="2"/>
          <table:table-cell table:formula="of:=MAX([.L28:.L30])" office:value-type="float" office:value="0" calcext:value-type="float">
            <text:p>0</text:p>
          </table:table-cell>
          <table:table-cell table:number-columns-repeated="2"/>
          <table:table-cell table:formula="of:=MAX([.O28:.O30])" office:value-type="float" office:value="0" calcext:value-type="float">
            <text:p>0</text:p>
          </table:table-cell>
          <table:table-cell/>
          <table:table-cell table:formula="of:=COUNTIF([.F30];&quot;&gt;0&quot;)+COUNTIF([.I30];&quot;&gt;0&quot;)+COUNTIF([.L30];&quot;&gt;0&quot;)+COUNTIF([.O30];&quot;&gt;0&quot;)=4" office:value-type="boolean" office:boolean-value="false" calcext:value-type="boolean">
            <text:p>FALSO</text:p>
          </table:table-cell>
        </table:table-row>
        <table:table-row table:style-name="ro1">
          <table:table-cell table:number-columns-repeated="17"/>
          <table:table-cell table:formula="of:=COUNTIF([.F31];&quot;&gt;0&quot;)+COUNTIF([.I31];&quot;&gt;0&quot;)+COUNTIF([.L31];&quot;&gt;0&quot;)+COUNTIF([.O31];&quot;&gt;0&quot;)=4" office:value-type="boolean" office:boolean-value="false" calcext:value-type="boolean">
            <text:p>FALSO</text:p>
          </table:table-cell>
        </table:table-row>
        <table:table-row table:style-name="ro1">
          <table:table-cell table:number-columns-repeated="17"/>
          <table:table-cell table:formula="of:=COUNTIF([.F32];&quot;&gt;0&quot;)+COUNTIF([.I32];&quot;&gt;0&quot;)+COUNTIF([.L32];&quot;&gt;0&quot;)+COUNTIF([.O32];&quot;&gt;0&quot;)=4" office:value-type="boolean" office:boolean-value="false" calcext:value-type="boolean">
            <text:p>FALSO</text:p>
          </table:table-cell>
        </table:table-row>
        <table:table-row table:style-name="ro1">
          <table:table-cell table:number-columns-repeated="6"/>
          <table:table-cell table:formula="of:=MAX([.F31:.F33])" office:value-type="float" office:value="0" calcext:value-type="float">
            <text:p>0</text:p>
          </table:table-cell>
          <table:table-cell table:formula="of:=MAX([.F29:.F33])" office:value-type="float" office:value="0" calcext:value-type="float">
            <text:p>0</text:p>
          </table:table-cell>
          <table:table-cell/>
          <table:table-cell table:formula="of:=MAX([.I31:.I33])" office:value-type="float" office:value="0" calcext:value-type="float">
            <text:p>0</text:p>
          </table:table-cell>
          <table:table-cell table:formula="of:=MAX([.I29:.I33])" office:value-type="float" office:value="0" calcext:value-type="float">
            <text:p>0</text:p>
          </table:table-cell>
          <table:table-cell/>
          <table:table-cell table:formula="of:=MAX([.L31:.L33])" office:value-type="float" office:value="0" calcext:value-type="float">
            <text:p>0</text:p>
          </table:table-cell>
          <table:table-cell table:formula="of:=MAX([.L29:.L33])" office:value-type="float" office:value="0" calcext:value-type="float">
            <text:p>0</text:p>
          </table:table-cell>
          <table:table-cell/>
          <table:table-cell table:formula="of:=MAX([.O31:.O33])" office:value-type="float" office:value="0" calcext:value-type="float">
            <text:p>0</text:p>
          </table:table-cell>
          <table:table-cell table:formula="of:=MAX([.O29:.O33])" office:value-type="float" office:value="0" calcext:value-type="float">
            <text:p>0</text:p>
          </table:table-cell>
          <table:table-cell table:formula="of:=COUNTIF([.F33];&quot;&gt;0&quot;)+COUNTIF([.I33];&quot;&gt;0&quot;)+COUNTIF([.L33];&quot;&gt;0&quot;)+COUNTIF([.O33];&quot;&gt;0&quot;)=4" office:value-type="boolean" office:boolean-value="false" calcext:value-type="boolean">
            <text:p>FALSO</text:p>
          </table:table-cell>
        </table:table-row>
        <table:table-row table:style-name="ro1">
          <table:table-cell table:number-columns-repeated="17"/>
          <table:table-cell table:formula="of:=COUNTIF([.F34];&quot;&gt;0&quot;)+COUNTIF([.I34];&quot;&gt;0&quot;)+COUNTIF([.L34];&quot;&gt;0&quot;)+COUNTIF([.O34];&quot;&gt;0&quot;)=4" office:value-type="boolean" office:boolean-value="false" calcext:value-type="boolean">
            <text:p>FALSO</text:p>
          </table:table-cell>
        </table:table-row>
        <table:table-row table:style-name="ro1">
          <table:table-cell table:number-columns-repeated="17"/>
          <table:table-cell table:formula="of:=COUNTIF([.F35];&quot;&gt;0&quot;)+COUNTIF([.I35];&quot;&gt;0&quot;)+COUNTIF([.L35];&quot;&gt;0&quot;)+COUNTIF([.O35];&quot;&gt;0&quot;)=4" office:value-type="boolean" office:boolean-value="false" calcext:value-type="boolean">
            <text:p>FALSO</text:p>
          </table:table-cell>
        </table:table-row>
        <table:table-row table:style-name="ro1">
          <table:table-cell table:number-columns-repeated="6"/>
          <table:table-cell table:formula="of:=MAX([.F34:.F36])" office:value-type="float" office:value="0" calcext:value-type="float">
            <text:p>0</text:p>
          </table:table-cell>
          <table:table-cell table:number-columns-repeated="2"/>
          <table:table-cell table:formula="of:=MAX([.I34:.I36])" office:value-type="float" office:value="0" calcext:value-type="float">
            <text:p>0</text:p>
          </table:table-cell>
          <table:table-cell table:number-columns-repeated="2"/>
          <table:table-cell table:formula="of:=MAX([.L34:.L36])" office:value-type="float" office:value="0" calcext:value-type="float">
            <text:p>0</text:p>
          </table:table-cell>
          <table:table-cell table:number-columns-repeated="2"/>
          <table:table-cell table:formula="of:=MAX([.O34:.O36])" office:value-type="float" office:value="0" calcext:value-type="float">
            <text:p>0</text:p>
          </table:table-cell>
          <table:table-cell/>
          <table:table-cell table:formula="of:=COUNTIF([.F36];&quot;&gt;0&quot;)+COUNTIF([.I36];&quot;&gt;0&quot;)+COUNTIF([.L36];&quot;&gt;0&quot;)+COUNTIF([.O36];&quot;&gt;0&quot;)=4" office:value-type="boolean" office:boolean-value="false" calcext:value-type="boolean">
            <text:p>FALSO</text:p>
          </table:table-cell>
        </table:table-row>
        <table:table-row table:style-name="ro1">
          <table:table-cell table:number-columns-repeated="17"/>
          <table:table-cell table:formula="of:=COUNTIF([.F37];&quot;&gt;0&quot;)+COUNTIF([.I37];&quot;&gt;0&quot;)+COUNTIF([.L37];&quot;&gt;0&quot;)+COUNTIF([.O37];&quot;&gt;0&quot;)=4" office:value-type="boolean" office:boolean-value="false" calcext:value-type="boolean">
            <text:p>FALSO</text:p>
          </table:table-cell>
        </table:table-row>
        <table:table-row table:style-name="ro1">
          <table:table-cell table:number-columns-repeated="7"/>
          <table:table-cell table:formula="of:=MAX([.F34:.F38])" office:value-type="float" office:value="0" calcext:value-type="float">
            <text:p>0</text:p>
          </table:table-cell>
          <table:table-cell table:number-columns-repeated="2"/>
          <table:table-cell table:formula="of:=MAX([.I34:.I38])" office:value-type="float" office:value="0" calcext:value-type="float">
            <text:p>0</text:p>
          </table:table-cell>
          <table:table-cell table:number-columns-repeated="2"/>
          <table:table-cell table:formula="of:=MAX([.L34:.L38])" office:value-type="float" office:value="0" calcext:value-type="float">
            <text:p>0</text:p>
          </table:table-cell>
          <table:table-cell table:number-columns-repeated="2"/>
          <table:table-cell table:formula="of:=MAX([.O34:.O38])" office:value-type="float" office:value="0" calcext:value-type="float">
            <text:p>0</text:p>
          </table:table-cell>
          <table:table-cell table:formula="of:=COUNTIF([.F38];&quot;&gt;0&quot;)+COUNTIF([.I38];&quot;&gt;0&quot;)+COUNTIF([.L38];&quot;&gt;0&quot;)+COUNTIF([.O38];&quot;&gt;0&quot;)=4" office:value-type="boolean" office:boolean-value="false" calcext:value-type="boolean">
            <text:p>FALSO</text:p>
          </table:table-cell>
        </table:table-row>
        <table:table-row table:style-name="ro1">
          <table:table-cell table:number-columns-repeated="6"/>
          <table:table-cell table:formula="of:=MAX([.F37:.F39])" office:value-type="float" office:value="0" calcext:value-type="float">
            <text:p>0</text:p>
          </table:table-cell>
          <table:table-cell table:number-columns-repeated="2"/>
          <table:table-cell table:formula="of:=MAX([.I37:.I39])" office:value-type="float" office:value="0" calcext:value-type="float">
            <text:p>0</text:p>
          </table:table-cell>
          <table:table-cell table:number-columns-repeated="2"/>
          <table:table-cell table:formula="of:=MAX([.L37:.L39])" office:value-type="float" office:value="0" calcext:value-type="float">
            <text:p>0</text:p>
          </table:table-cell>
          <table:table-cell table:number-columns-repeated="2"/>
          <table:table-cell table:formula="of:=MAX([.O37:.O39])" office:value-type="float" office:value="0" calcext:value-type="float">
            <text:p>0</text:p>
          </table:table-cell>
          <table:table-cell/>
          <table:table-cell table:formula="of:=COUNTIF([.F39];&quot;&gt;0&quot;)+COUNTIF([.I39];&quot;&gt;0&quot;)+COUNTIF([.L39];&quot;&gt;0&quot;)+COUNTIF([.O39];&quot;&gt;0&quot;)=4" office:value-type="boolean" office:boolean-value="false" calcext:value-type="boolean">
            <text:p>FALSO</text:p>
          </table:table-cell>
        </table:table-row>
        <table:table-row table:style-name="ro1">
          <table:table-cell table:number-columns-repeated="17"/>
          <table:table-cell table:formula="of:=COUNTIF([.F40];&quot;&gt;0&quot;)+COUNTIF([.I40];&quot;&gt;0&quot;)+COUNTIF([.L40];&quot;&gt;0&quot;)+COUNTIF([.O40];&quot;&gt;0&quot;)=4" office:value-type="boolean" office:boolean-value="false" calcext:value-type="boolean">
            <text:p>FALSO</text:p>
          </table:table-cell>
        </table:table-row>
        <table:table-row table:style-name="ro1">
          <table:table-cell table:number-columns-repeated="17"/>
          <table:table-cell table:formula="of:=COUNTIF([.F41];&quot;&gt;0&quot;)+COUNTIF([.I41];&quot;&gt;0&quot;)+COUNTIF([.L41];&quot;&gt;0&quot;)+COUNTIF([.O41];&quot;&gt;0&quot;)=4" office:value-type="boolean" office:boolean-value="false" calcext:value-type="boolean">
            <text:p>FALSO</text:p>
          </table:table-cell>
        </table:table-row>
        <table:table-row table:style-name="ro1">
          <table:table-cell table:number-columns-repeated="6"/>
          <table:table-cell table:formula="of:=MAX([.F40:.F42])" office:value-type="float" office:value="0" calcext:value-type="float">
            <text:p>0</text:p>
          </table:table-cell>
          <table:table-cell table:number-columns-repeated="2"/>
          <table:table-cell table:formula="of:=MAX([.I40:.I42])" office:value-type="float" office:value="0" calcext:value-type="float">
            <text:p>0</text:p>
          </table:table-cell>
          <table:table-cell table:number-columns-repeated="2"/>
          <table:table-cell table:formula="of:=MAX([.L40:.L42])" office:value-type="float" office:value="0" calcext:value-type="float">
            <text:p>0</text:p>
          </table:table-cell>
          <table:table-cell table:number-columns-repeated="2"/>
          <table:table-cell table:formula="of:=MAX([.O40:.O42])" office:value-type="float" office:value="0" calcext:value-type="float">
            <text:p>0</text:p>
          </table:table-cell>
          <table:table-cell/>
          <table:table-cell table:formula="of:=COUNTIF([.F42];&quot;&gt;0&quot;)+COUNTIF([.I42];&quot;&gt;0&quot;)+COUNTIF([.L42];&quot;&gt;0&quot;)+COUNTIF([.O42];&quot;&gt;0&quot;)=4" office:value-type="boolean" office:boolean-value="false" calcext:value-type="boolean">
            <text:p>FALSO</text:p>
          </table:table-cell>
        </table:table-row>
        <table:table-row table:style-name="ro1">
          <table:table-cell table:number-columns-repeated="7"/>
          <table:table-cell table:formula="of:=MAX([.F39:.F43])" office:value-type="float" office:value="0" calcext:value-type="float">
            <text:p>0</text:p>
          </table:table-cell>
          <table:table-cell table:number-columns-repeated="2"/>
          <table:table-cell table:formula="of:=MAX([.I39:.I43])" office:value-type="float" office:value="0" calcext:value-type="float">
            <text:p>0</text:p>
          </table:table-cell>
          <table:table-cell table:number-columns-repeated="2"/>
          <table:table-cell table:formula="of:=MAX([.L39:.L43])" office:value-type="float" office:value="0" calcext:value-type="float">
            <text:p>0</text:p>
          </table:table-cell>
          <table:table-cell table:number-columns-repeated="2"/>
          <table:table-cell table:formula="of:=MAX([.O39:.O43])" office:value-type="float" office:value="0" calcext:value-type="float">
            <text:p>0</text:p>
          </table:table-cell>
          <table:table-cell table:formula="of:=COUNTIF([.F43];&quot;&gt;0&quot;)+COUNTIF([.I43];&quot;&gt;0&quot;)+COUNTIF([.L43];&quot;&gt;0&quot;)+COUNTIF([.O43];&quot;&gt;0&quot;)=4" office:value-type="boolean" office:boolean-value="false" calcext:value-type="boolean">
            <text:p>FALSO</text:p>
          </table:table-cell>
        </table:table-row>
        <table:table-row table:style-name="ro1">
          <table:table-cell table:number-columns-repeated="17"/>
          <table:table-cell table:formula="of:=COUNTIF([.F44];&quot;&gt;0&quot;)+COUNTIF([.I44];&quot;&gt;0&quot;)+COUNTIF([.L44];&quot;&gt;0&quot;)+COUNTIF([.O44];&quot;&gt;0&quot;)=4" office:value-type="boolean" office:boolean-value="false" calcext:value-type="boolean">
            <text:p>FALSO</text:p>
          </table:table-cell>
        </table:table-row>
        <table:table-row table:style-name="ro1">
          <table:table-cell table:number-columns-repeated="6"/>
          <table:table-cell table:formula="of:=MAX([.F43:.F45])" office:value-type="float" office:value="0" calcext:value-type="float">
            <text:p>0</text:p>
          </table:table-cell>
          <table:table-cell table:number-columns-repeated="2"/>
          <table:table-cell table:formula="of:=MAX([.I43:.I45])" office:value-type="float" office:value="0" calcext:value-type="float">
            <text:p>0</text:p>
          </table:table-cell>
          <table:table-cell table:number-columns-repeated="2"/>
          <table:table-cell table:formula="of:=MAX([.L43:.L45])" office:value-type="float" office:value="0" calcext:value-type="float">
            <text:p>0</text:p>
          </table:table-cell>
          <table:table-cell table:number-columns-repeated="2"/>
          <table:table-cell table:formula="of:=MAX([.O43:.O45])" office:value-type="float" office:value="0" calcext:value-type="float">
            <text:p>0</text:p>
          </table:table-cell>
          <table:table-cell/>
          <table:table-cell table:formula="of:=COUNTIF([.F45];&quot;&gt;0&quot;)+COUNTIF([.I45];&quot;&gt;0&quot;)+COUNTIF([.L45];&quot;&gt;0&quot;)+COUNTIF([.O45];&quot;&gt;0&quot;)=4" office:value-type="boolean" office:boolean-value="false" calcext:value-type="boolean">
            <text:p>FALSO</text:p>
          </table:table-cell>
        </table:table-row>
        <table:table-row table:style-name="ro1">
          <table:table-cell table:number-columns-repeated="17"/>
          <table:table-cell table:formula="of:=COUNTIF([.F46];&quot;&gt;0&quot;)+COUNTIF([.I46];&quot;&gt;0&quot;)+COUNTIF([.L46];&quot;&gt;0&quot;)+COUNTIF([.O46];&quot;&gt;0&quot;)=4" office:value-type="boolean" office:boolean-value="false" calcext:value-type="boolean">
            <text:p>FALSO</text:p>
          </table:table-cell>
        </table:table-row>
        <table:table-row table:style-name="ro1">
          <table:table-cell table:number-columns-repeated="17"/>
          <table:table-cell table:formula="of:=COUNTIF([.F47];&quot;&gt;0&quot;)+COUNTIF([.I47];&quot;&gt;0&quot;)+COUNTIF([.L47];&quot;&gt;0&quot;)+COUNTIF([.O47];&quot;&gt;0&quot;)=4" office:value-type="boolean" office:boolean-value="false" calcext:value-type="boolean">
            <text:p>FALSO</text:p>
          </table:table-cell>
        </table:table-row>
        <table:table-row table:style-name="ro1">
          <table:table-cell table:number-columns-repeated="6"/>
          <table:table-cell table:formula="of:=MAX([.F46:.F48])" office:value-type="float" office:value="0" calcext:value-type="float">
            <text:p>0</text:p>
          </table:table-cell>
          <table:table-cell table:formula="of:=MAX([.F44:.F48])" office:value-type="float" office:value="0" calcext:value-type="float">
            <text:p>0</text:p>
          </table:table-cell>
          <table:table-cell/>
          <table:table-cell table:formula="of:=MAX([.I46:.I48])" office:value-type="float" office:value="0" calcext:value-type="float">
            <text:p>0</text:p>
          </table:table-cell>
          <table:table-cell table:formula="of:=MAX([.I44:.I48])" office:value-type="float" office:value="0" calcext:value-type="float">
            <text:p>0</text:p>
          </table:table-cell>
          <table:table-cell/>
          <table:table-cell table:formula="of:=MAX([.L46:.L48])" office:value-type="float" office:value="0" calcext:value-type="float">
            <text:p>0</text:p>
          </table:table-cell>
          <table:table-cell table:formula="of:=MAX([.L44:.L48])" office:value-type="float" office:value="0" calcext:value-type="float">
            <text:p>0</text:p>
          </table:table-cell>
          <table:table-cell/>
          <table:table-cell table:formula="of:=MAX([.O46:.O48])" office:value-type="float" office:value="0" calcext:value-type="float">
            <text:p>0</text:p>
          </table:table-cell>
          <table:table-cell table:formula="of:=MAX([.O44:.O48])" office:value-type="float" office:value="0" calcext:value-type="float">
            <text:p>0</text:p>
          </table:table-cell>
          <table:table-cell table:formula="of:=COUNTIF([.F48];&quot;&gt;0&quot;)+COUNTIF([.I48];&quot;&gt;0&quot;)+COUNTIF([.L48];&quot;&gt;0&quot;)+COUNTIF([.O48];&quot;&gt;0&quot;)=4" office:value-type="boolean" office:boolean-value="false" calcext:value-type="boolean">
            <text:p>FALSO</text:p>
          </table:table-cell>
        </table:table-row>
        <table:table-row table:style-name="ro1">
          <table:table-cell table:number-columns-repeated="17"/>
          <table:table-cell table:formula="of:=COUNTIF([.F49];&quot;&gt;0&quot;)+COUNTIF([.I49];&quot;&gt;0&quot;)+COUNTIF([.L49];&quot;&gt;0&quot;)+COUNTIF([.O49];&quot;&gt;0&quot;)=4" office:value-type="boolean" office:boolean-value="false" calcext:value-type="boolean">
            <text:p>FALSO</text:p>
          </table:table-cell>
        </table:table-row>
        <table:table-row table:style-name="ro1">
          <table:table-cell table:number-columns-repeated="17"/>
          <table:table-cell table:formula="of:=COUNTIF([.F50];&quot;&gt;0&quot;)+COUNTIF([.I50];&quot;&gt;0&quot;)+COUNTIF([.L50];&quot;&gt;0&quot;)+COUNTIF([.O50];&quot;&gt;0&quot;)=4" office:value-type="boolean" office:boolean-value="false" calcext:value-type="boolean">
            <text:p>FALSO</text:p>
          </table:table-cell>
        </table:table-row>
        <table:table-row table:style-name="ro1">
          <table:table-cell table:number-columns-repeated="6"/>
          <table:table-cell table:formula="of:=MAX([.F49:.F51])" office:value-type="float" office:value="0" calcext:value-type="float">
            <text:p>0</text:p>
          </table:table-cell>
          <table:table-cell table:number-columns-repeated="2"/>
          <table:table-cell table:formula="of:=MAX([.I49:.I51])" office:value-type="float" office:value="0" calcext:value-type="float">
            <text:p>0</text:p>
          </table:table-cell>
          <table:table-cell table:number-columns-repeated="2"/>
          <table:table-cell table:formula="of:=MAX([.L49:.L51])" office:value-type="float" office:value="0" calcext:value-type="float">
            <text:p>0</text:p>
          </table:table-cell>
          <table:table-cell table:number-columns-repeated="2"/>
          <table:table-cell table:formula="of:=MAX([.O49:.O51])" office:value-type="float" office:value="0" calcext:value-type="float">
            <text:p>0</text:p>
          </table:table-cell>
          <table:table-cell/>
          <table:table-cell table:formula="of:=COUNTIF([.F51];&quot;&gt;0&quot;)+COUNTIF([.I51];&quot;&gt;0&quot;)+COUNTIF([.L51];&quot;&gt;0&quot;)+COUNTIF([.O51];&quot;&gt;0&quot;)=4" office:value-type="boolean" office:boolean-value="false" calcext:value-type="boolean">
            <text:p>FALSO</text:p>
          </table:table-cell>
        </table:table-row>
        <table:table-row table:style-name="ro1">
          <table:table-cell table:number-columns-repeated="17"/>
          <table:table-cell table:formula="of:=COUNTIF([.F52];&quot;&gt;0&quot;)+COUNTIF([.I52];&quot;&gt;0&quot;)+COUNTIF([.L52];&quot;&gt;0&quot;)+COUNTIF([.O52];&quot;&gt;0&quot;)=4" office:value-type="boolean" office:boolean-value="false" calcext:value-type="boolean">
            <text:p>FALSO</text:p>
          </table:table-cell>
        </table:table-row>
        <table:table-row table:style-name="ro1">
          <table:table-cell table:number-columns-repeated="7"/>
          <table:table-cell table:formula="of:=MAX([.F49:.F53])" office:value-type="float" office:value="0" calcext:value-type="float">
            <text:p>0</text:p>
          </table:table-cell>
          <table:table-cell table:number-columns-repeated="2"/>
          <table:table-cell table:formula="of:=MAX([.I49:.I53])" office:value-type="float" office:value="0" calcext:value-type="float">
            <text:p>0</text:p>
          </table:table-cell>
          <table:table-cell table:number-columns-repeated="2"/>
          <table:table-cell table:formula="of:=MAX([.L49:.L53])" office:value-type="float" office:value="0" calcext:value-type="float">
            <text:p>0</text:p>
          </table:table-cell>
          <table:table-cell table:number-columns-repeated="2"/>
          <table:table-cell table:formula="of:=MAX([.O49:.O53])" office:value-type="float" office:value="0" calcext:value-type="float">
            <text:p>0</text:p>
          </table:table-cell>
          <table:table-cell table:formula="of:=COUNTIF([.F53];&quot;&gt;0&quot;)+COUNTIF([.I53];&quot;&gt;0&quot;)+COUNTIF([.L53];&quot;&gt;0&quot;)+COUNTIF([.O53];&quot;&gt;0&quot;)=4" office:value-type="boolean" office:boolean-value="false" calcext:value-type="boolean">
            <text:p>FALSO</text:p>
          </table:table-cell>
        </table:table-row>
        <table:table-row table:style-name="ro1">
          <table:table-cell table:number-columns-repeated="6"/>
          <table:table-cell table:formula="of:=MAX([.F52:.F54])" office:value-type="float" office:value="0" calcext:value-type="float">
            <text:p>0</text:p>
          </table:table-cell>
          <table:table-cell table:number-columns-repeated="2"/>
          <table:table-cell table:formula="of:=MAX([.I52:.I54])" office:value-type="float" office:value="0" calcext:value-type="float">
            <text:p>0</text:p>
          </table:table-cell>
          <table:table-cell table:number-columns-repeated="2"/>
          <table:table-cell table:formula="of:=MAX([.L52:.L54])" office:value-type="float" office:value="0" calcext:value-type="float">
            <text:p>0</text:p>
          </table:table-cell>
          <table:table-cell table:number-columns-repeated="2"/>
          <table:table-cell table:formula="of:=MAX([.O52:.O54])" office:value-type="float" office:value="0" calcext:value-type="float">
            <text:p>0</text:p>
          </table:table-cell>
          <table:table-cell/>
          <table:table-cell table:formula="of:=COUNTIF([.F54];&quot;&gt;0&quot;)+COUNTIF([.I54];&quot;&gt;0&quot;)+COUNTIF([.L54];&quot;&gt;0&quot;)+COUNTIF([.O54];&quot;&gt;0&quot;)=4" office:value-type="boolean" office:boolean-value="false" calcext:value-type="boolean">
            <text:p>FALSO</text:p>
          </table:table-cell>
        </table:table-row>
        <table:table-row table:style-name="ro1">
          <table:table-cell table:number-columns-repeated="17"/>
          <table:table-cell table:formula="of:=COUNTIF([.F55];&quot;&gt;0&quot;)+COUNTIF([.I55];&quot;&gt;0&quot;)+COUNTIF([.L55];&quot;&gt;0&quot;)+COUNTIF([.O55];&quot;&gt;0&quot;)=4" office:value-type="boolean" office:boolean-value="false" calcext:value-type="boolean">
            <text:p>FALSO</text:p>
          </table:table-cell>
        </table:table-row>
        <table:table-row table:style-name="ro1">
          <table:table-cell table:number-columns-repeated="17"/>
          <table:table-cell table:formula="of:=COUNTIF([.F56];&quot;&gt;0&quot;)+COUNTIF([.I56];&quot;&gt;0&quot;)+COUNTIF([.L56];&quot;&gt;0&quot;)+COUNTIF([.O56];&quot;&gt;0&quot;)=4" office:value-type="boolean" office:boolean-value="false" calcext:value-type="boolean">
            <text:p>FALSO</text:p>
          </table:table-cell>
        </table:table-row>
        <table:table-row table:style-name="ro1">
          <table:table-cell table:number-columns-repeated="6"/>
          <table:table-cell table:formula="of:=MAX([.F55:.F57])" office:value-type="float" office:value="0" calcext:value-type="float">
            <text:p>0</text:p>
          </table:table-cell>
          <table:table-cell table:number-columns-repeated="2"/>
          <table:table-cell table:formula="of:=MAX([.I55:.I57])" office:value-type="float" office:value="0" calcext:value-type="float">
            <text:p>0</text:p>
          </table:table-cell>
          <table:table-cell table:number-columns-repeated="2"/>
          <table:table-cell table:formula="of:=MAX([.L55:.L57])" office:value-type="float" office:value="0" calcext:value-type="float">
            <text:p>0</text:p>
          </table:table-cell>
          <table:table-cell table:number-columns-repeated="2"/>
          <table:table-cell table:formula="of:=MAX([.O55:.O57])" office:value-type="float" office:value="0" calcext:value-type="float">
            <text:p>0</text:p>
          </table:table-cell>
          <table:table-cell/>
          <table:table-cell table:formula="of:=COUNTIF([.F57];&quot;&gt;0&quot;)+COUNTIF([.I57];&quot;&gt;0&quot;)+COUNTIF([.L57];&quot;&gt;0&quot;)+COUNTIF([.O57];&quot;&gt;0&quot;)=4" office:value-type="boolean" office:boolean-value="false" calcext:value-type="boolean">
            <text:p>FALSO</text:p>
          </table:table-cell>
        </table:table-row>
        <table:table-row table:style-name="ro1">
          <table:table-cell table:number-columns-repeated="7"/>
          <table:table-cell table:formula="of:=MAX([.F54:.F58])" office:value-type="float" office:value="0" calcext:value-type="float">
            <text:p>0</text:p>
          </table:table-cell>
          <table:table-cell table:number-columns-repeated="2"/>
          <table:table-cell table:formula="of:=MAX([.I54:.I58])" office:value-type="float" office:value="0" calcext:value-type="float">
            <text:p>0</text:p>
          </table:table-cell>
          <table:table-cell table:number-columns-repeated="2"/>
          <table:table-cell table:formula="of:=MAX([.L54:.L58])" office:value-type="float" office:value="0" calcext:value-type="float">
            <text:p>0</text:p>
          </table:table-cell>
          <table:table-cell table:number-columns-repeated="2"/>
          <table:table-cell table:formula="of:=MAX([.O54:.O58])" office:value-type="float" office:value="0" calcext:value-type="float">
            <text:p>0</text:p>
          </table:table-cell>
          <table:table-cell table:formula="of:=COUNTIF([.F58];&quot;&gt;0&quot;)+COUNTIF([.I58];&quot;&gt;0&quot;)+COUNTIF([.L58];&quot;&gt;0&quot;)+COUNTIF([.O58];&quot;&gt;0&quot;)=4" office:value-type="boolean" office:boolean-value="false" calcext:value-type="boolean">
            <text:p>FALSO</text:p>
          </table:table-cell>
        </table:table-row>
        <table:table-row table:style-name="ro1">
          <table:table-cell table:number-columns-repeated="17"/>
          <table:table-cell table:formula="of:=COUNTIF([.F59];&quot;&gt;0&quot;)+COUNTIF([.I59];&quot;&gt;0&quot;)+COUNTIF([.L59];&quot;&gt;0&quot;)+COUNTIF([.O59];&quot;&gt;0&quot;)=4" office:value-type="boolean" office:boolean-value="false" calcext:value-type="boolean">
            <text:p>FALSO</text:p>
          </table:table-cell>
        </table:table-row>
        <table:table-row table:style-name="ro1">
          <table:table-cell table:number-columns-repeated="6"/>
          <table:table-cell table:formula="of:=MAX([.F58:.F60])" office:value-type="float" office:value="0" calcext:value-type="float">
            <text:p>0</text:p>
          </table:table-cell>
          <table:table-cell table:number-columns-repeated="2"/>
          <table:table-cell table:formula="of:=MAX([.I58:.I60])" office:value-type="float" office:value="0" calcext:value-type="float">
            <text:p>0</text:p>
          </table:table-cell>
          <table:table-cell table:number-columns-repeated="2"/>
          <table:table-cell table:formula="of:=MAX([.L58:.L60])" office:value-type="float" office:value="0" calcext:value-type="float">
            <text:p>0</text:p>
          </table:table-cell>
          <table:table-cell table:number-columns-repeated="2"/>
          <table:table-cell table:formula="of:=MAX([.O58:.O60])" office:value-type="float" office:value="0" calcext:value-type="float">
            <text:p>0</text:p>
          </table:table-cell>
          <table:table-cell/>
          <table:table-cell table:formula="of:=COUNTIF([.F60];&quot;&gt;0&quot;)+COUNTIF([.I60];&quot;&gt;0&quot;)+COUNTIF([.L60];&quot;&gt;0&quot;)+COUNTIF([.O60];&quot;&gt;0&quot;)=4" office:value-type="boolean" office:boolean-value="false" calcext:value-type="boolean">
            <text:p>FALSO</text:p>
          </table:table-cell>
        </table:table-row>
        <table:table-row table:style-name="ro1">
          <table:table-cell table:number-columns-repeated="17"/>
          <table:table-cell table:formula="of:=COUNTIF([.F61];&quot;&gt;0&quot;)+COUNTIF([.I61];&quot;&gt;0&quot;)+COUNTIF([.L61];&quot;&gt;0&quot;)+COUNTIF([.O61];&quot;&gt;0&quot;)=4" office:value-type="boolean" office:boolean-value="false" calcext:value-type="boolean">
            <text:p>FALSO</text:p>
          </table:table-cell>
        </table:table-row>
        <table:table-row table:style-name="ro1">
          <table:table-cell table:number-columns-repeated="17"/>
          <table:table-cell table:formula="of:=COUNTIF([.F62];&quot;&gt;0&quot;)+COUNTIF([.I62];&quot;&gt;0&quot;)+COUNTIF([.L62];&quot;&gt;0&quot;)+COUNTIF([.O62];&quot;&gt;0&quot;)=4" office:value-type="boolean" office:boolean-value="false" calcext:value-type="boolean">
            <text:p>FALSO</text:p>
          </table:table-cell>
        </table:table-row>
        <table:table-row table:style-name="ro1">
          <table:table-cell table:number-columns-repeated="6"/>
          <table:table-cell table:formula="of:=MAX([.F61:.F63])" office:value-type="float" office:value="0" calcext:value-type="float">
            <text:p>0</text:p>
          </table:table-cell>
          <table:table-cell table:formula="of:=MAX([.F59:.F63])" office:value-type="float" office:value="0" calcext:value-type="float">
            <text:p>0</text:p>
          </table:table-cell>
          <table:table-cell/>
          <table:table-cell table:formula="of:=MAX([.I61:.I63])" office:value-type="float" office:value="0" calcext:value-type="float">
            <text:p>0</text:p>
          </table:table-cell>
          <table:table-cell table:formula="of:=MAX([.I59:.I63])" office:value-type="float" office:value="0" calcext:value-type="float">
            <text:p>0</text:p>
          </table:table-cell>
          <table:table-cell/>
          <table:table-cell table:formula="of:=MAX([.L61:.L63])" office:value-type="float" office:value="0" calcext:value-type="float">
            <text:p>0</text:p>
          </table:table-cell>
          <table:table-cell table:formula="of:=MAX([.L59:.L63])" office:value-type="float" office:value="0" calcext:value-type="float">
            <text:p>0</text:p>
          </table:table-cell>
          <table:table-cell/>
          <table:table-cell table:formula="of:=MAX([.O61:.O63])" office:value-type="float" office:value="0" calcext:value-type="float">
            <text:p>0</text:p>
          </table:table-cell>
          <table:table-cell table:formula="of:=MAX([.O59:.O63])" office:value-type="float" office:value="0" calcext:value-type="float">
            <text:p>0</text:p>
          </table:table-cell>
          <table:table-cell table:formula="of:=COUNTIF([.F63];&quot;&gt;0&quot;)+COUNTIF([.I63];&quot;&gt;0&quot;)+COUNTIF([.L63];&quot;&gt;0&quot;)+COUNTIF([.O63];&quot;&gt;0&quot;)=4" office:value-type="boolean" office:boolean-value="false" calcext:value-type="boolean">
            <text:p>FALSO</text:p>
          </table:table-cell>
        </table:table-row>
        <table:table-row table:style-name="ro1">
          <table:table-cell table:number-columns-repeated="17"/>
          <table:table-cell table:formula="of:=COUNTIF([.F64];&quot;&gt;0&quot;)+COUNTIF([.I64];&quot;&gt;0&quot;)+COUNTIF([.L64];&quot;&gt;0&quot;)+COUNTIF([.O64];&quot;&gt;0&quot;)=4" office:value-type="boolean" office:boolean-value="false" calcext:value-type="boolean">
            <text:p>FALSO</text:p>
          </table:table-cell>
        </table:table-row>
        <table:table-row table:style-name="ro1">
          <table:table-cell table:number-columns-repeated="17"/>
          <table:table-cell table:formula="of:=COUNTIF([.F65];&quot;&gt;0&quot;)+COUNTIF([.I65];&quot;&gt;0&quot;)+COUNTIF([.L65];&quot;&gt;0&quot;)+COUNTIF([.O65];&quot;&gt;0&quot;)=4" office:value-type="boolean" office:boolean-value="false" calcext:value-type="boolean">
            <text:p>FALSO</text:p>
          </table:table-cell>
        </table:table-row>
        <table:table-row table:style-name="ro1">
          <table:table-cell table:number-columns-repeated="6"/>
          <table:table-cell table:formula="of:=MAX([.F64:.F66])" office:value-type="float" office:value="0" calcext:value-type="float">
            <text:p>0</text:p>
          </table:table-cell>
          <table:table-cell table:number-columns-repeated="2"/>
          <table:table-cell table:formula="of:=MAX([.I64:.I66])" office:value-type="float" office:value="0" calcext:value-type="float">
            <text:p>0</text:p>
          </table:table-cell>
          <table:table-cell table:number-columns-repeated="2"/>
          <table:table-cell table:formula="of:=MAX([.L64:.L66])" office:value-type="float" office:value="0" calcext:value-type="float">
            <text:p>0</text:p>
          </table:table-cell>
          <table:table-cell table:number-columns-repeated="2"/>
          <table:table-cell table:formula="of:=MAX([.O64:.O66])" office:value-type="float" office:value="0" calcext:value-type="float">
            <text:p>0</text:p>
          </table:table-cell>
          <table:table-cell/>
          <table:table-cell table:formula="of:=COUNTIF([.F66];&quot;&gt;0&quot;)+COUNTIF([.I66];&quot;&gt;0&quot;)+COUNTIF([.L66];&quot;&gt;0&quot;)+COUNTIF([.O66];&quot;&gt;0&quot;)=4" office:value-type="boolean" office:boolean-value="false" calcext:value-type="boolean">
            <text:p>FALSO</text:p>
          </table:table-cell>
        </table:table-row>
        <table:table-row table:style-name="ro1">
          <table:table-cell table:number-columns-repeated="17"/>
          <table:table-cell table:formula="of:=COUNTIF([.F67];&quot;&gt;0&quot;)+COUNTIF([.I67];&quot;&gt;0&quot;)+COUNTIF([.L67];&quot;&gt;0&quot;)+COUNTIF([.O67];&quot;&gt;0&quot;)=4" office:value-type="boolean" office:boolean-value="false" calcext:value-type="boolean">
            <text:p>FALSO</text:p>
          </table:table-cell>
        </table:table-row>
        <table:table-row table:style-name="ro1">
          <table:table-cell table:number-columns-repeated="7"/>
          <table:table-cell table:formula="of:=MAX([.F64:.F68])" office:value-type="float" office:value="0" calcext:value-type="float">
            <text:p>0</text:p>
          </table:table-cell>
          <table:table-cell table:number-columns-repeated="2"/>
          <table:table-cell table:formula="of:=MAX([.I64:.I68])" office:value-type="float" office:value="0" calcext:value-type="float">
            <text:p>0</text:p>
          </table:table-cell>
          <table:table-cell table:number-columns-repeated="2"/>
          <table:table-cell table:formula="of:=MAX([.L64:.L68])" office:value-type="float" office:value="0" calcext:value-type="float">
            <text:p>0</text:p>
          </table:table-cell>
          <table:table-cell table:number-columns-repeated="2"/>
          <table:table-cell table:formula="of:=MAX([.O64:.O68])" office:value-type="float" office:value="0" calcext:value-type="float">
            <text:p>0</text:p>
          </table:table-cell>
          <table:table-cell table:formula="of:=COUNTIF([.F68];&quot;&gt;0&quot;)+COUNTIF([.I68];&quot;&gt;0&quot;)+COUNTIF([.L68];&quot;&gt;0&quot;)+COUNTIF([.O68];&quot;&gt;0&quot;)=4" office:value-type="boolean" office:boolean-value="false" calcext:value-type="boolean">
            <text:p>FALSO</text:p>
          </table:table-cell>
        </table:table-row>
        <table:table-row table:style-name="ro1">
          <table:table-cell table:number-columns-repeated="6"/>
          <table:table-cell table:formula="of:=MAX([.F67:.F69])" office:value-type="float" office:value="0" calcext:value-type="float">
            <text:p>0</text:p>
          </table:table-cell>
          <table:table-cell table:number-columns-repeated="2"/>
          <table:table-cell table:formula="of:=MAX([.I67:.I69])" office:value-type="float" office:value="0" calcext:value-type="float">
            <text:p>0</text:p>
          </table:table-cell>
          <table:table-cell table:number-columns-repeated="2"/>
          <table:table-cell table:formula="of:=MAX([.L67:.L69])" office:value-type="float" office:value="0" calcext:value-type="float">
            <text:p>0</text:p>
          </table:table-cell>
          <table:table-cell table:number-columns-repeated="2"/>
          <table:table-cell table:formula="of:=MAX([.O67:.O69])" office:value-type="float" office:value="0" calcext:value-type="float">
            <text:p>0</text:p>
          </table:table-cell>
          <table:table-cell/>
          <table:table-cell table:formula="of:=COUNTIF([.F69];&quot;&gt;0&quot;)+COUNTIF([.I69];&quot;&gt;0&quot;)+COUNTIF([.L69];&quot;&gt;0&quot;)+COUNTIF([.O69];&quot;&gt;0&quot;)=4" office:value-type="boolean" office:boolean-value="false" calcext:value-type="boolean">
            <text:p>FALSO</text:p>
          </table:table-cell>
        </table:table-row>
        <table:table-row table:style-name="ro1">
          <table:table-cell table:number-columns-repeated="17"/>
          <table:table-cell table:formula="of:=COUNTIF([.F70];&quot;&gt;0&quot;)+COUNTIF([.I70];&quot;&gt;0&quot;)+COUNTIF([.L70];&quot;&gt;0&quot;)+COUNTIF([.O70];&quot;&gt;0&quot;)=4" office:value-type="boolean" office:boolean-value="false" calcext:value-type="boolean">
            <text:p>FALSO</text:p>
          </table:table-cell>
        </table:table-row>
        <table:table-row table:style-name="ro1">
          <table:table-cell table:number-columns-repeated="17"/>
          <table:table-cell table:formula="of:=COUNTIF([.F71];&quot;&gt;0&quot;)+COUNTIF([.I71];&quot;&gt;0&quot;)+COUNTIF([.L71];&quot;&gt;0&quot;)+COUNTIF([.O71];&quot;&gt;0&quot;)=4" office:value-type="boolean" office:boolean-value="false" calcext:value-type="boolean">
            <text:p>FALSO</text:p>
          </table:table-cell>
        </table:table-row>
        <table:table-row table:style-name="ro1">
          <table:table-cell table:number-columns-repeated="6"/>
          <table:table-cell table:formula="of:=MAX([.F70:.F72])" office:value-type="float" office:value="0" calcext:value-type="float">
            <text:p>0</text:p>
          </table:table-cell>
          <table:table-cell table:number-columns-repeated="2"/>
          <table:table-cell table:formula="of:=MAX([.I70:.I72])" office:value-type="float" office:value="0" calcext:value-type="float">
            <text:p>0</text:p>
          </table:table-cell>
          <table:table-cell table:number-columns-repeated="2"/>
          <table:table-cell table:formula="of:=MAX([.L70:.L72])" office:value-type="float" office:value="0" calcext:value-type="float">
            <text:p>0</text:p>
          </table:table-cell>
          <table:table-cell table:number-columns-repeated="2"/>
          <table:table-cell table:formula="of:=MAX([.O70:.O72])" office:value-type="float" office:value="0" calcext:value-type="float">
            <text:p>0</text:p>
          </table:table-cell>
          <table:table-cell/>
          <table:table-cell table:formula="of:=COUNTIF([.F72];&quot;&gt;0&quot;)+COUNTIF([.I72];&quot;&gt;0&quot;)+COUNTIF([.L72];&quot;&gt;0&quot;)+COUNTIF([.O72];&quot;&gt;0&quot;)=4" office:value-type="boolean" office:boolean-value="false" calcext:value-type="boolean">
            <text:p>FALSO</text:p>
          </table:table-cell>
        </table:table-row>
        <table:table-row table:style-name="ro1">
          <table:table-cell table:number-columns-repeated="7"/>
          <table:table-cell table:formula="of:=MAX([.F69:.F73])" office:value-type="float" office:value="0" calcext:value-type="float">
            <text:p>0</text:p>
          </table:table-cell>
          <table:table-cell table:number-columns-repeated="2"/>
          <table:table-cell table:formula="of:=MAX([.I69:.I73])" office:value-type="float" office:value="0" calcext:value-type="float">
            <text:p>0</text:p>
          </table:table-cell>
          <table:table-cell table:number-columns-repeated="2"/>
          <table:table-cell table:formula="of:=MAX([.L69:.L73])" office:value-type="float" office:value="0" calcext:value-type="float">
            <text:p>0</text:p>
          </table:table-cell>
          <table:table-cell table:number-columns-repeated="2"/>
          <table:table-cell table:formula="of:=MAX([.O69:.O73])" office:value-type="float" office:value="0" calcext:value-type="float">
            <text:p>0</text:p>
          </table:table-cell>
          <table:table-cell table:formula="of:=COUNTIF([.F73];&quot;&gt;0&quot;)+COUNTIF([.I73];&quot;&gt;0&quot;)+COUNTIF([.L73];&quot;&gt;0&quot;)+COUNTIF([.O73];&quot;&gt;0&quot;)=4" office:value-type="boolean" office:boolean-value="false" calcext:value-type="boolean">
            <text:p>FALSO</text:p>
          </table:table-cell>
        </table:table-row>
        <table:table-row table:style-name="ro1">
          <table:table-cell table:number-columns-repeated="17"/>
          <table:table-cell table:formula="of:=COUNTIF([.F74];&quot;&gt;0&quot;)+COUNTIF([.I74];&quot;&gt;0&quot;)+COUNTIF([.L74];&quot;&gt;0&quot;)+COUNTIF([.O74];&quot;&gt;0&quot;)=4" office:value-type="boolean" office:boolean-value="false" calcext:value-type="boolean">
            <text:p>FALSO</text:p>
          </table:table-cell>
        </table:table-row>
        <table:table-row table:style-name="ro1">
          <table:table-cell table:number-columns-repeated="6"/>
          <table:table-cell table:formula="of:=MAX([.F73:.F75])" office:value-type="float" office:value="0" calcext:value-type="float">
            <text:p>0</text:p>
          </table:table-cell>
          <table:table-cell table:number-columns-repeated="2"/>
          <table:table-cell table:formula="of:=MAX([.I73:.I75])" office:value-type="float" office:value="0" calcext:value-type="float">
            <text:p>0</text:p>
          </table:table-cell>
          <table:table-cell table:number-columns-repeated="2"/>
          <table:table-cell table:formula="of:=MAX([.L73:.L75])" office:value-type="float" office:value="0" calcext:value-type="float">
            <text:p>0</text:p>
          </table:table-cell>
          <table:table-cell table:number-columns-repeated="2"/>
          <table:table-cell table:formula="of:=MAX([.O73:.O75])" office:value-type="float" office:value="0" calcext:value-type="float">
            <text:p>0</text:p>
          </table:table-cell>
          <table:table-cell/>
          <table:table-cell table:formula="of:=COUNTIF([.F75];&quot;&gt;0&quot;)+COUNTIF([.I75];&quot;&gt;0&quot;)+COUNTIF([.L75];&quot;&gt;0&quot;)+COUNTIF([.O75];&quot;&gt;0&quot;)=4" office:value-type="boolean" office:boolean-value="false" calcext:value-type="boolean">
            <text:p>FALSO</text:p>
          </table:table-cell>
        </table:table-row>
        <table:table-row table:style-name="ro1">
          <table:table-cell table:number-columns-repeated="17"/>
          <table:table-cell table:formula="of:=COUNTIF([.F76];&quot;&gt;0&quot;)+COUNTIF([.I76];&quot;&gt;0&quot;)+COUNTIF([.L76];&quot;&gt;0&quot;)+COUNTIF([.O76];&quot;&gt;0&quot;)=4" office:value-type="boolean" office:boolean-value="false" calcext:value-type="boolean">
            <text:p>FALSO</text:p>
          </table:table-cell>
        </table:table-row>
        <table:table-row table:style-name="ro1">
          <table:table-cell table:number-columns-repeated="17"/>
          <table:table-cell table:formula="of:=COUNTIF([.F77];&quot;&gt;0&quot;)+COUNTIF([.I77];&quot;&gt;0&quot;)+COUNTIF([.L77];&quot;&gt;0&quot;)+COUNTIF([.O77];&quot;&gt;0&quot;)=4" office:value-type="boolean" office:boolean-value="false" calcext:value-type="boolean">
            <text:p>FALSO</text:p>
          </table:table-cell>
        </table:table-row>
        <table:table-row table:style-name="ro1">
          <table:table-cell table:number-columns-repeated="6"/>
          <table:table-cell table:formula="of:=MAX([.F76:.F78])" office:value-type="float" office:value="0" calcext:value-type="float">
            <text:p>0</text:p>
          </table:table-cell>
          <table:table-cell table:formula="of:=MAX([.F74:.F78])" office:value-type="float" office:value="0" calcext:value-type="float">
            <text:p>0</text:p>
          </table:table-cell>
          <table:table-cell/>
          <table:table-cell table:formula="of:=MAX([.I76:.I78])" office:value-type="float" office:value="0" calcext:value-type="float">
            <text:p>0</text:p>
          </table:table-cell>
          <table:table-cell table:formula="of:=MAX([.I74:.I78])" office:value-type="float" office:value="0" calcext:value-type="float">
            <text:p>0</text:p>
          </table:table-cell>
          <table:table-cell/>
          <table:table-cell table:formula="of:=MAX([.L76:.L78])" office:value-type="float" office:value="0" calcext:value-type="float">
            <text:p>0</text:p>
          </table:table-cell>
          <table:table-cell table:formula="of:=MAX([.L74:.L78])" office:value-type="float" office:value="0" calcext:value-type="float">
            <text:p>0</text:p>
          </table:table-cell>
          <table:table-cell/>
          <table:table-cell table:formula="of:=MAX([.O76:.O78])" office:value-type="float" office:value="0" calcext:value-type="float">
            <text:p>0</text:p>
          </table:table-cell>
          <table:table-cell table:formula="of:=MAX([.O74:.O78])" office:value-type="float" office:value="0" calcext:value-type="float">
            <text:p>0</text:p>
          </table:table-cell>
          <table:table-cell table:formula="of:=COUNTIF([.F78];&quot;&gt;0&quot;)+COUNTIF([.I78];&quot;&gt;0&quot;)+COUNTIF([.L78];&quot;&gt;0&quot;)+COUNTIF([.O78];&quot;&gt;0&quot;)=4" office:value-type="boolean" office:boolean-value="false" calcext:value-type="boolean">
            <text:p>FALSO</text:p>
          </table:table-cell>
        </table:table-row>
        <table:table-row table:style-name="ro1">
          <table:table-cell table:number-columns-repeated="17"/>
          <table:table-cell table:formula="of:=COUNTIF([.F79];&quot;&gt;0&quot;)+COUNTIF([.I79];&quot;&gt;0&quot;)+COUNTIF([.L79];&quot;&gt;0&quot;)+COUNTIF([.O79];&quot;&gt;0&quot;)=4" office:value-type="boolean" office:boolean-value="false" calcext:value-type="boolean">
            <text:p>FALSO</text:p>
          </table:table-cell>
        </table:table-row>
        <table:table-row table:style-name="ro1">
          <table:table-cell table:number-columns-repeated="17"/>
          <table:table-cell table:formula="of:=COUNTIF([.F80];&quot;&gt;0&quot;)+COUNTIF([.I80];&quot;&gt;0&quot;)+COUNTIF([.L80];&quot;&gt;0&quot;)+COUNTIF([.O80];&quot;&gt;0&quot;)=4" office:value-type="boolean" office:boolean-value="false" calcext:value-type="boolean">
            <text:p>FALSO</text:p>
          </table:table-cell>
        </table:table-row>
        <table:table-row table:style-name="ro1">
          <table:table-cell table:number-columns-repeated="6"/>
          <table:table-cell table:formula="of:=MAX([.F79:.F81])" office:value-type="float" office:value="0" calcext:value-type="float">
            <text:p>0</text:p>
          </table:table-cell>
          <table:table-cell table:number-columns-repeated="2"/>
          <table:table-cell table:formula="of:=MAX([.I79:.I81])" office:value-type="float" office:value="0" calcext:value-type="float">
            <text:p>0</text:p>
          </table:table-cell>
          <table:table-cell table:number-columns-repeated="2"/>
          <table:table-cell table:formula="of:=MAX([.L79:.L81])" office:value-type="float" office:value="0" calcext:value-type="float">
            <text:p>0</text:p>
          </table:table-cell>
          <table:table-cell table:number-columns-repeated="2"/>
          <table:table-cell table:formula="of:=MAX([.O79:.O81])" office:value-type="float" office:value="0" calcext:value-type="float">
            <text:p>0</text:p>
          </table:table-cell>
          <table:table-cell/>
          <table:table-cell table:formula="of:=COUNTIF([.F81];&quot;&gt;0&quot;)+COUNTIF([.I81];&quot;&gt;0&quot;)+COUNTIF([.L81];&quot;&gt;0&quot;)+COUNTIF([.O81];&quot;&gt;0&quot;)=4" office:value-type="boolean" office:boolean-value="false" calcext:value-type="boolean">
            <text:p>FALSO</text:p>
          </table:table-cell>
        </table:table-row>
        <table:table-row table:style-name="ro1">
          <table:table-cell table:number-columns-repeated="17"/>
          <table:table-cell table:formula="of:=COUNTIF([.F82];&quot;&gt;0&quot;)+COUNTIF([.I82];&quot;&gt;0&quot;)+COUNTIF([.L82];&quot;&gt;0&quot;)+COUNTIF([.O82];&quot;&gt;0&quot;)=4" office:value-type="boolean" office:boolean-value="false" calcext:value-type="boolean">
            <text:p>FALSO</text:p>
          </table:table-cell>
        </table:table-row>
        <table:table-row table:style-name="ro1">
          <table:table-cell table:number-columns-repeated="7"/>
          <table:table-cell table:formula="of:=MAX([.F79:.F83])" office:value-type="float" office:value="0" calcext:value-type="float">
            <text:p>0</text:p>
          </table:table-cell>
          <table:table-cell table:number-columns-repeated="2"/>
          <table:table-cell table:formula="of:=MAX([.I79:.I83])" office:value-type="float" office:value="0" calcext:value-type="float">
            <text:p>0</text:p>
          </table:table-cell>
          <table:table-cell table:number-columns-repeated="2"/>
          <table:table-cell table:formula="of:=MAX([.L79:.L83])" office:value-type="float" office:value="0" calcext:value-type="float">
            <text:p>0</text:p>
          </table:table-cell>
          <table:table-cell table:number-columns-repeated="2"/>
          <table:table-cell table:formula="of:=MAX([.O79:.O83])" office:value-type="float" office:value="0" calcext:value-type="float">
            <text:p>0</text:p>
          </table:table-cell>
          <table:table-cell table:formula="of:=COUNTIF([.F83];&quot;&gt;0&quot;)+COUNTIF([.I83];&quot;&gt;0&quot;)+COUNTIF([.L83];&quot;&gt;0&quot;)+COUNTIF([.O83];&quot;&gt;0&quot;)=4" office:value-type="boolean" office:boolean-value="false" calcext:value-type="boolean">
            <text:p>FALSO</text:p>
          </table:table-cell>
        </table:table-row>
        <table:table-row table:style-name="ro1">
          <table:table-cell table:number-columns-repeated="6"/>
          <table:table-cell table:formula="of:=MAX([.F82:.F84])" office:value-type="float" office:value="0" calcext:value-type="float">
            <text:p>0</text:p>
          </table:table-cell>
          <table:table-cell table:number-columns-repeated="2"/>
          <table:table-cell table:formula="of:=MAX([.I82:.I84])" office:value-type="float" office:value="0" calcext:value-type="float">
            <text:p>0</text:p>
          </table:table-cell>
          <table:table-cell table:number-columns-repeated="2"/>
          <table:table-cell table:formula="of:=MAX([.L82:.L84])" office:value-type="float" office:value="0" calcext:value-type="float">
            <text:p>0</text:p>
          </table:table-cell>
          <table:table-cell table:number-columns-repeated="2"/>
          <table:table-cell table:formula="of:=MAX([.O82:.O84])" office:value-type="float" office:value="0" calcext:value-type="float">
            <text:p>0</text:p>
          </table:table-cell>
          <table:table-cell/>
          <table:table-cell table:formula="of:=COUNTIF([.F84];&quot;&gt;0&quot;)+COUNTIF([.I84];&quot;&gt;0&quot;)+COUNTIF([.L84];&quot;&gt;0&quot;)+COUNTIF([.O84];&quot;&gt;0&quot;)=4" office:value-type="boolean" office:boolean-value="false" calcext:value-type="boolean">
            <text:p>FALSO</text:p>
          </table:table-cell>
        </table:table-row>
        <table:table-row table:style-name="ro1">
          <table:table-cell table:number-columns-repeated="17"/>
          <table:table-cell table:formula="of:=COUNTIF([.F85];&quot;&gt;0&quot;)+COUNTIF([.I85];&quot;&gt;0&quot;)+COUNTIF([.L85];&quot;&gt;0&quot;)+COUNTIF([.O85];&quot;&gt;0&quot;)=4" office:value-type="boolean" office:boolean-value="false" calcext:value-type="boolean">
            <text:p>FALSO</text:p>
          </table:table-cell>
        </table:table-row>
        <table:table-row table:style-name="ro1">
          <table:table-cell table:number-columns-repeated="17"/>
          <table:table-cell table:formula="of:=COUNTIF([.F86];&quot;&gt;0&quot;)+COUNTIF([.I86];&quot;&gt;0&quot;)+COUNTIF([.L86];&quot;&gt;0&quot;)+COUNTIF([.O86];&quot;&gt;0&quot;)=4" office:value-type="boolean" office:boolean-value="false" calcext:value-type="boolean">
            <text:p>FALSO</text:p>
          </table:table-cell>
        </table:table-row>
        <table:table-row table:style-name="ro1">
          <table:table-cell table:number-columns-repeated="6"/>
          <table:table-cell table:formula="of:=MAX([.F85:.F87])" office:value-type="float" office:value="0" calcext:value-type="float">
            <text:p>0</text:p>
          </table:table-cell>
          <table:table-cell table:number-columns-repeated="2"/>
          <table:table-cell table:formula="of:=MAX([.I85:.I87])" office:value-type="float" office:value="0" calcext:value-type="float">
            <text:p>0</text:p>
          </table:table-cell>
          <table:table-cell table:number-columns-repeated="2"/>
          <table:table-cell table:formula="of:=MAX([.L85:.L87])" office:value-type="float" office:value="0" calcext:value-type="float">
            <text:p>0</text:p>
          </table:table-cell>
          <table:table-cell table:number-columns-repeated="2"/>
          <table:table-cell table:formula="of:=MAX([.O85:.O87])" office:value-type="float" office:value="0" calcext:value-type="float">
            <text:p>0</text:p>
          </table:table-cell>
          <table:table-cell/>
          <table:table-cell table:formula="of:=COUNTIF([.F87];&quot;&gt;0&quot;)+COUNTIF([.I87];&quot;&gt;0&quot;)+COUNTIF([.L87];&quot;&gt;0&quot;)+COUNTIF([.O87];&quot;&gt;0&quot;)=4" office:value-type="boolean" office:boolean-value="false" calcext:value-type="boolean">
            <text:p>FALSO</text:p>
          </table:table-cell>
        </table:table-row>
        <table:table-row table:style-name="ro1">
          <table:table-cell table:number-columns-repeated="7"/>
          <table:table-cell table:formula="of:=MAX([.F84:.F88])" office:value-type="float" office:value="0" calcext:value-type="float">
            <text:p>0</text:p>
          </table:table-cell>
          <table:table-cell table:number-columns-repeated="2"/>
          <table:table-cell table:formula="of:=MAX([.I84:.I88])" office:value-type="float" office:value="0" calcext:value-type="float">
            <text:p>0</text:p>
          </table:table-cell>
          <table:table-cell table:number-columns-repeated="2"/>
          <table:table-cell table:formula="of:=MAX([.L84:.L88])" office:value-type="float" office:value="0" calcext:value-type="float">
            <text:p>0</text:p>
          </table:table-cell>
          <table:table-cell table:number-columns-repeated="2"/>
          <table:table-cell table:formula="of:=MAX([.O84:.O88])" office:value-type="float" office:value="0" calcext:value-type="float">
            <text:p>0</text:p>
          </table:table-cell>
          <table:table-cell table:formula="of:=COUNTIF([.F88];&quot;&gt;0&quot;)+COUNTIF([.I88];&quot;&gt;0&quot;)+COUNTIF([.L88];&quot;&gt;0&quot;)+COUNTIF([.O88];&quot;&gt;0&quot;)=4" office:value-type="boolean" office:boolean-value="false" calcext:value-type="boolean">
            <text:p>FALSO</text:p>
          </table:table-cell>
        </table:table-row>
        <table:table-row table:style-name="ro1">
          <table:table-cell table:number-columns-repeated="17"/>
          <table:table-cell table:formula="of:=COUNTIF([.F89];&quot;&gt;0&quot;)+COUNTIF([.I89];&quot;&gt;0&quot;)+COUNTIF([.L89];&quot;&gt;0&quot;)+COUNTIF([.O89];&quot;&gt;0&quot;)=4" office:value-type="boolean" office:boolean-value="false" calcext:value-type="boolean">
            <text:p>FALSO</text:p>
          </table:table-cell>
        </table:table-row>
        <table:table-row table:style-name="ro1">
          <table:table-cell table:number-columns-repeated="6"/>
          <table:table-cell table:formula="of:=MAX([.F88:.F90])" office:value-type="float" office:value="0" calcext:value-type="float">
            <text:p>0</text:p>
          </table:table-cell>
          <table:table-cell table:number-columns-repeated="2"/>
          <table:table-cell table:formula="of:=MAX([.I88:.I90])" office:value-type="float" office:value="0" calcext:value-type="float">
            <text:p>0</text:p>
          </table:table-cell>
          <table:table-cell table:number-columns-repeated="2"/>
          <table:table-cell table:formula="of:=MAX([.L88:.L90])" office:value-type="float" office:value="0" calcext:value-type="float">
            <text:p>0</text:p>
          </table:table-cell>
          <table:table-cell table:number-columns-repeated="2"/>
          <table:table-cell table:formula="of:=MAX([.O88:.O90])" office:value-type="float" office:value="0" calcext:value-type="float">
            <text:p>0</text:p>
          </table:table-cell>
          <table:table-cell/>
          <table:table-cell table:formula="of:=COUNTIF([.F90];&quot;&gt;0&quot;)+COUNTIF([.I90];&quot;&gt;0&quot;)+COUNTIF([.L90];&quot;&gt;0&quot;)+COUNTIF([.O90];&quot;&gt;0&quot;)=4" office:value-type="boolean" office:boolean-value="false" calcext:value-type="boolean">
            <text:p>FALSO</text:p>
          </table:table-cell>
        </table:table-row>
        <table:table-row table:style-name="ro1">
          <table:table-cell table:number-columns-repeated="17"/>
          <table:table-cell table:formula="of:=COUNTIF([.F91];&quot;&gt;0&quot;)+COUNTIF([.I91];&quot;&gt;0&quot;)+COUNTIF([.L91];&quot;&gt;0&quot;)+COUNTIF([.O91];&quot;&gt;0&quot;)=4" office:value-type="boolean" office:boolean-value="false" calcext:value-type="boolean">
            <text:p>FALSO</text:p>
          </table:table-cell>
        </table:table-row>
        <table:table-row table:style-name="ro1">
          <table:table-cell table:number-columns-repeated="17"/>
          <table:table-cell table:formula="of:=COUNTIF([.F92];&quot;&gt;0&quot;)+COUNTIF([.I92];&quot;&gt;0&quot;)+COUNTIF([.L92];&quot;&gt;0&quot;)+COUNTIF([.O92];&quot;&gt;0&quot;)=4" office:value-type="boolean" office:boolean-value="false" calcext:value-type="boolean">
            <text:p>FALSO</text:p>
          </table:table-cell>
        </table:table-row>
        <table:table-row table:style-name="ro1">
          <table:table-cell table:number-columns-repeated="6"/>
          <table:table-cell table:formula="of:=MAX([.F91:.F93])" office:value-type="float" office:value="0" calcext:value-type="float">
            <text:p>0</text:p>
          </table:table-cell>
          <table:table-cell table:formula="of:=MAX([.F89:.F93])" office:value-type="float" office:value="0" calcext:value-type="float">
            <text:p>0</text:p>
          </table:table-cell>
          <table:table-cell/>
          <table:table-cell table:formula="of:=MAX([.I91:.I93])" office:value-type="float" office:value="0" calcext:value-type="float">
            <text:p>0</text:p>
          </table:table-cell>
          <table:table-cell table:formula="of:=MAX([.I89:.I93])" office:value-type="float" office:value="0" calcext:value-type="float">
            <text:p>0</text:p>
          </table:table-cell>
          <table:table-cell/>
          <table:table-cell table:formula="of:=MAX([.L91:.L93])" office:value-type="float" office:value="0" calcext:value-type="float">
            <text:p>0</text:p>
          </table:table-cell>
          <table:table-cell table:formula="of:=MAX([.L89:.L93])" office:value-type="float" office:value="0" calcext:value-type="float">
            <text:p>0</text:p>
          </table:table-cell>
          <table:table-cell/>
          <table:table-cell table:formula="of:=MAX([.O91:.O93])" office:value-type="float" office:value="0" calcext:value-type="float">
            <text:p>0</text:p>
          </table:table-cell>
          <table:table-cell table:formula="of:=MAX([.O89:.O93])" office:value-type="float" office:value="0" calcext:value-type="float">
            <text:p>0</text:p>
          </table:table-cell>
          <table:table-cell table:formula="of:=COUNTIF([.F93];&quot;&gt;0&quot;)+COUNTIF([.I93];&quot;&gt;0&quot;)+COUNTIF([.L93];&quot;&gt;0&quot;)+COUNTIF([.O93];&quot;&gt;0&quot;)=4" office:value-type="boolean" office:boolean-value="false" calcext:value-type="boolean">
            <text:p>FALSO</text:p>
          </table:table-cell>
        </table:table-row>
        <table:table-row table:style-name="ro1">
          <table:table-cell table:number-columns-repeated="17"/>
          <table:table-cell table:formula="of:=COUNTIF([.F94];&quot;&gt;0&quot;)+COUNTIF([.I94];&quot;&gt;0&quot;)+COUNTIF([.L94];&quot;&gt;0&quot;)+COUNTIF([.O94];&quot;&gt;0&quot;)=4" office:value-type="boolean" office:boolean-value="false" calcext:value-type="boolean">
            <text:p>FALSO</text:p>
          </table:table-cell>
        </table:table-row>
        <table:table-row table:style-name="ro1">
          <table:table-cell table:number-columns-repeated="17"/>
          <table:table-cell table:formula="of:=COUNTIF([.F95];&quot;&gt;0&quot;)+COUNTIF([.I95];&quot;&gt;0&quot;)+COUNTIF([.L95];&quot;&gt;0&quot;)+COUNTIF([.O95];&quot;&gt;0&quot;)=4" office:value-type="boolean" office:boolean-value="false" calcext:value-type="boolean">
            <text:p>FALSO</text:p>
          </table:table-cell>
        </table:table-row>
        <table:table-row table:style-name="ro1">
          <table:table-cell table:number-columns-repeated="6"/>
          <table:table-cell table:formula="of:=MAX([.F94:.F96])" office:value-type="float" office:value="0" calcext:value-type="float">
            <text:p>0</text:p>
          </table:table-cell>
          <table:table-cell table:number-columns-repeated="2"/>
          <table:table-cell table:formula="of:=MAX([.I94:.I96])" office:value-type="float" office:value="0" calcext:value-type="float">
            <text:p>0</text:p>
          </table:table-cell>
          <table:table-cell table:number-columns-repeated="2"/>
          <table:table-cell table:formula="of:=MAX([.L94:.L96])" office:value-type="float" office:value="0" calcext:value-type="float">
            <text:p>0</text:p>
          </table:table-cell>
          <table:table-cell table:number-columns-repeated="2"/>
          <table:table-cell table:formula="of:=MAX([.O94:.O96])" office:value-type="float" office:value="0" calcext:value-type="float">
            <text:p>0</text:p>
          </table:table-cell>
          <table:table-cell/>
          <table:table-cell table:formula="of:=COUNTIF([.F96];&quot;&gt;0&quot;)+COUNTIF([.I96];&quot;&gt;0&quot;)+COUNTIF([.L96];&quot;&gt;0&quot;)+COUNTIF([.O96];&quot;&gt;0&quot;)=4" office:value-type="boolean" office:boolean-value="false" calcext:value-type="boolean">
            <text:p>FALSO</text:p>
          </table:table-cell>
        </table:table-row>
        <table:table-row table:style-name="ro1">
          <table:table-cell table:number-columns-repeated="17"/>
          <table:table-cell table:formula="of:=COUNTIF([.F97];&quot;&gt;0&quot;)+COUNTIF([.I97];&quot;&gt;0&quot;)+COUNTIF([.L97];&quot;&gt;0&quot;)+COUNTIF([.O97];&quot;&gt;0&quot;)=4" office:value-type="boolean" office:boolean-value="false" calcext:value-type="boolean">
            <text:p>FALSO</text:p>
          </table:table-cell>
        </table:table-row>
        <table:table-row table:style-name="ro1">
          <table:table-cell table:number-columns-repeated="7"/>
          <table:table-cell table:formula="of:=MAX([.F94:.F98])" office:value-type="float" office:value="0" calcext:value-type="float">
            <text:p>0</text:p>
          </table:table-cell>
          <table:table-cell table:number-columns-repeated="2"/>
          <table:table-cell table:formula="of:=MAX([.I94:.I98])" office:value-type="float" office:value="0" calcext:value-type="float">
            <text:p>0</text:p>
          </table:table-cell>
          <table:table-cell table:number-columns-repeated="2"/>
          <table:table-cell table:formula="of:=MAX([.L94:.L98])" office:value-type="float" office:value="0" calcext:value-type="float">
            <text:p>0</text:p>
          </table:table-cell>
          <table:table-cell table:number-columns-repeated="2"/>
          <table:table-cell table:formula="of:=MAX([.O94:.O98])" office:value-type="float" office:value="0" calcext:value-type="float">
            <text:p>0</text:p>
          </table:table-cell>
          <table:table-cell table:formula="of:=COUNTIF([.F98];&quot;&gt;0&quot;)+COUNTIF([.I98];&quot;&gt;0&quot;)+COUNTIF([.L98];&quot;&gt;0&quot;)+COUNTIF([.O98];&quot;&gt;0&quot;)=4" office:value-type="boolean" office:boolean-value="false" calcext:value-type="boolean">
            <text:p>FALSO</text:p>
          </table:table-cell>
        </table:table-row>
        <table:table-row table:style-name="ro1">
          <table:table-cell table:number-columns-repeated="6"/>
          <table:table-cell table:formula="of:=MAX([.F97:.F99])" office:value-type="float" office:value="0" calcext:value-type="float">
            <text:p>0</text:p>
          </table:table-cell>
          <table:table-cell table:number-columns-repeated="2"/>
          <table:table-cell table:formula="of:=MAX([.I97:.I99])" office:value-type="float" office:value="0" calcext:value-type="float">
            <text:p>0</text:p>
          </table:table-cell>
          <table:table-cell table:number-columns-repeated="2"/>
          <table:table-cell table:formula="of:=MAX([.L97:.L99])" office:value-type="float" office:value="0" calcext:value-type="float">
            <text:p>0</text:p>
          </table:table-cell>
          <table:table-cell table:number-columns-repeated="2"/>
          <table:table-cell table:formula="of:=MAX([.O97:.O99])" office:value-type="float" office:value="0" calcext:value-type="float">
            <text:p>0</text:p>
          </table:table-cell>
          <table:table-cell/>
          <table:table-cell table:formula="of:=COUNTIF([.F99];&quot;&gt;0&quot;)+COUNTIF([.I99];&quot;&gt;0&quot;)+COUNTIF([.L99];&quot;&gt;0&quot;)+COUNTIF([.O99];&quot;&gt;0&quot;)=4" office:value-type="boolean" office:boolean-value="false" calcext:value-type="boolean">
            <text:p>FALSO</text:p>
          </table:table-cell>
        </table:table-row>
        <table:table-row table:style-name="ro1">
          <table:table-cell table:number-columns-repeated="17"/>
          <table:table-cell table:formula="of:=COUNTIF([.F100];&quot;&gt;0&quot;)+COUNTIF([.I100];&quot;&gt;0&quot;)+COUNTIF([.L100];&quot;&gt;0&quot;)+COUNTIF([.O100];&quot;&gt;0&quot;)=4" office:value-type="boolean" office:boolean-value="false" calcext:value-type="boolean">
            <text:p>FALSO</text:p>
          </table:table-cell>
        </table:table-row>
        <table:table-row table:style-name="ro1">
          <table:table-cell table:number-columns-repeated="17"/>
          <table:table-cell table:formula="of:=COUNTIF([.F101];&quot;&gt;0&quot;)+COUNTIF([.I101];&quot;&gt;0&quot;)+COUNTIF([.L101];&quot;&gt;0&quot;)+COUNTIF([.O101];&quot;&gt;0&quot;)=4" office:value-type="boolean" office:boolean-value="false" calcext:value-type="boolean">
            <text:p>FALSO</text:p>
          </table:table-cell>
        </table:table-row>
        <table:table-row table:style-name="ro1">
          <table:table-cell table:number-columns-repeated="6"/>
          <table:table-cell table:formula="of:=MAX([.F100:.F102])" office:value-type="float" office:value="0" calcext:value-type="float">
            <text:p>0</text:p>
          </table:table-cell>
          <table:table-cell table:number-columns-repeated="2"/>
          <table:table-cell table:formula="of:=MAX([.I100:.I102])" office:value-type="float" office:value="0" calcext:value-type="float">
            <text:p>0</text:p>
          </table:table-cell>
          <table:table-cell table:number-columns-repeated="2"/>
          <table:table-cell table:formula="of:=MAX([.L100:.L102])" office:value-type="float" office:value="0" calcext:value-type="float">
            <text:p>0</text:p>
          </table:table-cell>
          <table:table-cell table:number-columns-repeated="2"/>
          <table:table-cell table:formula="of:=MAX([.O100:.O102])" office:value-type="float" office:value="0" calcext:value-type="float">
            <text:p>0</text:p>
          </table:table-cell>
          <table:table-cell/>
          <table:table-cell table:formula="of:=COUNTIF([.F102];&quot;&gt;0&quot;)+COUNTIF([.I102];&quot;&gt;0&quot;)+COUNTIF([.L102];&quot;&gt;0&quot;)+COUNTIF([.O102];&quot;&gt;0&quot;)=4" office:value-type="boolean" office:boolean-value="false" calcext:value-type="boolean">
            <text:p>FALSO</text:p>
          </table:table-cell>
        </table:table-row>
        <table:table-row table:style-name="ro1">
          <table:table-cell table:number-columns-repeated="7"/>
          <table:table-cell table:formula="of:=MAX([.F99:.F103])" office:value-type="float" office:value="0" calcext:value-type="float">
            <text:p>0</text:p>
          </table:table-cell>
          <table:table-cell table:number-columns-repeated="2"/>
          <table:table-cell table:formula="of:=MAX([.I99:.I103])" office:value-type="float" office:value="0" calcext:value-type="float">
            <text:p>0</text:p>
          </table:table-cell>
          <table:table-cell table:number-columns-repeated="2"/>
          <table:table-cell table:formula="of:=MAX([.L99:.L103])" office:value-type="float" office:value="0" calcext:value-type="float">
            <text:p>0</text:p>
          </table:table-cell>
          <table:table-cell table:number-columns-repeated="2"/>
          <table:table-cell table:formula="of:=MAX([.O99:.O103])" office:value-type="float" office:value="0" calcext:value-type="float">
            <text:p>0</text:p>
          </table:table-cell>
          <table:table-cell table:formula="of:=COUNTIF([.F103];&quot;&gt;0&quot;)+COUNTIF([.I103];&quot;&gt;0&quot;)+COUNTIF([.L103];&quot;&gt;0&quot;)+COUNTIF([.O103];&quot;&gt;0&quot;)=4" office:value-type="boolean" office:boolean-value="false" calcext:value-type="boolean">
            <text:p>FALSO</text:p>
          </table:table-cell>
        </table:table-row>
        <table:table-row table:style-name="ro1">
          <table:table-cell table:number-columns-repeated="17"/>
          <table:table-cell table:formula="of:=COUNTIF([.F104];&quot;&gt;0&quot;)+COUNTIF([.I104];&quot;&gt;0&quot;)+COUNTIF([.L104];&quot;&gt;0&quot;)+COUNTIF([.O104];&quot;&gt;0&quot;)=4" office:value-type="boolean" office:boolean-value="false" calcext:value-type="boolean">
            <text:p>FALSO</text:p>
          </table:table-cell>
        </table:table-row>
        <table:table-row table:style-name="ro1">
          <table:table-cell table:number-columns-repeated="6"/>
          <table:table-cell table:formula="of:=MAX([.F103:.F105])" office:value-type="float" office:value="0" calcext:value-type="float">
            <text:p>0</text:p>
          </table:table-cell>
          <table:table-cell table:number-columns-repeated="2"/>
          <table:table-cell table:formula="of:=MAX([.I103:.I105])" office:value-type="float" office:value="0" calcext:value-type="float">
            <text:p>0</text:p>
          </table:table-cell>
          <table:table-cell table:number-columns-repeated="2"/>
          <table:table-cell table:formula="of:=MAX([.L103:.L105])" office:value-type="float" office:value="0" calcext:value-type="float">
            <text:p>0</text:p>
          </table:table-cell>
          <table:table-cell table:number-columns-repeated="2"/>
          <table:table-cell table:formula="of:=MAX([.O103:.O105])" office:value-type="float" office:value="0" calcext:value-type="float">
            <text:p>0</text:p>
          </table:table-cell>
          <table:table-cell/>
          <table:table-cell table:formula="of:=COUNTIF([.F105];&quot;&gt;0&quot;)+COUNTIF([.I105];&quot;&gt;0&quot;)+COUNTIF([.L105];&quot;&gt;0&quot;)+COUNTIF([.O105];&quot;&gt;0&quot;)=4" office:value-type="boolean" office:boolean-value="false" calcext:value-type="boolean">
            <text:p>FALSO</text:p>
          </table:table-cell>
        </table:table-row>
        <table:table-row table:style-name="ro1">
          <table:table-cell table:number-columns-repeated="17"/>
          <table:table-cell table:formula="of:=COUNTIF([.F106];&quot;&gt;0&quot;)+COUNTIF([.I106];&quot;&gt;0&quot;)+COUNTIF([.L106];&quot;&gt;0&quot;)+COUNTIF([.O106];&quot;&gt;0&quot;)=4" office:value-type="boolean" office:boolean-value="false" calcext:value-type="boolean">
            <text:p>FALSO</text:p>
          </table:table-cell>
        </table:table-row>
        <table:table-row table:style-name="ro1">
          <table:table-cell table:number-columns-repeated="17"/>
          <table:table-cell table:formula="of:=COUNTIF([.F107];&quot;&gt;0&quot;)+COUNTIF([.I107];&quot;&gt;0&quot;)+COUNTIF([.L107];&quot;&gt;0&quot;)+COUNTIF([.O107];&quot;&gt;0&quot;)=4" office:value-type="boolean" office:boolean-value="false" calcext:value-type="boolean">
            <text:p>FALSO</text:p>
          </table:table-cell>
        </table:table-row>
        <table:table-row table:style-name="ro1">
          <table:table-cell table:number-columns-repeated="6"/>
          <table:table-cell table:formula="of:=MAX([.F106:.F108])" office:value-type="float" office:value="0" calcext:value-type="float">
            <text:p>0</text:p>
          </table:table-cell>
          <table:table-cell table:formula="of:=MAX([.F104:.F108])" office:value-type="float" office:value="0" calcext:value-type="float">
            <text:p>0</text:p>
          </table:table-cell>
          <table:table-cell/>
          <table:table-cell table:formula="of:=MAX([.I106:.I108])" office:value-type="float" office:value="0" calcext:value-type="float">
            <text:p>0</text:p>
          </table:table-cell>
          <table:table-cell table:formula="of:=MAX([.I104:.I108])" office:value-type="float" office:value="0" calcext:value-type="float">
            <text:p>0</text:p>
          </table:table-cell>
          <table:table-cell/>
          <table:table-cell table:formula="of:=MAX([.L106:.L108])" office:value-type="float" office:value="0" calcext:value-type="float">
            <text:p>0</text:p>
          </table:table-cell>
          <table:table-cell table:formula="of:=MAX([.L104:.L108])" office:value-type="float" office:value="0" calcext:value-type="float">
            <text:p>0</text:p>
          </table:table-cell>
          <table:table-cell/>
          <table:table-cell table:formula="of:=MAX([.O106:.O108])" office:value-type="float" office:value="0" calcext:value-type="float">
            <text:p>0</text:p>
          </table:table-cell>
          <table:table-cell table:formula="of:=MAX([.O104:.O108])" office:value-type="float" office:value="0" calcext:value-type="float">
            <text:p>0</text:p>
          </table:table-cell>
          <table:table-cell table:formula="of:=COUNTIF([.F108];&quot;&gt;0&quot;)+COUNTIF([.I108];&quot;&gt;0&quot;)+COUNTIF([.L108];&quot;&gt;0&quot;)+COUNTIF([.O108];&quot;&gt;0&quot;)=4" office:value-type="boolean" office:boolean-value="false" calcext:value-type="boolean">
            <text:p>FALSO</text:p>
          </table:table-cell>
        </table:table-row>
        <table:table-row table:style-name="ro1">
          <table:table-cell table:number-columns-repeated="17"/>
          <table:table-cell table:formula="of:=COUNTIF([.F109];&quot;&gt;0&quot;)+COUNTIF([.I109];&quot;&gt;0&quot;)+COUNTIF([.L109];&quot;&gt;0&quot;)+COUNTIF([.O109];&quot;&gt;0&quot;)=4" office:value-type="boolean" office:boolean-value="false" calcext:value-type="boolean">
            <text:p>FALSO</text:p>
          </table:table-cell>
        </table:table-row>
        <table:table-row table:style-name="ro1">
          <table:table-cell table:number-columns-repeated="17"/>
          <table:table-cell table:formula="of:=COUNTIF([.F110];&quot;&gt;0&quot;)+COUNTIF([.I110];&quot;&gt;0&quot;)+COUNTIF([.L110];&quot;&gt;0&quot;)+COUNTIF([.O110];&quot;&gt;0&quot;)=4" office:value-type="boolean" office:boolean-value="false" calcext:value-type="boolean">
            <text:p>FALSO</text:p>
          </table:table-cell>
        </table:table-row>
        <table:table-row table:style-name="ro1">
          <table:table-cell table:number-columns-repeated="6"/>
          <table:table-cell table:formula="of:=MAX([.F109:.F111])" office:value-type="float" office:value="0" calcext:value-type="float">
            <text:p>0</text:p>
          </table:table-cell>
          <table:table-cell table:number-columns-repeated="2"/>
          <table:table-cell table:formula="of:=MAX([.I109:.I111])" office:value-type="float" office:value="0" calcext:value-type="float">
            <text:p>0</text:p>
          </table:table-cell>
          <table:table-cell table:number-columns-repeated="2"/>
          <table:table-cell table:formula="of:=MAX([.L109:.L111])" office:value-type="float" office:value="0" calcext:value-type="float">
            <text:p>0</text:p>
          </table:table-cell>
          <table:table-cell table:number-columns-repeated="2"/>
          <table:table-cell table:formula="of:=MAX([.O109:.O111])" office:value-type="float" office:value="0" calcext:value-type="float">
            <text:p>0</text:p>
          </table:table-cell>
          <table:table-cell/>
          <table:table-cell table:formula="of:=COUNTIF([.F111];&quot;&gt;0&quot;)+COUNTIF([.I111];&quot;&gt;0&quot;)+COUNTIF([.L111];&quot;&gt;0&quot;)+COUNTIF([.O111];&quot;&gt;0&quot;)=4" office:value-type="boolean" office:boolean-value="false" calcext:value-type="boolean">
            <text:p>FALSO</text:p>
          </table:table-cell>
        </table:table-row>
        <table:table-row table:style-name="ro1">
          <table:table-cell table:number-columns-repeated="17"/>
          <table:table-cell table:formula="of:=COUNTIF([.F112];&quot;&gt;0&quot;)+COUNTIF([.I112];&quot;&gt;0&quot;)+COUNTIF([.L112];&quot;&gt;0&quot;)+COUNTIF([.O112];&quot;&gt;0&quot;)=4" office:value-type="boolean" office:boolean-value="false" calcext:value-type="boolean">
            <text:p>FALSO</text:p>
          </table:table-cell>
        </table:table-row>
        <table:table-row table:style-name="ro1">
          <table:table-cell table:number-columns-repeated="7"/>
          <table:table-cell table:formula="of:=MAX([.F109:.F113])" office:value-type="float" office:value="0" calcext:value-type="float">
            <text:p>0</text:p>
          </table:table-cell>
          <table:table-cell table:number-columns-repeated="2"/>
          <table:table-cell table:formula="of:=MAX([.I109:.I113])" office:value-type="float" office:value="0" calcext:value-type="float">
            <text:p>0</text:p>
          </table:table-cell>
          <table:table-cell table:number-columns-repeated="2"/>
          <table:table-cell table:formula="of:=MAX([.L109:.L113])" office:value-type="float" office:value="0" calcext:value-type="float">
            <text:p>0</text:p>
          </table:table-cell>
          <table:table-cell table:number-columns-repeated="2"/>
          <table:table-cell table:formula="of:=MAX([.O109:.O113])" office:value-type="float" office:value="0" calcext:value-type="float">
            <text:p>0</text:p>
          </table:table-cell>
          <table:table-cell table:formula="of:=COUNTIF([.F113];&quot;&gt;0&quot;)+COUNTIF([.I113];&quot;&gt;0&quot;)+COUNTIF([.L113];&quot;&gt;0&quot;)+COUNTIF([.O113];&quot;&gt;0&quot;)=4" office:value-type="boolean" office:boolean-value="false" calcext:value-type="boolean">
            <text:p>FALSO</text:p>
          </table:table-cell>
        </table:table-row>
        <table:table-row table:style-name="ro1">
          <table:table-cell table:number-columns-repeated="6"/>
          <table:table-cell table:formula="of:=MAX([.F112:.F114])" office:value-type="float" office:value="0" calcext:value-type="float">
            <text:p>0</text:p>
          </table:table-cell>
          <table:table-cell table:number-columns-repeated="2"/>
          <table:table-cell table:formula="of:=MAX([.I112:.I114])" office:value-type="float" office:value="0" calcext:value-type="float">
            <text:p>0</text:p>
          </table:table-cell>
          <table:table-cell table:number-columns-repeated="2"/>
          <table:table-cell table:formula="of:=MAX([.L112:.L114])" office:value-type="float" office:value="0" calcext:value-type="float">
            <text:p>0</text:p>
          </table:table-cell>
          <table:table-cell table:number-columns-repeated="2"/>
          <table:table-cell table:formula="of:=MAX([.O112:.O114])" office:value-type="float" office:value="0" calcext:value-type="float">
            <text:p>0</text:p>
          </table:table-cell>
          <table:table-cell/>
          <table:table-cell table:formula="of:=COUNTIF([.F114];&quot;&gt;0&quot;)+COUNTIF([.I114];&quot;&gt;0&quot;)+COUNTIF([.L114];&quot;&gt;0&quot;)+COUNTIF([.O114];&quot;&gt;0&quot;)=4" office:value-type="boolean" office:boolean-value="false" calcext:value-type="boolean">
            <text:p>FALSO</text:p>
          </table:table-cell>
        </table:table-row>
        <table:table-row table:style-name="ro1">
          <table:table-cell table:number-columns-repeated="17"/>
          <table:table-cell table:formula="of:=COUNTIF([.F115];&quot;&gt;0&quot;)+COUNTIF([.I115];&quot;&gt;0&quot;)+COUNTIF([.L115];&quot;&gt;0&quot;)+COUNTIF([.O115];&quot;&gt;0&quot;)=4" office:value-type="boolean" office:boolean-value="false" calcext:value-type="boolean">
            <text:p>FALSO</text:p>
          </table:table-cell>
        </table:table-row>
        <table:table-row table:style-name="ro1">
          <table:table-cell table:number-columns-repeated="17"/>
          <table:table-cell table:formula="of:=COUNTIF([.F116];&quot;&gt;0&quot;)+COUNTIF([.I116];&quot;&gt;0&quot;)+COUNTIF([.L116];&quot;&gt;0&quot;)+COUNTIF([.O116];&quot;&gt;0&quot;)=4" office:value-type="boolean" office:boolean-value="false" calcext:value-type="boolean">
            <text:p>FALSO</text:p>
          </table:table-cell>
        </table:table-row>
        <table:table-row table:style-name="ro1">
          <table:table-cell table:number-columns-repeated="6"/>
          <table:table-cell table:formula="of:=MAX([.F115:.F117])" office:value-type="float" office:value="0" calcext:value-type="float">
            <text:p>0</text:p>
          </table:table-cell>
          <table:table-cell table:number-columns-repeated="2"/>
          <table:table-cell table:formula="of:=MAX([.I115:.I117])" office:value-type="float" office:value="0" calcext:value-type="float">
            <text:p>0</text:p>
          </table:table-cell>
          <table:table-cell table:number-columns-repeated="2"/>
          <table:table-cell table:formula="of:=MAX([.L115:.L117])" office:value-type="float" office:value="0" calcext:value-type="float">
            <text:p>0</text:p>
          </table:table-cell>
          <table:table-cell table:number-columns-repeated="2"/>
          <table:table-cell table:formula="of:=MAX([.O115:.O117])" office:value-type="float" office:value="0" calcext:value-type="float">
            <text:p>0</text:p>
          </table:table-cell>
          <table:table-cell/>
          <table:table-cell table:formula="of:=COUNTIF([.F117];&quot;&gt;0&quot;)+COUNTIF([.I117];&quot;&gt;0&quot;)+COUNTIF([.L117];&quot;&gt;0&quot;)+COUNTIF([.O117];&quot;&gt;0&quot;)=4" office:value-type="boolean" office:boolean-value="false" calcext:value-type="boolean">
            <text:p>FALSO</text:p>
          </table:table-cell>
        </table:table-row>
        <table:table-row table:style-name="ro1">
          <table:table-cell table:number-columns-repeated="7"/>
          <table:table-cell table:formula="of:=MAX([.F114:.F118])" office:value-type="float" office:value="0" calcext:value-type="float">
            <text:p>0</text:p>
          </table:table-cell>
          <table:table-cell table:number-columns-repeated="2"/>
          <table:table-cell table:formula="of:=MAX([.I114:.I118])" office:value-type="float" office:value="0" calcext:value-type="float">
            <text:p>0</text:p>
          </table:table-cell>
          <table:table-cell table:number-columns-repeated="2"/>
          <table:table-cell table:formula="of:=MAX([.L114:.L118])" office:value-type="float" office:value="0" calcext:value-type="float">
            <text:p>0</text:p>
          </table:table-cell>
          <table:table-cell table:number-columns-repeated="2"/>
          <table:table-cell table:formula="of:=MAX([.O114:.O118])" office:value-type="float" office:value="0" calcext:value-type="float">
            <text:p>0</text:p>
          </table:table-cell>
          <table:table-cell table:formula="of:=COUNTIF([.F118];&quot;&gt;0&quot;)+COUNTIF([.I118];&quot;&gt;0&quot;)+COUNTIF([.L118];&quot;&gt;0&quot;)+COUNTIF([.O118];&quot;&gt;0&quot;)=4" office:value-type="boolean" office:boolean-value="false" calcext:value-type="boolean">
            <text:p>FALSO</text:p>
          </table:table-cell>
        </table:table-row>
        <table:table-row table:style-name="ro1">
          <table:table-cell table:number-columns-repeated="17"/>
          <table:table-cell table:formula="of:=COUNTIF([.F119];&quot;&gt;0&quot;)+COUNTIF([.I119];&quot;&gt;0&quot;)+COUNTIF([.L119];&quot;&gt;0&quot;)+COUNTIF([.O119];&quot;&gt;0&quot;)=4" office:value-type="boolean" office:boolean-value="false" calcext:value-type="boolean">
            <text:p>FALSO</text:p>
          </table:table-cell>
        </table:table-row>
        <table:table-row table:style-name="ro1">
          <table:table-cell table:number-columns-repeated="6"/>
          <table:table-cell table:formula="of:=MAX([.F118:.F120])" office:value-type="float" office:value="0" calcext:value-type="float">
            <text:p>0</text:p>
          </table:table-cell>
          <table:table-cell table:number-columns-repeated="2"/>
          <table:table-cell table:formula="of:=MAX([.I118:.I120])" office:value-type="float" office:value="0" calcext:value-type="float">
            <text:p>0</text:p>
          </table:table-cell>
          <table:table-cell table:number-columns-repeated="2"/>
          <table:table-cell table:formula="of:=MAX([.L118:.L120])" office:value-type="float" office:value="0" calcext:value-type="float">
            <text:p>0</text:p>
          </table:table-cell>
          <table:table-cell table:number-columns-repeated="2"/>
          <table:table-cell table:formula="of:=MAX([.O118:.O120])" office:value-type="float" office:value="0" calcext:value-type="float">
            <text:p>0</text:p>
          </table:table-cell>
          <table:table-cell/>
          <table:table-cell table:formula="of:=COUNTIF([.F120];&quot;&gt;0&quot;)+COUNTIF([.I120];&quot;&gt;0&quot;)+COUNTIF([.L120];&quot;&gt;0&quot;)+COUNTIF([.O120];&quot;&gt;0&quot;)=4" office:value-type="boolean" office:boolean-value="false" calcext:value-type="boolean">
            <text:p>FALSO</text:p>
          </table:table-cell>
        </table:table-row>
        <table:table-row table:style-name="ro1">
          <table:table-cell table:number-columns-repeated="17"/>
          <table:table-cell table:formula="of:=COUNTIF([.F121];&quot;&gt;0&quot;)+COUNTIF([.I121];&quot;&gt;0&quot;)+COUNTIF([.L121];&quot;&gt;0&quot;)+COUNTIF([.O121];&quot;&gt;0&quot;)=4" office:value-type="boolean" office:boolean-value="false" calcext:value-type="boolean">
            <text:p>FALSO</text:p>
          </table:table-cell>
        </table:table-row>
        <table:table-row table:style-name="ro1">
          <table:table-cell table:number-columns-repeated="17"/>
          <table:table-cell table:formula="of:=COUNTIF([.F122];&quot;&gt;0&quot;)+COUNTIF([.I122];&quot;&gt;0&quot;)+COUNTIF([.L122];&quot;&gt;0&quot;)+COUNTIF([.O122];&quot;&gt;0&quot;)=4" office:value-type="boolean" office:boolean-value="false" calcext:value-type="boolean">
            <text:p>FALSO</text:p>
          </table:table-cell>
        </table:table-row>
        <table:table-row table:style-name="ro1">
          <table:table-cell table:number-columns-repeated="6"/>
          <table:table-cell table:formula="of:=MAX([.F121:.F123])" office:value-type="float" office:value="0" calcext:value-type="float">
            <text:p>0</text:p>
          </table:table-cell>
          <table:table-cell table:formula="of:=MAX([.F119:.F123])" office:value-type="float" office:value="0" calcext:value-type="float">
            <text:p>0</text:p>
          </table:table-cell>
          <table:table-cell/>
          <table:table-cell table:formula="of:=MAX([.I121:.I123])" office:value-type="float" office:value="0" calcext:value-type="float">
            <text:p>0</text:p>
          </table:table-cell>
          <table:table-cell table:formula="of:=MAX([.I119:.I123])" office:value-type="float" office:value="0" calcext:value-type="float">
            <text:p>0</text:p>
          </table:table-cell>
          <table:table-cell/>
          <table:table-cell table:formula="of:=MAX([.L121:.L123])" office:value-type="float" office:value="0" calcext:value-type="float">
            <text:p>0</text:p>
          </table:table-cell>
          <table:table-cell table:formula="of:=MAX([.L119:.L123])" office:value-type="float" office:value="0" calcext:value-type="float">
            <text:p>0</text:p>
          </table:table-cell>
          <table:table-cell/>
          <table:table-cell table:formula="of:=MAX([.O121:.O123])" office:value-type="float" office:value="0" calcext:value-type="float">
            <text:p>0</text:p>
          </table:table-cell>
          <table:table-cell table:formula="of:=MAX([.O119:.O123])" office:value-type="float" office:value="0" calcext:value-type="float">
            <text:p>0</text:p>
          </table:table-cell>
          <table:table-cell table:formula="of:=COUNTIF([.F123];&quot;&gt;0&quot;)+COUNTIF([.I123];&quot;&gt;0&quot;)+COUNTIF([.L123];&quot;&gt;0&quot;)+COUNTIF([.O123];&quot;&gt;0&quot;)=4" office:value-type="boolean" office:boolean-value="false" calcext:value-type="boolean">
            <text:p>FALSO</text:p>
          </table:table-cell>
        </table:table-row>
        <table:table-row table:style-name="ro1">
          <table:table-cell table:number-columns-repeated="17"/>
          <table:table-cell table:formula="of:=COUNTIF([.F124];&quot;&gt;0&quot;)+COUNTIF([.I124];&quot;&gt;0&quot;)+COUNTIF([.L124];&quot;&gt;0&quot;)+COUNTIF([.O124];&quot;&gt;0&quot;)=4" office:value-type="boolean" office:boolean-value="false" calcext:value-type="boolean">
            <text:p>FALSO</text:p>
          </table:table-cell>
        </table:table-row>
        <table:table-row table:style-name="ro1">
          <table:table-cell table:number-columns-repeated="17"/>
          <table:table-cell table:formula="of:=COUNTIF([.F125];&quot;&gt;0&quot;)+COUNTIF([.I125];&quot;&gt;0&quot;)+COUNTIF([.L125];&quot;&gt;0&quot;)+COUNTIF([.O125];&quot;&gt;0&quot;)=4" office:value-type="boolean" office:boolean-value="false" calcext:value-type="boolean">
            <text:p>FALSO</text:p>
          </table:table-cell>
        </table:table-row>
        <table:table-row table:style-name="ro1">
          <table:table-cell table:number-columns-repeated="6"/>
          <table:table-cell table:formula="of:=MAX([.F124:.F126])" office:value-type="float" office:value="0" calcext:value-type="float">
            <text:p>0</text:p>
          </table:table-cell>
          <table:table-cell table:number-columns-repeated="2"/>
          <table:table-cell table:formula="of:=MAX([.I124:.I126])" office:value-type="float" office:value="0" calcext:value-type="float">
            <text:p>0</text:p>
          </table:table-cell>
          <table:table-cell table:number-columns-repeated="2"/>
          <table:table-cell table:formula="of:=MAX([.L124:.L126])" office:value-type="float" office:value="0" calcext:value-type="float">
            <text:p>0</text:p>
          </table:table-cell>
          <table:table-cell table:number-columns-repeated="2"/>
          <table:table-cell table:formula="of:=MAX([.O124:.O126])" office:value-type="float" office:value="0" calcext:value-type="float">
            <text:p>0</text:p>
          </table:table-cell>
          <table:table-cell/>
          <table:table-cell table:formula="of:=COUNTIF([.F126];&quot;&gt;0&quot;)+COUNTIF([.I126];&quot;&gt;0&quot;)+COUNTIF([.L126];&quot;&gt;0&quot;)+COUNTIF([.O126];&quot;&gt;0&quot;)=4" office:value-type="boolean" office:boolean-value="false" calcext:value-type="boolean">
            <text:p>FALSO</text:p>
          </table:table-cell>
        </table:table-row>
        <table:table-row table:style-name="ro1">
          <table:table-cell table:number-columns-repeated="17"/>
          <table:table-cell table:formula="of:=COUNTIF([.F127];&quot;&gt;0&quot;)+COUNTIF([.I127];&quot;&gt;0&quot;)+COUNTIF([.L127];&quot;&gt;0&quot;)+COUNTIF([.O127];&quot;&gt;0&quot;)=4" office:value-type="boolean" office:boolean-value="false" calcext:value-type="boolean">
            <text:p>FALSO</text:p>
          </table:table-cell>
        </table:table-row>
        <table:table-row table:style-name="ro1">
          <table:table-cell table:number-columns-repeated="7"/>
          <table:table-cell table:formula="of:=MAX([.F124:.F128])" office:value-type="float" office:value="0" calcext:value-type="float">
            <text:p>0</text:p>
          </table:table-cell>
          <table:table-cell table:number-columns-repeated="2"/>
          <table:table-cell table:formula="of:=MAX([.I124:.I128])" office:value-type="float" office:value="0" calcext:value-type="float">
            <text:p>0</text:p>
          </table:table-cell>
          <table:table-cell table:number-columns-repeated="2"/>
          <table:table-cell table:formula="of:=MAX([.L124:.L128])" office:value-type="float" office:value="0" calcext:value-type="float">
            <text:p>0</text:p>
          </table:table-cell>
          <table:table-cell table:number-columns-repeated="2"/>
          <table:table-cell table:formula="of:=MAX([.O124:.O128])" office:value-type="float" office:value="0" calcext:value-type="float">
            <text:p>0</text:p>
          </table:table-cell>
          <table:table-cell table:formula="of:=COUNTIF([.F128];&quot;&gt;0&quot;)+COUNTIF([.I128];&quot;&gt;0&quot;)+COUNTIF([.L128];&quot;&gt;0&quot;)+COUNTIF([.O128];&quot;&gt;0&quot;)=4" office:value-type="boolean" office:boolean-value="false" calcext:value-type="boolean">
            <text:p>FALSO</text:p>
          </table:table-cell>
        </table:table-row>
        <table:table-row table:style-name="ro1">
          <table:table-cell table:number-columns-repeated="6"/>
          <table:table-cell table:formula="of:=MAX([.F127:.F129])" office:value-type="float" office:value="0" calcext:value-type="float">
            <text:p>0</text:p>
          </table:table-cell>
          <table:table-cell table:number-columns-repeated="2"/>
          <table:table-cell table:formula="of:=MAX([.I127:.I129])" office:value-type="float" office:value="0" calcext:value-type="float">
            <text:p>0</text:p>
          </table:table-cell>
          <table:table-cell table:number-columns-repeated="2"/>
          <table:table-cell table:formula="of:=MAX([.L127:.L129])" office:value-type="float" office:value="0" calcext:value-type="float">
            <text:p>0</text:p>
          </table:table-cell>
          <table:table-cell table:number-columns-repeated="2"/>
          <table:table-cell table:formula="of:=MAX([.O127:.O129])" office:value-type="float" office:value="0" calcext:value-type="float">
            <text:p>0</text:p>
          </table:table-cell>
          <table:table-cell/>
          <table:table-cell table:formula="of:=COUNTIF([.F129];&quot;&gt;0&quot;)+COUNTIF([.I129];&quot;&gt;0&quot;)+COUNTIF([.L129];&quot;&gt;0&quot;)+COUNTIF([.O129];&quot;&gt;0&quot;)=4" office:value-type="boolean" office:boolean-value="false" calcext:value-type="boolean">
            <text:p>FALSO</text:p>
          </table:table-cell>
        </table:table-row>
        <table:table-row table:style-name="ro1">
          <table:table-cell table:number-columns-repeated="17"/>
          <table:table-cell table:formula="of:=COUNTIF([.F130];&quot;&gt;0&quot;)+COUNTIF([.I130];&quot;&gt;0&quot;)+COUNTIF([.L130];&quot;&gt;0&quot;)+COUNTIF([.O130];&quot;&gt;0&quot;)=4" office:value-type="boolean" office:boolean-value="false" calcext:value-type="boolean">
            <text:p>FALSO</text:p>
          </table:table-cell>
        </table:table-row>
        <table:table-row table:style-name="ro1">
          <table:table-cell table:number-columns-repeated="17"/>
          <table:table-cell table:formula="of:=COUNTIF([.F131];&quot;&gt;0&quot;)+COUNTIF([.I131];&quot;&gt;0&quot;)+COUNTIF([.L131];&quot;&gt;0&quot;)+COUNTIF([.O131];&quot;&gt;0&quot;)=4" office:value-type="boolean" office:boolean-value="false" calcext:value-type="boolean">
            <text:p>FALSO</text:p>
          </table:table-cell>
        </table:table-row>
        <table:table-row table:style-name="ro1">
          <table:table-cell table:number-columns-repeated="6"/>
          <table:table-cell table:formula="of:=MAX([.F130:.F132])" office:value-type="float" office:value="0" calcext:value-type="float">
            <text:p>0</text:p>
          </table:table-cell>
          <table:table-cell table:number-columns-repeated="2"/>
          <table:table-cell table:formula="of:=MAX([.I130:.I132])" office:value-type="float" office:value="0" calcext:value-type="float">
            <text:p>0</text:p>
          </table:table-cell>
          <table:table-cell table:number-columns-repeated="2"/>
          <table:table-cell table:formula="of:=MAX([.L130:.L132])" office:value-type="float" office:value="0" calcext:value-type="float">
            <text:p>0</text:p>
          </table:table-cell>
          <table:table-cell table:number-columns-repeated="2"/>
          <table:table-cell table:formula="of:=MAX([.O130:.O132])" office:value-type="float" office:value="0" calcext:value-type="float">
            <text:p>0</text:p>
          </table:table-cell>
          <table:table-cell/>
          <table:table-cell table:formula="of:=COUNTIF([.F132];&quot;&gt;0&quot;)+COUNTIF([.I132];&quot;&gt;0&quot;)+COUNTIF([.L132];&quot;&gt;0&quot;)+COUNTIF([.O132];&quot;&gt;0&quot;)=4" office:value-type="boolean" office:boolean-value="false" calcext:value-type="boolean">
            <text:p>FALSO</text:p>
          </table:table-cell>
        </table:table-row>
        <table:table-row table:style-name="ro1">
          <table:table-cell table:number-columns-repeated="7"/>
          <table:table-cell table:formula="of:=MAX([.F129:.F133])" office:value-type="float" office:value="0" calcext:value-type="float">
            <text:p>0</text:p>
          </table:table-cell>
          <table:table-cell table:number-columns-repeated="2"/>
          <table:table-cell table:formula="of:=MAX([.I129:.I133])" office:value-type="float" office:value="0" calcext:value-type="float">
            <text:p>0</text:p>
          </table:table-cell>
          <table:table-cell table:number-columns-repeated="2"/>
          <table:table-cell table:formula="of:=MAX([.L129:.L133])" office:value-type="float" office:value="0" calcext:value-type="float">
            <text:p>0</text:p>
          </table:table-cell>
          <table:table-cell table:number-columns-repeated="2"/>
          <table:table-cell table:formula="of:=MAX([.O129:.O133])" office:value-type="float" office:value="0" calcext:value-type="float">
            <text:p>0</text:p>
          </table:table-cell>
          <table:table-cell table:formula="of:=COUNTIF([.F133];&quot;&gt;0&quot;)+COUNTIF([.I133];&quot;&gt;0&quot;)+COUNTIF([.L133];&quot;&gt;0&quot;)+COUNTIF([.O133];&quot;&gt;0&quot;)=4" office:value-type="boolean" office:boolean-value="false" calcext:value-type="boolean">
            <text:p>FALSO</text:p>
          </table:table-cell>
        </table:table-row>
        <table:table-row table:style-name="ro1">
          <table:table-cell table:number-columns-repeated="17"/>
          <table:table-cell table:formula="of:=COUNTIF([.F134];&quot;&gt;0&quot;)+COUNTIF([.I134];&quot;&gt;0&quot;)+COUNTIF([.L134];&quot;&gt;0&quot;)+COUNTIF([.O134];&quot;&gt;0&quot;)=4" office:value-type="boolean" office:boolean-value="false" calcext:value-type="boolean">
            <text:p>FALSO</text:p>
          </table:table-cell>
        </table:table-row>
        <table:table-row table:style-name="ro1">
          <table:table-cell table:number-columns-repeated="6"/>
          <table:table-cell table:formula="of:=MAX([.F133:.F135])" office:value-type="float" office:value="0" calcext:value-type="float">
            <text:p>0</text:p>
          </table:table-cell>
          <table:table-cell table:number-columns-repeated="2"/>
          <table:table-cell table:formula="of:=MAX([.I133:.I135])" office:value-type="float" office:value="0" calcext:value-type="float">
            <text:p>0</text:p>
          </table:table-cell>
          <table:table-cell table:number-columns-repeated="2"/>
          <table:table-cell table:formula="of:=MAX([.L133:.L135])" office:value-type="float" office:value="0" calcext:value-type="float">
            <text:p>0</text:p>
          </table:table-cell>
          <table:table-cell table:number-columns-repeated="2"/>
          <table:table-cell table:formula="of:=MAX([.O133:.O135])" office:value-type="float" office:value="0" calcext:value-type="float">
            <text:p>0</text:p>
          </table:table-cell>
          <table:table-cell/>
          <table:table-cell table:formula="of:=COUNTIF([.F135];&quot;&gt;0&quot;)+COUNTIF([.I135];&quot;&gt;0&quot;)+COUNTIF([.L135];&quot;&gt;0&quot;)+COUNTIF([.O135];&quot;&gt;0&quot;)=4" office:value-type="boolean" office:boolean-value="false" calcext:value-type="boolean">
            <text:p>FALSO</text:p>
          </table:table-cell>
        </table:table-row>
        <table:table-row table:style-name="ro1">
          <table:table-cell table:number-columns-repeated="17"/>
          <table:table-cell table:formula="of:=COUNTIF([.F136];&quot;&gt;0&quot;)+COUNTIF([.I136];&quot;&gt;0&quot;)+COUNTIF([.L136];&quot;&gt;0&quot;)+COUNTIF([.O136];&quot;&gt;0&quot;)=4" office:value-type="boolean" office:boolean-value="false" calcext:value-type="boolean">
            <text:p>FALSO</text:p>
          </table:table-cell>
        </table:table-row>
        <table:table-row table:style-name="ro1">
          <table:table-cell table:number-columns-repeated="17"/>
          <table:table-cell table:formula="of:=COUNTIF([.F137];&quot;&gt;0&quot;)+COUNTIF([.I137];&quot;&gt;0&quot;)+COUNTIF([.L137];&quot;&gt;0&quot;)+COUNTIF([.O137];&quot;&gt;0&quot;)=4" office:value-type="boolean" office:boolean-value="false" calcext:value-type="boolean">
            <text:p>FALSO</text:p>
          </table:table-cell>
        </table:table-row>
        <table:table-row table:style-name="ro1">
          <table:table-cell table:number-columns-repeated="6"/>
          <table:table-cell table:formula="of:=MAX([.F136:.F138])" office:value-type="float" office:value="0" calcext:value-type="float">
            <text:p>0</text:p>
          </table:table-cell>
          <table:table-cell table:formula="of:=MAX([.F134:.F138])" office:value-type="float" office:value="0" calcext:value-type="float">
            <text:p>0</text:p>
          </table:table-cell>
          <table:table-cell/>
          <table:table-cell table:formula="of:=MAX([.I136:.I138])" office:value-type="float" office:value="0" calcext:value-type="float">
            <text:p>0</text:p>
          </table:table-cell>
          <table:table-cell table:formula="of:=MAX([.I134:.I138])" office:value-type="float" office:value="0" calcext:value-type="float">
            <text:p>0</text:p>
          </table:table-cell>
          <table:table-cell/>
          <table:table-cell table:formula="of:=MAX([.L136:.L138])" office:value-type="float" office:value="0" calcext:value-type="float">
            <text:p>0</text:p>
          </table:table-cell>
          <table:table-cell table:formula="of:=MAX([.L134:.L138])" office:value-type="float" office:value="0" calcext:value-type="float">
            <text:p>0</text:p>
          </table:table-cell>
          <table:table-cell/>
          <table:table-cell table:formula="of:=MAX([.O136:.O138])" office:value-type="float" office:value="0" calcext:value-type="float">
            <text:p>0</text:p>
          </table:table-cell>
          <table:table-cell table:formula="of:=MAX([.O134:.O138])" office:value-type="float" office:value="0" calcext:value-type="float">
            <text:p>0</text:p>
          </table:table-cell>
          <table:table-cell table:formula="of:=COUNTIF([.F138];&quot;&gt;0&quot;)+COUNTIF([.I138];&quot;&gt;0&quot;)+COUNTIF([.L138];&quot;&gt;0&quot;)+COUNTIF([.O138];&quot;&gt;0&quot;)=4" office:value-type="boolean" office:boolean-value="false" calcext:value-type="boolean">
            <text:p>FALSO</text:p>
          </table:table-cell>
        </table:table-row>
        <table:table-row table:style-name="ro1">
          <table:table-cell table:number-columns-repeated="17"/>
          <table:table-cell table:formula="of:=COUNTIF([.F139];&quot;&gt;0&quot;)+COUNTIF([.I139];&quot;&gt;0&quot;)+COUNTIF([.L139];&quot;&gt;0&quot;)+COUNTIF([.O139];&quot;&gt;0&quot;)=4" office:value-type="boolean" office:boolean-value="false" calcext:value-type="boolean">
            <text:p>FALSO</text:p>
          </table:table-cell>
        </table:table-row>
        <table:table-row table:style-name="ro1">
          <table:table-cell table:number-columns-repeated="17"/>
          <table:table-cell table:formula="of:=COUNTIF([.F140];&quot;&gt;0&quot;)+COUNTIF([.I140];&quot;&gt;0&quot;)+COUNTIF([.L140];&quot;&gt;0&quot;)+COUNTIF([.O140];&quot;&gt;0&quot;)=4" office:value-type="boolean" office:boolean-value="false" calcext:value-type="boolean">
            <text:p>FALSO</text:p>
          </table:table-cell>
        </table:table-row>
        <table:table-row table:style-name="ro1">
          <table:table-cell table:number-columns-repeated="6"/>
          <table:table-cell table:formula="of:=MAX([.F139:.F141])" office:value-type="float" office:value="0" calcext:value-type="float">
            <text:p>0</text:p>
          </table:table-cell>
          <table:table-cell table:number-columns-repeated="2"/>
          <table:table-cell table:formula="of:=MAX([.I139:.I141])" office:value-type="float" office:value="0" calcext:value-type="float">
            <text:p>0</text:p>
          </table:table-cell>
          <table:table-cell table:number-columns-repeated="2"/>
          <table:table-cell table:formula="of:=MAX([.L139:.L141])" office:value-type="float" office:value="0" calcext:value-type="float">
            <text:p>0</text:p>
          </table:table-cell>
          <table:table-cell table:number-columns-repeated="2"/>
          <table:table-cell table:formula="of:=MAX([.O139:.O141])" office:value-type="float" office:value="0" calcext:value-type="float">
            <text:p>0</text:p>
          </table:table-cell>
          <table:table-cell/>
          <table:table-cell table:formula="of:=COUNTIF([.F141];&quot;&gt;0&quot;)+COUNTIF([.I141];&quot;&gt;0&quot;)+COUNTIF([.L141];&quot;&gt;0&quot;)+COUNTIF([.O141];&quot;&gt;0&quot;)=4" office:value-type="boolean" office:boolean-value="false" calcext:value-type="boolean">
            <text:p>FALSO</text:p>
          </table:table-cell>
        </table:table-row>
        <table:table-row table:style-name="ro1">
          <table:table-cell table:number-columns-repeated="17"/>
          <table:table-cell table:formula="of:=COUNTIF([.F142];&quot;&gt;0&quot;)+COUNTIF([.I142];&quot;&gt;0&quot;)+COUNTIF([.L142];&quot;&gt;0&quot;)+COUNTIF([.O142];&quot;&gt;0&quot;)=4" office:value-type="boolean" office:boolean-value="false" calcext:value-type="boolean">
            <text:p>FALSO</text:p>
          </table:table-cell>
        </table:table-row>
        <table:table-row table:style-name="ro1">
          <table:table-cell table:number-columns-repeated="7"/>
          <table:table-cell table:formula="of:=MAX([.F139:.F143])" office:value-type="float" office:value="0" calcext:value-type="float">
            <text:p>0</text:p>
          </table:table-cell>
          <table:table-cell table:number-columns-repeated="2"/>
          <table:table-cell table:formula="of:=MAX([.I139:.I143])" office:value-type="float" office:value="0" calcext:value-type="float">
            <text:p>0</text:p>
          </table:table-cell>
          <table:table-cell table:number-columns-repeated="2"/>
          <table:table-cell table:formula="of:=MAX([.L139:.L143])" office:value-type="float" office:value="0" calcext:value-type="float">
            <text:p>0</text:p>
          </table:table-cell>
          <table:table-cell table:number-columns-repeated="2"/>
          <table:table-cell table:formula="of:=MAX([.O139:.O143])" office:value-type="float" office:value="0" calcext:value-type="float">
            <text:p>0</text:p>
          </table:table-cell>
          <table:table-cell table:formula="of:=COUNTIF([.F143];&quot;&gt;0&quot;)+COUNTIF([.I143];&quot;&gt;0&quot;)+COUNTIF([.L143];&quot;&gt;0&quot;)+COUNTIF([.O143];&quot;&gt;0&quot;)=4" office:value-type="boolean" office:boolean-value="false" calcext:value-type="boolean">
            <text:p>FALSO</text:p>
          </table:table-cell>
        </table:table-row>
        <table:table-row table:style-name="ro1">
          <table:table-cell table:number-columns-repeated="6"/>
          <table:table-cell table:formula="of:=MAX([.F142:.F144])" office:value-type="float" office:value="0" calcext:value-type="float">
            <text:p>0</text:p>
          </table:table-cell>
          <table:table-cell table:number-columns-repeated="2"/>
          <table:table-cell table:formula="of:=MAX([.I142:.I144])" office:value-type="float" office:value="0" calcext:value-type="float">
            <text:p>0</text:p>
          </table:table-cell>
          <table:table-cell table:number-columns-repeated="2"/>
          <table:table-cell table:formula="of:=MAX([.L142:.L144])" office:value-type="float" office:value="0" calcext:value-type="float">
            <text:p>0</text:p>
          </table:table-cell>
          <table:table-cell table:number-columns-repeated="2"/>
          <table:table-cell table:formula="of:=MAX([.O142:.O144])" office:value-type="float" office:value="0" calcext:value-type="float">
            <text:p>0</text:p>
          </table:table-cell>
          <table:table-cell/>
          <table:table-cell table:formula="of:=COUNTIF([.F144];&quot;&gt;0&quot;)+COUNTIF([.I144];&quot;&gt;0&quot;)+COUNTIF([.L144];&quot;&gt;0&quot;)+COUNTIF([.O144];&quot;&gt;0&quot;)=4" office:value-type="boolean" office:boolean-value="false" calcext:value-type="boolean">
            <text:p>FALSO</text:p>
          </table:table-cell>
        </table:table-row>
        <table:table-row table:style-name="ro1">
          <table:table-cell table:number-columns-repeated="17"/>
          <table:table-cell table:formula="of:=COUNTIF([.F145];&quot;&gt;0&quot;)+COUNTIF([.I145];&quot;&gt;0&quot;)+COUNTIF([.L145];&quot;&gt;0&quot;)+COUNTIF([.O145];&quot;&gt;0&quot;)=4" office:value-type="boolean" office:boolean-value="false" calcext:value-type="boolean">
            <text:p>FALSO</text:p>
          </table:table-cell>
        </table:table-row>
        <table:table-row table:style-name="ro1">
          <table:table-cell table:number-columns-repeated="17"/>
          <table:table-cell table:formula="of:=COUNTIF([.F146];&quot;&gt;0&quot;)+COUNTIF([.I146];&quot;&gt;0&quot;)+COUNTIF([.L146];&quot;&gt;0&quot;)+COUNTIF([.O146];&quot;&gt;0&quot;)=4" office:value-type="boolean" office:boolean-value="false" calcext:value-type="boolean">
            <text:p>FALSO</text:p>
          </table:table-cell>
        </table:table-row>
        <table:table-row table:style-name="ro1">
          <table:table-cell table:number-columns-repeated="6"/>
          <table:table-cell table:formula="of:=MAX([.F145:.F147])" office:value-type="float" office:value="0" calcext:value-type="float">
            <text:p>0</text:p>
          </table:table-cell>
          <table:table-cell table:number-columns-repeated="2"/>
          <table:table-cell table:formula="of:=MAX([.I145:.I147])" office:value-type="float" office:value="0" calcext:value-type="float">
            <text:p>0</text:p>
          </table:table-cell>
          <table:table-cell table:number-columns-repeated="2"/>
          <table:table-cell table:formula="of:=MAX([.L145:.L147])" office:value-type="float" office:value="0" calcext:value-type="float">
            <text:p>0</text:p>
          </table:table-cell>
          <table:table-cell table:number-columns-repeated="2"/>
          <table:table-cell table:formula="of:=MAX([.O145:.O147])" office:value-type="float" office:value="0" calcext:value-type="float">
            <text:p>0</text:p>
          </table:table-cell>
          <table:table-cell/>
          <table:table-cell table:formula="of:=COUNTIF([.F147];&quot;&gt;0&quot;)+COUNTIF([.I147];&quot;&gt;0&quot;)+COUNTIF([.L147];&quot;&gt;0&quot;)+COUNTIF([.O147];&quot;&gt;0&quot;)=4" office:value-type="boolean" office:boolean-value="false" calcext:value-type="boolean">
            <text:p>FALSO</text:p>
          </table:table-cell>
        </table:table-row>
        <table:table-row table:style-name="ro1">
          <table:table-cell table:number-columns-repeated="7"/>
          <table:table-cell table:formula="of:=MAX([.F144:.F148])" office:value-type="float" office:value="0" calcext:value-type="float">
            <text:p>0</text:p>
          </table:table-cell>
          <table:table-cell table:number-columns-repeated="2"/>
          <table:table-cell table:formula="of:=MAX([.I144:.I148])" office:value-type="float" office:value="0" calcext:value-type="float">
            <text:p>0</text:p>
          </table:table-cell>
          <table:table-cell table:number-columns-repeated="2"/>
          <table:table-cell table:formula="of:=MAX([.L144:.L148])" office:value-type="float" office:value="0" calcext:value-type="float">
            <text:p>0</text:p>
          </table:table-cell>
          <table:table-cell table:number-columns-repeated="2"/>
          <table:table-cell table:formula="of:=MAX([.O144:.O148])" office:value-type="float" office:value="0" calcext:value-type="float">
            <text:p>0</text:p>
          </table:table-cell>
          <table:table-cell table:formula="of:=COUNTIF([.F148];&quot;&gt;0&quot;)+COUNTIF([.I148];&quot;&gt;0&quot;)+COUNTIF([.L148];&quot;&gt;0&quot;)+COUNTIF([.O148];&quot;&gt;0&quot;)=4" office:value-type="boolean" office:boolean-value="false" calcext:value-type="boolean">
            <text:p>FALSO</text:p>
          </table:table-cell>
        </table:table-row>
        <table:table-row table:style-name="ro1">
          <table:table-cell table:number-columns-repeated="17"/>
          <table:table-cell table:formula="of:=COUNTIF([.F149];&quot;&gt;0&quot;)+COUNTIF([.I149];&quot;&gt;0&quot;)+COUNTIF([.L149];&quot;&gt;0&quot;)+COUNTIF([.O149];&quot;&gt;0&quot;)=4" office:value-type="boolean" office:boolean-value="false" calcext:value-type="boolean">
            <text:p>FALSO</text:p>
          </table:table-cell>
        </table:table-row>
        <table:table-row table:style-name="ro1">
          <table:table-cell table:number-columns-repeated="6"/>
          <table:table-cell table:formula="of:=MAX([.F148:.F150])" office:value-type="float" office:value="0" calcext:value-type="float">
            <text:p>0</text:p>
          </table:table-cell>
          <table:table-cell table:number-columns-repeated="2"/>
          <table:table-cell table:formula="of:=MAX([.I148:.I150])" office:value-type="float" office:value="0" calcext:value-type="float">
            <text:p>0</text:p>
          </table:table-cell>
          <table:table-cell table:number-columns-repeated="2"/>
          <table:table-cell table:formula="of:=MAX([.L148:.L150])" office:value-type="float" office:value="0" calcext:value-type="float">
            <text:p>0</text:p>
          </table:table-cell>
          <table:table-cell table:number-columns-repeated="2"/>
          <table:table-cell table:formula="of:=MAX([.O148:.O150])" office:value-type="float" office:value="0" calcext:value-type="float">
            <text:p>0</text:p>
          </table:table-cell>
          <table:table-cell/>
          <table:table-cell table:formula="of:=COUNTIF([.F150];&quot;&gt;0&quot;)+COUNTIF([.I150];&quot;&gt;0&quot;)+COUNTIF([.L150];&quot;&gt;0&quot;)+COUNTIF([.O150];&quot;&gt;0&quot;)=4" office:value-type="boolean" office:boolean-value="false" calcext:value-type="boolean">
            <text:p>FALSO</text:p>
          </table:table-cell>
        </table:table-row>
        <table:table-row table:style-name="ro1">
          <table:table-cell table:number-columns-repeated="17"/>
          <table:table-cell table:formula="of:=COUNTIF([.F151];&quot;&gt;0&quot;)+COUNTIF([.I151];&quot;&gt;0&quot;)+COUNTIF([.L151];&quot;&gt;0&quot;)+COUNTIF([.O151];&quot;&gt;0&quot;)=4" office:value-type="boolean" office:boolean-value="false" calcext:value-type="boolean">
            <text:p>FALSO</text:p>
          </table:table-cell>
        </table:table-row>
        <table:table-row table:style-name="ro1">
          <table:table-cell table:number-columns-repeated="17"/>
          <table:table-cell table:formula="of:=COUNTIF([.F152];&quot;&gt;0&quot;)+COUNTIF([.I152];&quot;&gt;0&quot;)+COUNTIF([.L152];&quot;&gt;0&quot;)+COUNTIF([.O152];&quot;&gt;0&quot;)=4" office:value-type="boolean" office:boolean-value="false" calcext:value-type="boolean">
            <text:p>FALSO</text:p>
          </table:table-cell>
        </table:table-row>
        <table:table-row table:style-name="ro1">
          <table:table-cell table:number-columns-repeated="6"/>
          <table:table-cell table:formula="of:=MAX([.F151:.F153])" office:value-type="float" office:value="0" calcext:value-type="float">
            <text:p>0</text:p>
          </table:table-cell>
          <table:table-cell table:formula="of:=MAX([.F149:.F153])" office:value-type="float" office:value="0" calcext:value-type="float">
            <text:p>0</text:p>
          </table:table-cell>
          <table:table-cell/>
          <table:table-cell table:formula="of:=MAX([.I151:.I153])" office:value-type="float" office:value="0" calcext:value-type="float">
            <text:p>0</text:p>
          </table:table-cell>
          <table:table-cell table:formula="of:=MAX([.I149:.I153])" office:value-type="float" office:value="0" calcext:value-type="float">
            <text:p>0</text:p>
          </table:table-cell>
          <table:table-cell/>
          <table:table-cell table:formula="of:=MAX([.L151:.L153])" office:value-type="float" office:value="0" calcext:value-type="float">
            <text:p>0</text:p>
          </table:table-cell>
          <table:table-cell table:formula="of:=MAX([.L149:.L153])" office:value-type="float" office:value="0" calcext:value-type="float">
            <text:p>0</text:p>
          </table:table-cell>
          <table:table-cell/>
          <table:table-cell table:formula="of:=MAX([.O151:.O153])" office:value-type="float" office:value="0" calcext:value-type="float">
            <text:p>0</text:p>
          </table:table-cell>
          <table:table-cell table:formula="of:=MAX([.O149:.O153])" office:value-type="float" office:value="0" calcext:value-type="float">
            <text:p>0</text:p>
          </table:table-cell>
          <table:table-cell table:formula="of:=COUNTIF([.F153];&quot;&gt;0&quot;)+COUNTIF([.I153];&quot;&gt;0&quot;)+COUNTIF([.L153];&quot;&gt;0&quot;)+COUNTIF([.O153];&quot;&gt;0&quot;)=4" office:value-type="boolean" office:boolean-value="false" calcext:value-type="boolean">
            <text:p>FALSO</text:p>
          </table:table-cell>
        </table:table-row>
        <table:table-row table:style-name="ro1">
          <table:table-cell table:number-columns-repeated="17"/>
          <table:table-cell table:formula="of:=COUNTIF([.F154];&quot;&gt;0&quot;)+COUNTIF([.I154];&quot;&gt;0&quot;)+COUNTIF([.L154];&quot;&gt;0&quot;)+COUNTIF([.O154];&quot;&gt;0&quot;)=4" office:value-type="boolean" office:boolean-value="false" calcext:value-type="boolean">
            <text:p>FALSO</text:p>
          </table:table-cell>
        </table:table-row>
        <table:table-row table:style-name="ro1">
          <table:table-cell table:number-columns-repeated="17"/>
          <table:table-cell table:formula="of:=COUNTIF([.F155];&quot;&gt;0&quot;)+COUNTIF([.I155];&quot;&gt;0&quot;)+COUNTIF([.L155];&quot;&gt;0&quot;)+COUNTIF([.O155];&quot;&gt;0&quot;)=4" office:value-type="boolean" office:boolean-value="false" calcext:value-type="boolean">
            <text:p>FALSO</text:p>
          </table:table-cell>
        </table:table-row>
        <table:table-row table:style-name="ro1">
          <table:table-cell table:number-columns-repeated="6"/>
          <table:table-cell table:formula="of:=MAX([.F154:.F156])" office:value-type="float" office:value="0" calcext:value-type="float">
            <text:p>0</text:p>
          </table:table-cell>
          <table:table-cell table:number-columns-repeated="2"/>
          <table:table-cell table:formula="of:=MAX([.I154:.I156])" office:value-type="float" office:value="0" calcext:value-type="float">
            <text:p>0</text:p>
          </table:table-cell>
          <table:table-cell table:number-columns-repeated="2"/>
          <table:table-cell table:formula="of:=MAX([.L154:.L156])" office:value-type="float" office:value="0" calcext:value-type="float">
            <text:p>0</text:p>
          </table:table-cell>
          <table:table-cell table:number-columns-repeated="2"/>
          <table:table-cell table:formula="of:=MAX([.O154:.O156])" office:value-type="float" office:value="0" calcext:value-type="float">
            <text:p>0</text:p>
          </table:table-cell>
          <table:table-cell/>
          <table:table-cell table:formula="of:=COUNTIF([.F156];&quot;&gt;0&quot;)+COUNTIF([.I156];&quot;&gt;0&quot;)+COUNTIF([.L156];&quot;&gt;0&quot;)+COUNTIF([.O156];&quot;&gt;0&quot;)=4" office:value-type="boolean" office:boolean-value="false" calcext:value-type="boolean">
            <text:p>FALSO</text:p>
          </table:table-cell>
        </table:table-row>
        <table:table-row table:style-name="ro1">
          <table:table-cell table:number-columns-repeated="17"/>
          <table:table-cell table:formula="of:=COUNTIF([.F157];&quot;&gt;0&quot;)+COUNTIF([.I157];&quot;&gt;0&quot;)+COUNTIF([.L157];&quot;&gt;0&quot;)+COUNTIF([.O157];&quot;&gt;0&quot;)=4" office:value-type="boolean" office:boolean-value="false" calcext:value-type="boolean">
            <text:p>FALSO</text:p>
          </table:table-cell>
        </table:table-row>
        <table:table-row table:style-name="ro1">
          <table:table-cell table:number-columns-repeated="7"/>
          <table:table-cell table:formula="of:=MAX([.F154:.F158])" office:value-type="float" office:value="0" calcext:value-type="float">
            <text:p>0</text:p>
          </table:table-cell>
          <table:table-cell table:number-columns-repeated="2"/>
          <table:table-cell table:formula="of:=MAX([.I154:.I158])" office:value-type="float" office:value="0" calcext:value-type="float">
            <text:p>0</text:p>
          </table:table-cell>
          <table:table-cell table:number-columns-repeated="2"/>
          <table:table-cell table:formula="of:=MAX([.L154:.L158])" office:value-type="float" office:value="0" calcext:value-type="float">
            <text:p>0</text:p>
          </table:table-cell>
          <table:table-cell table:number-columns-repeated="2"/>
          <table:table-cell table:formula="of:=MAX([.O154:.O158])" office:value-type="float" office:value="0" calcext:value-type="float">
            <text:p>0</text:p>
          </table:table-cell>
          <table:table-cell table:formula="of:=COUNTIF([.F158];&quot;&gt;0&quot;)+COUNTIF([.I158];&quot;&gt;0&quot;)+COUNTIF([.L158];&quot;&gt;0&quot;)+COUNTIF([.O158];&quot;&gt;0&quot;)=4" office:value-type="boolean" office:boolean-value="false" calcext:value-type="boolean">
            <text:p>FALSO</text:p>
          </table:table-cell>
        </table:table-row>
        <table:table-row table:style-name="ro1">
          <table:table-cell table:number-columns-repeated="6"/>
          <table:table-cell table:formula="of:=MAX([.F157:.F159])" office:value-type="float" office:value="0" calcext:value-type="float">
            <text:p>0</text:p>
          </table:table-cell>
          <table:table-cell table:number-columns-repeated="2"/>
          <table:table-cell table:formula="of:=MAX([.I157:.I159])" office:value-type="float" office:value="0" calcext:value-type="float">
            <text:p>0</text:p>
          </table:table-cell>
          <table:table-cell table:number-columns-repeated="2"/>
          <table:table-cell table:formula="of:=MAX([.L157:.L159])" office:value-type="float" office:value="0" calcext:value-type="float">
            <text:p>0</text:p>
          </table:table-cell>
          <table:table-cell table:number-columns-repeated="2"/>
          <table:table-cell table:formula="of:=MAX([.O157:.O159])" office:value-type="float" office:value="0" calcext:value-type="float">
            <text:p>0</text:p>
          </table:table-cell>
          <table:table-cell/>
          <table:table-cell table:formula="of:=COUNTIF([.F159];&quot;&gt;0&quot;)+COUNTIF([.I159];&quot;&gt;0&quot;)+COUNTIF([.L159];&quot;&gt;0&quot;)+COUNTIF([.O159];&quot;&gt;0&quot;)=4" office:value-type="boolean" office:boolean-value="false" calcext:value-type="boolean">
            <text:p>FALSO</text:p>
          </table:table-cell>
        </table:table-row>
        <table:table-row table:style-name="ro1">
          <table:table-cell table:number-columns-repeated="17"/>
          <table:table-cell table:formula="of:=COUNTIF([.F160];&quot;&gt;0&quot;)+COUNTIF([.I160];&quot;&gt;0&quot;)+COUNTIF([.L160];&quot;&gt;0&quot;)+COUNTIF([.O160];&quot;&gt;0&quot;)=4" office:value-type="boolean" office:boolean-value="false" calcext:value-type="boolean">
            <text:p>FALSO</text:p>
          </table:table-cell>
        </table:table-row>
        <table:table-row table:style-name="ro1">
          <table:table-cell table:number-columns-repeated="17"/>
          <table:table-cell table:formula="of:=COUNTIF([.F161];&quot;&gt;0&quot;)+COUNTIF([.I161];&quot;&gt;0&quot;)+COUNTIF([.L161];&quot;&gt;0&quot;)+COUNTIF([.O161];&quot;&gt;0&quot;)=4" office:value-type="boolean" office:boolean-value="false" calcext:value-type="boolean">
            <text:p>FALSO</text:p>
          </table:table-cell>
        </table:table-row>
        <table:table-row table:style-name="ro1">
          <table:table-cell table:number-columns-repeated="6"/>
          <table:table-cell table:formula="of:=MAX([.F160:.F162])" office:value-type="float" office:value="0" calcext:value-type="float">
            <text:p>0</text:p>
          </table:table-cell>
          <table:table-cell table:number-columns-repeated="2"/>
          <table:table-cell table:formula="of:=MAX([.I160:.I162])" office:value-type="float" office:value="0" calcext:value-type="float">
            <text:p>0</text:p>
          </table:table-cell>
          <table:table-cell table:number-columns-repeated="2"/>
          <table:table-cell table:formula="of:=MAX([.L160:.L162])" office:value-type="float" office:value="0" calcext:value-type="float">
            <text:p>0</text:p>
          </table:table-cell>
          <table:table-cell table:number-columns-repeated="2"/>
          <table:table-cell table:formula="of:=MAX([.O160:.O162])" office:value-type="float" office:value="0" calcext:value-type="float">
            <text:p>0</text:p>
          </table:table-cell>
          <table:table-cell/>
          <table:table-cell table:formula="of:=COUNTIF([.F162];&quot;&gt;0&quot;)+COUNTIF([.I162];&quot;&gt;0&quot;)+COUNTIF([.L162];&quot;&gt;0&quot;)+COUNTIF([.O162];&quot;&gt;0&quot;)=4" office:value-type="boolean" office:boolean-value="false" calcext:value-type="boolean">
            <text:p>FALSO</text:p>
          </table:table-cell>
        </table:table-row>
        <table:table-row table:style-name="ro1">
          <table:table-cell table:number-columns-repeated="7"/>
          <table:table-cell table:formula="of:=MAX([.F159:.F163])" office:value-type="float" office:value="0" calcext:value-type="float">
            <text:p>0</text:p>
          </table:table-cell>
          <table:table-cell table:number-columns-repeated="2"/>
          <table:table-cell table:formula="of:=MAX([.I159:.I163])" office:value-type="float" office:value="0" calcext:value-type="float">
            <text:p>0</text:p>
          </table:table-cell>
          <table:table-cell table:number-columns-repeated="2"/>
          <table:table-cell table:formula="of:=MAX([.L159:.L163])" office:value-type="float" office:value="0" calcext:value-type="float">
            <text:p>0</text:p>
          </table:table-cell>
          <table:table-cell table:number-columns-repeated="2"/>
          <table:table-cell table:formula="of:=MAX([.O159:.O163])" office:value-type="float" office:value="0" calcext:value-type="float">
            <text:p>0</text:p>
          </table:table-cell>
          <table:table-cell table:formula="of:=COUNTIF([.F163];&quot;&gt;0&quot;)+COUNTIF([.I163];&quot;&gt;0&quot;)+COUNTIF([.L163];&quot;&gt;0&quot;)+COUNTIF([.O163];&quot;&gt;0&quot;)=4" office:value-type="boolean" office:boolean-value="false" calcext:value-type="boolean">
            <text:p>FALSO</text:p>
          </table:table-cell>
        </table:table-row>
        <table:table-row table:style-name="ro1">
          <table:table-cell table:number-columns-repeated="17"/>
          <table:table-cell table:formula="of:=COUNTIF([.F164];&quot;&gt;0&quot;)+COUNTIF([.I164];&quot;&gt;0&quot;)+COUNTIF([.L164];&quot;&gt;0&quot;)+COUNTIF([.O164];&quot;&gt;0&quot;)=4" office:value-type="boolean" office:boolean-value="false" calcext:value-type="boolean">
            <text:p>FALSO</text:p>
          </table:table-cell>
        </table:table-row>
        <table:table-row table:style-name="ro1">
          <table:table-cell table:number-columns-repeated="6"/>
          <table:table-cell table:formula="of:=MAX([.F163:.F165])" office:value-type="float" office:value="0" calcext:value-type="float">
            <text:p>0</text:p>
          </table:table-cell>
          <table:table-cell table:number-columns-repeated="2"/>
          <table:table-cell table:formula="of:=MAX([.I163:.I165])" office:value-type="float" office:value="0" calcext:value-type="float">
            <text:p>0</text:p>
          </table:table-cell>
          <table:table-cell table:number-columns-repeated="2"/>
          <table:table-cell table:formula="of:=MAX([.L163:.L165])" office:value-type="float" office:value="0" calcext:value-type="float">
            <text:p>0</text:p>
          </table:table-cell>
          <table:table-cell table:number-columns-repeated="2"/>
          <table:table-cell table:formula="of:=MAX([.O163:.O165])" office:value-type="float" office:value="0" calcext:value-type="float">
            <text:p>0</text:p>
          </table:table-cell>
          <table:table-cell/>
          <table:table-cell table:formula="of:=COUNTIF([.F165];&quot;&gt;0&quot;)+COUNTIF([.I165];&quot;&gt;0&quot;)+COUNTIF([.L165];&quot;&gt;0&quot;)+COUNTIF([.O165];&quot;&gt;0&quot;)=4" office:value-type="boolean" office:boolean-value="false" calcext:value-type="boolean">
            <text:p>FALSO</text:p>
          </table:table-cell>
        </table:table-row>
        <table:table-row table:style-name="ro1">
          <table:table-cell table:number-columns-repeated="17"/>
          <table:table-cell table:formula="of:=COUNTIF([.F166];&quot;&gt;0&quot;)+COUNTIF([.I166];&quot;&gt;0&quot;)+COUNTIF([.L166];&quot;&gt;0&quot;)+COUNTIF([.O166];&quot;&gt;0&quot;)=4" office:value-type="boolean" office:boolean-value="false" calcext:value-type="boolean">
            <text:p>FALSO</text:p>
          </table:table-cell>
        </table:table-row>
        <table:table-row table:style-name="ro1">
          <table:table-cell table:number-columns-repeated="17"/>
          <table:table-cell table:formula="of:=COUNTIF([.F167];&quot;&gt;0&quot;)+COUNTIF([.I167];&quot;&gt;0&quot;)+COUNTIF([.L167];&quot;&gt;0&quot;)+COUNTIF([.O167];&quot;&gt;0&quot;)=4" office:value-type="boolean" office:boolean-value="false" calcext:value-type="boolean">
            <text:p>FALSO</text:p>
          </table:table-cell>
        </table:table-row>
        <table:table-row table:style-name="ro1">
          <table:table-cell table:number-columns-repeated="6"/>
          <table:table-cell table:formula="of:=MAX([.F166:.F168])" office:value-type="float" office:value="0" calcext:value-type="float">
            <text:p>0</text:p>
          </table:table-cell>
          <table:table-cell table:formula="of:=MAX([.F164:.F168])" office:value-type="float" office:value="0" calcext:value-type="float">
            <text:p>0</text:p>
          </table:table-cell>
          <table:table-cell/>
          <table:table-cell table:formula="of:=MAX([.I166:.I168])" office:value-type="float" office:value="0" calcext:value-type="float">
            <text:p>0</text:p>
          </table:table-cell>
          <table:table-cell table:formula="of:=MAX([.I164:.I168])" office:value-type="float" office:value="0" calcext:value-type="float">
            <text:p>0</text:p>
          </table:table-cell>
          <table:table-cell/>
          <table:table-cell table:formula="of:=MAX([.L166:.L168])" office:value-type="float" office:value="0" calcext:value-type="float">
            <text:p>0</text:p>
          </table:table-cell>
          <table:table-cell table:formula="of:=MAX([.L164:.L168])" office:value-type="float" office:value="0" calcext:value-type="float">
            <text:p>0</text:p>
          </table:table-cell>
          <table:table-cell/>
          <table:table-cell table:formula="of:=MAX([.O166:.O168])" office:value-type="float" office:value="0" calcext:value-type="float">
            <text:p>0</text:p>
          </table:table-cell>
          <table:table-cell table:formula="of:=MAX([.O164:.O168])" office:value-type="float" office:value="0" calcext:value-type="float">
            <text:p>0</text:p>
          </table:table-cell>
          <table:table-cell table:formula="of:=COUNTIF([.F168];&quot;&gt;0&quot;)+COUNTIF([.I168];&quot;&gt;0&quot;)+COUNTIF([.L168];&quot;&gt;0&quot;)+COUNTIF([.O168];&quot;&gt;0&quot;)=4" office:value-type="boolean" office:boolean-value="false" calcext:value-type="boolean">
            <text:p>FALSO</text:p>
          </table:table-cell>
        </table:table-row>
        <table:table-row table:style-name="ro1">
          <table:table-cell table:number-columns-repeated="17"/>
          <table:table-cell table:formula="of:=COUNTIF([.F169];&quot;&gt;0&quot;)+COUNTIF([.I169];&quot;&gt;0&quot;)+COUNTIF([.L169];&quot;&gt;0&quot;)+COUNTIF([.O169];&quot;&gt;0&quot;)=4" office:value-type="boolean" office:boolean-value="false" calcext:value-type="boolean">
            <text:p>FALSO</text:p>
          </table:table-cell>
        </table:table-row>
        <table:table-row table:style-name="ro1">
          <table:table-cell table:number-columns-repeated="17"/>
          <table:table-cell table:formula="of:=COUNTIF([.F170];&quot;&gt;0&quot;)+COUNTIF([.I170];&quot;&gt;0&quot;)+COUNTIF([.L170];&quot;&gt;0&quot;)+COUNTIF([.O170];&quot;&gt;0&quot;)=4" office:value-type="boolean" office:boolean-value="false" calcext:value-type="boolean">
            <text:p>FALSO</text:p>
          </table:table-cell>
        </table:table-row>
        <table:table-row table:style-name="ro1">
          <table:table-cell table:number-columns-repeated="6"/>
          <table:table-cell table:formula="of:=MAX([.F169:.F171])" office:value-type="float" office:value="0" calcext:value-type="float">
            <text:p>0</text:p>
          </table:table-cell>
          <table:table-cell table:number-columns-repeated="2"/>
          <table:table-cell table:formula="of:=MAX([.I169:.I171])" office:value-type="float" office:value="0" calcext:value-type="float">
            <text:p>0</text:p>
          </table:table-cell>
          <table:table-cell table:number-columns-repeated="2"/>
          <table:table-cell table:formula="of:=MAX([.L169:.L171])" office:value-type="float" office:value="0" calcext:value-type="float">
            <text:p>0</text:p>
          </table:table-cell>
          <table:table-cell table:number-columns-repeated="2"/>
          <table:table-cell table:formula="of:=MAX([.O169:.O171])" office:value-type="float" office:value="0" calcext:value-type="float">
            <text:p>0</text:p>
          </table:table-cell>
          <table:table-cell/>
          <table:table-cell table:formula="of:=COUNTIF([.F171];&quot;&gt;0&quot;)+COUNTIF([.I171];&quot;&gt;0&quot;)+COUNTIF([.L171];&quot;&gt;0&quot;)+COUNTIF([.O171];&quot;&gt;0&quot;)=4" office:value-type="boolean" office:boolean-value="false" calcext:value-type="boolean">
            <text:p>FALSO</text:p>
          </table:table-cell>
        </table:table-row>
        <table:table-row table:style-name="ro1">
          <table:table-cell table:number-columns-repeated="17"/>
          <table:table-cell table:formula="of:=COUNTIF([.F172];&quot;&gt;0&quot;)+COUNTIF([.I172];&quot;&gt;0&quot;)+COUNTIF([.L172];&quot;&gt;0&quot;)+COUNTIF([.O172];&quot;&gt;0&quot;)=4" office:value-type="boolean" office:boolean-value="false" calcext:value-type="boolean">
            <text:p>FALSO</text:p>
          </table:table-cell>
        </table:table-row>
        <table:table-row table:style-name="ro1">
          <table:table-cell table:number-columns-repeated="7"/>
          <table:table-cell table:formula="of:=MAX([.F169:.F173])" office:value-type="float" office:value="0" calcext:value-type="float">
            <text:p>0</text:p>
          </table:table-cell>
          <table:table-cell table:number-columns-repeated="2"/>
          <table:table-cell table:formula="of:=MAX([.I169:.I173])" office:value-type="float" office:value="0" calcext:value-type="float">
            <text:p>0</text:p>
          </table:table-cell>
          <table:table-cell table:number-columns-repeated="2"/>
          <table:table-cell table:formula="of:=MAX([.L169:.L173])" office:value-type="float" office:value="0" calcext:value-type="float">
            <text:p>0</text:p>
          </table:table-cell>
          <table:table-cell table:number-columns-repeated="2"/>
          <table:table-cell table:formula="of:=MAX([.O169:.O173])" office:value-type="float" office:value="0" calcext:value-type="float">
            <text:p>0</text:p>
          </table:table-cell>
          <table:table-cell table:formula="of:=COUNTIF([.F173];&quot;&gt;0&quot;)+COUNTIF([.I173];&quot;&gt;0&quot;)+COUNTIF([.L173];&quot;&gt;0&quot;)+COUNTIF([.O173];&quot;&gt;0&quot;)=4" office:value-type="boolean" office:boolean-value="false" calcext:value-type="boolean">
            <text:p>FALSO</text:p>
          </table:table-cell>
        </table:table-row>
        <table:table-row table:style-name="ro1">
          <table:table-cell table:number-columns-repeated="6"/>
          <table:table-cell table:formula="of:=MAX([.F172:.F174])" office:value-type="float" office:value="0" calcext:value-type="float">
            <text:p>0</text:p>
          </table:table-cell>
          <table:table-cell table:number-columns-repeated="2"/>
          <table:table-cell table:formula="of:=MAX([.I172:.I174])" office:value-type="float" office:value="0" calcext:value-type="float">
            <text:p>0</text:p>
          </table:table-cell>
          <table:table-cell table:number-columns-repeated="2"/>
          <table:table-cell table:formula="of:=MAX([.L172:.L174])" office:value-type="float" office:value="0" calcext:value-type="float">
            <text:p>0</text:p>
          </table:table-cell>
          <table:table-cell table:number-columns-repeated="2"/>
          <table:table-cell table:formula="of:=MAX([.O172:.O174])" office:value-type="float" office:value="0" calcext:value-type="float">
            <text:p>0</text:p>
          </table:table-cell>
          <table:table-cell/>
          <table:table-cell table:formula="of:=COUNTIF([.F174];&quot;&gt;0&quot;)+COUNTIF([.I174];&quot;&gt;0&quot;)+COUNTIF([.L174];&quot;&gt;0&quot;)+COUNTIF([.O174];&quot;&gt;0&quot;)=4" office:value-type="boolean" office:boolean-value="false" calcext:value-type="boolean">
            <text:p>FALSO</text:p>
          </table:table-cell>
        </table:table-row>
        <table:table-row table:style-name="ro1">
          <table:table-cell table:number-columns-repeated="17"/>
          <table:table-cell table:formula="of:=COUNTIF([.F175];&quot;&gt;0&quot;)+COUNTIF([.I175];&quot;&gt;0&quot;)+COUNTIF([.L175];&quot;&gt;0&quot;)+COUNTIF([.O175];&quot;&gt;0&quot;)=4" office:value-type="boolean" office:boolean-value="false" calcext:value-type="boolean">
            <text:p>FALSO</text:p>
          </table:table-cell>
        </table:table-row>
        <table:table-row table:style-name="ro1">
          <table:table-cell table:number-columns-repeated="17"/>
          <table:table-cell table:formula="of:=COUNTIF([.F176];&quot;&gt;0&quot;)+COUNTIF([.I176];&quot;&gt;0&quot;)+COUNTIF([.L176];&quot;&gt;0&quot;)+COUNTIF([.O176];&quot;&gt;0&quot;)=4" office:value-type="boolean" office:boolean-value="false" calcext:value-type="boolean">
            <text:p>FALSO</text:p>
          </table:table-cell>
        </table:table-row>
        <table:table-row table:style-name="ro1">
          <table:table-cell table:number-columns-repeated="6"/>
          <table:table-cell table:formula="of:=MAX([.F175:.F177])" office:value-type="float" office:value="0" calcext:value-type="float">
            <text:p>0</text:p>
          </table:table-cell>
          <table:table-cell table:number-columns-repeated="2"/>
          <table:table-cell table:formula="of:=MAX([.I175:.I177])" office:value-type="float" office:value="0" calcext:value-type="float">
            <text:p>0</text:p>
          </table:table-cell>
          <table:table-cell table:number-columns-repeated="2"/>
          <table:table-cell table:formula="of:=MAX([.L175:.L177])" office:value-type="float" office:value="0" calcext:value-type="float">
            <text:p>0</text:p>
          </table:table-cell>
          <table:table-cell table:number-columns-repeated="2"/>
          <table:table-cell table:formula="of:=MAX([.O175:.O177])" office:value-type="float" office:value="0" calcext:value-type="float">
            <text:p>0</text:p>
          </table:table-cell>
          <table:table-cell/>
          <table:table-cell table:formula="of:=COUNTIF([.F177];&quot;&gt;0&quot;)+COUNTIF([.I177];&quot;&gt;0&quot;)+COUNTIF([.L177];&quot;&gt;0&quot;)+COUNTIF([.O177];&quot;&gt;0&quot;)=4" office:value-type="boolean" office:boolean-value="false" calcext:value-type="boolean">
            <text:p>FALSO</text:p>
          </table:table-cell>
        </table:table-row>
        <table:table-row table:style-name="ro1">
          <table:table-cell table:number-columns-repeated="7"/>
          <table:table-cell table:formula="of:=MAX([.F174:.F178])" office:value-type="float" office:value="0" calcext:value-type="float">
            <text:p>0</text:p>
          </table:table-cell>
          <table:table-cell table:number-columns-repeated="2"/>
          <table:table-cell table:formula="of:=MAX([.I174:.I178])" office:value-type="float" office:value="0" calcext:value-type="float">
            <text:p>0</text:p>
          </table:table-cell>
          <table:table-cell table:number-columns-repeated="2"/>
          <table:table-cell table:formula="of:=MAX([.L174:.L178])" office:value-type="float" office:value="0" calcext:value-type="float">
            <text:p>0</text:p>
          </table:table-cell>
          <table:table-cell table:number-columns-repeated="2"/>
          <table:table-cell table:formula="of:=MAX([.O174:.O178])" office:value-type="float" office:value="0" calcext:value-type="float">
            <text:p>0</text:p>
          </table:table-cell>
          <table:table-cell table:formula="of:=COUNTIF([.F178];&quot;&gt;0&quot;)+COUNTIF([.I178];&quot;&gt;0&quot;)+COUNTIF([.L178];&quot;&gt;0&quot;)+COUNTIF([.O178];&quot;&gt;0&quot;)=4" office:value-type="boolean" office:boolean-value="false" calcext:value-type="boolean">
            <text:p>FALSO</text:p>
          </table:table-cell>
        </table:table-row>
        <table:table-row table:style-name="ro1">
          <table:table-cell table:number-columns-repeated="17"/>
          <table:table-cell table:formula="of:=COUNTIF([.F179];&quot;&gt;0&quot;)+COUNTIF([.I179];&quot;&gt;0&quot;)+COUNTIF([.L179];&quot;&gt;0&quot;)+COUNTIF([.O179];&quot;&gt;0&quot;)=4" office:value-type="boolean" office:boolean-value="false" calcext:value-type="boolean">
            <text:p>FALSO</text:p>
          </table:table-cell>
        </table:table-row>
        <table:table-row table:style-name="ro1">
          <table:table-cell table:number-columns-repeated="6"/>
          <table:table-cell table:formula="of:=MAX([.F178:.F180])" office:value-type="float" office:value="0" calcext:value-type="float">
            <text:p>0</text:p>
          </table:table-cell>
          <table:table-cell table:number-columns-repeated="2"/>
          <table:table-cell table:formula="of:=MAX([.I178:.I180])" office:value-type="float" office:value="0" calcext:value-type="float">
            <text:p>0</text:p>
          </table:table-cell>
          <table:table-cell table:number-columns-repeated="2"/>
          <table:table-cell table:formula="of:=MAX([.L178:.L180])" office:value-type="float" office:value="0" calcext:value-type="float">
            <text:p>0</text:p>
          </table:table-cell>
          <table:table-cell table:number-columns-repeated="2"/>
          <table:table-cell table:formula="of:=MAX([.O178:.O180])" office:value-type="float" office:value="0" calcext:value-type="float">
            <text:p>0</text:p>
          </table:table-cell>
          <table:table-cell/>
          <table:table-cell table:formula="of:=COUNTIF([.F180];&quot;&gt;0&quot;)+COUNTIF([.I180];&quot;&gt;0&quot;)+COUNTIF([.L180];&quot;&gt;0&quot;)+COUNTIF([.O180];&quot;&gt;0&quot;)=4" office:value-type="boolean" office:boolean-value="false" calcext:value-type="boolean">
            <text:p>FALSO</text:p>
          </table:table-cell>
        </table:table-row>
        <table:table-row table:style-name="ro1">
          <table:table-cell table:number-columns-repeated="17"/>
          <table:table-cell table:formula="of:=COUNTIF([.F181];&quot;&gt;0&quot;)+COUNTIF([.I181];&quot;&gt;0&quot;)+COUNTIF([.L181];&quot;&gt;0&quot;)+COUNTIF([.O181];&quot;&gt;0&quot;)=4" office:value-type="boolean" office:boolean-value="false" calcext:value-type="boolean">
            <text:p>FALSO</text:p>
          </table:table-cell>
        </table:table-row>
        <table:table-row table:style-name="ro1">
          <table:table-cell table:number-columns-repeated="17"/>
          <table:table-cell table:formula="of:=COUNTIF([.F182];&quot;&gt;0&quot;)+COUNTIF([.I182];&quot;&gt;0&quot;)+COUNTIF([.L182];&quot;&gt;0&quot;)+COUNTIF([.O182];&quot;&gt;0&quot;)=4" office:value-type="boolean" office:boolean-value="false" calcext:value-type="boolean">
            <text:p>FALSO</text:p>
          </table:table-cell>
        </table:table-row>
        <table:table-row table:style-name="ro1">
          <table:table-cell table:number-columns-repeated="6"/>
          <table:table-cell table:formula="of:=MAX([.F181:.F183])" office:value-type="float" office:value="0" calcext:value-type="float">
            <text:p>0</text:p>
          </table:table-cell>
          <table:table-cell table:formula="of:=MAX([.F179:.F183])" office:value-type="float" office:value="0" calcext:value-type="float">
            <text:p>0</text:p>
          </table:table-cell>
          <table:table-cell/>
          <table:table-cell table:formula="of:=MAX([.I181:.I183])" office:value-type="float" office:value="0" calcext:value-type="float">
            <text:p>0</text:p>
          </table:table-cell>
          <table:table-cell table:formula="of:=MAX([.I179:.I183])" office:value-type="float" office:value="0" calcext:value-type="float">
            <text:p>0</text:p>
          </table:table-cell>
          <table:table-cell/>
          <table:table-cell table:formula="of:=MAX([.L181:.L183])" office:value-type="float" office:value="0" calcext:value-type="float">
            <text:p>0</text:p>
          </table:table-cell>
          <table:table-cell table:formula="of:=MAX([.L179:.L183])" office:value-type="float" office:value="0" calcext:value-type="float">
            <text:p>0</text:p>
          </table:table-cell>
          <table:table-cell/>
          <table:table-cell table:formula="of:=MAX([.O181:.O183])" office:value-type="float" office:value="0" calcext:value-type="float">
            <text:p>0</text:p>
          </table:table-cell>
          <table:table-cell table:formula="of:=MAX([.O179:.O183])" office:value-type="float" office:value="0" calcext:value-type="float">
            <text:p>0</text:p>
          </table:table-cell>
          <table:table-cell table:formula="of:=COUNTIF([.F183];&quot;&gt;0&quot;)+COUNTIF([.I183];&quot;&gt;0&quot;)+COUNTIF([.L183];&quot;&gt;0&quot;)+COUNTIF([.O183];&quot;&gt;0&quot;)=4" office:value-type="boolean" office:boolean-value="false" calcext:value-type="boolean">
            <text:p>FALSO</text:p>
          </table:table-cell>
        </table:table-row>
        <table:table-row table:style-name="ro1">
          <table:table-cell table:number-columns-repeated="17"/>
          <table:table-cell table:formula="of:=COUNTIF([.F184];&quot;&gt;0&quot;)+COUNTIF([.I184];&quot;&gt;0&quot;)+COUNTIF([.L184];&quot;&gt;0&quot;)+COUNTIF([.O184];&quot;&gt;0&quot;)=4" office:value-type="boolean" office:boolean-value="false" calcext:value-type="boolean">
            <text:p>FALSO</text:p>
          </table:table-cell>
        </table:table-row>
        <table:table-row table:style-name="ro1">
          <table:table-cell table:number-columns-repeated="17"/>
          <table:table-cell table:formula="of:=COUNTIF([.F185];&quot;&gt;0&quot;)+COUNTIF([.I185];&quot;&gt;0&quot;)+COUNTIF([.L185];&quot;&gt;0&quot;)+COUNTIF([.O185];&quot;&gt;0&quot;)=4" office:value-type="boolean" office:boolean-value="false" calcext:value-type="boolean">
            <text:p>FALSO</text:p>
          </table:table-cell>
        </table:table-row>
        <table:table-row table:style-name="ro1">
          <table:table-cell table:number-columns-repeated="6"/>
          <table:table-cell table:formula="of:=MAX([.F184:.F186])" office:value-type="float" office:value="0" calcext:value-type="float">
            <text:p>0</text:p>
          </table:table-cell>
          <table:table-cell table:number-columns-repeated="2"/>
          <table:table-cell table:formula="of:=MAX([.I184:.I186])" office:value-type="float" office:value="0" calcext:value-type="float">
            <text:p>0</text:p>
          </table:table-cell>
          <table:table-cell table:number-columns-repeated="2"/>
          <table:table-cell table:formula="of:=MAX([.L184:.L186])" office:value-type="float" office:value="0" calcext:value-type="float">
            <text:p>0</text:p>
          </table:table-cell>
          <table:table-cell table:number-columns-repeated="2"/>
          <table:table-cell table:formula="of:=MAX([.O184:.O186])" office:value-type="float" office:value="0" calcext:value-type="float">
            <text:p>0</text:p>
          </table:table-cell>
          <table:table-cell/>
          <table:table-cell table:formula="of:=COUNTIF([.F186];&quot;&gt;0&quot;)+COUNTIF([.I186];&quot;&gt;0&quot;)+COUNTIF([.L186];&quot;&gt;0&quot;)+COUNTIF([.O186];&quot;&gt;0&quot;)=4" office:value-type="boolean" office:boolean-value="false" calcext:value-type="boolean">
            <text:p>FALSO</text:p>
          </table:table-cell>
        </table:table-row>
        <table:table-row table:style-name="ro1">
          <table:table-cell table:number-columns-repeated="17"/>
          <table:table-cell table:formula="of:=COUNTIF([.F187];&quot;&gt;0&quot;)+COUNTIF([.I187];&quot;&gt;0&quot;)+COUNTIF([.L187];&quot;&gt;0&quot;)+COUNTIF([.O187];&quot;&gt;0&quot;)=4" office:value-type="boolean" office:boolean-value="false" calcext:value-type="boolean">
            <text:p>FALSO</text:p>
          </table:table-cell>
        </table:table-row>
        <table:table-row table:style-name="ro1">
          <table:table-cell table:number-columns-repeated="7"/>
          <table:table-cell table:formula="of:=MAX([.F184:.F188])" office:value-type="float" office:value="0" calcext:value-type="float">
            <text:p>0</text:p>
          </table:table-cell>
          <table:table-cell table:number-columns-repeated="2"/>
          <table:table-cell table:formula="of:=MAX([.I184:.I188])" office:value-type="float" office:value="0" calcext:value-type="float">
            <text:p>0</text:p>
          </table:table-cell>
          <table:table-cell table:number-columns-repeated="2"/>
          <table:table-cell table:formula="of:=MAX([.L184:.L188])" office:value-type="float" office:value="0" calcext:value-type="float">
            <text:p>0</text:p>
          </table:table-cell>
          <table:table-cell table:number-columns-repeated="2"/>
          <table:table-cell table:formula="of:=MAX([.O184:.O188])" office:value-type="float" office:value="0" calcext:value-type="float">
            <text:p>0</text:p>
          </table:table-cell>
          <table:table-cell table:formula="of:=COUNTIF([.F188];&quot;&gt;0&quot;)+COUNTIF([.I188];&quot;&gt;0&quot;)+COUNTIF([.L188];&quot;&gt;0&quot;)+COUNTIF([.O188];&quot;&gt;0&quot;)=4" office:value-type="boolean" office:boolean-value="false" calcext:value-type="boolean">
            <text:p>FALSO</text:p>
          </table:table-cell>
        </table:table-row>
        <table:table-row table:style-name="ro1">
          <table:table-cell table:number-columns-repeated="6"/>
          <table:table-cell table:formula="of:=MAX([.F187:.F189])" office:value-type="float" office:value="0" calcext:value-type="float">
            <text:p>0</text:p>
          </table:table-cell>
          <table:table-cell table:number-columns-repeated="2"/>
          <table:table-cell table:formula="of:=MAX([.I187:.I189])" office:value-type="float" office:value="0" calcext:value-type="float">
            <text:p>0</text:p>
          </table:table-cell>
          <table:table-cell table:number-columns-repeated="2"/>
          <table:table-cell table:formula="of:=MAX([.L187:.L189])" office:value-type="float" office:value="0" calcext:value-type="float">
            <text:p>0</text:p>
          </table:table-cell>
          <table:table-cell table:number-columns-repeated="2"/>
          <table:table-cell table:formula="of:=MAX([.O187:.O189])" office:value-type="float" office:value="0" calcext:value-type="float">
            <text:p>0</text:p>
          </table:table-cell>
          <table:table-cell/>
          <table:table-cell table:formula="of:=COUNTIF([.F189];&quot;&gt;0&quot;)+COUNTIF([.I189];&quot;&gt;0&quot;)+COUNTIF([.L189];&quot;&gt;0&quot;)+COUNTIF([.O189];&quot;&gt;0&quot;)=4" office:value-type="boolean" office:boolean-value="false" calcext:value-type="boolean">
            <text:p>FALSO</text:p>
          </table:table-cell>
        </table:table-row>
        <table:table-row table:style-name="ro1">
          <table:table-cell table:number-columns-repeated="17"/>
          <table:table-cell table:formula="of:=COUNTIF([.F190];&quot;&gt;0&quot;)+COUNTIF([.I190];&quot;&gt;0&quot;)+COUNTIF([.L190];&quot;&gt;0&quot;)+COUNTIF([.O190];&quot;&gt;0&quot;)=4" office:value-type="boolean" office:boolean-value="false" calcext:value-type="boolean">
            <text:p>FALSO</text:p>
          </table:table-cell>
        </table:table-row>
        <table:table-row table:style-name="ro1">
          <table:table-cell table:number-columns-repeated="17"/>
          <table:table-cell table:formula="of:=COUNTIF([.F191];&quot;&gt;0&quot;)+COUNTIF([.I191];&quot;&gt;0&quot;)+COUNTIF([.L191];&quot;&gt;0&quot;)+COUNTIF([.O191];&quot;&gt;0&quot;)=4" office:value-type="boolean" office:boolean-value="false" calcext:value-type="boolean">
            <text:p>FALSO</text:p>
          </table:table-cell>
        </table:table-row>
        <table:table-row table:style-name="ro1">
          <table:table-cell table:number-columns-repeated="6"/>
          <table:table-cell table:formula="of:=MAX([.F190:.F192])" office:value-type="float" office:value="0" calcext:value-type="float">
            <text:p>0</text:p>
          </table:table-cell>
          <table:table-cell table:number-columns-repeated="2"/>
          <table:table-cell table:formula="of:=MAX([.I190:.I192])" office:value-type="float" office:value="0" calcext:value-type="float">
            <text:p>0</text:p>
          </table:table-cell>
          <table:table-cell table:number-columns-repeated="2"/>
          <table:table-cell table:formula="of:=MAX([.L190:.L192])" office:value-type="float" office:value="0" calcext:value-type="float">
            <text:p>0</text:p>
          </table:table-cell>
          <table:table-cell table:number-columns-repeated="2"/>
          <table:table-cell table:formula="of:=MAX([.O190:.O192])" office:value-type="float" office:value="0" calcext:value-type="float">
            <text:p>0</text:p>
          </table:table-cell>
          <table:table-cell/>
          <table:table-cell table:formula="of:=COUNTIF([.F192];&quot;&gt;0&quot;)+COUNTIF([.I192];&quot;&gt;0&quot;)+COUNTIF([.L192];&quot;&gt;0&quot;)+COUNTIF([.O192];&quot;&gt;0&quot;)=4" office:value-type="boolean" office:boolean-value="false" calcext:value-type="boolean">
            <text:p>FALSO</text:p>
          </table:table-cell>
        </table:table-row>
        <table:table-row table:style-name="ro1">
          <table:table-cell table:number-columns-repeated="7"/>
          <table:table-cell table:formula="of:=MAX([.F189:.F193])" office:value-type="float" office:value="0" calcext:value-type="float">
            <text:p>0</text:p>
          </table:table-cell>
          <table:table-cell table:number-columns-repeated="2"/>
          <table:table-cell table:formula="of:=MAX([.I189:.I193])" office:value-type="float" office:value="0" calcext:value-type="float">
            <text:p>0</text:p>
          </table:table-cell>
          <table:table-cell table:number-columns-repeated="2"/>
          <table:table-cell table:formula="of:=MAX([.L189:.L193])" office:value-type="float" office:value="0" calcext:value-type="float">
            <text:p>0</text:p>
          </table:table-cell>
          <table:table-cell table:number-columns-repeated="2"/>
          <table:table-cell table:formula="of:=MAX([.O189:.O193])" office:value-type="float" office:value="0" calcext:value-type="float">
            <text:p>0</text:p>
          </table:table-cell>
          <table:table-cell table:formula="of:=COUNTIF([.F193];&quot;&gt;0&quot;)+COUNTIF([.I193];&quot;&gt;0&quot;)+COUNTIF([.L193];&quot;&gt;0&quot;)+COUNTIF([.O193];&quot;&gt;0&quot;)=4" office:value-type="boolean" office:boolean-value="false" calcext:value-type="boolean">
            <text:p>FALSO</text:p>
          </table:table-cell>
        </table:table-row>
        <table:table-row table:style-name="ro1">
          <table:table-cell table:number-columns-repeated="17"/>
          <table:table-cell table:formula="of:=COUNTIF([.F194];&quot;&gt;0&quot;)+COUNTIF([.I194];&quot;&gt;0&quot;)+COUNTIF([.L194];&quot;&gt;0&quot;)+COUNTIF([.O194];&quot;&gt;0&quot;)=4" office:value-type="boolean" office:boolean-value="false" calcext:value-type="boolean">
            <text:p>FALSO</text:p>
          </table:table-cell>
        </table:table-row>
        <table:table-row table:style-name="ro1">
          <table:table-cell table:number-columns-repeated="6"/>
          <table:table-cell table:formula="of:=MAX([.F193:.F195])" office:value-type="float" office:value="0" calcext:value-type="float">
            <text:p>0</text:p>
          </table:table-cell>
          <table:table-cell table:number-columns-repeated="2"/>
          <table:table-cell table:formula="of:=MAX([.I193:.I195])" office:value-type="float" office:value="0" calcext:value-type="float">
            <text:p>0</text:p>
          </table:table-cell>
          <table:table-cell table:number-columns-repeated="2"/>
          <table:table-cell table:formula="of:=MAX([.L193:.L195])" office:value-type="float" office:value="0" calcext:value-type="float">
            <text:p>0</text:p>
          </table:table-cell>
          <table:table-cell table:number-columns-repeated="2"/>
          <table:table-cell table:formula="of:=MAX([.O193:.O195])" office:value-type="float" office:value="0" calcext:value-type="float">
            <text:p>0</text:p>
          </table:table-cell>
          <table:table-cell/>
          <table:table-cell table:formula="of:=COUNTIF([.F195];&quot;&gt;0&quot;)+COUNTIF([.I195];&quot;&gt;0&quot;)+COUNTIF([.L195];&quot;&gt;0&quot;)+COUNTIF([.O195];&quot;&gt;0&quot;)=4" office:value-type="boolean" office:boolean-value="false" calcext:value-type="boolean">
            <text:p>FALSO</text:p>
          </table:table-cell>
        </table:table-row>
        <table:table-row table:style-name="ro1">
          <table:table-cell table:number-columns-repeated="17"/>
          <table:table-cell table:formula="of:=COUNTIF([.F196];&quot;&gt;0&quot;)+COUNTIF([.I196];&quot;&gt;0&quot;)+COUNTIF([.L196];&quot;&gt;0&quot;)+COUNTIF([.O196];&quot;&gt;0&quot;)=4" office:value-type="boolean" office:boolean-value="false" calcext:value-type="boolean">
            <text:p>FALSO</text:p>
          </table:table-cell>
        </table:table-row>
        <table:table-row table:style-name="ro1">
          <table:table-cell table:number-columns-repeated="17"/>
          <table:table-cell table:formula="of:=COUNTIF([.F197];&quot;&gt;0&quot;)+COUNTIF([.I197];&quot;&gt;0&quot;)+COUNTIF([.L197];&quot;&gt;0&quot;)+COUNTIF([.O197];&quot;&gt;0&quot;)=4" office:value-type="boolean" office:boolean-value="false" calcext:value-type="boolean">
            <text:p>FALSO</text:p>
          </table:table-cell>
        </table:table-row>
        <table:table-row table:style-name="ro1">
          <table:table-cell table:number-columns-repeated="6"/>
          <table:table-cell table:formula="of:=MAX([.F196:.F198])" office:value-type="float" office:value="0" calcext:value-type="float">
            <text:p>0</text:p>
          </table:table-cell>
          <table:table-cell table:formula="of:=MAX([.F194:.F198])" office:value-type="float" office:value="0" calcext:value-type="float">
            <text:p>0</text:p>
          </table:table-cell>
          <table:table-cell/>
          <table:table-cell table:formula="of:=MAX([.I196:.I198])" office:value-type="float" office:value="0" calcext:value-type="float">
            <text:p>0</text:p>
          </table:table-cell>
          <table:table-cell table:formula="of:=MAX([.I194:.I198])" office:value-type="float" office:value="0" calcext:value-type="float">
            <text:p>0</text:p>
          </table:table-cell>
          <table:table-cell/>
          <table:table-cell table:formula="of:=MAX([.L196:.L198])" office:value-type="float" office:value="0" calcext:value-type="float">
            <text:p>0</text:p>
          </table:table-cell>
          <table:table-cell table:formula="of:=MAX([.L194:.L198])" office:value-type="float" office:value="0" calcext:value-type="float">
            <text:p>0</text:p>
          </table:table-cell>
          <table:table-cell/>
          <table:table-cell table:formula="of:=MAX([.O196:.O198])" office:value-type="float" office:value="0" calcext:value-type="float">
            <text:p>0</text:p>
          </table:table-cell>
          <table:table-cell table:formula="of:=MAX([.O194:.O198])" office:value-type="float" office:value="0" calcext:value-type="float">
            <text:p>0</text:p>
          </table:table-cell>
          <table:table-cell table:formula="of:=COUNTIF([.F198];&quot;&gt;0&quot;)+COUNTIF([.I198];&quot;&gt;0&quot;)+COUNTIF([.L198];&quot;&gt;0&quot;)+COUNTIF([.O198];&quot;&gt;0&quot;)=4" office:value-type="boolean" office:boolean-value="false" calcext:value-type="boolean">
            <text:p>FALSO</text:p>
          </table:table-cell>
        </table:table-row>
        <table:table-row table:style-name="ro1">
          <table:table-cell table:number-columns-repeated="17"/>
          <table:table-cell table:formula="of:=COUNTIF([.F199];&quot;&gt;0&quot;)+COUNTIF([.I199];&quot;&gt;0&quot;)+COUNTIF([.L199];&quot;&gt;0&quot;)+COUNTIF([.O199];&quot;&gt;0&quot;)=4" office:value-type="boolean" office:boolean-value="false" calcext:value-type="boolean">
            <text:p>FALSO</text:p>
          </table:table-cell>
        </table:table-row>
        <table:table-row table:style-name="ro1">
          <table:table-cell table:number-columns-repeated="17"/>
          <table:table-cell table:formula="of:=COUNTIF([.F200];&quot;&gt;0&quot;)+COUNTIF([.I200];&quot;&gt;0&quot;)+COUNTIF([.L200];&quot;&gt;0&quot;)+COUNTIF([.O200];&quot;&gt;0&quot;)=4" office:value-type="boolean" office:boolean-value="false" calcext:value-type="boolean">
            <text:p>FALSO</text:p>
          </table:table-cell>
        </table:table-row>
        <table:table-row table:style-name="ro1">
          <table:table-cell table:number-columns-repeated="6"/>
          <table:table-cell table:formula="of:=MAX([.F199:.F201])" office:value-type="float" office:value="0" calcext:value-type="float">
            <text:p>0</text:p>
          </table:table-cell>
          <table:table-cell table:number-columns-repeated="2"/>
          <table:table-cell table:formula="of:=MAX([.I199:.I201])" office:value-type="float" office:value="0" calcext:value-type="float">
            <text:p>0</text:p>
          </table:table-cell>
          <table:table-cell table:number-columns-repeated="2"/>
          <table:table-cell table:formula="of:=MAX([.L199:.L201])" office:value-type="float" office:value="0" calcext:value-type="float">
            <text:p>0</text:p>
          </table:table-cell>
          <table:table-cell table:number-columns-repeated="2"/>
          <table:table-cell table:formula="of:=MAX([.O199:.O201])" office:value-type="float" office:value="0" calcext:value-type="float">
            <text:p>0</text:p>
          </table:table-cell>
          <table:table-cell/>
          <table:table-cell table:formula="of:=COUNTIF([.F201];&quot;&gt;0&quot;)+COUNTIF([.I201];&quot;&gt;0&quot;)+COUNTIF([.L201];&quot;&gt;0&quot;)+COUNTIF([.O201];&quot;&gt;0&quot;)=4" office:value-type="boolean" office:boolean-value="false" calcext:value-type="boolean">
            <text:p>FALSO</text:p>
          </table:table-cell>
        </table:table-row>
        <table:table-row table:style-name="ro1">
          <table:table-cell table:number-columns-repeated="17"/>
          <table:table-cell table:formula="of:=COUNTIF([.F202];&quot;&gt;0&quot;)+COUNTIF([.I202];&quot;&gt;0&quot;)+COUNTIF([.L202];&quot;&gt;0&quot;)+COUNTIF([.O202];&quot;&gt;0&quot;)=4" office:value-type="boolean" office:boolean-value="false" calcext:value-type="boolean">
            <text:p>FALSO</text:p>
          </table:table-cell>
        </table:table-row>
        <table:table-row table:style-name="ro1">
          <table:table-cell table:number-columns-repeated="7"/>
          <table:table-cell table:formula="of:=MAX([.F199:.F203])" office:value-type="float" office:value="0" calcext:value-type="float">
            <text:p>0</text:p>
          </table:table-cell>
          <table:table-cell table:number-columns-repeated="2"/>
          <table:table-cell table:formula="of:=MAX([.I199:.I203])" office:value-type="float" office:value="0" calcext:value-type="float">
            <text:p>0</text:p>
          </table:table-cell>
          <table:table-cell table:number-columns-repeated="2"/>
          <table:table-cell table:formula="of:=MAX([.L199:.L203])" office:value-type="float" office:value="0" calcext:value-type="float">
            <text:p>0</text:p>
          </table:table-cell>
          <table:table-cell table:number-columns-repeated="2"/>
          <table:table-cell table:formula="of:=MAX([.O199:.O203])" office:value-type="float" office:value="0" calcext:value-type="float">
            <text:p>0</text:p>
          </table:table-cell>
          <table:table-cell table:formula="of:=COUNTIF([.F203];&quot;&gt;0&quot;)+COUNTIF([.I203];&quot;&gt;0&quot;)+COUNTIF([.L203];&quot;&gt;0&quot;)+COUNTIF([.O203];&quot;&gt;0&quot;)=4" office:value-type="boolean" office:boolean-value="false" calcext:value-type="boolean">
            <text:p>FALSO</text:p>
          </table:table-cell>
        </table:table-row>
        <table:table-row table:style-name="ro1">
          <table:table-cell table:number-columns-repeated="6"/>
          <table:table-cell table:formula="of:=MAX([.F202:.F204])" office:value-type="float" office:value="0" calcext:value-type="float">
            <text:p>0</text:p>
          </table:table-cell>
          <table:table-cell table:number-columns-repeated="2"/>
          <table:table-cell table:formula="of:=MAX([.I202:.I204])" office:value-type="float" office:value="0" calcext:value-type="float">
            <text:p>0</text:p>
          </table:table-cell>
          <table:table-cell table:number-columns-repeated="2"/>
          <table:table-cell table:formula="of:=MAX([.L202:.L204])" office:value-type="float" office:value="0" calcext:value-type="float">
            <text:p>0</text:p>
          </table:table-cell>
          <table:table-cell table:number-columns-repeated="2"/>
          <table:table-cell table:formula="of:=MAX([.O202:.O204])" office:value-type="float" office:value="0" calcext:value-type="float">
            <text:p>0</text:p>
          </table:table-cell>
          <table:table-cell/>
          <table:table-cell table:formula="of:=COUNTIF([.F204];&quot;&gt;0&quot;)+COUNTIF([.I204];&quot;&gt;0&quot;)+COUNTIF([.L204];&quot;&gt;0&quot;)+COUNTIF([.O204];&quot;&gt;0&quot;)=4" office:value-type="boolean" office:boolean-value="false" calcext:value-type="boolean">
            <text:p>FALSO</text:p>
          </table:table-cell>
        </table:table-row>
        <table:table-row table:style-name="ro1">
          <table:table-cell table:number-columns-repeated="17"/>
          <table:table-cell table:formula="of:=COUNTIF([.F205];&quot;&gt;0&quot;)+COUNTIF([.I205];&quot;&gt;0&quot;)+COUNTIF([.L205];&quot;&gt;0&quot;)+COUNTIF([.O205];&quot;&gt;0&quot;)=4" office:value-type="boolean" office:boolean-value="false" calcext:value-type="boolean">
            <text:p>FALSO</text:p>
          </table:table-cell>
        </table:table-row>
        <table:table-row table:style-name="ro1">
          <table:table-cell table:number-columns-repeated="17"/>
          <table:table-cell table:formula="of:=COUNTIF([.F206];&quot;&gt;0&quot;)+COUNTIF([.I206];&quot;&gt;0&quot;)+COUNTIF([.L206];&quot;&gt;0&quot;)+COUNTIF([.O206];&quot;&gt;0&quot;)=4" office:value-type="boolean" office:boolean-value="false" calcext:value-type="boolean">
            <text:p>FALSO</text:p>
          </table:table-cell>
        </table:table-row>
        <table:table-row table:style-name="ro1">
          <table:table-cell table:number-columns-repeated="6"/>
          <table:table-cell table:formula="of:=MAX([.F205:.F207])" office:value-type="float" office:value="0" calcext:value-type="float">
            <text:p>0</text:p>
          </table:table-cell>
          <table:table-cell table:number-columns-repeated="2"/>
          <table:table-cell table:formula="of:=MAX([.I205:.I207])" office:value-type="float" office:value="0" calcext:value-type="float">
            <text:p>0</text:p>
          </table:table-cell>
          <table:table-cell table:number-columns-repeated="2"/>
          <table:table-cell table:formula="of:=MAX([.L205:.L207])" office:value-type="float" office:value="0" calcext:value-type="float">
            <text:p>0</text:p>
          </table:table-cell>
          <table:table-cell table:number-columns-repeated="2"/>
          <table:table-cell table:formula="of:=MAX([.O205:.O207])" office:value-type="float" office:value="0" calcext:value-type="float">
            <text:p>0</text:p>
          </table:table-cell>
          <table:table-cell/>
          <table:table-cell table:formula="of:=COUNTIF([.F207];&quot;&gt;0&quot;)+COUNTIF([.I207];&quot;&gt;0&quot;)+COUNTIF([.L207];&quot;&gt;0&quot;)+COUNTIF([.O207];&quot;&gt;0&quot;)=4" office:value-type="boolean" office:boolean-value="false" calcext:value-type="boolean">
            <text:p>FALSO</text:p>
          </table:table-cell>
        </table:table-row>
        <table:table-row table:style-name="ro1">
          <table:table-cell table:number-columns-repeated="7"/>
          <table:table-cell table:formula="of:=MAX([.F204:.F208])" office:value-type="float" office:value="0" calcext:value-type="float">
            <text:p>0</text:p>
          </table:table-cell>
          <table:table-cell table:number-columns-repeated="2"/>
          <table:table-cell table:formula="of:=MAX([.I204:.I208])" office:value-type="float" office:value="0" calcext:value-type="float">
            <text:p>0</text:p>
          </table:table-cell>
          <table:table-cell table:number-columns-repeated="2"/>
          <table:table-cell table:formula="of:=MAX([.L204:.L208])" office:value-type="float" office:value="0" calcext:value-type="float">
            <text:p>0</text:p>
          </table:table-cell>
          <table:table-cell table:number-columns-repeated="2"/>
          <table:table-cell table:formula="of:=MAX([.O204:.O208])" office:value-type="float" office:value="0" calcext:value-type="float">
            <text:p>0</text:p>
          </table:table-cell>
          <table:table-cell table:formula="of:=COUNTIF([.F208];&quot;&gt;0&quot;)+COUNTIF([.I208];&quot;&gt;0&quot;)+COUNTIF([.L208];&quot;&gt;0&quot;)+COUNTIF([.O208];&quot;&gt;0&quot;)=4" office:value-type="boolean" office:boolean-value="false" calcext:value-type="boolean">
            <text:p>FALSO</text:p>
          </table:table-cell>
        </table:table-row>
        <table:table-row table:style-name="ro1">
          <table:table-cell table:number-columns-repeated="17"/>
          <table:table-cell table:formula="of:=COUNTIF([.F209];&quot;&gt;0&quot;)+COUNTIF([.I209];&quot;&gt;0&quot;)+COUNTIF([.L209];&quot;&gt;0&quot;)+COUNTIF([.O209];&quot;&gt;0&quot;)=4" office:value-type="boolean" office:boolean-value="false" calcext:value-type="boolean">
            <text:p>FALSO</text:p>
          </table:table-cell>
        </table:table-row>
        <table:table-row table:style-name="ro1">
          <table:table-cell table:number-columns-repeated="6"/>
          <table:table-cell table:formula="of:=MAX([.F208:.F210])" office:value-type="float" office:value="0" calcext:value-type="float">
            <text:p>0</text:p>
          </table:table-cell>
          <table:table-cell table:number-columns-repeated="2"/>
          <table:table-cell table:formula="of:=MAX([.I208:.I210])" office:value-type="float" office:value="0" calcext:value-type="float">
            <text:p>0</text:p>
          </table:table-cell>
          <table:table-cell table:number-columns-repeated="2"/>
          <table:table-cell table:formula="of:=MAX([.L208:.L210])" office:value-type="float" office:value="0" calcext:value-type="float">
            <text:p>0</text:p>
          </table:table-cell>
          <table:table-cell table:number-columns-repeated="2"/>
          <table:table-cell table:formula="of:=MAX([.O208:.O210])" office:value-type="float" office:value="0" calcext:value-type="float">
            <text:p>0</text:p>
          </table:table-cell>
          <table:table-cell/>
          <table:table-cell table:formula="of:=COUNTIF([.F210];&quot;&gt;0&quot;)+COUNTIF([.I210];&quot;&gt;0&quot;)+COUNTIF([.L210];&quot;&gt;0&quot;)+COUNTIF([.O210];&quot;&gt;0&quot;)=4" office:value-type="boolean" office:boolean-value="false" calcext:value-type="boolean">
            <text:p>FALSO</text:p>
          </table:table-cell>
        </table:table-row>
        <table:table-row table:style-name="ro1">
          <table:table-cell table:number-columns-repeated="17"/>
          <table:table-cell table:formula="of:=COUNTIF([.F211];&quot;&gt;0&quot;)+COUNTIF([.I211];&quot;&gt;0&quot;)+COUNTIF([.L211];&quot;&gt;0&quot;)+COUNTIF([.O211];&quot;&gt;0&quot;)=4" office:value-type="boolean" office:boolean-value="false" calcext:value-type="boolean">
            <text:p>FALSO</text:p>
          </table:table-cell>
        </table:table-row>
        <table:table-row table:style-name="ro1">
          <table:table-cell table:number-columns-repeated="17"/>
          <table:table-cell table:formula="of:=COUNTIF([.F212];&quot;&gt;0&quot;)+COUNTIF([.I212];&quot;&gt;0&quot;)+COUNTIF([.L212];&quot;&gt;0&quot;)+COUNTIF([.O212];&quot;&gt;0&quot;)=4" office:value-type="boolean" office:boolean-value="false" calcext:value-type="boolean">
            <text:p>FALSO</text:p>
          </table:table-cell>
        </table:table-row>
        <table:table-row table:style-name="ro1">
          <table:table-cell table:number-columns-repeated="6"/>
          <table:table-cell table:formula="of:=MAX([.F211:.F213])" office:value-type="float" office:value="0" calcext:value-type="float">
            <text:p>0</text:p>
          </table:table-cell>
          <table:table-cell table:formula="of:=MAX([.F209:.F213])" office:value-type="float" office:value="0" calcext:value-type="float">
            <text:p>0</text:p>
          </table:table-cell>
          <table:table-cell/>
          <table:table-cell table:formula="of:=MAX([.I211:.I213])" office:value-type="float" office:value="0" calcext:value-type="float">
            <text:p>0</text:p>
          </table:table-cell>
          <table:table-cell table:formula="of:=MAX([.I209:.I213])" office:value-type="float" office:value="0" calcext:value-type="float">
            <text:p>0</text:p>
          </table:table-cell>
          <table:table-cell/>
          <table:table-cell table:formula="of:=MAX([.L211:.L213])" office:value-type="float" office:value="0" calcext:value-type="float">
            <text:p>0</text:p>
          </table:table-cell>
          <table:table-cell table:formula="of:=MAX([.L209:.L213])" office:value-type="float" office:value="0" calcext:value-type="float">
            <text:p>0</text:p>
          </table:table-cell>
          <table:table-cell/>
          <table:table-cell table:formula="of:=MAX([.O211:.O213])" office:value-type="float" office:value="0" calcext:value-type="float">
            <text:p>0</text:p>
          </table:table-cell>
          <table:table-cell table:formula="of:=MAX([.O209:.O213])" office:value-type="float" office:value="0" calcext:value-type="float">
            <text:p>0</text:p>
          </table:table-cell>
          <table:table-cell table:formula="of:=COUNTIF([.F213];&quot;&gt;0&quot;)+COUNTIF([.I213];&quot;&gt;0&quot;)+COUNTIF([.L213];&quot;&gt;0&quot;)+COUNTIF([.O213];&quot;&gt;0&quot;)=4" office:value-type="boolean" office:boolean-value="false" calcext:value-type="boolean">
            <text:p>FALSO</text:p>
          </table:table-cell>
        </table:table-row>
        <table:table-row table:style-name="ro1">
          <table:table-cell table:number-columns-repeated="17"/>
          <table:table-cell table:formula="of:=COUNTIF([.F214];&quot;&gt;0&quot;)+COUNTIF([.I214];&quot;&gt;0&quot;)+COUNTIF([.L214];&quot;&gt;0&quot;)+COUNTIF([.O214];&quot;&gt;0&quot;)=4" office:value-type="boolean" office:boolean-value="false" calcext:value-type="boolean">
            <text:p>FALSO</text:p>
          </table:table-cell>
        </table:table-row>
        <table:table-row table:style-name="ro1">
          <table:table-cell table:number-columns-repeated="17"/>
          <table:table-cell table:formula="of:=COUNTIF([.F215];&quot;&gt;0&quot;)+COUNTIF([.I215];&quot;&gt;0&quot;)+COUNTIF([.L215];&quot;&gt;0&quot;)+COUNTIF([.O215];&quot;&gt;0&quot;)=4" office:value-type="boolean" office:boolean-value="false" calcext:value-type="boolean">
            <text:p>FALSO</text:p>
          </table:table-cell>
        </table:table-row>
        <table:table-row table:style-name="ro1">
          <table:table-cell table:number-columns-repeated="6"/>
          <table:table-cell table:formula="of:=MAX([.F214:.F216])" office:value-type="float" office:value="0" calcext:value-type="float">
            <text:p>0</text:p>
          </table:table-cell>
          <table:table-cell table:number-columns-repeated="2"/>
          <table:table-cell table:formula="of:=MAX([.I214:.I216])" office:value-type="float" office:value="0" calcext:value-type="float">
            <text:p>0</text:p>
          </table:table-cell>
          <table:table-cell table:number-columns-repeated="2"/>
          <table:table-cell table:formula="of:=MAX([.L214:.L216])" office:value-type="float" office:value="0" calcext:value-type="float">
            <text:p>0</text:p>
          </table:table-cell>
          <table:table-cell table:number-columns-repeated="2"/>
          <table:table-cell table:formula="of:=MAX([.O214:.O216])" office:value-type="float" office:value="0" calcext:value-type="float">
            <text:p>0</text:p>
          </table:table-cell>
          <table:table-cell/>
          <table:table-cell table:formula="of:=COUNTIF([.F216];&quot;&gt;0&quot;)+COUNTIF([.I216];&quot;&gt;0&quot;)+COUNTIF([.L216];&quot;&gt;0&quot;)+COUNTIF([.O216];&quot;&gt;0&quot;)=4" office:value-type="boolean" office:boolean-value="false" calcext:value-type="boolean">
            <text:p>FALSO</text:p>
          </table:table-cell>
        </table:table-row>
        <table:table-row table:style-name="ro1">
          <table:table-cell table:number-columns-repeated="17"/>
          <table:table-cell table:formula="of:=COUNTIF([.F217];&quot;&gt;0&quot;)+COUNTIF([.I217];&quot;&gt;0&quot;)+COUNTIF([.L217];&quot;&gt;0&quot;)+COUNTIF([.O217];&quot;&gt;0&quot;)=4" office:value-type="boolean" office:boolean-value="false" calcext:value-type="boolean">
            <text:p>FALSO</text:p>
          </table:table-cell>
        </table:table-row>
        <table:table-row table:style-name="ro1">
          <table:table-cell table:number-columns-repeated="7"/>
          <table:table-cell table:formula="of:=MAX([.F214:.F218])" office:value-type="float" office:value="0" calcext:value-type="float">
            <text:p>0</text:p>
          </table:table-cell>
          <table:table-cell table:number-columns-repeated="2"/>
          <table:table-cell table:formula="of:=MAX([.I214:.I218])" office:value-type="float" office:value="0" calcext:value-type="float">
            <text:p>0</text:p>
          </table:table-cell>
          <table:table-cell table:number-columns-repeated="2"/>
          <table:table-cell table:formula="of:=MAX([.L214:.L218])" office:value-type="float" office:value="0" calcext:value-type="float">
            <text:p>0</text:p>
          </table:table-cell>
          <table:table-cell table:number-columns-repeated="2"/>
          <table:table-cell table:formula="of:=MAX([.O214:.O218])" office:value-type="float" office:value="0" calcext:value-type="float">
            <text:p>0</text:p>
          </table:table-cell>
          <table:table-cell table:formula="of:=COUNTIF([.F218];&quot;&gt;0&quot;)+COUNTIF([.I218];&quot;&gt;0&quot;)+COUNTIF([.L218];&quot;&gt;0&quot;)+COUNTIF([.O218];&quot;&gt;0&quot;)=4" office:value-type="boolean" office:boolean-value="false" calcext:value-type="boolean">
            <text:p>FALSO</text:p>
          </table:table-cell>
        </table:table-row>
        <table:table-row table:style-name="ro1">
          <table:table-cell table:number-columns-repeated="6"/>
          <table:table-cell table:formula="of:=MAX([.F217:.F219])" office:value-type="float" office:value="0" calcext:value-type="float">
            <text:p>0</text:p>
          </table:table-cell>
          <table:table-cell table:number-columns-repeated="2"/>
          <table:table-cell table:formula="of:=MAX([.I217:.I219])" office:value-type="float" office:value="0" calcext:value-type="float">
            <text:p>0</text:p>
          </table:table-cell>
          <table:table-cell table:number-columns-repeated="2"/>
          <table:table-cell table:formula="of:=MAX([.L217:.L219])" office:value-type="float" office:value="0" calcext:value-type="float">
            <text:p>0</text:p>
          </table:table-cell>
          <table:table-cell table:number-columns-repeated="2"/>
          <table:table-cell table:formula="of:=MAX([.O217:.O219])" office:value-type="float" office:value="0" calcext:value-type="float">
            <text:p>0</text:p>
          </table:table-cell>
          <table:table-cell/>
          <table:table-cell table:formula="of:=COUNTIF([.F219];&quot;&gt;0&quot;)+COUNTIF([.I219];&quot;&gt;0&quot;)+COUNTIF([.L219];&quot;&gt;0&quot;)+COUNTIF([.O219];&quot;&gt;0&quot;)=4" office:value-type="boolean" office:boolean-value="false" calcext:value-type="boolean">
            <text:p>FALSO</text:p>
          </table:table-cell>
        </table:table-row>
        <table:table-row table:style-name="ro1">
          <table:table-cell table:number-columns-repeated="17"/>
          <table:table-cell table:formula="of:=COUNTIF([.F220];&quot;&gt;0&quot;)+COUNTIF([.I220];&quot;&gt;0&quot;)+COUNTIF([.L220];&quot;&gt;0&quot;)+COUNTIF([.O220];&quot;&gt;0&quot;)=4" office:value-type="boolean" office:boolean-value="false" calcext:value-type="boolean">
            <text:p>FALSO</text:p>
          </table:table-cell>
        </table:table-row>
        <table:table-row table:style-name="ro1">
          <table:table-cell table:number-columns-repeated="17"/>
          <table:table-cell table:formula="of:=COUNTIF([.F221];&quot;&gt;0&quot;)+COUNTIF([.I221];&quot;&gt;0&quot;)+COUNTIF([.L221];&quot;&gt;0&quot;)+COUNTIF([.O221];&quot;&gt;0&quot;)=4" office:value-type="boolean" office:boolean-value="false" calcext:value-type="boolean">
            <text:p>FALSO</text:p>
          </table:table-cell>
        </table:table-row>
        <table:table-row table:style-name="ro1">
          <table:table-cell table:number-columns-repeated="6"/>
          <table:table-cell table:formula="of:=MAX([.F220:.F222])" office:value-type="float" office:value="0" calcext:value-type="float">
            <text:p>0</text:p>
          </table:table-cell>
          <table:table-cell table:number-columns-repeated="2"/>
          <table:table-cell table:formula="of:=MAX([.I220:.I222])" office:value-type="float" office:value="0" calcext:value-type="float">
            <text:p>0</text:p>
          </table:table-cell>
          <table:table-cell table:number-columns-repeated="2"/>
          <table:table-cell table:formula="of:=MAX([.L220:.L222])" office:value-type="float" office:value="0" calcext:value-type="float">
            <text:p>0</text:p>
          </table:table-cell>
          <table:table-cell table:number-columns-repeated="2"/>
          <table:table-cell table:formula="of:=MAX([.O220:.O222])" office:value-type="float" office:value="0" calcext:value-type="float">
            <text:p>0</text:p>
          </table:table-cell>
          <table:table-cell/>
          <table:table-cell table:formula="of:=COUNTIF([.F222];&quot;&gt;0&quot;)+COUNTIF([.I222];&quot;&gt;0&quot;)+COUNTIF([.L222];&quot;&gt;0&quot;)+COUNTIF([.O222];&quot;&gt;0&quot;)=4" office:value-type="boolean" office:boolean-value="false" calcext:value-type="boolean">
            <text:p>FALSO</text:p>
          </table:table-cell>
        </table:table-row>
        <table:table-row table:style-name="ro1">
          <table:table-cell table:number-columns-repeated="7"/>
          <table:table-cell table:formula="of:=MAX([.F219:.F223])" office:value-type="float" office:value="0" calcext:value-type="float">
            <text:p>0</text:p>
          </table:table-cell>
          <table:table-cell table:number-columns-repeated="2"/>
          <table:table-cell table:formula="of:=MAX([.I219:.I223])" office:value-type="float" office:value="0" calcext:value-type="float">
            <text:p>0</text:p>
          </table:table-cell>
          <table:table-cell table:number-columns-repeated="2"/>
          <table:table-cell table:formula="of:=MAX([.L219:.L223])" office:value-type="float" office:value="0" calcext:value-type="float">
            <text:p>0</text:p>
          </table:table-cell>
          <table:table-cell table:number-columns-repeated="2"/>
          <table:table-cell table:formula="of:=MAX([.O219:.O223])" office:value-type="float" office:value="0" calcext:value-type="float">
            <text:p>0</text:p>
          </table:table-cell>
          <table:table-cell table:formula="of:=COUNTIF([.F223];&quot;&gt;0&quot;)+COUNTIF([.I223];&quot;&gt;0&quot;)+COUNTIF([.L223];&quot;&gt;0&quot;)+COUNTIF([.O223];&quot;&gt;0&quot;)=4" office:value-type="boolean" office:boolean-value="false" calcext:value-type="boolean">
            <text:p>FALSO</text:p>
          </table:table-cell>
        </table:table-row>
        <table:table-row table:style-name="ro1">
          <table:table-cell table:number-columns-repeated="17"/>
          <table:table-cell table:formula="of:=COUNTIF([.F224];&quot;&gt;0&quot;)+COUNTIF([.I224];&quot;&gt;0&quot;)+COUNTIF([.L224];&quot;&gt;0&quot;)+COUNTIF([.O224];&quot;&gt;0&quot;)=4" office:value-type="boolean" office:boolean-value="false" calcext:value-type="boolean">
            <text:p>FALSO</text:p>
          </table:table-cell>
        </table:table-row>
        <table:table-row table:style-name="ro1">
          <table:table-cell table:number-columns-repeated="6"/>
          <table:table-cell table:formula="of:=MAX([.F223:.F225])" office:value-type="float" office:value="0" calcext:value-type="float">
            <text:p>0</text:p>
          </table:table-cell>
          <table:table-cell table:number-columns-repeated="2"/>
          <table:table-cell table:formula="of:=MAX([.I223:.I225])" office:value-type="float" office:value="0" calcext:value-type="float">
            <text:p>0</text:p>
          </table:table-cell>
          <table:table-cell table:number-columns-repeated="2"/>
          <table:table-cell table:formula="of:=MAX([.L223:.L225])" office:value-type="float" office:value="0" calcext:value-type="float">
            <text:p>0</text:p>
          </table:table-cell>
          <table:table-cell table:number-columns-repeated="2"/>
          <table:table-cell table:formula="of:=MAX([.O223:.O225])" office:value-type="float" office:value="0" calcext:value-type="float">
            <text:p>0</text:p>
          </table:table-cell>
          <table:table-cell/>
          <table:table-cell table:formula="of:=COUNTIF([.F225];&quot;&gt;0&quot;)+COUNTIF([.I225];&quot;&gt;0&quot;)+COUNTIF([.L225];&quot;&gt;0&quot;)+COUNTIF([.O225];&quot;&gt;0&quot;)=4" office:value-type="boolean" office:boolean-value="false" calcext:value-type="boolean">
            <text:p>FALSO</text:p>
          </table:table-cell>
        </table:table-row>
        <table:table-row table:style-name="ro1">
          <table:table-cell table:number-columns-repeated="17"/>
          <table:table-cell table:formula="of:=COUNTIF([.F226];&quot;&gt;0&quot;)+COUNTIF([.I226];&quot;&gt;0&quot;)+COUNTIF([.L226];&quot;&gt;0&quot;)+COUNTIF([.O226];&quot;&gt;0&quot;)=4" office:value-type="boolean" office:boolean-value="false" calcext:value-type="boolean">
            <text:p>FALSO</text:p>
          </table:table-cell>
        </table:table-row>
        <table:table-row table:style-name="ro1">
          <table:table-cell table:number-columns-repeated="17"/>
          <table:table-cell table:formula="of:=COUNTIF([.F227];&quot;&gt;0&quot;)+COUNTIF([.I227];&quot;&gt;0&quot;)+COUNTIF([.L227];&quot;&gt;0&quot;)+COUNTIF([.O227];&quot;&gt;0&quot;)=4" office:value-type="boolean" office:boolean-value="false" calcext:value-type="boolean">
            <text:p>FALSO</text:p>
          </table:table-cell>
        </table:table-row>
        <table:table-row table:style-name="ro1">
          <table:table-cell table:number-columns-repeated="6"/>
          <table:table-cell table:formula="of:=MAX([.F226:.F228])" office:value-type="float" office:value="0" calcext:value-type="float">
            <text:p>0</text:p>
          </table:table-cell>
          <table:table-cell table:formula="of:=MAX([.F224:.F228])" office:value-type="float" office:value="0" calcext:value-type="float">
            <text:p>0</text:p>
          </table:table-cell>
          <table:table-cell/>
          <table:table-cell table:formula="of:=MAX([.I226:.I228])" office:value-type="float" office:value="0" calcext:value-type="float">
            <text:p>0</text:p>
          </table:table-cell>
          <table:table-cell table:formula="of:=MAX([.I224:.I228])" office:value-type="float" office:value="0" calcext:value-type="float">
            <text:p>0</text:p>
          </table:table-cell>
          <table:table-cell/>
          <table:table-cell table:formula="of:=MAX([.L226:.L228])" office:value-type="float" office:value="0" calcext:value-type="float">
            <text:p>0</text:p>
          </table:table-cell>
          <table:table-cell table:formula="of:=MAX([.L224:.L228])" office:value-type="float" office:value="0" calcext:value-type="float">
            <text:p>0</text:p>
          </table:table-cell>
          <table:table-cell/>
          <table:table-cell table:formula="of:=MAX([.O226:.O228])" office:value-type="float" office:value="0" calcext:value-type="float">
            <text:p>0</text:p>
          </table:table-cell>
          <table:table-cell table:formula="of:=MAX([.O224:.O228])" office:value-type="float" office:value="0" calcext:value-type="float">
            <text:p>0</text:p>
          </table:table-cell>
          <table:table-cell table:formula="of:=COUNTIF([.F228];&quot;&gt;0&quot;)+COUNTIF([.I228];&quot;&gt;0&quot;)+COUNTIF([.L228];&quot;&gt;0&quot;)+COUNTIF([.O228];&quot;&gt;0&quot;)=4" office:value-type="boolean" office:boolean-value="false" calcext:value-type="boolean">
            <text:p>FALSO</text:p>
          </table:table-cell>
        </table:table-row>
        <table:table-row table:style-name="ro1">
          <table:table-cell table:number-columns-repeated="17"/>
          <table:table-cell table:formula="of:=COUNTIF([.F229];&quot;&gt;0&quot;)+COUNTIF([.I229];&quot;&gt;0&quot;)+COUNTIF([.L229];&quot;&gt;0&quot;)+COUNTIF([.O229];&quot;&gt;0&quot;)=4" office:value-type="boolean" office:boolean-value="false" calcext:value-type="boolean">
            <text:p>FALSO</text:p>
          </table:table-cell>
        </table:table-row>
        <table:table-row table:style-name="ro1">
          <table:table-cell table:number-columns-repeated="17"/>
          <table:table-cell table:formula="of:=COUNTIF([.F230];&quot;&gt;0&quot;)+COUNTIF([.I230];&quot;&gt;0&quot;)+COUNTIF([.L230];&quot;&gt;0&quot;)+COUNTIF([.O230];&quot;&gt;0&quot;)=4" office:value-type="boolean" office:boolean-value="false" calcext:value-type="boolean">
            <text:p>FALSO</text:p>
          </table:table-cell>
        </table:table-row>
        <table:table-row table:style-name="ro1">
          <table:table-cell table:number-columns-repeated="6"/>
          <table:table-cell table:formula="of:=MAX([.F229:.F231])" office:value-type="float" office:value="0" calcext:value-type="float">
            <text:p>0</text:p>
          </table:table-cell>
          <table:table-cell table:number-columns-repeated="2"/>
          <table:table-cell table:formula="of:=MAX([.I229:.I231])" office:value-type="float" office:value="0" calcext:value-type="float">
            <text:p>0</text:p>
          </table:table-cell>
          <table:table-cell table:number-columns-repeated="2"/>
          <table:table-cell table:formula="of:=MAX([.L229:.L231])" office:value-type="float" office:value="0" calcext:value-type="float">
            <text:p>0</text:p>
          </table:table-cell>
          <table:table-cell table:number-columns-repeated="2"/>
          <table:table-cell table:formula="of:=MAX([.O229:.O231])" office:value-type="float" office:value="0" calcext:value-type="float">
            <text:p>0</text:p>
          </table:table-cell>
          <table:table-cell/>
          <table:table-cell table:formula="of:=COUNTIF([.F231];&quot;&gt;0&quot;)+COUNTIF([.I231];&quot;&gt;0&quot;)+COUNTIF([.L231];&quot;&gt;0&quot;)+COUNTIF([.O231];&quot;&gt;0&quot;)=4" office:value-type="boolean" office:boolean-value="false" calcext:value-type="boolean">
            <text:p>FALSO</text:p>
          </table:table-cell>
        </table:table-row>
        <table:table-row table:style-name="ro1">
          <table:table-cell table:number-columns-repeated="17"/>
          <table:table-cell table:formula="of:=COUNTIF([.F232];&quot;&gt;0&quot;)+COUNTIF([.I232];&quot;&gt;0&quot;)+COUNTIF([.L232];&quot;&gt;0&quot;)+COUNTIF([.O232];&quot;&gt;0&quot;)=4" office:value-type="boolean" office:boolean-value="false" calcext:value-type="boolean">
            <text:p>FALSO</text:p>
          </table:table-cell>
        </table:table-row>
        <table:table-row table:style-name="ro1">
          <table:table-cell table:number-columns-repeated="7"/>
          <table:table-cell table:formula="of:=MAX([.F229:.F233])" office:value-type="float" office:value="0" calcext:value-type="float">
            <text:p>0</text:p>
          </table:table-cell>
          <table:table-cell table:number-columns-repeated="2"/>
          <table:table-cell table:formula="of:=MAX([.I229:.I233])" office:value-type="float" office:value="0" calcext:value-type="float">
            <text:p>0</text:p>
          </table:table-cell>
          <table:table-cell table:number-columns-repeated="2"/>
          <table:table-cell table:formula="of:=MAX([.L229:.L233])" office:value-type="float" office:value="0" calcext:value-type="float">
            <text:p>0</text:p>
          </table:table-cell>
          <table:table-cell table:number-columns-repeated="2"/>
          <table:table-cell table:formula="of:=MAX([.O229:.O233])" office:value-type="float" office:value="0" calcext:value-type="float">
            <text:p>0</text:p>
          </table:table-cell>
          <table:table-cell table:formula="of:=COUNTIF([.F233];&quot;&gt;0&quot;)+COUNTIF([.I233];&quot;&gt;0&quot;)+COUNTIF([.L233];&quot;&gt;0&quot;)+COUNTIF([.O233];&quot;&gt;0&quot;)=4" office:value-type="boolean" office:boolean-value="false" calcext:value-type="boolean">
            <text:p>FALSO</text:p>
          </table:table-cell>
        </table:table-row>
        <table:table-row table:style-name="ro1">
          <table:table-cell table:number-columns-repeated="6"/>
          <table:table-cell table:formula="of:=MAX([.F232:.F234])" office:value-type="float" office:value="0" calcext:value-type="float">
            <text:p>0</text:p>
          </table:table-cell>
          <table:table-cell table:number-columns-repeated="2"/>
          <table:table-cell table:formula="of:=MAX([.I232:.I234])" office:value-type="float" office:value="0" calcext:value-type="float">
            <text:p>0</text:p>
          </table:table-cell>
          <table:table-cell table:number-columns-repeated="2"/>
          <table:table-cell table:formula="of:=MAX([.L232:.L234])" office:value-type="float" office:value="0" calcext:value-type="float">
            <text:p>0</text:p>
          </table:table-cell>
          <table:table-cell table:number-columns-repeated="2"/>
          <table:table-cell table:formula="of:=MAX([.O232:.O234])" office:value-type="float" office:value="0" calcext:value-type="float">
            <text:p>0</text:p>
          </table:table-cell>
          <table:table-cell/>
          <table:table-cell table:formula="of:=COUNTIF([.F234];&quot;&gt;0&quot;)+COUNTIF([.I234];&quot;&gt;0&quot;)+COUNTIF([.L234];&quot;&gt;0&quot;)+COUNTIF([.O234];&quot;&gt;0&quot;)=4" office:value-type="boolean" office:boolean-value="false" calcext:value-type="boolean">
            <text:p>FALSO</text:p>
          </table:table-cell>
        </table:table-row>
        <table:table-row table:style-name="ro1">
          <table:table-cell table:number-columns-repeated="17"/>
          <table:table-cell table:formula="of:=COUNTIF([.F235];&quot;&gt;0&quot;)+COUNTIF([.I235];&quot;&gt;0&quot;)+COUNTIF([.L235];&quot;&gt;0&quot;)+COUNTIF([.O235];&quot;&gt;0&quot;)=4" office:value-type="boolean" office:boolean-value="false" calcext:value-type="boolean">
            <text:p>FALSO</text:p>
          </table:table-cell>
        </table:table-row>
        <table:table-row table:style-name="ro1">
          <table:table-cell table:number-columns-repeated="17"/>
          <table:table-cell table:formula="of:=COUNTIF([.F236];&quot;&gt;0&quot;)+COUNTIF([.I236];&quot;&gt;0&quot;)+COUNTIF([.L236];&quot;&gt;0&quot;)+COUNTIF([.O236];&quot;&gt;0&quot;)=4" office:value-type="boolean" office:boolean-value="false" calcext:value-type="boolean">
            <text:p>FALSO</text:p>
          </table:table-cell>
        </table:table-row>
        <table:table-row table:style-name="ro1">
          <table:table-cell table:number-columns-repeated="6"/>
          <table:table-cell table:formula="of:=MAX([.F235:.F237])" office:value-type="float" office:value="0" calcext:value-type="float">
            <text:p>0</text:p>
          </table:table-cell>
          <table:table-cell table:number-columns-repeated="2"/>
          <table:table-cell table:formula="of:=MAX([.I235:.I237])" office:value-type="float" office:value="0" calcext:value-type="float">
            <text:p>0</text:p>
          </table:table-cell>
          <table:table-cell table:number-columns-repeated="2"/>
          <table:table-cell table:formula="of:=MAX([.L235:.L237])" office:value-type="float" office:value="0" calcext:value-type="float">
            <text:p>0</text:p>
          </table:table-cell>
          <table:table-cell table:number-columns-repeated="2"/>
          <table:table-cell table:formula="of:=MAX([.O235:.O237])" office:value-type="float" office:value="0" calcext:value-type="float">
            <text:p>0</text:p>
          </table:table-cell>
          <table:table-cell/>
          <table:table-cell table:formula="of:=COUNTIF([.F237];&quot;&gt;0&quot;)+COUNTIF([.I237];&quot;&gt;0&quot;)+COUNTIF([.L237];&quot;&gt;0&quot;)+COUNTIF([.O237];&quot;&gt;0&quot;)=4" office:value-type="boolean" office:boolean-value="false" calcext:value-type="boolean">
            <text:p>FALSO</text:p>
          </table:table-cell>
        </table:table-row>
        <table:table-row table:style-name="ro1">
          <table:table-cell table:number-columns-repeated="7"/>
          <table:table-cell table:formula="of:=MAX([.F234:.F238])" office:value-type="float" office:value="0" calcext:value-type="float">
            <text:p>0</text:p>
          </table:table-cell>
          <table:table-cell table:number-columns-repeated="2"/>
          <table:table-cell table:formula="of:=MAX([.I234:.I238])" office:value-type="float" office:value="0" calcext:value-type="float">
            <text:p>0</text:p>
          </table:table-cell>
          <table:table-cell table:number-columns-repeated="2"/>
          <table:table-cell table:formula="of:=MAX([.L234:.L238])" office:value-type="float" office:value="0" calcext:value-type="float">
            <text:p>0</text:p>
          </table:table-cell>
          <table:table-cell table:number-columns-repeated="2"/>
          <table:table-cell table:formula="of:=MAX([.O234:.O238])" office:value-type="float" office:value="0" calcext:value-type="float">
            <text:p>0</text:p>
          </table:table-cell>
          <table:table-cell table:formula="of:=COUNTIF([.F238];&quot;&gt;0&quot;)+COUNTIF([.I238];&quot;&gt;0&quot;)+COUNTIF([.L238];&quot;&gt;0&quot;)+COUNTIF([.O238];&quot;&gt;0&quot;)=4" office:value-type="boolean" office:boolean-value="false" calcext:value-type="boolean">
            <text:p>FALSO</text:p>
          </table:table-cell>
        </table:table-row>
        <table:table-row table:style-name="ro1">
          <table:table-cell table:number-columns-repeated="17"/>
          <table:table-cell table:formula="of:=COUNTIF([.F239];&quot;&gt;0&quot;)+COUNTIF([.I239];&quot;&gt;0&quot;)+COUNTIF([.L239];&quot;&gt;0&quot;)+COUNTIF([.O239];&quot;&gt;0&quot;)=4" office:value-type="boolean" office:boolean-value="false" calcext:value-type="boolean">
            <text:p>FALSO</text:p>
          </table:table-cell>
        </table:table-row>
        <table:table-row table:style-name="ro1">
          <table:table-cell table:number-columns-repeated="6"/>
          <table:table-cell table:formula="of:=MAX([.F238:.F240])" office:value-type="float" office:value="0" calcext:value-type="float">
            <text:p>0</text:p>
          </table:table-cell>
          <table:table-cell table:number-columns-repeated="2"/>
          <table:table-cell table:formula="of:=MAX([.I238:.I240])" office:value-type="float" office:value="0" calcext:value-type="float">
            <text:p>0</text:p>
          </table:table-cell>
          <table:table-cell table:number-columns-repeated="2"/>
          <table:table-cell table:formula="of:=MAX([.L238:.L240])" office:value-type="float" office:value="0" calcext:value-type="float">
            <text:p>0</text:p>
          </table:table-cell>
          <table:table-cell table:number-columns-repeated="2"/>
          <table:table-cell table:formula="of:=MAX([.O238:.O240])" office:value-type="float" office:value="0" calcext:value-type="float">
            <text:p>0</text:p>
          </table:table-cell>
          <table:table-cell/>
          <table:table-cell table:formula="of:=COUNTIF([.F240];&quot;&gt;0&quot;)+COUNTIF([.I240];&quot;&gt;0&quot;)+COUNTIF([.L240];&quot;&gt;0&quot;)+COUNTIF([.O240];&quot;&gt;0&quot;)=4" office:value-type="boolean" office:boolean-value="false" calcext:value-type="boolean">
            <text:p>FALSO</text:p>
          </table:table-cell>
        </table:table-row>
        <table:table-row table:style-name="ro1">
          <table:table-cell table:number-columns-repeated="17"/>
          <table:table-cell table:formula="of:=COUNTIF([.F241];&quot;&gt;0&quot;)+COUNTIF([.I241];&quot;&gt;0&quot;)+COUNTIF([.L241];&quot;&gt;0&quot;)+COUNTIF([.O241];&quot;&gt;0&quot;)=4" office:value-type="boolean" office:boolean-value="false" calcext:value-type="boolean">
            <text:p>FALSO</text:p>
          </table:table-cell>
        </table:table-row>
        <table:table-row table:style-name="ro1">
          <table:table-cell table:number-columns-repeated="17"/>
          <table:table-cell table:formula="of:=COUNTIF([.F242];&quot;&gt;0&quot;)+COUNTIF([.I242];&quot;&gt;0&quot;)+COUNTIF([.L242];&quot;&gt;0&quot;)+COUNTIF([.O242];&quot;&gt;0&quot;)=4" office:value-type="boolean" office:boolean-value="false" calcext:value-type="boolean">
            <text:p>FALSO</text:p>
          </table:table-cell>
        </table:table-row>
        <table:table-row table:style-name="ro1">
          <table:table-cell table:number-columns-repeated="6"/>
          <table:table-cell table:formula="of:=MAX([.F241:.F243])" office:value-type="float" office:value="0" calcext:value-type="float">
            <text:p>0</text:p>
          </table:table-cell>
          <table:table-cell table:formula="of:=MAX([.F239:.F243])" office:value-type="float" office:value="0" calcext:value-type="float">
            <text:p>0</text:p>
          </table:table-cell>
          <table:table-cell/>
          <table:table-cell table:formula="of:=MAX([.I241:.I243])" office:value-type="float" office:value="0" calcext:value-type="float">
            <text:p>0</text:p>
          </table:table-cell>
          <table:table-cell table:formula="of:=MAX([.I239:.I243])" office:value-type="float" office:value="0" calcext:value-type="float">
            <text:p>0</text:p>
          </table:table-cell>
          <table:table-cell/>
          <table:table-cell table:formula="of:=MAX([.L241:.L243])" office:value-type="float" office:value="0" calcext:value-type="float">
            <text:p>0</text:p>
          </table:table-cell>
          <table:table-cell table:formula="of:=MAX([.L239:.L243])" office:value-type="float" office:value="0" calcext:value-type="float">
            <text:p>0</text:p>
          </table:table-cell>
          <table:table-cell/>
          <table:table-cell table:formula="of:=MAX([.O241:.O243])" office:value-type="float" office:value="0" calcext:value-type="float">
            <text:p>0</text:p>
          </table:table-cell>
          <table:table-cell table:formula="of:=MAX([.O239:.O243])" office:value-type="float" office:value="0" calcext:value-type="float">
            <text:p>0</text:p>
          </table:table-cell>
          <table:table-cell table:formula="of:=COUNTIF([.F243];&quot;&gt;0&quot;)+COUNTIF([.I243];&quot;&gt;0&quot;)+COUNTIF([.L243];&quot;&gt;0&quot;)+COUNTIF([.O243];&quot;&gt;0&quot;)=4" office:value-type="boolean" office:boolean-value="false" calcext:value-type="boolean">
            <text:p>FALSO</text:p>
          </table:table-cell>
        </table:table-row>
        <table:table-row table:style-name="ro1">
          <table:table-cell table:number-columns-repeated="17"/>
          <table:table-cell table:formula="of:=COUNTIF([.F244];&quot;&gt;0&quot;)+COUNTIF([.I244];&quot;&gt;0&quot;)+COUNTIF([.L244];&quot;&gt;0&quot;)+COUNTIF([.O244];&quot;&gt;0&quot;)=4" office:value-type="boolean" office:boolean-value="false" calcext:value-type="boolean">
            <text:p>FALSO</text:p>
          </table:table-cell>
        </table:table-row>
        <table:table-row table:style-name="ro1">
          <table:table-cell table:number-columns-repeated="17"/>
          <table:table-cell table:formula="of:=COUNTIF([.F245];&quot;&gt;0&quot;)+COUNTIF([.I245];&quot;&gt;0&quot;)+COUNTIF([.L245];&quot;&gt;0&quot;)+COUNTIF([.O245];&quot;&gt;0&quot;)=4" office:value-type="boolean" office:boolean-value="false" calcext:value-type="boolean">
            <text:p>FALSO</text:p>
          </table:table-cell>
        </table:table-row>
        <table:table-row table:style-name="ro1">
          <table:table-cell table:number-columns-repeated="6"/>
          <table:table-cell table:formula="of:=MAX([.F244:.F246])" office:value-type="float" office:value="0" calcext:value-type="float">
            <text:p>0</text:p>
          </table:table-cell>
          <table:table-cell table:number-columns-repeated="2"/>
          <table:table-cell table:formula="of:=MAX([.I244:.I246])" office:value-type="float" office:value="0" calcext:value-type="float">
            <text:p>0</text:p>
          </table:table-cell>
          <table:table-cell table:number-columns-repeated="2"/>
          <table:table-cell table:formula="of:=MAX([.L244:.L246])" office:value-type="float" office:value="0" calcext:value-type="float">
            <text:p>0</text:p>
          </table:table-cell>
          <table:table-cell table:number-columns-repeated="2"/>
          <table:table-cell table:formula="of:=MAX([.O244:.O246])" office:value-type="float" office:value="0" calcext:value-type="float">
            <text:p>0</text:p>
          </table:table-cell>
          <table:table-cell/>
          <table:table-cell table:formula="of:=COUNTIF([.F246];&quot;&gt;0&quot;)+COUNTIF([.I246];&quot;&gt;0&quot;)+COUNTIF([.L246];&quot;&gt;0&quot;)+COUNTIF([.O246];&quot;&gt;0&quot;)=4" office:value-type="boolean" office:boolean-value="false" calcext:value-type="boolean">
            <text:p>FALSO</text:p>
          </table:table-cell>
        </table:table-row>
        <table:table-row table:style-name="ro1">
          <table:table-cell table:number-columns-repeated="17"/>
          <table:table-cell table:formula="of:=COUNTIF([.F247];&quot;&gt;0&quot;)+COUNTIF([.I247];&quot;&gt;0&quot;)+COUNTIF([.L247];&quot;&gt;0&quot;)+COUNTIF([.O247];&quot;&gt;0&quot;)=4" office:value-type="boolean" office:boolean-value="false" calcext:value-type="boolean">
            <text:p>FALSO</text:p>
          </table:table-cell>
        </table:table-row>
        <table:table-row table:style-name="ro1">
          <table:table-cell table:number-columns-repeated="7"/>
          <table:table-cell table:formula="of:=MAX([.F244:.F248])" office:value-type="float" office:value="0" calcext:value-type="float">
            <text:p>0</text:p>
          </table:table-cell>
          <table:table-cell table:number-columns-repeated="2"/>
          <table:table-cell table:formula="of:=MAX([.I244:.I248])" office:value-type="float" office:value="0" calcext:value-type="float">
            <text:p>0</text:p>
          </table:table-cell>
          <table:table-cell table:number-columns-repeated="2"/>
          <table:table-cell table:formula="of:=MAX([.L244:.L248])" office:value-type="float" office:value="0" calcext:value-type="float">
            <text:p>0</text:p>
          </table:table-cell>
          <table:table-cell table:number-columns-repeated="2"/>
          <table:table-cell table:formula="of:=MAX([.O244:.O248])" office:value-type="float" office:value="0" calcext:value-type="float">
            <text:p>0</text:p>
          </table:table-cell>
          <table:table-cell table:formula="of:=COUNTIF([.F248];&quot;&gt;0&quot;)+COUNTIF([.I248];&quot;&gt;0&quot;)+COUNTIF([.L248];&quot;&gt;0&quot;)+COUNTIF([.O248];&quot;&gt;0&quot;)=4" office:value-type="boolean" office:boolean-value="false" calcext:value-type="boolean">
            <text:p>FALSO</text:p>
          </table:table-cell>
        </table:table-row>
        <table:table-row table:style-name="ro1">
          <table:table-cell table:number-columns-repeated="6"/>
          <table:table-cell table:formula="of:=MAX([.F247:.F249])" office:value-type="float" office:value="0" calcext:value-type="float">
            <text:p>0</text:p>
          </table:table-cell>
          <table:table-cell table:number-columns-repeated="2"/>
          <table:table-cell table:formula="of:=MAX([.I247:.I249])" office:value-type="float" office:value="0" calcext:value-type="float">
            <text:p>0</text:p>
          </table:table-cell>
          <table:table-cell table:number-columns-repeated="2"/>
          <table:table-cell table:formula="of:=MAX([.L247:.L249])" office:value-type="float" office:value="0" calcext:value-type="float">
            <text:p>0</text:p>
          </table:table-cell>
          <table:table-cell table:number-columns-repeated="2"/>
          <table:table-cell table:formula="of:=MAX([.O247:.O249])" office:value-type="float" office:value="0" calcext:value-type="float">
            <text:p>0</text:p>
          </table:table-cell>
          <table:table-cell/>
          <table:table-cell table:formula="of:=COUNTIF([.F249];&quot;&gt;0&quot;)+COUNTIF([.I249];&quot;&gt;0&quot;)+COUNTIF([.L249];&quot;&gt;0&quot;)+COUNTIF([.O249];&quot;&gt;0&quot;)=4" office:value-type="boolean" office:boolean-value="false" calcext:value-type="boolean">
            <text:p>FALSO</text:p>
          </table:table-cell>
        </table:table-row>
        <table:table-row table:style-name="ro1">
          <table:table-cell table:number-columns-repeated="17"/>
          <table:table-cell table:formula="of:=COUNTIF([.F250];&quot;&gt;0&quot;)+COUNTIF([.I250];&quot;&gt;0&quot;)+COUNTIF([.L250];&quot;&gt;0&quot;)+COUNTIF([.O250];&quot;&gt;0&quot;)=4" office:value-type="boolean" office:boolean-value="false" calcext:value-type="boolean">
            <text:p>FALSO</text:p>
          </table:table-cell>
        </table:table-row>
        <table:table-row table:style-name="ro1">
          <table:table-cell table:number-columns-repeated="17"/>
          <table:table-cell table:formula="of:=COUNTIF([.F251];&quot;&gt;0&quot;)+COUNTIF([.I251];&quot;&gt;0&quot;)+COUNTIF([.L251];&quot;&gt;0&quot;)+COUNTIF([.O251];&quot;&gt;0&quot;)=4" office:value-type="boolean" office:boolean-value="false" calcext:value-type="boolean">
            <text:p>FALSO</text:p>
          </table:table-cell>
        </table:table-row>
        <table:table-row table:style-name="ro1">
          <table:table-cell table:number-columns-repeated="6"/>
          <table:table-cell table:formula="of:=MAX([.F250:.F252])" office:value-type="float" office:value="0" calcext:value-type="float">
            <text:p>0</text:p>
          </table:table-cell>
          <table:table-cell table:number-columns-repeated="2"/>
          <table:table-cell table:formula="of:=MAX([.I250:.I252])" office:value-type="float" office:value="0" calcext:value-type="float">
            <text:p>0</text:p>
          </table:table-cell>
          <table:table-cell table:number-columns-repeated="2"/>
          <table:table-cell table:formula="of:=MAX([.L250:.L252])" office:value-type="float" office:value="0" calcext:value-type="float">
            <text:p>0</text:p>
          </table:table-cell>
          <table:table-cell table:number-columns-repeated="2"/>
          <table:table-cell table:formula="of:=MAX([.O250:.O252])" office:value-type="float" office:value="0" calcext:value-type="float">
            <text:p>0</text:p>
          </table:table-cell>
          <table:table-cell/>
          <table:table-cell table:formula="of:=COUNTIF([.F252];&quot;&gt;0&quot;)+COUNTIF([.I252];&quot;&gt;0&quot;)+COUNTIF([.L252];&quot;&gt;0&quot;)+COUNTIF([.O252];&quot;&gt;0&quot;)=4" office:value-type="boolean" office:boolean-value="false" calcext:value-type="boolean">
            <text:p>FALSO</text:p>
          </table:table-cell>
        </table:table-row>
        <table:table-row table:style-name="ro1">
          <table:table-cell table:number-columns-repeated="7"/>
          <table:table-cell table:formula="of:=MAX([.F249:.F253])" office:value-type="float" office:value="0" calcext:value-type="float">
            <text:p>0</text:p>
          </table:table-cell>
          <table:table-cell table:number-columns-repeated="2"/>
          <table:table-cell table:formula="of:=MAX([.I249:.I253])" office:value-type="float" office:value="0" calcext:value-type="float">
            <text:p>0</text:p>
          </table:table-cell>
          <table:table-cell table:number-columns-repeated="2"/>
          <table:table-cell table:formula="of:=MAX([.L249:.L253])" office:value-type="float" office:value="0" calcext:value-type="float">
            <text:p>0</text:p>
          </table:table-cell>
          <table:table-cell table:number-columns-repeated="2"/>
          <table:table-cell table:formula="of:=MAX([.O249:.O253])" office:value-type="float" office:value="0" calcext:value-type="float">
            <text:p>0</text:p>
          </table:table-cell>
          <table:table-cell table:style-name="Default"/>
        </table:table-row>
        <table:table-row table:style-name="ro1">
          <table:table-cell table:number-columns-repeated="17"/>
          <table:table-cell table:style-name="Default"/>
        </table:table-row>
        <table:table-row table:style-name="ro1">
          <table:table-cell table:number-columns-repeated="6"/>
          <table:table-cell table:formula="of:=MAX([.F253:.F255])" office:value-type="float" office:value="0" calcext:value-type="float">
            <text:p>0</text:p>
          </table:table-cell>
          <table:table-cell table:number-columns-repeated="2"/>
          <table:table-cell table:formula="of:=MAX([.I253:.I255])" office:value-type="float" office:value="0" calcext:value-type="float">
            <text:p>0</text:p>
          </table:table-cell>
          <table:table-cell table:number-columns-repeated="2"/>
          <table:table-cell table:formula="of:=MAX([.L253:.L255])" office:value-type="float" office:value="0" calcext:value-type="float">
            <text:p>0</text:p>
          </table:table-cell>
          <table:table-cell table:number-columns-repeated="2"/>
          <table:table-cell table:formula="of:=MAX([.O253:.O255])" office:value-type="float" office:value="0" calcext:value-type="float">
            <text:p>0</text:p>
          </table:table-cell>
          <table:table-cell/>
          <table:table-cell table:style-name="Default"/>
        </table:table-row>
        <table:table-row table:style-name="ro1">
          <table:table-cell table:number-columns-repeated="17"/>
          <table:table-cell table:style-name="Default"/>
        </table:table-row>
        <table:table-row table:style-name="ro1">
          <table:table-cell table:number-columns-repeated="17"/>
          <table:table-cell table:style-name="Default"/>
        </table:table-row>
        <table:table-row table:style-name="ro1">
          <table:table-cell table:number-columns-repeated="6"/>
          <table:table-cell table:formula="of:=MAX([.F256:.F258])" office:value-type="float" office:value="0" calcext:value-type="float">
            <text:p>0</text:p>
          </table:table-cell>
          <table:table-cell table:formula="of:=MAX([.F254:.F258])" office:value-type="float" office:value="0" calcext:value-type="float">
            <text:p>0</text:p>
          </table:table-cell>
          <table:table-cell/>
          <table:table-cell table:formula="of:=MAX([.I256:.I258])" office:value-type="float" office:value="0" calcext:value-type="float">
            <text:p>0</text:p>
          </table:table-cell>
          <table:table-cell table:formula="of:=MAX([.I254:.I258])" office:value-type="float" office:value="0" calcext:value-type="float">
            <text:p>0</text:p>
          </table:table-cell>
          <table:table-cell/>
          <table:table-cell table:formula="of:=MAX([.L256:.L258])" office:value-type="float" office:value="0" calcext:value-type="float">
            <text:p>0</text:p>
          </table:table-cell>
          <table:table-cell table:formula="of:=MAX([.L254:.L258])" office:value-type="float" office:value="0" calcext:value-type="float">
            <text:p>0</text:p>
          </table:table-cell>
          <table:table-cell/>
          <table:table-cell table:formula="of:=MAX([.O256:.O258])" office:value-type="float" office:value="0" calcext:value-type="float">
            <text:p>0</text:p>
          </table:table-cell>
          <table:table-cell table:formula="of:=MAX([.O254:.O258])" office:value-type="float" office:value="0" calcext:value-type="float">
            <text:p>0</text:p>
          </table:table-cell>
          <table:table-cell table:style-name="Default"/>
        </table:table-row>
        <table:table-row table:style-name="ro1">
          <table:table-cell table:number-columns-repeated="17"/>
          <table:table-cell table:style-name="Default"/>
        </table:table-row>
        <table:table-row table:style-name="ro1">
          <table:table-cell table:number-columns-repeated="17"/>
          <table:table-cell table:style-name="Default"/>
        </table:table-row>
        <table:table-row table:style-name="ro1">
          <table:table-cell table:number-columns-repeated="6"/>
          <table:table-cell table:formula="of:=MAX([.F259:.F261])" office:value-type="float" office:value="0" calcext:value-type="float">
            <text:p>0</text:p>
          </table:table-cell>
          <table:table-cell table:number-columns-repeated="2"/>
          <table:table-cell table:formula="of:=MAX([.I259:.I261])" office:value-type="float" office:value="0" calcext:value-type="float">
            <text:p>0</text:p>
          </table:table-cell>
          <table:table-cell table:number-columns-repeated="2"/>
          <table:table-cell table:formula="of:=MAX([.L259:.L261])" office:value-type="float" office:value="0" calcext:value-type="float">
            <text:p>0</text:p>
          </table:table-cell>
          <table:table-cell table:number-columns-repeated="2"/>
          <table:table-cell table:formula="of:=MAX([.O259:.O261])" office:value-type="float" office:value="0" calcext:value-type="float">
            <text:p>0</text:p>
          </table:table-cell>
          <table:table-cell/>
          <table:table-cell table:style-name="Default"/>
        </table:table-row>
        <table:table-row table:style-name="ro1">
          <table:table-cell table:number-columns-repeated="17"/>
          <table:table-cell table:style-name="Default"/>
        </table:table-row>
        <table:table-row table:style-name="ro1">
          <table:table-cell table:number-columns-repeated="7"/>
          <table:table-cell table:formula="of:=MAX([.F259:.F263])" office:value-type="float" office:value="0" calcext:value-type="float">
            <text:p>0</text:p>
          </table:table-cell>
          <table:table-cell table:number-columns-repeated="2"/>
          <table:table-cell table:formula="of:=MAX([.I259:.I263])" office:value-type="float" office:value="0" calcext:value-type="float">
            <text:p>0</text:p>
          </table:table-cell>
          <table:table-cell table:number-columns-repeated="2"/>
          <table:table-cell table:formula="of:=MAX([.L259:.L263])" office:value-type="float" office:value="0" calcext:value-type="float">
            <text:p>0</text:p>
          </table:table-cell>
          <table:table-cell table:number-columns-repeated="2"/>
          <table:table-cell table:formula="of:=MAX([.O259:.O263])" office:value-type="float" office:value="0" calcext:value-type="float">
            <text:p>0</text:p>
          </table:table-cell>
          <table:table-cell table:style-name="Default"/>
        </table:table-row>
        <table:table-row table:style-name="ro1">
          <table:table-cell table:number-columns-repeated="6"/>
          <table:table-cell table:formula="of:=MAX([.F262:.F264])" office:value-type="float" office:value="0" calcext:value-type="float">
            <text:p>0</text:p>
          </table:table-cell>
          <table:table-cell table:number-columns-repeated="2"/>
          <table:table-cell table:formula="of:=MAX([.I262:.I264])" office:value-type="float" office:value="0" calcext:value-type="float">
            <text:p>0</text:p>
          </table:table-cell>
          <table:table-cell table:number-columns-repeated="2"/>
          <table:table-cell table:formula="of:=MAX([.L262:.L264])" office:value-type="float" office:value="0" calcext:value-type="float">
            <text:p>0</text:p>
          </table:table-cell>
          <table:table-cell table:number-columns-repeated="2"/>
          <table:table-cell table:formula="of:=MAX([.O262:.O264])" office:value-type="float" office:value="0" calcext:value-type="float">
            <text:p>0</text:p>
          </table:table-cell>
          <table:table-cell/>
          <table:table-cell table:style-name="Default"/>
        </table:table-row>
        <table:table-row table:style-name="ro1">
          <table:table-cell table:number-columns-repeated="17"/>
          <table:table-cell table:style-name="Default"/>
        </table:table-row>
        <table:table-row table:style-name="ro1">
          <table:table-cell table:number-columns-repeated="17"/>
          <table:table-cell table:style-name="Default"/>
        </table:table-row>
        <table:table-row table:style-name="ro1">
          <table:table-cell table:number-columns-repeated="6"/>
          <table:table-cell table:formula="of:=MAX([.F265:.F267])" office:value-type="float" office:value="0" calcext:value-type="float">
            <text:p>0</text:p>
          </table:table-cell>
          <table:table-cell table:number-columns-repeated="2"/>
          <table:table-cell table:formula="of:=MAX([.I265:.I267])" office:value-type="float" office:value="0" calcext:value-type="float">
            <text:p>0</text:p>
          </table:table-cell>
          <table:table-cell table:number-columns-repeated="2"/>
          <table:table-cell table:formula="of:=MAX([.L265:.L267])" office:value-type="float" office:value="0" calcext:value-type="float">
            <text:p>0</text:p>
          </table:table-cell>
          <table:table-cell table:number-columns-repeated="2"/>
          <table:table-cell table:formula="of:=MAX([.O265:.O267])" office:value-type="float" office:value="0" calcext:value-type="float">
            <text:p>0</text:p>
          </table:table-cell>
          <table:table-cell/>
          <table:table-cell table:style-name="Default"/>
        </table:table-row>
        <table:table-row table:style-name="ro1">
          <table:table-cell table:number-columns-repeated="7"/>
          <table:table-cell table:formula="of:=MAX([.F264:.F268])" office:value-type="float" office:value="0" calcext:value-type="float">
            <text:p>0</text:p>
          </table:table-cell>
          <table:table-cell table:number-columns-repeated="2"/>
          <table:table-cell table:formula="of:=MAX([.I264:.I268])" office:value-type="float" office:value="0" calcext:value-type="float">
            <text:p>0</text:p>
          </table:table-cell>
          <table:table-cell table:number-columns-repeated="2"/>
          <table:table-cell table:formula="of:=MAX([.L264:.L268])" office:value-type="float" office:value="0" calcext:value-type="float">
            <text:p>0</text:p>
          </table:table-cell>
          <table:table-cell table:number-columns-repeated="2"/>
          <table:table-cell table:formula="of:=MAX([.O264:.O268])" office:value-type="float" office:value="0" calcext:value-type="float">
            <text:p>0</text:p>
          </table:table-cell>
          <table:table-cell table:style-name="Default"/>
        </table:table-row>
      </table:table>
      <table:table table:name="Prompt B" table:style-name="ta1">
        <table:table-column table:style-name="co1" table:number-columns-repeated="6" table:default-cell-style-name="Default"/>
        <table:table-column table:style-name="co1" table:visibility="collapse" table:number-columns-repeated="2" table:default-cell-style-name="Default"/>
        <table:table-column table:style-name="co1" table:default-cell-style-name="Default"/>
        <table:table-column table:style-name="co1" table:visibility="collapse" table:number-columns-repeated="2" table:default-cell-style-name="Default"/>
        <table:table-column table:style-name="co1" table:default-cell-style-name="Default"/>
        <table:table-column table:style-name="co1" table:visibility="collapse" table:number-columns-repeated="2" table:default-cell-style-name="Default"/>
        <table:table-column table:style-name="co1" table:default-cell-style-name="Default"/>
        <table:table-column table:style-name="co1" table:visibility="collapse" table:number-columns-repeated="2" table:default-cell-style-name="Default"/>
        <table:table-column table:style-name="co1" table:default-cell-style-name="ce4"/>
        <table:table-row table:style-name="ro1">
          <table:table-cell office:value-type="string" calcext:value-type="string">
            <text:p><text:span text:style-name="T1">SYSTEM</text:span> <text:span text:style-name="T1">PROMPTS</text:span></text:p>
          </table:table-cell>
          <table:table-cell table:number-columns-repeated="4"/>
          <table:table-cell office:value-type="string" calcext:value-type="string">
            <text:p>EVALUATION</text:p>
          </table:table-cell>
          <table:table-cell table:number-columns-repeated="11"/>
          <table:table-cell table:style-name="ce3"/>
        </table:table-row>
        <table:table-row table:style-name="ro1">
          <table:table-cell table:number-columns-repeated="4"/>
          <table:table-cell office:value-type="string" calcext:value-type="string">
            <text:p>Debugging</text:p>
          </table:table-cell>
          <table:table-cell office:value-type="string" calcext:value-type="string">
            <text:p>Correctness</text:p>
          </table:table-cell>
          <table:table-cell table:number-columns-repeated="2"/>
          <table:table-cell office:value-type="string" calcext:value-type="string">
            <text:p>Code Smell</text:p>
          </table:table-cell>
          <table:table-cell table:number-columns-repeated="2"/>
          <table:table-cell office:value-type="string" calcext:value-type="string">
            <text:p>Maintainability</text:p>
          </table:table-cell>
          <table:table-cell table:number-columns-repeated="2"/>
          <table:table-cell office:value-type="string" calcext:value-type="string">
            <text:p>Artistic value</text:p>
          </table:table-cell>
          <table:table-cell table:number-columns-repeated="2"/>
          <table:table-cell table:style-name="Default"/>
        </table:table-row>
        <table:table-row table:style-name="ro1">
          <table:table-cell office:value-type="string" calcext:value-type="string">
            <text:p>Prompt User</text:p>
          </table:table-cell>
          <table:table-cell office:value-type="string" calcext:value-type="string">
            <text:p>Answer 1</text:p>
          </table:table-cell>
          <table:table-cell office:value-type="string" calcext:value-type="string">
            <text:p>Answer 2</text:p>
          </table:table-cell>
          <table:table-cell office:value-type="string" calcext:value-type="string">
            <text:p>Answer 3</text:p>
          </table:table-cell>
          <table:table-cell table:number-columns-repeated="2"/>
          <table:table-cell table:style-name="ce1" office:value-type="string" calcext:value-type="string">
            <text:p>Pass@3</text:p>
          </table:table-cell>
          <table:table-cell office:value-type="string" calcext:value-type="string">
            <text:p>Pass@5</text:p>
          </table:table-cell>
          <table:table-cell/>
          <table:table-cell table:style-name="ce1" office:value-type="string" calcext:value-type="string">
            <text:p>Pass@3</text:p>
          </table:table-cell>
          <table:table-cell office:value-type="string" calcext:value-type="string">
            <text:p>Pass@5</text:p>
          </table:table-cell>
          <table:table-cell/>
          <table:table-cell table:style-name="ce1" office:value-type="string" calcext:value-type="string">
            <text:p>Pass@3</text:p>
          </table:table-cell>
          <table:table-cell office:value-type="string" calcext:value-type="string">
            <text:p>Pass@5</text:p>
          </table:table-cell>
          <table:table-cell/>
          <table:table-cell table:style-name="ce1" office:value-type="string" calcext:value-type="string">
            <text:p>Pass@3</text:p>
          </table:table-cell>
          <table:table-cell office:value-type="string" calcext:value-type="string">
            <text:p>Pass@5</text:p>
          </table:table-cell>
          <table:table-cell table:style-name="Default"/>
        </table:table-row>
        <table:table-row table:style-name="ro3">
          <table:table-cell table:style-name="ce2" office:value-type="string" calcext:value-type="string">
            <text:p>Crea una textura sonora, en la que eventos rápidos se suceden en el tiempo y en el espacio binaural. Los eventos han de tener timbres distintos, basados en FM.</text:p>
          </table:table-cell>
          <table:table-cell>
            <office:annotation draw:style-name="gr1" draw:text-style-name="P2" svg:width="2.899cm" svg:height="56.291cm" svg:x="5.116cm" svg:y="0cm" draw:caption-point-x="-0.61cm" draw:caption-point-y="1.365cm">
              <dc:date>2023-10-23T00:00:00</dc:date>
              <text:p text:style-name="P1">Pseudocódigo / Plan de solución:</text:p>
              <text:p text:style-name="P1"/>
              <text:p text:style-name="P1">1. Primero, definimos la estructura básica de nuestro sintetizador en SuperCollider utilizando Definición de Sintetizador (SynthDef). Esto nos permitirá crear un sintetizador que genera un sonido de frecuencia modulada (FM). </text:p>
              <text:p text:style-name="P1"/>
              <text:p text:style-name="P1"><text:s text:c="4"/>SynthDef(\fm, {</text:p>
              <text:p text:style-name="P1"><text:s text:c="8"/>|out, freq=440, modIndex=1, modFreq=1, amp=0.5, pan=0|</text:p>
              <text:p text:style-name="P1"><text:s text:c="8"/></text:p>
              <text:p text:style-name="P1"><text:s text:c="8"/>// UGen para la modulación de frecuencia</text:p>
              <text:p text:style-name="P1"><text:s text:c="8"/>let modulator = SinOsc.ar(freq: modFreq) * modIndex;</text:p>
              <text:p text:style-name="P1"><text:s text:c="8"/></text:p>
              <text:p text:style-name="P1"><text:s text:c="8"/>// UGen para el oscilador de portadora</text:p>
              <text:p text:style-name="P1"><text:s text:c="8"/>let carrier = SinOsc.ar(freq: freq + modulator);</text:p>
              <text:p text:style-name="P1"><text:s text:c="8"/></text:p>
              <text:p text:style-name="P1"><text:s text:c="8"/>// UGen para controlar la amplitud y hacer que el sonido sea audible</text:p>
              <text:p text:style-name="P1"><text:s text:c="8"/>let env = EnvGen.ar(Env.perc, doneAction:2);</text:p>
              <text:p text:style-name="P1"><text:s text:c="8"/></text:p>
              <text:p text:style-name="P1"><text:s text:c="8"/>// UGen para la salida de audio</text:p>
              <text:p text:style-name="P1"><text:s text:c="8"/>Out.ar(out, Pan2.ar(carrier * env * amp, pan));</text:p>
              <text:p text:style-name="P1"><text:s text:c="4"/>}).add;</text:p>
              <text:p text:style-name="P1"><text:s text:c="3"/></text:p>
              <text:p text:style-name="P1">2. A continuación, implementamos el patrón Pbind para controlar el comportamiento de nuestro sintetizador. Utilizamos argumentos aleatorios para variar las propiedades de los sonidos producidos y crear una textura sonora.</text:p>
              <text:p text:style-name="P1"/>
              <text:p text:style-name="P1"><text:s text:c="4"/>Pbind(</text:p>
              <text:p text:style-name="P1"><text:s text:c="8"/>\instrument, \fm,</text:p>
              <text:p text:style-name="P1"><text:s text:c="8"/>\dur, Pwhite(0.05, 0.1), // Duración aleatoria para eventos rápidos</text:p>
              <text:p text:style-name="P1"><text:s text:c="8"/>\freq, Pexprand(200, 800), // Frecuencia aleatoria para diferentes tonos</text:p>
              <text:p text:style-name="P1"><text:s text:c="8"/>\modIndex, Pwhite(0.5, 5), // Indice de modulación aleatoria para diferentes timbres</text:p>
              <text:p text:style-name="P1"><text:s text:c="8"/>\modFreq, Pexprand(1, 20), // Frecuencia de modulación aleatoria</text:p>
              <text:p text:style-name="P1"><text:s text:c="8"/>\amp, 0.2,</text:p>
              <text:p text:style-name="P1"><text:s text:c="8"/>\pan, Pwhite(-1, 1), // Panorama aleatorio para el espacio binaural</text:p>
              <text:p text:style-name="P1"><text:s text:c="4"/>).play;</text:p>
              <text:p text:style-name="P1"><text:s text:c="4"/></text:p>
              <text:p text:style-name="P1">Este pseudocódigo generará una secuencia de eventos de sonido rápidos con diferentes timbres basados en FM que se moverán en el espacio binaural. La duración, frecuencia, índice de modulación, frecuencia de modulación y panorama de cada evento son controlados aleatoriamente para crear una textura sonora variada.</text:p>
            </office:annotation>
          </table:table-cell>
          <table:table-cell>
            <office:annotation draw:style-name="gr1" draw:text-style-name="P2" svg:width="2.899cm" svg:height="21.136cm" svg:x="7.373cm" svg:y="0cm" draw:caption-point-x="-0.61cm" draw:caption-point-y="1.365cm">
              <dc:date>2023-10-23T00:00:00</dc:date>
              <text:p text:style-name="P1">// Definición de sintetizador para un oscilador de frecuencia modulada</text:p>
              <text:p text:style-name="P1">SynthDef(\fm, { |out=0, freq=440, modIndex=1, modFreq=1, amp=0.5, pan=0|</text:p>
              <text:p text:style-name="P1"><text:s text:c="4"/>var modulator, carrier, env;</text:p>
              <text:p text:style-name="P1"><text:s text:c="4"/></text:p>
              <text:p text:style-name="P1"><text:s text:c="4"/>modulator = SinOsc.ar(freq: modFreq) * modIndex;</text:p>
              <text:p text:style-name="P1"><text:s text:c="4"/>carrier = SinOsc.ar(freq: freq + modulator);</text:p>
              <text:p text:style-name="P1"><text:s text:c="4"/>env = EnvGen.ar(Env.perc, doneAction:2);</text:p>
              <text:p text:style-name="P1"><text:s text:c="4"/></text:p>
              <text:p text:style-name="P1"><text:s text:c="4"/>Out.ar(out, Pan2.ar(carrier * env * amp, pan));</text:p>
              <text:p text:style-name="P1">}).add;</text:p>
              <text:p text:style-name="P1"/>
              <text:p text:style-name="P1">// Patrón para controlar el comportamiento del sintetizador</text:p>
              <text:p text:style-name="P1">Pbind(</text:p>
              <text:p text:style-name="P1"><text:s text:c="4"/>\instrument, \fm,</text:p>
              <text:p text:style-name="P1"><text:s text:c="4"/>\dur, Pwhite(0.05, 0.1),</text:p>
              <text:p text:style-name="P1"><text:s text:c="4"/>\freq, Pexprand(200, 800),</text:p>
              <text:p text:style-name="P1"><text:s text:c="4"/>\modIndex, Pwhite(0.5, 5),</text:p>
              <text:p text:style-name="P1"><text:s text:c="4"/>\modFreq, Pexprand(1, 20),</text:p>
              <text:p text:style-name="P1"><text:s text:c="4"/>\amp, 0.2,</text:p>
              <text:p text:style-name="P1"><text:s text:c="4"/>\pan, Pwhite(-1, 1)</text:p>
              <text:p text:style-name="P1">).play;</text:p>
            </office:annotation>
          </table:table-cell>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2"/>
          <table:table-cell table:formula="of:=COUNTIF([.F4];&quot;&gt;0&quot;)+COUNTIF([.I4];&quot;&gt;0&quot;)+COUNTIF([.L4];&quot;&gt;0&quot;)+COUNTIF([.O4];&quot;&gt;0&quot;)=4" office:value-type="boolean" office:boolean-value="true" calcext:value-type="boolean">
            <text:p>VERDADERO</text:p>
          </table:table-cell>
        </table:table-row>
        <table:table-row table:style-name="ro1">
          <table:table-cell table:number-columns-repeated="17"/>
          <table:table-cell table:formula="of:=COUNTIF([.F5];&quot;&gt;0&quot;)+COUNTIF([.I5];&quot;&gt;0&quot;)+COUNTIF([.L5];&quot;&gt;0&quot;)+COUNTIF([.O5];&quot;&gt;0&quot;)=4" office:value-type="boolean" office:boolean-value="false" calcext:value-type="boolean">
            <text:p>FALSO</text:p>
          </table:table-cell>
        </table:table-row>
        <table:table-row table:style-name="ro1">
          <table:table-cell table:number-columns-repeated="6"/>
          <table:table-cell table:formula="of:=MAX([.F4:.F6])" office:value-type="float" office:value="3" calcext:value-type="float">
            <text:p>3</text:p>
          </table:table-cell>
          <table:table-cell table:number-columns-repeated="2"/>
          <table:table-cell table:formula="of:=MAX([.I4:.I6])" office:value-type="float" office:value="3" calcext:value-type="float">
            <text:p>3</text:p>
          </table:table-cell>
          <table:table-cell table:number-columns-repeated="2"/>
          <table:table-cell table:formula="of:=MAX([.L4:.L6])" office:value-type="float" office:value="3" calcext:value-type="float">
            <text:p>3</text:p>
          </table:table-cell>
          <table:table-cell table:number-columns-repeated="2"/>
          <table:table-cell table:formula="of:=MAX([.O4:.O6])" office:value-type="float" office:value="3" calcext:value-type="float">
            <text:p>3</text:p>
          </table:table-cell>
          <table:table-cell/>
          <table:table-cell table:formula="of:=COUNTIF([.F6];&quot;&gt;0&quot;)+COUNTIF([.I6];&quot;&gt;0&quot;)+COUNTIF([.L6];&quot;&gt;0&quot;)+COUNTIF([.O6];&quot;&gt;0&quot;)=4" office:value-type="boolean" office:boolean-value="false" calcext:value-type="boolean">
            <text:p>FALSO</text:p>
          </table:table-cell>
        </table:table-row>
        <table:table-row table:style-name="ro1">
          <table:table-cell table:number-columns-repeated="17"/>
          <table:table-cell table:formula="of:=COUNTIF([.F7];&quot;&gt;0&quot;)+COUNTIF([.I7];&quot;&gt;0&quot;)+COUNTIF([.L7];&quot;&gt;0&quot;)+COUNTIF([.O7];&quot;&gt;0&quot;)=4" office:value-type="boolean" office:boolean-value="false" calcext:value-type="boolean">
            <text:p>FALSO</text:p>
          </table:table-cell>
        </table:table-row>
        <table:table-row table:style-name="ro1">
          <table:table-cell table:number-columns-repeated="7"/>
          <table:table-cell table:formula="of:=MAX([.F4:.F8])" office:value-type="float" office:value="3" calcext:value-type="float">
            <text:p>3</text:p>
          </table:table-cell>
          <table:table-cell table:number-columns-repeated="2"/>
          <table:table-cell table:formula="of:=MAX([.I4:.I8])" office:value-type="float" office:value="3" calcext:value-type="float">
            <text:p>3</text:p>
          </table:table-cell>
          <table:table-cell table:number-columns-repeated="2"/>
          <table:table-cell table:formula="of:=MAX([.L4:.L8])" office:value-type="float" office:value="3" calcext:value-type="float">
            <text:p>3</text:p>
          </table:table-cell>
          <table:table-cell table:number-columns-repeated="2"/>
          <table:table-cell table:formula="of:=MAX([.O4:.O8])" office:value-type="float" office:value="3" calcext:value-type="float">
            <text:p>3</text:p>
          </table:table-cell>
          <table:table-cell table:formula="of:=COUNTIF([.F8];&quot;&gt;0&quot;)+COUNTIF([.I8];&quot;&gt;0&quot;)+COUNTIF([.L8];&quot;&gt;0&quot;)+COUNTIF([.O8];&quot;&gt;0&quot;)=4" office:value-type="boolean" office:boolean-value="false" calcext:value-type="boolean">
            <text:p>FALSO</text:p>
          </table:table-cell>
        </table:table-row>
        <table:table-row table:style-name="ro1">
          <table:table-cell table:number-columns-repeated="6"/>
          <table:table-cell table:formula="of:=MAX([.F7:.F9])" office:value-type="float" office:value="0" calcext:value-type="float">
            <text:p>0</text:p>
          </table:table-cell>
          <table:table-cell table:number-columns-repeated="2"/>
          <table:table-cell table:formula="of:=MAX([.I7:.I9])" office:value-type="float" office:value="0" calcext:value-type="float">
            <text:p>0</text:p>
          </table:table-cell>
          <table:table-cell table:number-columns-repeated="2"/>
          <table:table-cell table:formula="of:=MAX([.L7:.L9])" office:value-type="float" office:value="0" calcext:value-type="float">
            <text:p>0</text:p>
          </table:table-cell>
          <table:table-cell table:number-columns-repeated="2"/>
          <table:table-cell table:formula="of:=MAX([.O7:.O9])" office:value-type="float" office:value="0" calcext:value-type="float">
            <text:p>0</text:p>
          </table:table-cell>
          <table:table-cell/>
          <table:table-cell table:formula="of:=COUNTIF([.F9];&quot;&gt;0&quot;)+COUNTIF([.I9];&quot;&gt;0&quot;)+COUNTIF([.L9];&quot;&gt;0&quot;)+COUNTIF([.O9];&quot;&gt;0&quot;)=4" office:value-type="boolean" office:boolean-value="false" calcext:value-type="boolean">
            <text:p>FALSO</text:p>
          </table:table-cell>
        </table:table-row>
        <table:table-row table:style-name="ro1">
          <table:table-cell table:number-columns-repeated="17"/>
          <table:table-cell table:formula="of:=COUNTIF([.F10];&quot;&gt;0&quot;)+COUNTIF([.I10];&quot;&gt;0&quot;)+COUNTIF([.L10];&quot;&gt;0&quot;)+COUNTIF([.O10];&quot;&gt;0&quot;)=4" office:value-type="boolean" office:boolean-value="false" calcext:value-type="boolean">
            <text:p>FALSO</text:p>
          </table:table-cell>
        </table:table-row>
        <table:table-row table:style-name="ro1">
          <table:table-cell table:number-columns-repeated="17"/>
          <table:table-cell table:formula="of:=COUNTIF([.F11];&quot;&gt;0&quot;)+COUNTIF([.I11];&quot;&gt;0&quot;)+COUNTIF([.L11];&quot;&gt;0&quot;)+COUNTIF([.O11];&quot;&gt;0&quot;)=4" office:value-type="boolean" office:boolean-value="false" calcext:value-type="boolean">
            <text:p>FALSO</text:p>
          </table:table-cell>
        </table:table-row>
        <table:table-row table:style-name="ro1">
          <table:table-cell table:number-columns-repeated="6"/>
          <table:table-cell table:formula="of:=MAX([.F10:.F12])" office:value-type="float" office:value="0" calcext:value-type="float">
            <text:p>0</text:p>
          </table:table-cell>
          <table:table-cell table:number-columns-repeated="2"/>
          <table:table-cell table:formula="of:=MAX([.I10:.I12])" office:value-type="float" office:value="0" calcext:value-type="float">
            <text:p>0</text:p>
          </table:table-cell>
          <table:table-cell table:number-columns-repeated="2"/>
          <table:table-cell table:formula="of:=MAX([.L10:.L12])" office:value-type="float" office:value="0" calcext:value-type="float">
            <text:p>0</text:p>
          </table:table-cell>
          <table:table-cell table:number-columns-repeated="2"/>
          <table:table-cell table:formula="of:=MAX([.O10:.O12])" office:value-type="float" office:value="0" calcext:value-type="float">
            <text:p>0</text:p>
          </table:table-cell>
          <table:table-cell/>
          <table:table-cell table:formula="of:=COUNTIF([.F12];&quot;&gt;0&quot;)+COUNTIF([.I12];&quot;&gt;0&quot;)+COUNTIF([.L12];&quot;&gt;0&quot;)+COUNTIF([.O12];&quot;&gt;0&quot;)=4" office:value-type="boolean" office:boolean-value="false" calcext:value-type="boolean">
            <text:p>FALSO</text:p>
          </table:table-cell>
        </table:table-row>
        <table:table-row table:style-name="ro1">
          <table:table-cell table:number-columns-repeated="7"/>
          <table:table-cell table:formula="of:=MAX([.F9:.F13])" office:value-type="float" office:value="0" calcext:value-type="float">
            <text:p>0</text:p>
          </table:table-cell>
          <table:table-cell table:number-columns-repeated="2"/>
          <table:table-cell table:formula="of:=MAX([.I9:.I13])" office:value-type="float" office:value="0" calcext:value-type="float">
            <text:p>0</text:p>
          </table:table-cell>
          <table:table-cell table:number-columns-repeated="2"/>
          <table:table-cell table:formula="of:=MAX([.L9:.L13])" office:value-type="float" office:value="0" calcext:value-type="float">
            <text:p>0</text:p>
          </table:table-cell>
          <table:table-cell table:number-columns-repeated="2"/>
          <table:table-cell table:formula="of:=MAX([.O9:.O13])" office:value-type="float" office:value="0" calcext:value-type="float">
            <text:p>0</text:p>
          </table:table-cell>
          <table:table-cell table:formula="of:=COUNTIF([.F13];&quot;&gt;0&quot;)+COUNTIF([.I13];&quot;&gt;0&quot;)+COUNTIF([.L13];&quot;&gt;0&quot;)+COUNTIF([.O13];&quot;&gt;0&quot;)=4" office:value-type="boolean" office:boolean-value="false" calcext:value-type="boolean">
            <text:p>FALSO</text:p>
          </table:table-cell>
        </table:table-row>
        <table:table-row table:style-name="ro1">
          <table:table-cell table:number-columns-repeated="17"/>
          <table:table-cell table:formula="of:=COUNTIF([.F14];&quot;&gt;0&quot;)+COUNTIF([.I14];&quot;&gt;0&quot;)+COUNTIF([.L14];&quot;&gt;0&quot;)+COUNTIF([.O14];&quot;&gt;0&quot;)=4" office:value-type="boolean" office:boolean-value="false" calcext:value-type="boolean">
            <text:p>FALSO</text:p>
          </table:table-cell>
        </table:table-row>
        <table:table-row table:style-name="ro1">
          <table:table-cell table:number-columns-repeated="6"/>
          <table:table-cell table:formula="of:=MAX([.F13:.F15])" office:value-type="float" office:value="0" calcext:value-type="float">
            <text:p>0</text:p>
          </table:table-cell>
          <table:table-cell table:number-columns-repeated="2"/>
          <table:table-cell table:formula="of:=MAX([.I13:.I15])" office:value-type="float" office:value="0" calcext:value-type="float">
            <text:p>0</text:p>
          </table:table-cell>
          <table:table-cell table:number-columns-repeated="2"/>
          <table:table-cell table:formula="of:=MAX([.L13:.L15])" office:value-type="float" office:value="0" calcext:value-type="float">
            <text:p>0</text:p>
          </table:table-cell>
          <table:table-cell table:number-columns-repeated="2"/>
          <table:table-cell table:formula="of:=MAX([.O13:.O15])" office:value-type="float" office:value="0" calcext:value-type="float">
            <text:p>0</text:p>
          </table:table-cell>
          <table:table-cell/>
          <table:table-cell table:formula="of:=COUNTIF([.F15];&quot;&gt;0&quot;)+COUNTIF([.I15];&quot;&gt;0&quot;)+COUNTIF([.L15];&quot;&gt;0&quot;)+COUNTIF([.O15];&quot;&gt;0&quot;)=4" office:value-type="boolean" office:boolean-value="false" calcext:value-type="boolean">
            <text:p>FALSO</text:p>
          </table:table-cell>
        </table:table-row>
        <table:table-row table:style-name="ro1">
          <table:table-cell table:number-columns-repeated="17"/>
          <table:table-cell table:formula="of:=COUNTIF([.F16];&quot;&gt;0&quot;)+COUNTIF([.I16];&quot;&gt;0&quot;)+COUNTIF([.L16];&quot;&gt;0&quot;)+COUNTIF([.O16];&quot;&gt;0&quot;)=4" office:value-type="boolean" office:boolean-value="false" calcext:value-type="boolean">
            <text:p>FALSO</text:p>
          </table:table-cell>
        </table:table-row>
        <table:table-row table:style-name="ro1">
          <table:table-cell table:number-columns-repeated="6"/>
          <table:table-cell table:style-name="ce3"/>
          <table:table-cell table:number-columns-repeated="10"/>
          <table:table-cell table:formula="of:=COUNTIF([.F17];&quot;&gt;0&quot;)+COUNTIF([.I17];&quot;&gt;0&quot;)+COUNTIF([.L17];&quot;&gt;0&quot;)+COUNTIF([.O17];&quot;&gt;0&quot;)=4" office:value-type="boolean" office:boolean-value="false" calcext:value-type="boolean">
            <text:p>FALSO</text:p>
          </table:table-cell>
        </table:table-row>
        <table:table-row table:style-name="ro1">
          <table:table-cell table:number-columns-repeated="6"/>
          <table:table-cell table:formula="of:=MAX([.F16:.F18])" office:value-type="float" office:value="0" calcext:value-type="float">
            <text:p>0</text:p>
          </table:table-cell>
          <table:table-cell table:formula="of:=MAX([.F14:.F18])" office:value-type="float" office:value="0" calcext:value-type="float">
            <text:p>0</text:p>
          </table:table-cell>
          <table:table-cell/>
          <table:table-cell table:formula="of:=MAX([.I16:.I18])" office:value-type="float" office:value="0" calcext:value-type="float">
            <text:p>0</text:p>
          </table:table-cell>
          <table:table-cell table:formula="of:=MAX([.I14:.I18])" office:value-type="float" office:value="0" calcext:value-type="float">
            <text:p>0</text:p>
          </table:table-cell>
          <table:table-cell/>
          <table:table-cell table:formula="of:=MAX([.L16:.L18])" office:value-type="float" office:value="0" calcext:value-type="float">
            <text:p>0</text:p>
          </table:table-cell>
          <table:table-cell table:formula="of:=MAX([.L14:.L18])" office:value-type="float" office:value="0" calcext:value-type="float">
            <text:p>0</text:p>
          </table:table-cell>
          <table:table-cell/>
          <table:table-cell table:formula="of:=MAX([.O16:.O18])" office:value-type="float" office:value="0" calcext:value-type="float">
            <text:p>0</text:p>
          </table:table-cell>
          <table:table-cell table:formula="of:=MAX([.O14:.O18])" office:value-type="float" office:value="0" calcext:value-type="float">
            <text:p>0</text:p>
          </table:table-cell>
          <table:table-cell table:formula="of:=COUNTIF([.F18];&quot;&gt;0&quot;)+COUNTIF([.I18];&quot;&gt;0&quot;)+COUNTIF([.L18];&quot;&gt;0&quot;)+COUNTIF([.O18];&quot;&gt;0&quot;)=4" office:value-type="boolean" office:boolean-value="false" calcext:value-type="boolean">
            <text:p>FALSO</text:p>
          </table:table-cell>
        </table:table-row>
        <table:table-row table:style-name="ro1">
          <table:table-cell table:number-columns-repeated="17"/>
          <table:table-cell table:formula="of:=COUNTIF([.F19];&quot;&gt;0&quot;)+COUNTIF([.I19];&quot;&gt;0&quot;)+COUNTIF([.L19];&quot;&gt;0&quot;)+COUNTIF([.O19];&quot;&gt;0&quot;)=4" office:value-type="boolean" office:boolean-value="false" calcext:value-type="boolean">
            <text:p>FALSO</text:p>
          </table:table-cell>
        </table:table-row>
        <table:table-row table:style-name="ro1">
          <table:table-cell table:number-columns-repeated="17"/>
          <table:table-cell table:formula="of:=COUNTIF([.F20];&quot;&gt;0&quot;)+COUNTIF([.I20];&quot;&gt;0&quot;)+COUNTIF([.L20];&quot;&gt;0&quot;)+COUNTIF([.O20];&quot;&gt;0&quot;)=4" office:value-type="boolean" office:boolean-value="false" calcext:value-type="boolean">
            <text:p>FALSO</text:p>
          </table:table-cell>
        </table:table-row>
        <table:table-row table:style-name="ro1">
          <table:table-cell table:number-columns-repeated="6"/>
          <table:table-cell table:formula="of:=MAX([.F19:.F21])" office:value-type="float" office:value="0" calcext:value-type="float">
            <text:p>0</text:p>
          </table:table-cell>
          <table:table-cell table:number-columns-repeated="2"/>
          <table:table-cell table:formula="of:=MAX([.I19:.I21])" office:value-type="float" office:value="0" calcext:value-type="float">
            <text:p>0</text:p>
          </table:table-cell>
          <table:table-cell table:number-columns-repeated="2"/>
          <table:table-cell table:formula="of:=MAX([.L19:.L21])" office:value-type="float" office:value="0" calcext:value-type="float">
            <text:p>0</text:p>
          </table:table-cell>
          <table:table-cell table:number-columns-repeated="2"/>
          <table:table-cell table:formula="of:=MAX([.O19:.O21])" office:value-type="float" office:value="0" calcext:value-type="float">
            <text:p>0</text:p>
          </table:table-cell>
          <table:table-cell/>
          <table:table-cell table:formula="of:=COUNTIF([.F21];&quot;&gt;0&quot;)+COUNTIF([.I21];&quot;&gt;0&quot;)+COUNTIF([.L21];&quot;&gt;0&quot;)+COUNTIF([.O21];&quot;&gt;0&quot;)=4" office:value-type="boolean" office:boolean-value="false" calcext:value-type="boolean">
            <text:p>FALSO</text:p>
          </table:table-cell>
        </table:table-row>
        <table:table-row table:style-name="ro1">
          <table:table-cell table:number-columns-repeated="17"/>
          <table:table-cell table:formula="of:=COUNTIF([.F22];&quot;&gt;0&quot;)+COUNTIF([.I22];&quot;&gt;0&quot;)+COUNTIF([.L22];&quot;&gt;0&quot;)+COUNTIF([.O22];&quot;&gt;0&quot;)=4" office:value-type="boolean" office:boolean-value="false" calcext:value-type="boolean">
            <text:p>FALSO</text:p>
          </table:table-cell>
        </table:table-row>
        <table:table-row table:style-name="ro1">
          <table:table-cell table:number-columns-repeated="7"/>
          <table:table-cell table:formula="of:=MAX([.F19:.F23])" office:value-type="float" office:value="0" calcext:value-type="float">
            <text:p>0</text:p>
          </table:table-cell>
          <table:table-cell table:number-columns-repeated="2"/>
          <table:table-cell table:formula="of:=MAX([.I19:.I23])" office:value-type="float" office:value="0" calcext:value-type="float">
            <text:p>0</text:p>
          </table:table-cell>
          <table:table-cell table:number-columns-repeated="2"/>
          <table:table-cell table:formula="of:=MAX([.L19:.L23])" office:value-type="float" office:value="0" calcext:value-type="float">
            <text:p>0</text:p>
          </table:table-cell>
          <table:table-cell table:number-columns-repeated="2"/>
          <table:table-cell table:formula="of:=MAX([.O19:.O23])" office:value-type="float" office:value="0" calcext:value-type="float">
            <text:p>0</text:p>
          </table:table-cell>
          <table:table-cell table:formula="of:=COUNTIF([.F23];&quot;&gt;0&quot;)+COUNTIF([.I23];&quot;&gt;0&quot;)+COUNTIF([.L23];&quot;&gt;0&quot;)+COUNTIF([.O23];&quot;&gt;0&quot;)=4" office:value-type="boolean" office:boolean-value="false" calcext:value-type="boolean">
            <text:p>FALSO</text:p>
          </table:table-cell>
        </table:table-row>
        <table:table-row table:style-name="ro1">
          <table:table-cell table:number-columns-repeated="6"/>
          <table:table-cell table:formula="of:=MAX([.F22:.F24])" office:value-type="float" office:value="0" calcext:value-type="float">
            <text:p>0</text:p>
          </table:table-cell>
          <table:table-cell table:number-columns-repeated="2"/>
          <table:table-cell table:formula="of:=MAX([.I22:.I24])" office:value-type="float" office:value="0" calcext:value-type="float">
            <text:p>0</text:p>
          </table:table-cell>
          <table:table-cell table:number-columns-repeated="2"/>
          <table:table-cell table:formula="of:=MAX([.L22:.L24])" office:value-type="float" office:value="0" calcext:value-type="float">
            <text:p>0</text:p>
          </table:table-cell>
          <table:table-cell table:number-columns-repeated="2"/>
          <table:table-cell table:formula="of:=MAX([.O22:.O24])" office:value-type="float" office:value="0" calcext:value-type="float">
            <text:p>0</text:p>
          </table:table-cell>
          <table:table-cell/>
          <table:table-cell table:formula="of:=COUNTIF([.F24];&quot;&gt;0&quot;)+COUNTIF([.I24];&quot;&gt;0&quot;)+COUNTIF([.L24];&quot;&gt;0&quot;)+COUNTIF([.O24];&quot;&gt;0&quot;)=4" office:value-type="boolean" office:boolean-value="false" calcext:value-type="boolean">
            <text:p>FALSO</text:p>
          </table:table-cell>
        </table:table-row>
        <table:table-row table:style-name="ro1">
          <table:table-cell table:number-columns-repeated="17"/>
          <table:table-cell table:formula="of:=COUNTIF([.F25];&quot;&gt;0&quot;)+COUNTIF([.I25];&quot;&gt;0&quot;)+COUNTIF([.L25];&quot;&gt;0&quot;)+COUNTIF([.O25];&quot;&gt;0&quot;)=4" office:value-type="boolean" office:boolean-value="false" calcext:value-type="boolean">
            <text:p>FALSO</text:p>
          </table:table-cell>
        </table:table-row>
        <table:table-row table:style-name="ro1">
          <table:table-cell table:number-columns-repeated="17"/>
          <table:table-cell table:formula="of:=COUNTIF([.F26];&quot;&gt;0&quot;)+COUNTIF([.I26];&quot;&gt;0&quot;)+COUNTIF([.L26];&quot;&gt;0&quot;)+COUNTIF([.O26];&quot;&gt;0&quot;)=4" office:value-type="boolean" office:boolean-value="false" calcext:value-type="boolean">
            <text:p>FALSO</text:p>
          </table:table-cell>
        </table:table-row>
        <table:table-row table:style-name="ro1">
          <table:table-cell table:number-columns-repeated="6"/>
          <table:table-cell table:formula="of:=MAX([.F25:.F27])" office:value-type="float" office:value="0" calcext:value-type="float">
            <text:p>0</text:p>
          </table:table-cell>
          <table:table-cell table:number-columns-repeated="2"/>
          <table:table-cell table:formula="of:=MAX([.I25:.I27])" office:value-type="float" office:value="0" calcext:value-type="float">
            <text:p>0</text:p>
          </table:table-cell>
          <table:table-cell table:number-columns-repeated="2"/>
          <table:table-cell table:formula="of:=MAX([.L25:.L27])" office:value-type="float" office:value="0" calcext:value-type="float">
            <text:p>0</text:p>
          </table:table-cell>
          <table:table-cell table:number-columns-repeated="2"/>
          <table:table-cell table:formula="of:=MAX([.O25:.O27])" office:value-type="float" office:value="0" calcext:value-type="float">
            <text:p>0</text:p>
          </table:table-cell>
          <table:table-cell/>
          <table:table-cell table:formula="of:=COUNTIF([.F27];&quot;&gt;0&quot;)+COUNTIF([.I27];&quot;&gt;0&quot;)+COUNTIF([.L27];&quot;&gt;0&quot;)+COUNTIF([.O27];&quot;&gt;0&quot;)=4" office:value-type="boolean" office:boolean-value="false" calcext:value-type="boolean">
            <text:p>FALSO</text:p>
          </table:table-cell>
        </table:table-row>
        <table:table-row table:style-name="ro1">
          <table:table-cell table:number-columns-repeated="7"/>
          <table:table-cell table:formula="of:=MAX([.F24:.F28])" office:value-type="float" office:value="0" calcext:value-type="float">
            <text:p>0</text:p>
          </table:table-cell>
          <table:table-cell table:number-columns-repeated="2"/>
          <table:table-cell table:formula="of:=MAX([.I24:.I28])" office:value-type="float" office:value="0" calcext:value-type="float">
            <text:p>0</text:p>
          </table:table-cell>
          <table:table-cell table:number-columns-repeated="2"/>
          <table:table-cell table:formula="of:=MAX([.L24:.L28])" office:value-type="float" office:value="0" calcext:value-type="float">
            <text:p>0</text:p>
          </table:table-cell>
          <table:table-cell table:number-columns-repeated="2"/>
          <table:table-cell table:formula="of:=MAX([.O24:.O28])" office:value-type="float" office:value="0" calcext:value-type="float">
            <text:p>0</text:p>
          </table:table-cell>
          <table:table-cell table:formula="of:=COUNTIF([.F28];&quot;&gt;0&quot;)+COUNTIF([.I28];&quot;&gt;0&quot;)+COUNTIF([.L28];&quot;&gt;0&quot;)+COUNTIF([.O28];&quot;&gt;0&quot;)=4" office:value-type="boolean" office:boolean-value="false" calcext:value-type="boolean">
            <text:p>FALSO</text:p>
          </table:table-cell>
        </table:table-row>
        <table:table-row table:style-name="ro1">
          <table:table-cell table:number-columns-repeated="17"/>
          <table:table-cell table:formula="of:=COUNTIF([.F29];&quot;&gt;0&quot;)+COUNTIF([.I29];&quot;&gt;0&quot;)+COUNTIF([.L29];&quot;&gt;0&quot;)+COUNTIF([.O29];&quot;&gt;0&quot;)=4" office:value-type="boolean" office:boolean-value="false" calcext:value-type="boolean">
            <text:p>FALSO</text:p>
          </table:table-cell>
        </table:table-row>
        <table:table-row table:style-name="ro1">
          <table:table-cell table:number-columns-repeated="6"/>
          <table:table-cell table:formula="of:=MAX([.F28:.F30])" office:value-type="float" office:value="0" calcext:value-type="float">
            <text:p>0</text:p>
          </table:table-cell>
          <table:table-cell table:number-columns-repeated="2"/>
          <table:table-cell table:formula="of:=MAX([.I28:.I30])" office:value-type="float" office:value="0" calcext:value-type="float">
            <text:p>0</text:p>
          </table:table-cell>
          <table:table-cell table:number-columns-repeated="2"/>
          <table:table-cell table:formula="of:=MAX([.L28:.L30])" office:value-type="float" office:value="0" calcext:value-type="float">
            <text:p>0</text:p>
          </table:table-cell>
          <table:table-cell table:number-columns-repeated="2"/>
          <table:table-cell table:formula="of:=MAX([.O28:.O30])" office:value-type="float" office:value="0" calcext:value-type="float">
            <text:p>0</text:p>
          </table:table-cell>
          <table:table-cell/>
          <table:table-cell table:formula="of:=COUNTIF([.F30];&quot;&gt;0&quot;)+COUNTIF([.I30];&quot;&gt;0&quot;)+COUNTIF([.L30];&quot;&gt;0&quot;)+COUNTIF([.O30];&quot;&gt;0&quot;)=4" office:value-type="boolean" office:boolean-value="false" calcext:value-type="boolean">
            <text:p>FALSO</text:p>
          </table:table-cell>
        </table:table-row>
        <table:table-row table:style-name="ro1">
          <table:table-cell table:number-columns-repeated="17"/>
          <table:table-cell table:formula="of:=COUNTIF([.F31];&quot;&gt;0&quot;)+COUNTIF([.I31];&quot;&gt;0&quot;)+COUNTIF([.L31];&quot;&gt;0&quot;)+COUNTIF([.O31];&quot;&gt;0&quot;)=4" office:value-type="boolean" office:boolean-value="false" calcext:value-type="boolean">
            <text:p>FALSO</text:p>
          </table:table-cell>
        </table:table-row>
        <table:table-row table:style-name="ro1">
          <table:table-cell table:number-columns-repeated="17"/>
          <table:table-cell table:formula="of:=COUNTIF([.F32];&quot;&gt;0&quot;)+COUNTIF([.I32];&quot;&gt;0&quot;)+COUNTIF([.L32];&quot;&gt;0&quot;)+COUNTIF([.O32];&quot;&gt;0&quot;)=4" office:value-type="boolean" office:boolean-value="false" calcext:value-type="boolean">
            <text:p>FALSO</text:p>
          </table:table-cell>
        </table:table-row>
        <table:table-row table:style-name="ro1">
          <table:table-cell table:number-columns-repeated="6"/>
          <table:table-cell table:formula="of:=MAX([.F31:.F33])" office:value-type="float" office:value="0" calcext:value-type="float">
            <text:p>0</text:p>
          </table:table-cell>
          <table:table-cell table:formula="of:=MAX([.F29:.F33])" office:value-type="float" office:value="0" calcext:value-type="float">
            <text:p>0</text:p>
          </table:table-cell>
          <table:table-cell/>
          <table:table-cell table:formula="of:=MAX([.I31:.I33])" office:value-type="float" office:value="0" calcext:value-type="float">
            <text:p>0</text:p>
          </table:table-cell>
          <table:table-cell table:formula="of:=MAX([.I29:.I33])" office:value-type="float" office:value="0" calcext:value-type="float">
            <text:p>0</text:p>
          </table:table-cell>
          <table:table-cell/>
          <table:table-cell table:formula="of:=MAX([.L31:.L33])" office:value-type="float" office:value="0" calcext:value-type="float">
            <text:p>0</text:p>
          </table:table-cell>
          <table:table-cell table:formula="of:=MAX([.L29:.L33])" office:value-type="float" office:value="0" calcext:value-type="float">
            <text:p>0</text:p>
          </table:table-cell>
          <table:table-cell/>
          <table:table-cell table:formula="of:=MAX([.O31:.O33])" office:value-type="float" office:value="0" calcext:value-type="float">
            <text:p>0</text:p>
          </table:table-cell>
          <table:table-cell table:formula="of:=MAX([.O29:.O33])" office:value-type="float" office:value="0" calcext:value-type="float">
            <text:p>0</text:p>
          </table:table-cell>
          <table:table-cell table:formula="of:=COUNTIF([.F33];&quot;&gt;0&quot;)+COUNTIF([.I33];&quot;&gt;0&quot;)+COUNTIF([.L33];&quot;&gt;0&quot;)+COUNTIF([.O33];&quot;&gt;0&quot;)=4" office:value-type="boolean" office:boolean-value="false" calcext:value-type="boolean">
            <text:p>FALSO</text:p>
          </table:table-cell>
        </table:table-row>
        <table:table-row table:style-name="ro1">
          <table:table-cell table:number-columns-repeated="17"/>
          <table:table-cell table:formula="of:=COUNTIF([.F34];&quot;&gt;0&quot;)+COUNTIF([.I34];&quot;&gt;0&quot;)+COUNTIF([.L34];&quot;&gt;0&quot;)+COUNTIF([.O34];&quot;&gt;0&quot;)=4" office:value-type="boolean" office:boolean-value="false" calcext:value-type="boolean">
            <text:p>FALSO</text:p>
          </table:table-cell>
        </table:table-row>
        <table:table-row table:style-name="ro1">
          <table:table-cell table:number-columns-repeated="17"/>
          <table:table-cell table:formula="of:=COUNTIF([.F35];&quot;&gt;0&quot;)+COUNTIF([.I35];&quot;&gt;0&quot;)+COUNTIF([.L35];&quot;&gt;0&quot;)+COUNTIF([.O35];&quot;&gt;0&quot;)=4" office:value-type="boolean" office:boolean-value="false" calcext:value-type="boolean">
            <text:p>FALSO</text:p>
          </table:table-cell>
        </table:table-row>
        <table:table-row table:style-name="ro1">
          <table:table-cell table:number-columns-repeated="6"/>
          <table:table-cell table:formula="of:=MAX([.F34:.F36])" office:value-type="float" office:value="0" calcext:value-type="float">
            <text:p>0</text:p>
          </table:table-cell>
          <table:table-cell table:number-columns-repeated="2"/>
          <table:table-cell table:formula="of:=MAX([.I34:.I36])" office:value-type="float" office:value="0" calcext:value-type="float">
            <text:p>0</text:p>
          </table:table-cell>
          <table:table-cell table:number-columns-repeated="2"/>
          <table:table-cell table:formula="of:=MAX([.L34:.L36])" office:value-type="float" office:value="0" calcext:value-type="float">
            <text:p>0</text:p>
          </table:table-cell>
          <table:table-cell table:number-columns-repeated="2"/>
          <table:table-cell table:formula="of:=MAX([.O34:.O36])" office:value-type="float" office:value="0" calcext:value-type="float">
            <text:p>0</text:p>
          </table:table-cell>
          <table:table-cell/>
          <table:table-cell table:formula="of:=COUNTIF([.F36];&quot;&gt;0&quot;)+COUNTIF([.I36];&quot;&gt;0&quot;)+COUNTIF([.L36];&quot;&gt;0&quot;)+COUNTIF([.O36];&quot;&gt;0&quot;)=4" office:value-type="boolean" office:boolean-value="false" calcext:value-type="boolean">
            <text:p>FALSO</text:p>
          </table:table-cell>
        </table:table-row>
        <table:table-row table:style-name="ro1">
          <table:table-cell table:number-columns-repeated="17"/>
          <table:table-cell table:formula="of:=COUNTIF([.F37];&quot;&gt;0&quot;)+COUNTIF([.I37];&quot;&gt;0&quot;)+COUNTIF([.L37];&quot;&gt;0&quot;)+COUNTIF([.O37];&quot;&gt;0&quot;)=4" office:value-type="boolean" office:boolean-value="false" calcext:value-type="boolean">
            <text:p>FALSO</text:p>
          </table:table-cell>
        </table:table-row>
        <table:table-row table:style-name="ro1">
          <table:table-cell table:number-columns-repeated="7"/>
          <table:table-cell table:formula="of:=MAX([.F34:.F38])" office:value-type="float" office:value="0" calcext:value-type="float">
            <text:p>0</text:p>
          </table:table-cell>
          <table:table-cell table:number-columns-repeated="2"/>
          <table:table-cell table:formula="of:=MAX([.I34:.I38])" office:value-type="float" office:value="0" calcext:value-type="float">
            <text:p>0</text:p>
          </table:table-cell>
          <table:table-cell table:number-columns-repeated="2"/>
          <table:table-cell table:formula="of:=MAX([.L34:.L38])" office:value-type="float" office:value="0" calcext:value-type="float">
            <text:p>0</text:p>
          </table:table-cell>
          <table:table-cell table:number-columns-repeated="2"/>
          <table:table-cell table:formula="of:=MAX([.O34:.O38])" office:value-type="float" office:value="0" calcext:value-type="float">
            <text:p>0</text:p>
          </table:table-cell>
          <table:table-cell table:formula="of:=COUNTIF([.F38];&quot;&gt;0&quot;)+COUNTIF([.I38];&quot;&gt;0&quot;)+COUNTIF([.L38];&quot;&gt;0&quot;)+COUNTIF([.O38];&quot;&gt;0&quot;)=4" office:value-type="boolean" office:boolean-value="false" calcext:value-type="boolean">
            <text:p>FALSO</text:p>
          </table:table-cell>
        </table:table-row>
        <table:table-row table:style-name="ro1">
          <table:table-cell table:number-columns-repeated="6"/>
          <table:table-cell table:formula="of:=MAX([.F37:.F39])" office:value-type="float" office:value="0" calcext:value-type="float">
            <text:p>0</text:p>
          </table:table-cell>
          <table:table-cell table:number-columns-repeated="2"/>
          <table:table-cell table:formula="of:=MAX([.I37:.I39])" office:value-type="float" office:value="0" calcext:value-type="float">
            <text:p>0</text:p>
          </table:table-cell>
          <table:table-cell table:number-columns-repeated="2"/>
          <table:table-cell table:formula="of:=MAX([.L37:.L39])" office:value-type="float" office:value="0" calcext:value-type="float">
            <text:p>0</text:p>
          </table:table-cell>
          <table:table-cell table:number-columns-repeated="2"/>
          <table:table-cell table:formula="of:=MAX([.O37:.O39])" office:value-type="float" office:value="0" calcext:value-type="float">
            <text:p>0</text:p>
          </table:table-cell>
          <table:table-cell/>
          <table:table-cell table:formula="of:=COUNTIF([.F39];&quot;&gt;0&quot;)+COUNTIF([.I39];&quot;&gt;0&quot;)+COUNTIF([.L39];&quot;&gt;0&quot;)+COUNTIF([.O39];&quot;&gt;0&quot;)=4" office:value-type="boolean" office:boolean-value="false" calcext:value-type="boolean">
            <text:p>FALSO</text:p>
          </table:table-cell>
        </table:table-row>
        <table:table-row table:style-name="ro1">
          <table:table-cell table:number-columns-repeated="17"/>
          <table:table-cell table:formula="of:=COUNTIF([.F40];&quot;&gt;0&quot;)+COUNTIF([.I40];&quot;&gt;0&quot;)+COUNTIF([.L40];&quot;&gt;0&quot;)+COUNTIF([.O40];&quot;&gt;0&quot;)=4" office:value-type="boolean" office:boolean-value="false" calcext:value-type="boolean">
            <text:p>FALSO</text:p>
          </table:table-cell>
        </table:table-row>
        <table:table-row table:style-name="ro1">
          <table:table-cell table:number-columns-repeated="17"/>
          <table:table-cell table:formula="of:=COUNTIF([.F41];&quot;&gt;0&quot;)+COUNTIF([.I41];&quot;&gt;0&quot;)+COUNTIF([.L41];&quot;&gt;0&quot;)+COUNTIF([.O41];&quot;&gt;0&quot;)=4" office:value-type="boolean" office:boolean-value="false" calcext:value-type="boolean">
            <text:p>FALSO</text:p>
          </table:table-cell>
        </table:table-row>
        <table:table-row table:style-name="ro1">
          <table:table-cell table:number-columns-repeated="6"/>
          <table:table-cell table:formula="of:=MAX([.F40:.F42])" office:value-type="float" office:value="0" calcext:value-type="float">
            <text:p>0</text:p>
          </table:table-cell>
          <table:table-cell table:number-columns-repeated="2"/>
          <table:table-cell table:formula="of:=MAX([.I40:.I42])" office:value-type="float" office:value="0" calcext:value-type="float">
            <text:p>0</text:p>
          </table:table-cell>
          <table:table-cell table:number-columns-repeated="2"/>
          <table:table-cell table:formula="of:=MAX([.L40:.L42])" office:value-type="float" office:value="0" calcext:value-type="float">
            <text:p>0</text:p>
          </table:table-cell>
          <table:table-cell table:number-columns-repeated="2"/>
          <table:table-cell table:formula="of:=MAX([.O40:.O42])" office:value-type="float" office:value="0" calcext:value-type="float">
            <text:p>0</text:p>
          </table:table-cell>
          <table:table-cell/>
          <table:table-cell table:formula="of:=COUNTIF([.F42];&quot;&gt;0&quot;)+COUNTIF([.I42];&quot;&gt;0&quot;)+COUNTIF([.L42];&quot;&gt;0&quot;)+COUNTIF([.O42];&quot;&gt;0&quot;)=4" office:value-type="boolean" office:boolean-value="false" calcext:value-type="boolean">
            <text:p>FALSO</text:p>
          </table:table-cell>
        </table:table-row>
        <table:table-row table:style-name="ro1">
          <table:table-cell table:number-columns-repeated="7"/>
          <table:table-cell table:formula="of:=MAX([.F39:.F43])" office:value-type="float" office:value="0" calcext:value-type="float">
            <text:p>0</text:p>
          </table:table-cell>
          <table:table-cell table:number-columns-repeated="2"/>
          <table:table-cell table:formula="of:=MAX([.I39:.I43])" office:value-type="float" office:value="0" calcext:value-type="float">
            <text:p>0</text:p>
          </table:table-cell>
          <table:table-cell table:number-columns-repeated="2"/>
          <table:table-cell table:formula="of:=MAX([.L39:.L43])" office:value-type="float" office:value="0" calcext:value-type="float">
            <text:p>0</text:p>
          </table:table-cell>
          <table:table-cell table:number-columns-repeated="2"/>
          <table:table-cell table:formula="of:=MAX([.O39:.O43])" office:value-type="float" office:value="0" calcext:value-type="float">
            <text:p>0</text:p>
          </table:table-cell>
          <table:table-cell table:formula="of:=COUNTIF([.F43];&quot;&gt;0&quot;)+COUNTIF([.I43];&quot;&gt;0&quot;)+COUNTIF([.L43];&quot;&gt;0&quot;)+COUNTIF([.O43];&quot;&gt;0&quot;)=4" office:value-type="boolean" office:boolean-value="false" calcext:value-type="boolean">
            <text:p>FALSO</text:p>
          </table:table-cell>
        </table:table-row>
        <table:table-row table:style-name="ro1">
          <table:table-cell table:number-columns-repeated="17"/>
          <table:table-cell table:formula="of:=COUNTIF([.F44];&quot;&gt;0&quot;)+COUNTIF([.I44];&quot;&gt;0&quot;)+COUNTIF([.L44];&quot;&gt;0&quot;)+COUNTIF([.O44];&quot;&gt;0&quot;)=4" office:value-type="boolean" office:boolean-value="false" calcext:value-type="boolean">
            <text:p>FALSO</text:p>
          </table:table-cell>
        </table:table-row>
        <table:table-row table:style-name="ro1">
          <table:table-cell table:number-columns-repeated="6"/>
          <table:table-cell table:formula="of:=MAX([.F43:.F45])" office:value-type="float" office:value="0" calcext:value-type="float">
            <text:p>0</text:p>
          </table:table-cell>
          <table:table-cell table:number-columns-repeated="2"/>
          <table:table-cell table:formula="of:=MAX([.I43:.I45])" office:value-type="float" office:value="0" calcext:value-type="float">
            <text:p>0</text:p>
          </table:table-cell>
          <table:table-cell table:number-columns-repeated="2"/>
          <table:table-cell table:formula="of:=MAX([.L43:.L45])" office:value-type="float" office:value="0" calcext:value-type="float">
            <text:p>0</text:p>
          </table:table-cell>
          <table:table-cell table:number-columns-repeated="2"/>
          <table:table-cell table:formula="of:=MAX([.O43:.O45])" office:value-type="float" office:value="0" calcext:value-type="float">
            <text:p>0</text:p>
          </table:table-cell>
          <table:table-cell/>
          <table:table-cell table:formula="of:=COUNTIF([.F45];&quot;&gt;0&quot;)+COUNTIF([.I45];&quot;&gt;0&quot;)+COUNTIF([.L45];&quot;&gt;0&quot;)+COUNTIF([.O45];&quot;&gt;0&quot;)=4" office:value-type="boolean" office:boolean-value="false" calcext:value-type="boolean">
            <text:p>FALSO</text:p>
          </table:table-cell>
        </table:table-row>
        <table:table-row table:style-name="ro1">
          <table:table-cell table:number-columns-repeated="17"/>
          <table:table-cell table:formula="of:=COUNTIF([.F46];&quot;&gt;0&quot;)+COUNTIF([.I46];&quot;&gt;0&quot;)+COUNTIF([.L46];&quot;&gt;0&quot;)+COUNTIF([.O46];&quot;&gt;0&quot;)=4" office:value-type="boolean" office:boolean-value="false" calcext:value-type="boolean">
            <text:p>FALSO</text:p>
          </table:table-cell>
        </table:table-row>
        <table:table-row table:style-name="ro1">
          <table:table-cell table:number-columns-repeated="17"/>
          <table:table-cell table:formula="of:=COUNTIF([.F47];&quot;&gt;0&quot;)+COUNTIF([.I47];&quot;&gt;0&quot;)+COUNTIF([.L47];&quot;&gt;0&quot;)+COUNTIF([.O47];&quot;&gt;0&quot;)=4" office:value-type="boolean" office:boolean-value="false" calcext:value-type="boolean">
            <text:p>FALSO</text:p>
          </table:table-cell>
        </table:table-row>
        <table:table-row table:style-name="ro1">
          <table:table-cell table:number-columns-repeated="6"/>
          <table:table-cell table:formula="of:=MAX([.F46:.F48])" office:value-type="float" office:value="0" calcext:value-type="float">
            <text:p>0</text:p>
          </table:table-cell>
          <table:table-cell table:formula="of:=MAX([.F44:.F48])" office:value-type="float" office:value="0" calcext:value-type="float">
            <text:p>0</text:p>
          </table:table-cell>
          <table:table-cell/>
          <table:table-cell table:formula="of:=MAX([.I46:.I48])" office:value-type="float" office:value="0" calcext:value-type="float">
            <text:p>0</text:p>
          </table:table-cell>
          <table:table-cell table:formula="of:=MAX([.I44:.I48])" office:value-type="float" office:value="0" calcext:value-type="float">
            <text:p>0</text:p>
          </table:table-cell>
          <table:table-cell/>
          <table:table-cell table:formula="of:=MAX([.L46:.L48])" office:value-type="float" office:value="0" calcext:value-type="float">
            <text:p>0</text:p>
          </table:table-cell>
          <table:table-cell table:formula="of:=MAX([.L44:.L48])" office:value-type="float" office:value="0" calcext:value-type="float">
            <text:p>0</text:p>
          </table:table-cell>
          <table:table-cell/>
          <table:table-cell table:formula="of:=MAX([.O46:.O48])" office:value-type="float" office:value="0" calcext:value-type="float">
            <text:p>0</text:p>
          </table:table-cell>
          <table:table-cell table:formula="of:=MAX([.O44:.O48])" office:value-type="float" office:value="0" calcext:value-type="float">
            <text:p>0</text:p>
          </table:table-cell>
          <table:table-cell table:formula="of:=COUNTIF([.F48];&quot;&gt;0&quot;)+COUNTIF([.I48];&quot;&gt;0&quot;)+COUNTIF([.L48];&quot;&gt;0&quot;)+COUNTIF([.O48];&quot;&gt;0&quot;)=4" office:value-type="boolean" office:boolean-value="false" calcext:value-type="boolean">
            <text:p>FALSO</text:p>
          </table:table-cell>
        </table:table-row>
        <table:table-row table:style-name="ro1">
          <table:table-cell table:number-columns-repeated="17"/>
          <table:table-cell table:formula="of:=COUNTIF([.F49];&quot;&gt;0&quot;)+COUNTIF([.I49];&quot;&gt;0&quot;)+COUNTIF([.L49];&quot;&gt;0&quot;)+COUNTIF([.O49];&quot;&gt;0&quot;)=4" office:value-type="boolean" office:boolean-value="false" calcext:value-type="boolean">
            <text:p>FALSO</text:p>
          </table:table-cell>
        </table:table-row>
        <table:table-row table:style-name="ro1">
          <table:table-cell table:number-columns-repeated="17"/>
          <table:table-cell table:formula="of:=COUNTIF([.F50];&quot;&gt;0&quot;)+COUNTIF([.I50];&quot;&gt;0&quot;)+COUNTIF([.L50];&quot;&gt;0&quot;)+COUNTIF([.O50];&quot;&gt;0&quot;)=4" office:value-type="boolean" office:boolean-value="false" calcext:value-type="boolean">
            <text:p>FALSO</text:p>
          </table:table-cell>
        </table:table-row>
        <table:table-row table:style-name="ro1">
          <table:table-cell table:number-columns-repeated="6"/>
          <table:table-cell table:formula="of:=MAX([.F49:.F51])" office:value-type="float" office:value="0" calcext:value-type="float">
            <text:p>0</text:p>
          </table:table-cell>
          <table:table-cell table:number-columns-repeated="2"/>
          <table:table-cell table:formula="of:=MAX([.I49:.I51])" office:value-type="float" office:value="0" calcext:value-type="float">
            <text:p>0</text:p>
          </table:table-cell>
          <table:table-cell table:number-columns-repeated="2"/>
          <table:table-cell table:formula="of:=MAX([.L49:.L51])" office:value-type="float" office:value="0" calcext:value-type="float">
            <text:p>0</text:p>
          </table:table-cell>
          <table:table-cell table:number-columns-repeated="2"/>
          <table:table-cell table:formula="of:=MAX([.O49:.O51])" office:value-type="float" office:value="0" calcext:value-type="float">
            <text:p>0</text:p>
          </table:table-cell>
          <table:table-cell/>
          <table:table-cell table:formula="of:=COUNTIF([.F51];&quot;&gt;0&quot;)+COUNTIF([.I51];&quot;&gt;0&quot;)+COUNTIF([.L51];&quot;&gt;0&quot;)+COUNTIF([.O51];&quot;&gt;0&quot;)=4" office:value-type="boolean" office:boolean-value="false" calcext:value-type="boolean">
            <text:p>FALSO</text:p>
          </table:table-cell>
        </table:table-row>
        <table:table-row table:style-name="ro1">
          <table:table-cell table:number-columns-repeated="17"/>
          <table:table-cell table:formula="of:=COUNTIF([.F52];&quot;&gt;0&quot;)+COUNTIF([.I52];&quot;&gt;0&quot;)+COUNTIF([.L52];&quot;&gt;0&quot;)+COUNTIF([.O52];&quot;&gt;0&quot;)=4" office:value-type="boolean" office:boolean-value="false" calcext:value-type="boolean">
            <text:p>FALSO</text:p>
          </table:table-cell>
        </table:table-row>
        <table:table-row table:style-name="ro1">
          <table:table-cell table:number-columns-repeated="7"/>
          <table:table-cell table:formula="of:=MAX([.F49:.F53])" office:value-type="float" office:value="0" calcext:value-type="float">
            <text:p>0</text:p>
          </table:table-cell>
          <table:table-cell table:number-columns-repeated="2"/>
          <table:table-cell table:formula="of:=MAX([.I49:.I53])" office:value-type="float" office:value="0" calcext:value-type="float">
            <text:p>0</text:p>
          </table:table-cell>
          <table:table-cell table:number-columns-repeated="2"/>
          <table:table-cell table:formula="of:=MAX([.L49:.L53])" office:value-type="float" office:value="0" calcext:value-type="float">
            <text:p>0</text:p>
          </table:table-cell>
          <table:table-cell table:number-columns-repeated="2"/>
          <table:table-cell table:formula="of:=MAX([.O49:.O53])" office:value-type="float" office:value="0" calcext:value-type="float">
            <text:p>0</text:p>
          </table:table-cell>
          <table:table-cell table:formula="of:=COUNTIF([.F53];&quot;&gt;0&quot;)+COUNTIF([.I53];&quot;&gt;0&quot;)+COUNTIF([.L53];&quot;&gt;0&quot;)+COUNTIF([.O53];&quot;&gt;0&quot;)=4" office:value-type="boolean" office:boolean-value="false" calcext:value-type="boolean">
            <text:p>FALSO</text:p>
          </table:table-cell>
        </table:table-row>
        <table:table-row table:style-name="ro1">
          <table:table-cell table:number-columns-repeated="6"/>
          <table:table-cell table:formula="of:=MAX([.F52:.F54])" office:value-type="float" office:value="0" calcext:value-type="float">
            <text:p>0</text:p>
          </table:table-cell>
          <table:table-cell table:number-columns-repeated="2"/>
          <table:table-cell table:formula="of:=MAX([.I52:.I54])" office:value-type="float" office:value="0" calcext:value-type="float">
            <text:p>0</text:p>
          </table:table-cell>
          <table:table-cell table:number-columns-repeated="2"/>
          <table:table-cell table:formula="of:=MAX([.L52:.L54])" office:value-type="float" office:value="0" calcext:value-type="float">
            <text:p>0</text:p>
          </table:table-cell>
          <table:table-cell table:number-columns-repeated="2"/>
          <table:table-cell table:formula="of:=MAX([.O52:.O54])" office:value-type="float" office:value="0" calcext:value-type="float">
            <text:p>0</text:p>
          </table:table-cell>
          <table:table-cell/>
          <table:table-cell table:formula="of:=COUNTIF([.F54];&quot;&gt;0&quot;)+COUNTIF([.I54];&quot;&gt;0&quot;)+COUNTIF([.L54];&quot;&gt;0&quot;)+COUNTIF([.O54];&quot;&gt;0&quot;)=4" office:value-type="boolean" office:boolean-value="false" calcext:value-type="boolean">
            <text:p>FALSO</text:p>
          </table:table-cell>
        </table:table-row>
        <table:table-row table:style-name="ro1">
          <table:table-cell table:number-columns-repeated="17"/>
          <table:table-cell table:formula="of:=COUNTIF([.F55];&quot;&gt;0&quot;)+COUNTIF([.I55];&quot;&gt;0&quot;)+COUNTIF([.L55];&quot;&gt;0&quot;)+COUNTIF([.O55];&quot;&gt;0&quot;)=4" office:value-type="boolean" office:boolean-value="false" calcext:value-type="boolean">
            <text:p>FALSO</text:p>
          </table:table-cell>
        </table:table-row>
        <table:table-row table:style-name="ro1">
          <table:table-cell table:number-columns-repeated="17"/>
          <table:table-cell table:formula="of:=COUNTIF([.F56];&quot;&gt;0&quot;)+COUNTIF([.I56];&quot;&gt;0&quot;)+COUNTIF([.L56];&quot;&gt;0&quot;)+COUNTIF([.O56];&quot;&gt;0&quot;)=4" office:value-type="boolean" office:boolean-value="false" calcext:value-type="boolean">
            <text:p>FALSO</text:p>
          </table:table-cell>
        </table:table-row>
        <table:table-row table:style-name="ro1">
          <table:table-cell table:number-columns-repeated="6"/>
          <table:table-cell table:formula="of:=MAX([.F55:.F57])" office:value-type="float" office:value="0" calcext:value-type="float">
            <text:p>0</text:p>
          </table:table-cell>
          <table:table-cell table:number-columns-repeated="2"/>
          <table:table-cell table:formula="of:=MAX([.I55:.I57])" office:value-type="float" office:value="0" calcext:value-type="float">
            <text:p>0</text:p>
          </table:table-cell>
          <table:table-cell table:number-columns-repeated="2"/>
          <table:table-cell table:formula="of:=MAX([.L55:.L57])" office:value-type="float" office:value="0" calcext:value-type="float">
            <text:p>0</text:p>
          </table:table-cell>
          <table:table-cell table:number-columns-repeated="2"/>
          <table:table-cell table:formula="of:=MAX([.O55:.O57])" office:value-type="float" office:value="0" calcext:value-type="float">
            <text:p>0</text:p>
          </table:table-cell>
          <table:table-cell/>
          <table:table-cell table:formula="of:=COUNTIF([.F57];&quot;&gt;0&quot;)+COUNTIF([.I57];&quot;&gt;0&quot;)+COUNTIF([.L57];&quot;&gt;0&quot;)+COUNTIF([.O57];&quot;&gt;0&quot;)=4" office:value-type="boolean" office:boolean-value="false" calcext:value-type="boolean">
            <text:p>FALSO</text:p>
          </table:table-cell>
        </table:table-row>
        <table:table-row table:style-name="ro1">
          <table:table-cell table:number-columns-repeated="7"/>
          <table:table-cell table:formula="of:=MAX([.F54:.F58])" office:value-type="float" office:value="0" calcext:value-type="float">
            <text:p>0</text:p>
          </table:table-cell>
          <table:table-cell table:number-columns-repeated="2"/>
          <table:table-cell table:formula="of:=MAX([.I54:.I58])" office:value-type="float" office:value="0" calcext:value-type="float">
            <text:p>0</text:p>
          </table:table-cell>
          <table:table-cell table:number-columns-repeated="2"/>
          <table:table-cell table:formula="of:=MAX([.L54:.L58])" office:value-type="float" office:value="0" calcext:value-type="float">
            <text:p>0</text:p>
          </table:table-cell>
          <table:table-cell table:number-columns-repeated="2"/>
          <table:table-cell table:formula="of:=MAX([.O54:.O58])" office:value-type="float" office:value="0" calcext:value-type="float">
            <text:p>0</text:p>
          </table:table-cell>
          <table:table-cell table:formula="of:=COUNTIF([.F58];&quot;&gt;0&quot;)+COUNTIF([.I58];&quot;&gt;0&quot;)+COUNTIF([.L58];&quot;&gt;0&quot;)+COUNTIF([.O58];&quot;&gt;0&quot;)=4" office:value-type="boolean" office:boolean-value="false" calcext:value-type="boolean">
            <text:p>FALSO</text:p>
          </table:table-cell>
        </table:table-row>
        <table:table-row table:style-name="ro1">
          <table:table-cell table:number-columns-repeated="17"/>
          <table:table-cell table:formula="of:=COUNTIF([.F59];&quot;&gt;0&quot;)+COUNTIF([.I59];&quot;&gt;0&quot;)+COUNTIF([.L59];&quot;&gt;0&quot;)+COUNTIF([.O59];&quot;&gt;0&quot;)=4" office:value-type="boolean" office:boolean-value="false" calcext:value-type="boolean">
            <text:p>FALSO</text:p>
          </table:table-cell>
        </table:table-row>
        <table:table-row table:style-name="ro1">
          <table:table-cell table:number-columns-repeated="6"/>
          <table:table-cell table:formula="of:=MAX([.F58:.F60])" office:value-type="float" office:value="0" calcext:value-type="float">
            <text:p>0</text:p>
          </table:table-cell>
          <table:table-cell table:number-columns-repeated="2"/>
          <table:table-cell table:formula="of:=MAX([.I58:.I60])" office:value-type="float" office:value="0" calcext:value-type="float">
            <text:p>0</text:p>
          </table:table-cell>
          <table:table-cell table:number-columns-repeated="2"/>
          <table:table-cell table:formula="of:=MAX([.L58:.L60])" office:value-type="float" office:value="0" calcext:value-type="float">
            <text:p>0</text:p>
          </table:table-cell>
          <table:table-cell table:number-columns-repeated="2"/>
          <table:table-cell table:formula="of:=MAX([.O58:.O60])" office:value-type="float" office:value="0" calcext:value-type="float">
            <text:p>0</text:p>
          </table:table-cell>
          <table:table-cell/>
          <table:table-cell table:formula="of:=COUNTIF([.F60];&quot;&gt;0&quot;)+COUNTIF([.I60];&quot;&gt;0&quot;)+COUNTIF([.L60];&quot;&gt;0&quot;)+COUNTIF([.O60];&quot;&gt;0&quot;)=4" office:value-type="boolean" office:boolean-value="false" calcext:value-type="boolean">
            <text:p>FALSO</text:p>
          </table:table-cell>
        </table:table-row>
        <table:table-row table:style-name="ro1">
          <table:table-cell table:number-columns-repeated="17"/>
          <table:table-cell table:formula="of:=COUNTIF([.F61];&quot;&gt;0&quot;)+COUNTIF([.I61];&quot;&gt;0&quot;)+COUNTIF([.L61];&quot;&gt;0&quot;)+COUNTIF([.O61];&quot;&gt;0&quot;)=4" office:value-type="boolean" office:boolean-value="false" calcext:value-type="boolean">
            <text:p>FALSO</text:p>
          </table:table-cell>
        </table:table-row>
        <table:table-row table:style-name="ro1">
          <table:table-cell table:number-columns-repeated="17"/>
          <table:table-cell table:formula="of:=COUNTIF([.F62];&quot;&gt;0&quot;)+COUNTIF([.I62];&quot;&gt;0&quot;)+COUNTIF([.L62];&quot;&gt;0&quot;)+COUNTIF([.O62];&quot;&gt;0&quot;)=4" office:value-type="boolean" office:boolean-value="false" calcext:value-type="boolean">
            <text:p>FALSO</text:p>
          </table:table-cell>
        </table:table-row>
        <table:table-row table:style-name="ro1">
          <table:table-cell table:number-columns-repeated="6"/>
          <table:table-cell table:formula="of:=MAX([.F61:.F63])" office:value-type="float" office:value="0" calcext:value-type="float">
            <text:p>0</text:p>
          </table:table-cell>
          <table:table-cell table:formula="of:=MAX([.F59:.F63])" office:value-type="float" office:value="0" calcext:value-type="float">
            <text:p>0</text:p>
          </table:table-cell>
          <table:table-cell/>
          <table:table-cell table:formula="of:=MAX([.I61:.I63])" office:value-type="float" office:value="0" calcext:value-type="float">
            <text:p>0</text:p>
          </table:table-cell>
          <table:table-cell table:formula="of:=MAX([.I59:.I63])" office:value-type="float" office:value="0" calcext:value-type="float">
            <text:p>0</text:p>
          </table:table-cell>
          <table:table-cell/>
          <table:table-cell table:formula="of:=MAX([.L61:.L63])" office:value-type="float" office:value="0" calcext:value-type="float">
            <text:p>0</text:p>
          </table:table-cell>
          <table:table-cell table:formula="of:=MAX([.L59:.L63])" office:value-type="float" office:value="0" calcext:value-type="float">
            <text:p>0</text:p>
          </table:table-cell>
          <table:table-cell/>
          <table:table-cell table:formula="of:=MAX([.O61:.O63])" office:value-type="float" office:value="0" calcext:value-type="float">
            <text:p>0</text:p>
          </table:table-cell>
          <table:table-cell table:formula="of:=MAX([.O59:.O63])" office:value-type="float" office:value="0" calcext:value-type="float">
            <text:p>0</text:p>
          </table:table-cell>
          <table:table-cell table:formula="of:=COUNTIF([.F63];&quot;&gt;0&quot;)+COUNTIF([.I63];&quot;&gt;0&quot;)+COUNTIF([.L63];&quot;&gt;0&quot;)+COUNTIF([.O63];&quot;&gt;0&quot;)=4" office:value-type="boolean" office:boolean-value="false" calcext:value-type="boolean">
            <text:p>FALSO</text:p>
          </table:table-cell>
        </table:table-row>
        <table:table-row table:style-name="ro1">
          <table:table-cell table:number-columns-repeated="17"/>
          <table:table-cell table:formula="of:=COUNTIF([.F64];&quot;&gt;0&quot;)+COUNTIF([.I64];&quot;&gt;0&quot;)+COUNTIF([.L64];&quot;&gt;0&quot;)+COUNTIF([.O64];&quot;&gt;0&quot;)=4" office:value-type="boolean" office:boolean-value="false" calcext:value-type="boolean">
            <text:p>FALSO</text:p>
          </table:table-cell>
        </table:table-row>
        <table:table-row table:style-name="ro1">
          <table:table-cell table:number-columns-repeated="17"/>
          <table:table-cell table:formula="of:=COUNTIF([.F65];&quot;&gt;0&quot;)+COUNTIF([.I65];&quot;&gt;0&quot;)+COUNTIF([.L65];&quot;&gt;0&quot;)+COUNTIF([.O65];&quot;&gt;0&quot;)=4" office:value-type="boolean" office:boolean-value="false" calcext:value-type="boolean">
            <text:p>FALSO</text:p>
          </table:table-cell>
        </table:table-row>
        <table:table-row table:style-name="ro1">
          <table:table-cell table:number-columns-repeated="6"/>
          <table:table-cell table:formula="of:=MAX([.F64:.F66])" office:value-type="float" office:value="0" calcext:value-type="float">
            <text:p>0</text:p>
          </table:table-cell>
          <table:table-cell table:number-columns-repeated="2"/>
          <table:table-cell table:formula="of:=MAX([.I64:.I66])" office:value-type="float" office:value="0" calcext:value-type="float">
            <text:p>0</text:p>
          </table:table-cell>
          <table:table-cell table:number-columns-repeated="2"/>
          <table:table-cell table:formula="of:=MAX([.L64:.L66])" office:value-type="float" office:value="0" calcext:value-type="float">
            <text:p>0</text:p>
          </table:table-cell>
          <table:table-cell table:number-columns-repeated="2"/>
          <table:table-cell table:formula="of:=MAX([.O64:.O66])" office:value-type="float" office:value="0" calcext:value-type="float">
            <text:p>0</text:p>
          </table:table-cell>
          <table:table-cell/>
          <table:table-cell table:formula="of:=COUNTIF([.F66];&quot;&gt;0&quot;)+COUNTIF([.I66];&quot;&gt;0&quot;)+COUNTIF([.L66];&quot;&gt;0&quot;)+COUNTIF([.O66];&quot;&gt;0&quot;)=4" office:value-type="boolean" office:boolean-value="false" calcext:value-type="boolean">
            <text:p>FALSO</text:p>
          </table:table-cell>
        </table:table-row>
        <table:table-row table:style-name="ro1">
          <table:table-cell table:number-columns-repeated="17"/>
          <table:table-cell table:formula="of:=COUNTIF([.F67];&quot;&gt;0&quot;)+COUNTIF([.I67];&quot;&gt;0&quot;)+COUNTIF([.L67];&quot;&gt;0&quot;)+COUNTIF([.O67];&quot;&gt;0&quot;)=4" office:value-type="boolean" office:boolean-value="false" calcext:value-type="boolean">
            <text:p>FALSO</text:p>
          </table:table-cell>
        </table:table-row>
        <table:table-row table:style-name="ro1">
          <table:table-cell table:number-columns-repeated="7"/>
          <table:table-cell table:formula="of:=MAX([.F64:.F68])" office:value-type="float" office:value="0" calcext:value-type="float">
            <text:p>0</text:p>
          </table:table-cell>
          <table:table-cell table:number-columns-repeated="2"/>
          <table:table-cell table:formula="of:=MAX([.I64:.I68])" office:value-type="float" office:value="0" calcext:value-type="float">
            <text:p>0</text:p>
          </table:table-cell>
          <table:table-cell table:number-columns-repeated="2"/>
          <table:table-cell table:formula="of:=MAX([.L64:.L68])" office:value-type="float" office:value="0" calcext:value-type="float">
            <text:p>0</text:p>
          </table:table-cell>
          <table:table-cell table:number-columns-repeated="2"/>
          <table:table-cell table:formula="of:=MAX([.O64:.O68])" office:value-type="float" office:value="0" calcext:value-type="float">
            <text:p>0</text:p>
          </table:table-cell>
          <table:table-cell table:formula="of:=COUNTIF([.F68];&quot;&gt;0&quot;)+COUNTIF([.I68];&quot;&gt;0&quot;)+COUNTIF([.L68];&quot;&gt;0&quot;)+COUNTIF([.O68];&quot;&gt;0&quot;)=4" office:value-type="boolean" office:boolean-value="false" calcext:value-type="boolean">
            <text:p>FALSO</text:p>
          </table:table-cell>
        </table:table-row>
        <table:table-row table:style-name="ro1">
          <table:table-cell table:number-columns-repeated="6"/>
          <table:table-cell table:formula="of:=MAX([.F67:.F69])" office:value-type="float" office:value="0" calcext:value-type="float">
            <text:p>0</text:p>
          </table:table-cell>
          <table:table-cell table:number-columns-repeated="2"/>
          <table:table-cell table:formula="of:=MAX([.I67:.I69])" office:value-type="float" office:value="0" calcext:value-type="float">
            <text:p>0</text:p>
          </table:table-cell>
          <table:table-cell table:number-columns-repeated="2"/>
          <table:table-cell table:formula="of:=MAX([.L67:.L69])" office:value-type="float" office:value="0" calcext:value-type="float">
            <text:p>0</text:p>
          </table:table-cell>
          <table:table-cell table:number-columns-repeated="2"/>
          <table:table-cell table:formula="of:=MAX([.O67:.O69])" office:value-type="float" office:value="0" calcext:value-type="float">
            <text:p>0</text:p>
          </table:table-cell>
          <table:table-cell/>
          <table:table-cell table:formula="of:=COUNTIF([.F69];&quot;&gt;0&quot;)+COUNTIF([.I69];&quot;&gt;0&quot;)+COUNTIF([.L69];&quot;&gt;0&quot;)+COUNTIF([.O69];&quot;&gt;0&quot;)=4" office:value-type="boolean" office:boolean-value="false" calcext:value-type="boolean">
            <text:p>FALSO</text:p>
          </table:table-cell>
        </table:table-row>
        <table:table-row table:style-name="ro1">
          <table:table-cell table:number-columns-repeated="17"/>
          <table:table-cell table:formula="of:=COUNTIF([.F70];&quot;&gt;0&quot;)+COUNTIF([.I70];&quot;&gt;0&quot;)+COUNTIF([.L70];&quot;&gt;0&quot;)+COUNTIF([.O70];&quot;&gt;0&quot;)=4" office:value-type="boolean" office:boolean-value="false" calcext:value-type="boolean">
            <text:p>FALSO</text:p>
          </table:table-cell>
        </table:table-row>
        <table:table-row table:style-name="ro1">
          <table:table-cell table:number-columns-repeated="17"/>
          <table:table-cell table:formula="of:=COUNTIF([.F71];&quot;&gt;0&quot;)+COUNTIF([.I71];&quot;&gt;0&quot;)+COUNTIF([.L71];&quot;&gt;0&quot;)+COUNTIF([.O71];&quot;&gt;0&quot;)=4" office:value-type="boolean" office:boolean-value="false" calcext:value-type="boolean">
            <text:p>FALSO</text:p>
          </table:table-cell>
        </table:table-row>
        <table:table-row table:style-name="ro1">
          <table:table-cell table:number-columns-repeated="6"/>
          <table:table-cell table:formula="of:=MAX([.F70:.F72])" office:value-type="float" office:value="0" calcext:value-type="float">
            <text:p>0</text:p>
          </table:table-cell>
          <table:table-cell table:number-columns-repeated="2"/>
          <table:table-cell table:formula="of:=MAX([.I70:.I72])" office:value-type="float" office:value="0" calcext:value-type="float">
            <text:p>0</text:p>
          </table:table-cell>
          <table:table-cell table:number-columns-repeated="2"/>
          <table:table-cell table:formula="of:=MAX([.L70:.L72])" office:value-type="float" office:value="0" calcext:value-type="float">
            <text:p>0</text:p>
          </table:table-cell>
          <table:table-cell table:number-columns-repeated="2"/>
          <table:table-cell table:formula="of:=MAX([.O70:.O72])" office:value-type="float" office:value="0" calcext:value-type="float">
            <text:p>0</text:p>
          </table:table-cell>
          <table:table-cell/>
          <table:table-cell table:formula="of:=COUNTIF([.F72];&quot;&gt;0&quot;)+COUNTIF([.I72];&quot;&gt;0&quot;)+COUNTIF([.L72];&quot;&gt;0&quot;)+COUNTIF([.O72];&quot;&gt;0&quot;)=4" office:value-type="boolean" office:boolean-value="false" calcext:value-type="boolean">
            <text:p>FALSO</text:p>
          </table:table-cell>
        </table:table-row>
        <table:table-row table:style-name="ro1">
          <table:table-cell table:number-columns-repeated="7"/>
          <table:table-cell table:formula="of:=MAX([.F69:.F73])" office:value-type="float" office:value="0" calcext:value-type="float">
            <text:p>0</text:p>
          </table:table-cell>
          <table:table-cell table:number-columns-repeated="2"/>
          <table:table-cell table:formula="of:=MAX([.I69:.I73])" office:value-type="float" office:value="0" calcext:value-type="float">
            <text:p>0</text:p>
          </table:table-cell>
          <table:table-cell table:number-columns-repeated="2"/>
          <table:table-cell table:formula="of:=MAX([.L69:.L73])" office:value-type="float" office:value="0" calcext:value-type="float">
            <text:p>0</text:p>
          </table:table-cell>
          <table:table-cell table:number-columns-repeated="2"/>
          <table:table-cell table:formula="of:=MAX([.O69:.O73])" office:value-type="float" office:value="0" calcext:value-type="float">
            <text:p>0</text:p>
          </table:table-cell>
          <table:table-cell table:formula="of:=COUNTIF([.F73];&quot;&gt;0&quot;)+COUNTIF([.I73];&quot;&gt;0&quot;)+COUNTIF([.L73];&quot;&gt;0&quot;)+COUNTIF([.O73];&quot;&gt;0&quot;)=4" office:value-type="boolean" office:boolean-value="false" calcext:value-type="boolean">
            <text:p>FALSO</text:p>
          </table:table-cell>
        </table:table-row>
        <table:table-row table:style-name="ro1">
          <table:table-cell table:number-columns-repeated="17"/>
          <table:table-cell table:formula="of:=COUNTIF([.F74];&quot;&gt;0&quot;)+COUNTIF([.I74];&quot;&gt;0&quot;)+COUNTIF([.L74];&quot;&gt;0&quot;)+COUNTIF([.O74];&quot;&gt;0&quot;)=4" office:value-type="boolean" office:boolean-value="false" calcext:value-type="boolean">
            <text:p>FALSO</text:p>
          </table:table-cell>
        </table:table-row>
        <table:table-row table:style-name="ro1">
          <table:table-cell table:number-columns-repeated="6"/>
          <table:table-cell table:formula="of:=MAX([.F73:.F75])" office:value-type="float" office:value="0" calcext:value-type="float">
            <text:p>0</text:p>
          </table:table-cell>
          <table:table-cell table:number-columns-repeated="2"/>
          <table:table-cell table:formula="of:=MAX([.I73:.I75])" office:value-type="float" office:value="0" calcext:value-type="float">
            <text:p>0</text:p>
          </table:table-cell>
          <table:table-cell table:number-columns-repeated="2"/>
          <table:table-cell table:formula="of:=MAX([.L73:.L75])" office:value-type="float" office:value="0" calcext:value-type="float">
            <text:p>0</text:p>
          </table:table-cell>
          <table:table-cell table:number-columns-repeated="2"/>
          <table:table-cell table:formula="of:=MAX([.O73:.O75])" office:value-type="float" office:value="0" calcext:value-type="float">
            <text:p>0</text:p>
          </table:table-cell>
          <table:table-cell/>
          <table:table-cell table:formula="of:=COUNTIF([.F75];&quot;&gt;0&quot;)+COUNTIF([.I75];&quot;&gt;0&quot;)+COUNTIF([.L75];&quot;&gt;0&quot;)+COUNTIF([.O75];&quot;&gt;0&quot;)=4" office:value-type="boolean" office:boolean-value="false" calcext:value-type="boolean">
            <text:p>FALSO</text:p>
          </table:table-cell>
        </table:table-row>
        <table:table-row table:style-name="ro1">
          <table:table-cell table:number-columns-repeated="17"/>
          <table:table-cell table:formula="of:=COUNTIF([.F76];&quot;&gt;0&quot;)+COUNTIF([.I76];&quot;&gt;0&quot;)+COUNTIF([.L76];&quot;&gt;0&quot;)+COUNTIF([.O76];&quot;&gt;0&quot;)=4" office:value-type="boolean" office:boolean-value="false" calcext:value-type="boolean">
            <text:p>FALSO</text:p>
          </table:table-cell>
        </table:table-row>
        <table:table-row table:style-name="ro1">
          <table:table-cell table:number-columns-repeated="17"/>
          <table:table-cell table:formula="of:=COUNTIF([.F77];&quot;&gt;0&quot;)+COUNTIF([.I77];&quot;&gt;0&quot;)+COUNTIF([.L77];&quot;&gt;0&quot;)+COUNTIF([.O77];&quot;&gt;0&quot;)=4" office:value-type="boolean" office:boolean-value="false" calcext:value-type="boolean">
            <text:p>FALSO</text:p>
          </table:table-cell>
        </table:table-row>
        <table:table-row table:style-name="ro1">
          <table:table-cell table:number-columns-repeated="6"/>
          <table:table-cell table:formula="of:=MAX([.F76:.F78])" office:value-type="float" office:value="0" calcext:value-type="float">
            <text:p>0</text:p>
          </table:table-cell>
          <table:table-cell table:formula="of:=MAX([.F74:.F78])" office:value-type="float" office:value="0" calcext:value-type="float">
            <text:p>0</text:p>
          </table:table-cell>
          <table:table-cell/>
          <table:table-cell table:formula="of:=MAX([.I76:.I78])" office:value-type="float" office:value="0" calcext:value-type="float">
            <text:p>0</text:p>
          </table:table-cell>
          <table:table-cell table:formula="of:=MAX([.I74:.I78])" office:value-type="float" office:value="0" calcext:value-type="float">
            <text:p>0</text:p>
          </table:table-cell>
          <table:table-cell/>
          <table:table-cell table:formula="of:=MAX([.L76:.L78])" office:value-type="float" office:value="0" calcext:value-type="float">
            <text:p>0</text:p>
          </table:table-cell>
          <table:table-cell table:formula="of:=MAX([.L74:.L78])" office:value-type="float" office:value="0" calcext:value-type="float">
            <text:p>0</text:p>
          </table:table-cell>
          <table:table-cell/>
          <table:table-cell table:formula="of:=MAX([.O76:.O78])" office:value-type="float" office:value="0" calcext:value-type="float">
            <text:p>0</text:p>
          </table:table-cell>
          <table:table-cell table:formula="of:=MAX([.O74:.O78])" office:value-type="float" office:value="0" calcext:value-type="float">
            <text:p>0</text:p>
          </table:table-cell>
          <table:table-cell table:formula="of:=COUNTIF([.F78];&quot;&gt;0&quot;)+COUNTIF([.I78];&quot;&gt;0&quot;)+COUNTIF([.L78];&quot;&gt;0&quot;)+COUNTIF([.O78];&quot;&gt;0&quot;)=4" office:value-type="boolean" office:boolean-value="false" calcext:value-type="boolean">
            <text:p>FALSO</text:p>
          </table:table-cell>
        </table:table-row>
        <table:table-row table:style-name="ro1">
          <table:table-cell table:number-columns-repeated="17"/>
          <table:table-cell table:formula="of:=COUNTIF([.F79];&quot;&gt;0&quot;)+COUNTIF([.I79];&quot;&gt;0&quot;)+COUNTIF([.L79];&quot;&gt;0&quot;)+COUNTIF([.O79];&quot;&gt;0&quot;)=4" office:value-type="boolean" office:boolean-value="false" calcext:value-type="boolean">
            <text:p>FALSO</text:p>
          </table:table-cell>
        </table:table-row>
        <table:table-row table:style-name="ro1">
          <table:table-cell table:number-columns-repeated="17"/>
          <table:table-cell table:formula="of:=COUNTIF([.F80];&quot;&gt;0&quot;)+COUNTIF([.I80];&quot;&gt;0&quot;)+COUNTIF([.L80];&quot;&gt;0&quot;)+COUNTIF([.O80];&quot;&gt;0&quot;)=4" office:value-type="boolean" office:boolean-value="false" calcext:value-type="boolean">
            <text:p>FALSO</text:p>
          </table:table-cell>
        </table:table-row>
        <table:table-row table:style-name="ro1">
          <table:table-cell table:number-columns-repeated="6"/>
          <table:table-cell table:formula="of:=MAX([.F79:.F81])" office:value-type="float" office:value="0" calcext:value-type="float">
            <text:p>0</text:p>
          </table:table-cell>
          <table:table-cell table:number-columns-repeated="2"/>
          <table:table-cell table:formula="of:=MAX([.I79:.I81])" office:value-type="float" office:value="0" calcext:value-type="float">
            <text:p>0</text:p>
          </table:table-cell>
          <table:table-cell table:number-columns-repeated="2"/>
          <table:table-cell table:formula="of:=MAX([.L79:.L81])" office:value-type="float" office:value="0" calcext:value-type="float">
            <text:p>0</text:p>
          </table:table-cell>
          <table:table-cell table:number-columns-repeated="2"/>
          <table:table-cell table:formula="of:=MAX([.O79:.O81])" office:value-type="float" office:value="0" calcext:value-type="float">
            <text:p>0</text:p>
          </table:table-cell>
          <table:table-cell/>
          <table:table-cell table:formula="of:=COUNTIF([.F81];&quot;&gt;0&quot;)+COUNTIF([.I81];&quot;&gt;0&quot;)+COUNTIF([.L81];&quot;&gt;0&quot;)+COUNTIF([.O81];&quot;&gt;0&quot;)=4" office:value-type="boolean" office:boolean-value="false" calcext:value-type="boolean">
            <text:p>FALSO</text:p>
          </table:table-cell>
        </table:table-row>
        <table:table-row table:style-name="ro1">
          <table:table-cell table:number-columns-repeated="17"/>
          <table:table-cell table:formula="of:=COUNTIF([.F82];&quot;&gt;0&quot;)+COUNTIF([.I82];&quot;&gt;0&quot;)+COUNTIF([.L82];&quot;&gt;0&quot;)+COUNTIF([.O82];&quot;&gt;0&quot;)=4" office:value-type="boolean" office:boolean-value="false" calcext:value-type="boolean">
            <text:p>FALSO</text:p>
          </table:table-cell>
        </table:table-row>
        <table:table-row table:style-name="ro1">
          <table:table-cell table:number-columns-repeated="7"/>
          <table:table-cell table:formula="of:=MAX([.F79:.F83])" office:value-type="float" office:value="0" calcext:value-type="float">
            <text:p>0</text:p>
          </table:table-cell>
          <table:table-cell table:number-columns-repeated="2"/>
          <table:table-cell table:formula="of:=MAX([.I79:.I83])" office:value-type="float" office:value="0" calcext:value-type="float">
            <text:p>0</text:p>
          </table:table-cell>
          <table:table-cell table:number-columns-repeated="2"/>
          <table:table-cell table:formula="of:=MAX([.L79:.L83])" office:value-type="float" office:value="0" calcext:value-type="float">
            <text:p>0</text:p>
          </table:table-cell>
          <table:table-cell table:number-columns-repeated="2"/>
          <table:table-cell table:formula="of:=MAX([.O79:.O83])" office:value-type="float" office:value="0" calcext:value-type="float">
            <text:p>0</text:p>
          </table:table-cell>
          <table:table-cell table:formula="of:=COUNTIF([.F83];&quot;&gt;0&quot;)+COUNTIF([.I83];&quot;&gt;0&quot;)+COUNTIF([.L83];&quot;&gt;0&quot;)+COUNTIF([.O83];&quot;&gt;0&quot;)=4" office:value-type="boolean" office:boolean-value="false" calcext:value-type="boolean">
            <text:p>FALSO</text:p>
          </table:table-cell>
        </table:table-row>
        <table:table-row table:style-name="ro1">
          <table:table-cell table:number-columns-repeated="6"/>
          <table:table-cell table:formula="of:=MAX([.F82:.F84])" office:value-type="float" office:value="0" calcext:value-type="float">
            <text:p>0</text:p>
          </table:table-cell>
          <table:table-cell table:number-columns-repeated="2"/>
          <table:table-cell table:formula="of:=MAX([.I82:.I84])" office:value-type="float" office:value="0" calcext:value-type="float">
            <text:p>0</text:p>
          </table:table-cell>
          <table:table-cell table:number-columns-repeated="2"/>
          <table:table-cell table:formula="of:=MAX([.L82:.L84])" office:value-type="float" office:value="0" calcext:value-type="float">
            <text:p>0</text:p>
          </table:table-cell>
          <table:table-cell table:number-columns-repeated="2"/>
          <table:table-cell table:formula="of:=MAX([.O82:.O84])" office:value-type="float" office:value="0" calcext:value-type="float">
            <text:p>0</text:p>
          </table:table-cell>
          <table:table-cell/>
          <table:table-cell table:formula="of:=COUNTIF([.F84];&quot;&gt;0&quot;)+COUNTIF([.I84];&quot;&gt;0&quot;)+COUNTIF([.L84];&quot;&gt;0&quot;)+COUNTIF([.O84];&quot;&gt;0&quot;)=4" office:value-type="boolean" office:boolean-value="false" calcext:value-type="boolean">
            <text:p>FALSO</text:p>
          </table:table-cell>
        </table:table-row>
        <table:table-row table:style-name="ro1">
          <table:table-cell table:number-columns-repeated="17"/>
          <table:table-cell table:formula="of:=COUNTIF([.F85];&quot;&gt;0&quot;)+COUNTIF([.I85];&quot;&gt;0&quot;)+COUNTIF([.L85];&quot;&gt;0&quot;)+COUNTIF([.O85];&quot;&gt;0&quot;)=4" office:value-type="boolean" office:boolean-value="false" calcext:value-type="boolean">
            <text:p>FALSO</text:p>
          </table:table-cell>
        </table:table-row>
        <table:table-row table:style-name="ro1">
          <table:table-cell table:number-columns-repeated="17"/>
          <table:table-cell table:formula="of:=COUNTIF([.F86];&quot;&gt;0&quot;)+COUNTIF([.I86];&quot;&gt;0&quot;)+COUNTIF([.L86];&quot;&gt;0&quot;)+COUNTIF([.O86];&quot;&gt;0&quot;)=4" office:value-type="boolean" office:boolean-value="false" calcext:value-type="boolean">
            <text:p>FALSO</text:p>
          </table:table-cell>
        </table:table-row>
        <table:table-row table:style-name="ro1">
          <table:table-cell table:number-columns-repeated="6"/>
          <table:table-cell table:formula="of:=MAX([.F85:.F87])" office:value-type="float" office:value="0" calcext:value-type="float">
            <text:p>0</text:p>
          </table:table-cell>
          <table:table-cell table:number-columns-repeated="2"/>
          <table:table-cell table:formula="of:=MAX([.I85:.I87])" office:value-type="float" office:value="0" calcext:value-type="float">
            <text:p>0</text:p>
          </table:table-cell>
          <table:table-cell table:number-columns-repeated="2"/>
          <table:table-cell table:formula="of:=MAX([.L85:.L87])" office:value-type="float" office:value="0" calcext:value-type="float">
            <text:p>0</text:p>
          </table:table-cell>
          <table:table-cell table:number-columns-repeated="2"/>
          <table:table-cell table:formula="of:=MAX([.O85:.O87])" office:value-type="float" office:value="0" calcext:value-type="float">
            <text:p>0</text:p>
          </table:table-cell>
          <table:table-cell/>
          <table:table-cell table:formula="of:=COUNTIF([.F87];&quot;&gt;0&quot;)+COUNTIF([.I87];&quot;&gt;0&quot;)+COUNTIF([.L87];&quot;&gt;0&quot;)+COUNTIF([.O87];&quot;&gt;0&quot;)=4" office:value-type="boolean" office:boolean-value="false" calcext:value-type="boolean">
            <text:p>FALSO</text:p>
          </table:table-cell>
        </table:table-row>
        <table:table-row table:style-name="ro1">
          <table:table-cell table:number-columns-repeated="7"/>
          <table:table-cell table:formula="of:=MAX([.F84:.F88])" office:value-type="float" office:value="0" calcext:value-type="float">
            <text:p>0</text:p>
          </table:table-cell>
          <table:table-cell table:number-columns-repeated="2"/>
          <table:table-cell table:formula="of:=MAX([.I84:.I88])" office:value-type="float" office:value="0" calcext:value-type="float">
            <text:p>0</text:p>
          </table:table-cell>
          <table:table-cell table:number-columns-repeated="2"/>
          <table:table-cell table:formula="of:=MAX([.L84:.L88])" office:value-type="float" office:value="0" calcext:value-type="float">
            <text:p>0</text:p>
          </table:table-cell>
          <table:table-cell table:number-columns-repeated="2"/>
          <table:table-cell table:formula="of:=MAX([.O84:.O88])" office:value-type="float" office:value="0" calcext:value-type="float">
            <text:p>0</text:p>
          </table:table-cell>
          <table:table-cell table:formula="of:=COUNTIF([.F88];&quot;&gt;0&quot;)+COUNTIF([.I88];&quot;&gt;0&quot;)+COUNTIF([.L88];&quot;&gt;0&quot;)+COUNTIF([.O88];&quot;&gt;0&quot;)=4" office:value-type="boolean" office:boolean-value="false" calcext:value-type="boolean">
            <text:p>FALSO</text:p>
          </table:table-cell>
        </table:table-row>
        <table:table-row table:style-name="ro1">
          <table:table-cell table:number-columns-repeated="17"/>
          <table:table-cell table:formula="of:=COUNTIF([.F89];&quot;&gt;0&quot;)+COUNTIF([.I89];&quot;&gt;0&quot;)+COUNTIF([.L89];&quot;&gt;0&quot;)+COUNTIF([.O89];&quot;&gt;0&quot;)=4" office:value-type="boolean" office:boolean-value="false" calcext:value-type="boolean">
            <text:p>FALSO</text:p>
          </table:table-cell>
        </table:table-row>
        <table:table-row table:style-name="ro1">
          <table:table-cell table:number-columns-repeated="6"/>
          <table:table-cell table:formula="of:=MAX([.F88:.F90])" office:value-type="float" office:value="0" calcext:value-type="float">
            <text:p>0</text:p>
          </table:table-cell>
          <table:table-cell table:number-columns-repeated="2"/>
          <table:table-cell table:formula="of:=MAX([.I88:.I90])" office:value-type="float" office:value="0" calcext:value-type="float">
            <text:p>0</text:p>
          </table:table-cell>
          <table:table-cell table:number-columns-repeated="2"/>
          <table:table-cell table:formula="of:=MAX([.L88:.L90])" office:value-type="float" office:value="0" calcext:value-type="float">
            <text:p>0</text:p>
          </table:table-cell>
          <table:table-cell table:number-columns-repeated="2"/>
          <table:table-cell table:formula="of:=MAX([.O88:.O90])" office:value-type="float" office:value="0" calcext:value-type="float">
            <text:p>0</text:p>
          </table:table-cell>
          <table:table-cell/>
          <table:table-cell table:formula="of:=COUNTIF([.F90];&quot;&gt;0&quot;)+COUNTIF([.I90];&quot;&gt;0&quot;)+COUNTIF([.L90];&quot;&gt;0&quot;)+COUNTIF([.O90];&quot;&gt;0&quot;)=4" office:value-type="boolean" office:boolean-value="false" calcext:value-type="boolean">
            <text:p>FALSO</text:p>
          </table:table-cell>
        </table:table-row>
        <table:table-row table:style-name="ro1">
          <table:table-cell table:number-columns-repeated="17"/>
          <table:table-cell table:formula="of:=COUNTIF([.F91];&quot;&gt;0&quot;)+COUNTIF([.I91];&quot;&gt;0&quot;)+COUNTIF([.L91];&quot;&gt;0&quot;)+COUNTIF([.O91];&quot;&gt;0&quot;)=4" office:value-type="boolean" office:boolean-value="false" calcext:value-type="boolean">
            <text:p>FALSO</text:p>
          </table:table-cell>
        </table:table-row>
        <table:table-row table:style-name="ro1">
          <table:table-cell table:number-columns-repeated="17"/>
          <table:table-cell table:formula="of:=COUNTIF([.F92];&quot;&gt;0&quot;)+COUNTIF([.I92];&quot;&gt;0&quot;)+COUNTIF([.L92];&quot;&gt;0&quot;)+COUNTIF([.O92];&quot;&gt;0&quot;)=4" office:value-type="boolean" office:boolean-value="false" calcext:value-type="boolean">
            <text:p>FALSO</text:p>
          </table:table-cell>
        </table:table-row>
        <table:table-row table:style-name="ro1">
          <table:table-cell table:number-columns-repeated="6"/>
          <table:table-cell table:formula="of:=MAX([.F91:.F93])" office:value-type="float" office:value="0" calcext:value-type="float">
            <text:p>0</text:p>
          </table:table-cell>
          <table:table-cell table:formula="of:=MAX([.F89:.F93])" office:value-type="float" office:value="0" calcext:value-type="float">
            <text:p>0</text:p>
          </table:table-cell>
          <table:table-cell/>
          <table:table-cell table:formula="of:=MAX([.I91:.I93])" office:value-type="float" office:value="0" calcext:value-type="float">
            <text:p>0</text:p>
          </table:table-cell>
          <table:table-cell table:formula="of:=MAX([.I89:.I93])" office:value-type="float" office:value="0" calcext:value-type="float">
            <text:p>0</text:p>
          </table:table-cell>
          <table:table-cell/>
          <table:table-cell table:formula="of:=MAX([.L91:.L93])" office:value-type="float" office:value="0" calcext:value-type="float">
            <text:p>0</text:p>
          </table:table-cell>
          <table:table-cell table:formula="of:=MAX([.L89:.L93])" office:value-type="float" office:value="0" calcext:value-type="float">
            <text:p>0</text:p>
          </table:table-cell>
          <table:table-cell/>
          <table:table-cell table:formula="of:=MAX([.O91:.O93])" office:value-type="float" office:value="0" calcext:value-type="float">
            <text:p>0</text:p>
          </table:table-cell>
          <table:table-cell table:formula="of:=MAX([.O89:.O93])" office:value-type="float" office:value="0" calcext:value-type="float">
            <text:p>0</text:p>
          </table:table-cell>
          <table:table-cell table:formula="of:=COUNTIF([.F93];&quot;&gt;0&quot;)+COUNTIF([.I93];&quot;&gt;0&quot;)+COUNTIF([.L93];&quot;&gt;0&quot;)+COUNTIF([.O93];&quot;&gt;0&quot;)=4" office:value-type="boolean" office:boolean-value="false" calcext:value-type="boolean">
            <text:p>FALSO</text:p>
          </table:table-cell>
        </table:table-row>
        <table:table-row table:style-name="ro1">
          <table:table-cell table:number-columns-repeated="17"/>
          <table:table-cell table:formula="of:=COUNTIF([.F94];&quot;&gt;0&quot;)+COUNTIF([.I94];&quot;&gt;0&quot;)+COUNTIF([.L94];&quot;&gt;0&quot;)+COUNTIF([.O94];&quot;&gt;0&quot;)=4" office:value-type="boolean" office:boolean-value="false" calcext:value-type="boolean">
            <text:p>FALSO</text:p>
          </table:table-cell>
        </table:table-row>
        <table:table-row table:style-name="ro1">
          <table:table-cell table:number-columns-repeated="17"/>
          <table:table-cell table:formula="of:=COUNTIF([.F95];&quot;&gt;0&quot;)+COUNTIF([.I95];&quot;&gt;0&quot;)+COUNTIF([.L95];&quot;&gt;0&quot;)+COUNTIF([.O95];&quot;&gt;0&quot;)=4" office:value-type="boolean" office:boolean-value="false" calcext:value-type="boolean">
            <text:p>FALSO</text:p>
          </table:table-cell>
        </table:table-row>
        <table:table-row table:style-name="ro1">
          <table:table-cell table:number-columns-repeated="6"/>
          <table:table-cell table:formula="of:=MAX([.F94:.F96])" office:value-type="float" office:value="0" calcext:value-type="float">
            <text:p>0</text:p>
          </table:table-cell>
          <table:table-cell table:number-columns-repeated="2"/>
          <table:table-cell table:formula="of:=MAX([.I94:.I96])" office:value-type="float" office:value="0" calcext:value-type="float">
            <text:p>0</text:p>
          </table:table-cell>
          <table:table-cell table:number-columns-repeated="2"/>
          <table:table-cell table:formula="of:=MAX([.L94:.L96])" office:value-type="float" office:value="0" calcext:value-type="float">
            <text:p>0</text:p>
          </table:table-cell>
          <table:table-cell table:number-columns-repeated="2"/>
          <table:table-cell table:formula="of:=MAX([.O94:.O96])" office:value-type="float" office:value="0" calcext:value-type="float">
            <text:p>0</text:p>
          </table:table-cell>
          <table:table-cell/>
          <table:table-cell table:formula="of:=COUNTIF([.F96];&quot;&gt;0&quot;)+COUNTIF([.I96];&quot;&gt;0&quot;)+COUNTIF([.L96];&quot;&gt;0&quot;)+COUNTIF([.O96];&quot;&gt;0&quot;)=4" office:value-type="boolean" office:boolean-value="false" calcext:value-type="boolean">
            <text:p>FALSO</text:p>
          </table:table-cell>
        </table:table-row>
        <table:table-row table:style-name="ro1">
          <table:table-cell table:number-columns-repeated="17"/>
          <table:table-cell table:formula="of:=COUNTIF([.F97];&quot;&gt;0&quot;)+COUNTIF([.I97];&quot;&gt;0&quot;)+COUNTIF([.L97];&quot;&gt;0&quot;)+COUNTIF([.O97];&quot;&gt;0&quot;)=4" office:value-type="boolean" office:boolean-value="false" calcext:value-type="boolean">
            <text:p>FALSO</text:p>
          </table:table-cell>
        </table:table-row>
        <table:table-row table:style-name="ro1">
          <table:table-cell table:number-columns-repeated="7"/>
          <table:table-cell table:formula="of:=MAX([.F94:.F98])" office:value-type="float" office:value="0" calcext:value-type="float">
            <text:p>0</text:p>
          </table:table-cell>
          <table:table-cell table:number-columns-repeated="2"/>
          <table:table-cell table:formula="of:=MAX([.I94:.I98])" office:value-type="float" office:value="0" calcext:value-type="float">
            <text:p>0</text:p>
          </table:table-cell>
          <table:table-cell table:number-columns-repeated="2"/>
          <table:table-cell table:formula="of:=MAX([.L94:.L98])" office:value-type="float" office:value="0" calcext:value-type="float">
            <text:p>0</text:p>
          </table:table-cell>
          <table:table-cell table:number-columns-repeated="2"/>
          <table:table-cell table:formula="of:=MAX([.O94:.O98])" office:value-type="float" office:value="0" calcext:value-type="float">
            <text:p>0</text:p>
          </table:table-cell>
          <table:table-cell table:formula="of:=COUNTIF([.F98];&quot;&gt;0&quot;)+COUNTIF([.I98];&quot;&gt;0&quot;)+COUNTIF([.L98];&quot;&gt;0&quot;)+COUNTIF([.O98];&quot;&gt;0&quot;)=4" office:value-type="boolean" office:boolean-value="false" calcext:value-type="boolean">
            <text:p>FALSO</text:p>
          </table:table-cell>
        </table:table-row>
        <table:table-row table:style-name="ro1">
          <table:table-cell table:number-columns-repeated="6"/>
          <table:table-cell table:formula="of:=MAX([.F97:.F99])" office:value-type="float" office:value="0" calcext:value-type="float">
            <text:p>0</text:p>
          </table:table-cell>
          <table:table-cell table:number-columns-repeated="2"/>
          <table:table-cell table:formula="of:=MAX([.I97:.I99])" office:value-type="float" office:value="0" calcext:value-type="float">
            <text:p>0</text:p>
          </table:table-cell>
          <table:table-cell table:number-columns-repeated="2"/>
          <table:table-cell table:formula="of:=MAX([.L97:.L99])" office:value-type="float" office:value="0" calcext:value-type="float">
            <text:p>0</text:p>
          </table:table-cell>
          <table:table-cell table:number-columns-repeated="2"/>
          <table:table-cell table:formula="of:=MAX([.O97:.O99])" office:value-type="float" office:value="0" calcext:value-type="float">
            <text:p>0</text:p>
          </table:table-cell>
          <table:table-cell/>
          <table:table-cell table:formula="of:=COUNTIF([.F99];&quot;&gt;0&quot;)+COUNTIF([.I99];&quot;&gt;0&quot;)+COUNTIF([.L99];&quot;&gt;0&quot;)+COUNTIF([.O99];&quot;&gt;0&quot;)=4" office:value-type="boolean" office:boolean-value="false" calcext:value-type="boolean">
            <text:p>FALSO</text:p>
          </table:table-cell>
        </table:table-row>
        <table:table-row table:style-name="ro1">
          <table:table-cell table:number-columns-repeated="17"/>
          <table:table-cell table:formula="of:=COUNTIF([.F100];&quot;&gt;0&quot;)+COUNTIF([.I100];&quot;&gt;0&quot;)+COUNTIF([.L100];&quot;&gt;0&quot;)+COUNTIF([.O100];&quot;&gt;0&quot;)=4" office:value-type="boolean" office:boolean-value="false" calcext:value-type="boolean">
            <text:p>FALSO</text:p>
          </table:table-cell>
        </table:table-row>
        <table:table-row table:style-name="ro1">
          <table:table-cell table:number-columns-repeated="17"/>
          <table:table-cell table:formula="of:=COUNTIF([.F101];&quot;&gt;0&quot;)+COUNTIF([.I101];&quot;&gt;0&quot;)+COUNTIF([.L101];&quot;&gt;0&quot;)+COUNTIF([.O101];&quot;&gt;0&quot;)=4" office:value-type="boolean" office:boolean-value="false" calcext:value-type="boolean">
            <text:p>FALSO</text:p>
          </table:table-cell>
        </table:table-row>
        <table:table-row table:style-name="ro1">
          <table:table-cell table:number-columns-repeated="6"/>
          <table:table-cell table:formula="of:=MAX([.F100:.F102])" office:value-type="float" office:value="0" calcext:value-type="float">
            <text:p>0</text:p>
          </table:table-cell>
          <table:table-cell table:number-columns-repeated="2"/>
          <table:table-cell table:formula="of:=MAX([.I100:.I102])" office:value-type="float" office:value="0" calcext:value-type="float">
            <text:p>0</text:p>
          </table:table-cell>
          <table:table-cell table:number-columns-repeated="2"/>
          <table:table-cell table:formula="of:=MAX([.L100:.L102])" office:value-type="float" office:value="0" calcext:value-type="float">
            <text:p>0</text:p>
          </table:table-cell>
          <table:table-cell table:number-columns-repeated="2"/>
          <table:table-cell table:formula="of:=MAX([.O100:.O102])" office:value-type="float" office:value="0" calcext:value-type="float">
            <text:p>0</text:p>
          </table:table-cell>
          <table:table-cell/>
          <table:table-cell table:formula="of:=COUNTIF([.F102];&quot;&gt;0&quot;)+COUNTIF([.I102];&quot;&gt;0&quot;)+COUNTIF([.L102];&quot;&gt;0&quot;)+COUNTIF([.O102];&quot;&gt;0&quot;)=4" office:value-type="boolean" office:boolean-value="false" calcext:value-type="boolean">
            <text:p>FALSO</text:p>
          </table:table-cell>
        </table:table-row>
        <table:table-row table:style-name="ro1">
          <table:table-cell table:number-columns-repeated="7"/>
          <table:table-cell table:formula="of:=MAX([.F99:.F103])" office:value-type="float" office:value="0" calcext:value-type="float">
            <text:p>0</text:p>
          </table:table-cell>
          <table:table-cell table:number-columns-repeated="2"/>
          <table:table-cell table:formula="of:=MAX([.I99:.I103])" office:value-type="float" office:value="0" calcext:value-type="float">
            <text:p>0</text:p>
          </table:table-cell>
          <table:table-cell table:number-columns-repeated="2"/>
          <table:table-cell table:formula="of:=MAX([.L99:.L103])" office:value-type="float" office:value="0" calcext:value-type="float">
            <text:p>0</text:p>
          </table:table-cell>
          <table:table-cell table:number-columns-repeated="2"/>
          <table:table-cell table:formula="of:=MAX([.O99:.O103])" office:value-type="float" office:value="0" calcext:value-type="float">
            <text:p>0</text:p>
          </table:table-cell>
          <table:table-cell table:formula="of:=COUNTIF([.F103];&quot;&gt;0&quot;)+COUNTIF([.I103];&quot;&gt;0&quot;)+COUNTIF([.L103];&quot;&gt;0&quot;)+COUNTIF([.O103];&quot;&gt;0&quot;)=4" office:value-type="boolean" office:boolean-value="false" calcext:value-type="boolean">
            <text:p>FALSO</text:p>
          </table:table-cell>
        </table:table-row>
        <table:table-row table:style-name="ro1">
          <table:table-cell table:number-columns-repeated="17"/>
          <table:table-cell table:formula="of:=COUNTIF([.F104];&quot;&gt;0&quot;)+COUNTIF([.I104];&quot;&gt;0&quot;)+COUNTIF([.L104];&quot;&gt;0&quot;)+COUNTIF([.O104];&quot;&gt;0&quot;)=4" office:value-type="boolean" office:boolean-value="false" calcext:value-type="boolean">
            <text:p>FALSO</text:p>
          </table:table-cell>
        </table:table-row>
        <table:table-row table:style-name="ro1">
          <table:table-cell table:number-columns-repeated="6"/>
          <table:table-cell table:formula="of:=MAX([.F103:.F105])" office:value-type="float" office:value="0" calcext:value-type="float">
            <text:p>0</text:p>
          </table:table-cell>
          <table:table-cell table:number-columns-repeated="2"/>
          <table:table-cell table:formula="of:=MAX([.I103:.I105])" office:value-type="float" office:value="0" calcext:value-type="float">
            <text:p>0</text:p>
          </table:table-cell>
          <table:table-cell table:number-columns-repeated="2"/>
          <table:table-cell table:formula="of:=MAX([.L103:.L105])" office:value-type="float" office:value="0" calcext:value-type="float">
            <text:p>0</text:p>
          </table:table-cell>
          <table:table-cell table:number-columns-repeated="2"/>
          <table:table-cell table:formula="of:=MAX([.O103:.O105])" office:value-type="float" office:value="0" calcext:value-type="float">
            <text:p>0</text:p>
          </table:table-cell>
          <table:table-cell/>
          <table:table-cell table:formula="of:=COUNTIF([.F105];&quot;&gt;0&quot;)+COUNTIF([.I105];&quot;&gt;0&quot;)+COUNTIF([.L105];&quot;&gt;0&quot;)+COUNTIF([.O105];&quot;&gt;0&quot;)=4" office:value-type="boolean" office:boolean-value="false" calcext:value-type="boolean">
            <text:p>FALSO</text:p>
          </table:table-cell>
        </table:table-row>
        <table:table-row table:style-name="ro1">
          <table:table-cell table:number-columns-repeated="17"/>
          <table:table-cell table:formula="of:=COUNTIF([.F106];&quot;&gt;0&quot;)+COUNTIF([.I106];&quot;&gt;0&quot;)+COUNTIF([.L106];&quot;&gt;0&quot;)+COUNTIF([.O106];&quot;&gt;0&quot;)=4" office:value-type="boolean" office:boolean-value="false" calcext:value-type="boolean">
            <text:p>FALSO</text:p>
          </table:table-cell>
        </table:table-row>
        <table:table-row table:style-name="ro1">
          <table:table-cell table:number-columns-repeated="17"/>
          <table:table-cell table:formula="of:=COUNTIF([.F107];&quot;&gt;0&quot;)+COUNTIF([.I107];&quot;&gt;0&quot;)+COUNTIF([.L107];&quot;&gt;0&quot;)+COUNTIF([.O107];&quot;&gt;0&quot;)=4" office:value-type="boolean" office:boolean-value="false" calcext:value-type="boolean">
            <text:p>FALSO</text:p>
          </table:table-cell>
        </table:table-row>
        <table:table-row table:style-name="ro1">
          <table:table-cell table:number-columns-repeated="6"/>
          <table:table-cell table:formula="of:=MAX([.F106:.F108])" office:value-type="float" office:value="0" calcext:value-type="float">
            <text:p>0</text:p>
          </table:table-cell>
          <table:table-cell table:formula="of:=MAX([.F104:.F108])" office:value-type="float" office:value="0" calcext:value-type="float">
            <text:p>0</text:p>
          </table:table-cell>
          <table:table-cell/>
          <table:table-cell table:formula="of:=MAX([.I106:.I108])" office:value-type="float" office:value="0" calcext:value-type="float">
            <text:p>0</text:p>
          </table:table-cell>
          <table:table-cell table:formula="of:=MAX([.I104:.I108])" office:value-type="float" office:value="0" calcext:value-type="float">
            <text:p>0</text:p>
          </table:table-cell>
          <table:table-cell/>
          <table:table-cell table:formula="of:=MAX([.L106:.L108])" office:value-type="float" office:value="0" calcext:value-type="float">
            <text:p>0</text:p>
          </table:table-cell>
          <table:table-cell table:formula="of:=MAX([.L104:.L108])" office:value-type="float" office:value="0" calcext:value-type="float">
            <text:p>0</text:p>
          </table:table-cell>
          <table:table-cell/>
          <table:table-cell table:formula="of:=MAX([.O106:.O108])" office:value-type="float" office:value="0" calcext:value-type="float">
            <text:p>0</text:p>
          </table:table-cell>
          <table:table-cell table:formula="of:=MAX([.O104:.O108])" office:value-type="float" office:value="0" calcext:value-type="float">
            <text:p>0</text:p>
          </table:table-cell>
          <table:table-cell table:formula="of:=COUNTIF([.F108];&quot;&gt;0&quot;)+COUNTIF([.I108];&quot;&gt;0&quot;)+COUNTIF([.L108];&quot;&gt;0&quot;)+COUNTIF([.O108];&quot;&gt;0&quot;)=4" office:value-type="boolean" office:boolean-value="false" calcext:value-type="boolean">
            <text:p>FALSO</text:p>
          </table:table-cell>
        </table:table-row>
        <table:table-row table:style-name="ro1">
          <table:table-cell table:number-columns-repeated="17"/>
          <table:table-cell table:formula="of:=COUNTIF([.F109];&quot;&gt;0&quot;)+COUNTIF([.I109];&quot;&gt;0&quot;)+COUNTIF([.L109];&quot;&gt;0&quot;)+COUNTIF([.O109];&quot;&gt;0&quot;)=4" office:value-type="boolean" office:boolean-value="false" calcext:value-type="boolean">
            <text:p>FALSO</text:p>
          </table:table-cell>
        </table:table-row>
        <table:table-row table:style-name="ro1">
          <table:table-cell table:number-columns-repeated="17"/>
          <table:table-cell table:formula="of:=COUNTIF([.F110];&quot;&gt;0&quot;)+COUNTIF([.I110];&quot;&gt;0&quot;)+COUNTIF([.L110];&quot;&gt;0&quot;)+COUNTIF([.O110];&quot;&gt;0&quot;)=4" office:value-type="boolean" office:boolean-value="false" calcext:value-type="boolean">
            <text:p>FALSO</text:p>
          </table:table-cell>
        </table:table-row>
        <table:table-row table:style-name="ro1">
          <table:table-cell table:number-columns-repeated="6"/>
          <table:table-cell table:formula="of:=MAX([.F109:.F111])" office:value-type="float" office:value="0" calcext:value-type="float">
            <text:p>0</text:p>
          </table:table-cell>
          <table:table-cell table:number-columns-repeated="2"/>
          <table:table-cell table:formula="of:=MAX([.I109:.I111])" office:value-type="float" office:value="0" calcext:value-type="float">
            <text:p>0</text:p>
          </table:table-cell>
          <table:table-cell table:number-columns-repeated="2"/>
          <table:table-cell table:formula="of:=MAX([.L109:.L111])" office:value-type="float" office:value="0" calcext:value-type="float">
            <text:p>0</text:p>
          </table:table-cell>
          <table:table-cell table:number-columns-repeated="2"/>
          <table:table-cell table:formula="of:=MAX([.O109:.O111])" office:value-type="float" office:value="0" calcext:value-type="float">
            <text:p>0</text:p>
          </table:table-cell>
          <table:table-cell/>
          <table:table-cell table:formula="of:=COUNTIF([.F111];&quot;&gt;0&quot;)+COUNTIF([.I111];&quot;&gt;0&quot;)+COUNTIF([.L111];&quot;&gt;0&quot;)+COUNTIF([.O111];&quot;&gt;0&quot;)=4" office:value-type="boolean" office:boolean-value="false" calcext:value-type="boolean">
            <text:p>FALSO</text:p>
          </table:table-cell>
        </table:table-row>
        <table:table-row table:style-name="ro1">
          <table:table-cell table:number-columns-repeated="17"/>
          <table:table-cell table:formula="of:=COUNTIF([.F112];&quot;&gt;0&quot;)+COUNTIF([.I112];&quot;&gt;0&quot;)+COUNTIF([.L112];&quot;&gt;0&quot;)+COUNTIF([.O112];&quot;&gt;0&quot;)=4" office:value-type="boolean" office:boolean-value="false" calcext:value-type="boolean">
            <text:p>FALSO</text:p>
          </table:table-cell>
        </table:table-row>
        <table:table-row table:style-name="ro1">
          <table:table-cell table:number-columns-repeated="7"/>
          <table:table-cell table:formula="of:=MAX([.F109:.F113])" office:value-type="float" office:value="0" calcext:value-type="float">
            <text:p>0</text:p>
          </table:table-cell>
          <table:table-cell table:number-columns-repeated="2"/>
          <table:table-cell table:formula="of:=MAX([.I109:.I113])" office:value-type="float" office:value="0" calcext:value-type="float">
            <text:p>0</text:p>
          </table:table-cell>
          <table:table-cell table:number-columns-repeated="2"/>
          <table:table-cell table:formula="of:=MAX([.L109:.L113])" office:value-type="float" office:value="0" calcext:value-type="float">
            <text:p>0</text:p>
          </table:table-cell>
          <table:table-cell table:number-columns-repeated="2"/>
          <table:table-cell table:formula="of:=MAX([.O109:.O113])" office:value-type="float" office:value="0" calcext:value-type="float">
            <text:p>0</text:p>
          </table:table-cell>
          <table:table-cell table:formula="of:=COUNTIF([.F113];&quot;&gt;0&quot;)+COUNTIF([.I113];&quot;&gt;0&quot;)+COUNTIF([.L113];&quot;&gt;0&quot;)+COUNTIF([.O113];&quot;&gt;0&quot;)=4" office:value-type="boolean" office:boolean-value="false" calcext:value-type="boolean">
            <text:p>FALSO</text:p>
          </table:table-cell>
        </table:table-row>
        <table:table-row table:style-name="ro1">
          <table:table-cell table:number-columns-repeated="6"/>
          <table:table-cell table:formula="of:=MAX([.F112:.F114])" office:value-type="float" office:value="0" calcext:value-type="float">
            <text:p>0</text:p>
          </table:table-cell>
          <table:table-cell table:number-columns-repeated="2"/>
          <table:table-cell table:formula="of:=MAX([.I112:.I114])" office:value-type="float" office:value="0" calcext:value-type="float">
            <text:p>0</text:p>
          </table:table-cell>
          <table:table-cell table:number-columns-repeated="2"/>
          <table:table-cell table:formula="of:=MAX([.L112:.L114])" office:value-type="float" office:value="0" calcext:value-type="float">
            <text:p>0</text:p>
          </table:table-cell>
          <table:table-cell table:number-columns-repeated="2"/>
          <table:table-cell table:formula="of:=MAX([.O112:.O114])" office:value-type="float" office:value="0" calcext:value-type="float">
            <text:p>0</text:p>
          </table:table-cell>
          <table:table-cell/>
          <table:table-cell table:formula="of:=COUNTIF([.F114];&quot;&gt;0&quot;)+COUNTIF([.I114];&quot;&gt;0&quot;)+COUNTIF([.L114];&quot;&gt;0&quot;)+COUNTIF([.O114];&quot;&gt;0&quot;)=4" office:value-type="boolean" office:boolean-value="false" calcext:value-type="boolean">
            <text:p>FALSO</text:p>
          </table:table-cell>
        </table:table-row>
        <table:table-row table:style-name="ro1">
          <table:table-cell table:number-columns-repeated="17"/>
          <table:table-cell table:formula="of:=COUNTIF([.F115];&quot;&gt;0&quot;)+COUNTIF([.I115];&quot;&gt;0&quot;)+COUNTIF([.L115];&quot;&gt;0&quot;)+COUNTIF([.O115];&quot;&gt;0&quot;)=4" office:value-type="boolean" office:boolean-value="false" calcext:value-type="boolean">
            <text:p>FALSO</text:p>
          </table:table-cell>
        </table:table-row>
        <table:table-row table:style-name="ro1">
          <table:table-cell table:number-columns-repeated="17"/>
          <table:table-cell table:formula="of:=COUNTIF([.F116];&quot;&gt;0&quot;)+COUNTIF([.I116];&quot;&gt;0&quot;)+COUNTIF([.L116];&quot;&gt;0&quot;)+COUNTIF([.O116];&quot;&gt;0&quot;)=4" office:value-type="boolean" office:boolean-value="false" calcext:value-type="boolean">
            <text:p>FALSO</text:p>
          </table:table-cell>
        </table:table-row>
        <table:table-row table:style-name="ro1">
          <table:table-cell table:number-columns-repeated="6"/>
          <table:table-cell table:formula="of:=MAX([.F115:.F117])" office:value-type="float" office:value="0" calcext:value-type="float">
            <text:p>0</text:p>
          </table:table-cell>
          <table:table-cell table:number-columns-repeated="2"/>
          <table:table-cell table:formula="of:=MAX([.I115:.I117])" office:value-type="float" office:value="0" calcext:value-type="float">
            <text:p>0</text:p>
          </table:table-cell>
          <table:table-cell table:number-columns-repeated="2"/>
          <table:table-cell table:formula="of:=MAX([.L115:.L117])" office:value-type="float" office:value="0" calcext:value-type="float">
            <text:p>0</text:p>
          </table:table-cell>
          <table:table-cell table:number-columns-repeated="2"/>
          <table:table-cell table:formula="of:=MAX([.O115:.O117])" office:value-type="float" office:value="0" calcext:value-type="float">
            <text:p>0</text:p>
          </table:table-cell>
          <table:table-cell/>
          <table:table-cell table:formula="of:=COUNTIF([.F117];&quot;&gt;0&quot;)+COUNTIF([.I117];&quot;&gt;0&quot;)+COUNTIF([.L117];&quot;&gt;0&quot;)+COUNTIF([.O117];&quot;&gt;0&quot;)=4" office:value-type="boolean" office:boolean-value="false" calcext:value-type="boolean">
            <text:p>FALSO</text:p>
          </table:table-cell>
        </table:table-row>
        <table:table-row table:style-name="ro1">
          <table:table-cell table:number-columns-repeated="7"/>
          <table:table-cell table:formula="of:=MAX([.F114:.F118])" office:value-type="float" office:value="0" calcext:value-type="float">
            <text:p>0</text:p>
          </table:table-cell>
          <table:table-cell table:number-columns-repeated="2"/>
          <table:table-cell table:formula="of:=MAX([.I114:.I118])" office:value-type="float" office:value="0" calcext:value-type="float">
            <text:p>0</text:p>
          </table:table-cell>
          <table:table-cell table:number-columns-repeated="2"/>
          <table:table-cell table:formula="of:=MAX([.L114:.L118])" office:value-type="float" office:value="0" calcext:value-type="float">
            <text:p>0</text:p>
          </table:table-cell>
          <table:table-cell table:number-columns-repeated="2"/>
          <table:table-cell table:formula="of:=MAX([.O114:.O118])" office:value-type="float" office:value="0" calcext:value-type="float">
            <text:p>0</text:p>
          </table:table-cell>
          <table:table-cell table:formula="of:=COUNTIF([.F118];&quot;&gt;0&quot;)+COUNTIF([.I118];&quot;&gt;0&quot;)+COUNTIF([.L118];&quot;&gt;0&quot;)+COUNTIF([.O118];&quot;&gt;0&quot;)=4" office:value-type="boolean" office:boolean-value="false" calcext:value-type="boolean">
            <text:p>FALSO</text:p>
          </table:table-cell>
        </table:table-row>
        <table:table-row table:style-name="ro1">
          <table:table-cell table:number-columns-repeated="17"/>
          <table:table-cell table:formula="of:=COUNTIF([.F119];&quot;&gt;0&quot;)+COUNTIF([.I119];&quot;&gt;0&quot;)+COUNTIF([.L119];&quot;&gt;0&quot;)+COUNTIF([.O119];&quot;&gt;0&quot;)=4" office:value-type="boolean" office:boolean-value="false" calcext:value-type="boolean">
            <text:p>FALSO</text:p>
          </table:table-cell>
        </table:table-row>
        <table:table-row table:style-name="ro1">
          <table:table-cell table:number-columns-repeated="6"/>
          <table:table-cell table:formula="of:=MAX([.F118:.F120])" office:value-type="float" office:value="0" calcext:value-type="float">
            <text:p>0</text:p>
          </table:table-cell>
          <table:table-cell table:number-columns-repeated="2"/>
          <table:table-cell table:formula="of:=MAX([.I118:.I120])" office:value-type="float" office:value="0" calcext:value-type="float">
            <text:p>0</text:p>
          </table:table-cell>
          <table:table-cell table:number-columns-repeated="2"/>
          <table:table-cell table:formula="of:=MAX([.L118:.L120])" office:value-type="float" office:value="0" calcext:value-type="float">
            <text:p>0</text:p>
          </table:table-cell>
          <table:table-cell table:number-columns-repeated="2"/>
          <table:table-cell table:formula="of:=MAX([.O118:.O120])" office:value-type="float" office:value="0" calcext:value-type="float">
            <text:p>0</text:p>
          </table:table-cell>
          <table:table-cell/>
          <table:table-cell table:formula="of:=COUNTIF([.F120];&quot;&gt;0&quot;)+COUNTIF([.I120];&quot;&gt;0&quot;)+COUNTIF([.L120];&quot;&gt;0&quot;)+COUNTIF([.O120];&quot;&gt;0&quot;)=4" office:value-type="boolean" office:boolean-value="false" calcext:value-type="boolean">
            <text:p>FALSO</text:p>
          </table:table-cell>
        </table:table-row>
        <table:table-row table:style-name="ro1">
          <table:table-cell table:number-columns-repeated="17"/>
          <table:table-cell table:formula="of:=COUNTIF([.F121];&quot;&gt;0&quot;)+COUNTIF([.I121];&quot;&gt;0&quot;)+COUNTIF([.L121];&quot;&gt;0&quot;)+COUNTIF([.O121];&quot;&gt;0&quot;)=4" office:value-type="boolean" office:boolean-value="false" calcext:value-type="boolean">
            <text:p>FALSO</text:p>
          </table:table-cell>
        </table:table-row>
        <table:table-row table:style-name="ro1">
          <table:table-cell table:number-columns-repeated="17"/>
          <table:table-cell table:formula="of:=COUNTIF([.F122];&quot;&gt;0&quot;)+COUNTIF([.I122];&quot;&gt;0&quot;)+COUNTIF([.L122];&quot;&gt;0&quot;)+COUNTIF([.O122];&quot;&gt;0&quot;)=4" office:value-type="boolean" office:boolean-value="false" calcext:value-type="boolean">
            <text:p>FALSO</text:p>
          </table:table-cell>
        </table:table-row>
        <table:table-row table:style-name="ro1">
          <table:table-cell table:number-columns-repeated="6"/>
          <table:table-cell table:formula="of:=MAX([.F121:.F123])" office:value-type="float" office:value="0" calcext:value-type="float">
            <text:p>0</text:p>
          </table:table-cell>
          <table:table-cell table:formula="of:=MAX([.F119:.F123])" office:value-type="float" office:value="0" calcext:value-type="float">
            <text:p>0</text:p>
          </table:table-cell>
          <table:table-cell/>
          <table:table-cell table:formula="of:=MAX([.I121:.I123])" office:value-type="float" office:value="0" calcext:value-type="float">
            <text:p>0</text:p>
          </table:table-cell>
          <table:table-cell table:formula="of:=MAX([.I119:.I123])" office:value-type="float" office:value="0" calcext:value-type="float">
            <text:p>0</text:p>
          </table:table-cell>
          <table:table-cell/>
          <table:table-cell table:formula="of:=MAX([.L121:.L123])" office:value-type="float" office:value="0" calcext:value-type="float">
            <text:p>0</text:p>
          </table:table-cell>
          <table:table-cell table:formula="of:=MAX([.L119:.L123])" office:value-type="float" office:value="0" calcext:value-type="float">
            <text:p>0</text:p>
          </table:table-cell>
          <table:table-cell/>
          <table:table-cell table:formula="of:=MAX([.O121:.O123])" office:value-type="float" office:value="0" calcext:value-type="float">
            <text:p>0</text:p>
          </table:table-cell>
          <table:table-cell table:formula="of:=MAX([.O119:.O123])" office:value-type="float" office:value="0" calcext:value-type="float">
            <text:p>0</text:p>
          </table:table-cell>
          <table:table-cell table:formula="of:=COUNTIF([.F123];&quot;&gt;0&quot;)+COUNTIF([.I123];&quot;&gt;0&quot;)+COUNTIF([.L123];&quot;&gt;0&quot;)+COUNTIF([.O123];&quot;&gt;0&quot;)=4" office:value-type="boolean" office:boolean-value="false" calcext:value-type="boolean">
            <text:p>FALSO</text:p>
          </table:table-cell>
        </table:table-row>
        <table:table-row table:style-name="ro1">
          <table:table-cell table:number-columns-repeated="17"/>
          <table:table-cell table:formula="of:=COUNTIF([.F124];&quot;&gt;0&quot;)+COUNTIF([.I124];&quot;&gt;0&quot;)+COUNTIF([.L124];&quot;&gt;0&quot;)+COUNTIF([.O124];&quot;&gt;0&quot;)=4" office:value-type="boolean" office:boolean-value="false" calcext:value-type="boolean">
            <text:p>FALSO</text:p>
          </table:table-cell>
        </table:table-row>
        <table:table-row table:style-name="ro1">
          <table:table-cell table:number-columns-repeated="17"/>
          <table:table-cell table:formula="of:=COUNTIF([.F125];&quot;&gt;0&quot;)+COUNTIF([.I125];&quot;&gt;0&quot;)+COUNTIF([.L125];&quot;&gt;0&quot;)+COUNTIF([.O125];&quot;&gt;0&quot;)=4" office:value-type="boolean" office:boolean-value="false" calcext:value-type="boolean">
            <text:p>FALSO</text:p>
          </table:table-cell>
        </table:table-row>
        <table:table-row table:style-name="ro1">
          <table:table-cell table:number-columns-repeated="6"/>
          <table:table-cell table:formula="of:=MAX([.F124:.F126])" office:value-type="float" office:value="0" calcext:value-type="float">
            <text:p>0</text:p>
          </table:table-cell>
          <table:table-cell table:number-columns-repeated="2"/>
          <table:table-cell table:formula="of:=MAX([.I124:.I126])" office:value-type="float" office:value="0" calcext:value-type="float">
            <text:p>0</text:p>
          </table:table-cell>
          <table:table-cell table:number-columns-repeated="2"/>
          <table:table-cell table:formula="of:=MAX([.L124:.L126])" office:value-type="float" office:value="0" calcext:value-type="float">
            <text:p>0</text:p>
          </table:table-cell>
          <table:table-cell table:number-columns-repeated="2"/>
          <table:table-cell table:formula="of:=MAX([.O124:.O126])" office:value-type="float" office:value="0" calcext:value-type="float">
            <text:p>0</text:p>
          </table:table-cell>
          <table:table-cell/>
          <table:table-cell table:formula="of:=COUNTIF([.F126];&quot;&gt;0&quot;)+COUNTIF([.I126];&quot;&gt;0&quot;)+COUNTIF([.L126];&quot;&gt;0&quot;)+COUNTIF([.O126];&quot;&gt;0&quot;)=4" office:value-type="boolean" office:boolean-value="false" calcext:value-type="boolean">
            <text:p>FALSO</text:p>
          </table:table-cell>
        </table:table-row>
        <table:table-row table:style-name="ro1">
          <table:table-cell table:number-columns-repeated="17"/>
          <table:table-cell table:formula="of:=COUNTIF([.F127];&quot;&gt;0&quot;)+COUNTIF([.I127];&quot;&gt;0&quot;)+COUNTIF([.L127];&quot;&gt;0&quot;)+COUNTIF([.O127];&quot;&gt;0&quot;)=4" office:value-type="boolean" office:boolean-value="false" calcext:value-type="boolean">
            <text:p>FALSO</text:p>
          </table:table-cell>
        </table:table-row>
        <table:table-row table:style-name="ro1">
          <table:table-cell table:number-columns-repeated="7"/>
          <table:table-cell table:formula="of:=MAX([.F124:.F128])" office:value-type="float" office:value="0" calcext:value-type="float">
            <text:p>0</text:p>
          </table:table-cell>
          <table:table-cell table:number-columns-repeated="2"/>
          <table:table-cell table:formula="of:=MAX([.I124:.I128])" office:value-type="float" office:value="0" calcext:value-type="float">
            <text:p>0</text:p>
          </table:table-cell>
          <table:table-cell table:number-columns-repeated="2"/>
          <table:table-cell table:formula="of:=MAX([.L124:.L128])" office:value-type="float" office:value="0" calcext:value-type="float">
            <text:p>0</text:p>
          </table:table-cell>
          <table:table-cell table:number-columns-repeated="2"/>
          <table:table-cell table:formula="of:=MAX([.O124:.O128])" office:value-type="float" office:value="0" calcext:value-type="float">
            <text:p>0</text:p>
          </table:table-cell>
          <table:table-cell table:formula="of:=COUNTIF([.F128];&quot;&gt;0&quot;)+COUNTIF([.I128];&quot;&gt;0&quot;)+COUNTIF([.L128];&quot;&gt;0&quot;)+COUNTIF([.O128];&quot;&gt;0&quot;)=4" office:value-type="boolean" office:boolean-value="false" calcext:value-type="boolean">
            <text:p>FALSO</text:p>
          </table:table-cell>
        </table:table-row>
        <table:table-row table:style-name="ro1">
          <table:table-cell table:number-columns-repeated="6"/>
          <table:table-cell table:formula="of:=MAX([.F127:.F129])" office:value-type="float" office:value="0" calcext:value-type="float">
            <text:p>0</text:p>
          </table:table-cell>
          <table:table-cell table:number-columns-repeated="2"/>
          <table:table-cell table:formula="of:=MAX([.I127:.I129])" office:value-type="float" office:value="0" calcext:value-type="float">
            <text:p>0</text:p>
          </table:table-cell>
          <table:table-cell table:number-columns-repeated="2"/>
          <table:table-cell table:formula="of:=MAX([.L127:.L129])" office:value-type="float" office:value="0" calcext:value-type="float">
            <text:p>0</text:p>
          </table:table-cell>
          <table:table-cell table:number-columns-repeated="2"/>
          <table:table-cell table:formula="of:=MAX([.O127:.O129])" office:value-type="float" office:value="0" calcext:value-type="float">
            <text:p>0</text:p>
          </table:table-cell>
          <table:table-cell/>
          <table:table-cell table:formula="of:=COUNTIF([.F129];&quot;&gt;0&quot;)+COUNTIF([.I129];&quot;&gt;0&quot;)+COUNTIF([.L129];&quot;&gt;0&quot;)+COUNTIF([.O129];&quot;&gt;0&quot;)=4" office:value-type="boolean" office:boolean-value="false" calcext:value-type="boolean">
            <text:p>FALSO</text:p>
          </table:table-cell>
        </table:table-row>
        <table:table-row table:style-name="ro1">
          <table:table-cell table:number-columns-repeated="17"/>
          <table:table-cell table:formula="of:=COUNTIF([.F130];&quot;&gt;0&quot;)+COUNTIF([.I130];&quot;&gt;0&quot;)+COUNTIF([.L130];&quot;&gt;0&quot;)+COUNTIF([.O130];&quot;&gt;0&quot;)=4" office:value-type="boolean" office:boolean-value="false" calcext:value-type="boolean">
            <text:p>FALSO</text:p>
          </table:table-cell>
        </table:table-row>
        <table:table-row table:style-name="ro1">
          <table:table-cell table:number-columns-repeated="17"/>
          <table:table-cell table:formula="of:=COUNTIF([.F131];&quot;&gt;0&quot;)+COUNTIF([.I131];&quot;&gt;0&quot;)+COUNTIF([.L131];&quot;&gt;0&quot;)+COUNTIF([.O131];&quot;&gt;0&quot;)=4" office:value-type="boolean" office:boolean-value="false" calcext:value-type="boolean">
            <text:p>FALSO</text:p>
          </table:table-cell>
        </table:table-row>
        <table:table-row table:style-name="ro1">
          <table:table-cell table:number-columns-repeated="6"/>
          <table:table-cell table:formula="of:=MAX([.F130:.F132])" office:value-type="float" office:value="0" calcext:value-type="float">
            <text:p>0</text:p>
          </table:table-cell>
          <table:table-cell table:number-columns-repeated="2"/>
          <table:table-cell table:formula="of:=MAX([.I130:.I132])" office:value-type="float" office:value="0" calcext:value-type="float">
            <text:p>0</text:p>
          </table:table-cell>
          <table:table-cell table:number-columns-repeated="2"/>
          <table:table-cell table:formula="of:=MAX([.L130:.L132])" office:value-type="float" office:value="0" calcext:value-type="float">
            <text:p>0</text:p>
          </table:table-cell>
          <table:table-cell table:number-columns-repeated="2"/>
          <table:table-cell table:formula="of:=MAX([.O130:.O132])" office:value-type="float" office:value="0" calcext:value-type="float">
            <text:p>0</text:p>
          </table:table-cell>
          <table:table-cell/>
          <table:table-cell table:formula="of:=COUNTIF([.F132];&quot;&gt;0&quot;)+COUNTIF([.I132];&quot;&gt;0&quot;)+COUNTIF([.L132];&quot;&gt;0&quot;)+COUNTIF([.O132];&quot;&gt;0&quot;)=4" office:value-type="boolean" office:boolean-value="false" calcext:value-type="boolean">
            <text:p>FALSO</text:p>
          </table:table-cell>
        </table:table-row>
        <table:table-row table:style-name="ro1">
          <table:table-cell table:number-columns-repeated="7"/>
          <table:table-cell table:formula="of:=MAX([.F129:.F133])" office:value-type="float" office:value="0" calcext:value-type="float">
            <text:p>0</text:p>
          </table:table-cell>
          <table:table-cell table:number-columns-repeated="2"/>
          <table:table-cell table:formula="of:=MAX([.I129:.I133])" office:value-type="float" office:value="0" calcext:value-type="float">
            <text:p>0</text:p>
          </table:table-cell>
          <table:table-cell table:number-columns-repeated="2"/>
          <table:table-cell table:formula="of:=MAX([.L129:.L133])" office:value-type="float" office:value="0" calcext:value-type="float">
            <text:p>0</text:p>
          </table:table-cell>
          <table:table-cell table:number-columns-repeated="2"/>
          <table:table-cell table:formula="of:=MAX([.O129:.O133])" office:value-type="float" office:value="0" calcext:value-type="float">
            <text:p>0</text:p>
          </table:table-cell>
          <table:table-cell table:formula="of:=COUNTIF([.F133];&quot;&gt;0&quot;)+COUNTIF([.I133];&quot;&gt;0&quot;)+COUNTIF([.L133];&quot;&gt;0&quot;)+COUNTIF([.O133];&quot;&gt;0&quot;)=4" office:value-type="boolean" office:boolean-value="false" calcext:value-type="boolean">
            <text:p>FALSO</text:p>
          </table:table-cell>
        </table:table-row>
        <table:table-row table:style-name="ro1">
          <table:table-cell table:number-columns-repeated="17"/>
          <table:table-cell table:formula="of:=COUNTIF([.F134];&quot;&gt;0&quot;)+COUNTIF([.I134];&quot;&gt;0&quot;)+COUNTIF([.L134];&quot;&gt;0&quot;)+COUNTIF([.O134];&quot;&gt;0&quot;)=4" office:value-type="boolean" office:boolean-value="false" calcext:value-type="boolean">
            <text:p>FALSO</text:p>
          </table:table-cell>
        </table:table-row>
        <table:table-row table:style-name="ro1">
          <table:table-cell table:number-columns-repeated="6"/>
          <table:table-cell table:formula="of:=MAX([.F133:.F135])" office:value-type="float" office:value="0" calcext:value-type="float">
            <text:p>0</text:p>
          </table:table-cell>
          <table:table-cell table:number-columns-repeated="2"/>
          <table:table-cell table:formula="of:=MAX([.I133:.I135])" office:value-type="float" office:value="0" calcext:value-type="float">
            <text:p>0</text:p>
          </table:table-cell>
          <table:table-cell table:number-columns-repeated="2"/>
          <table:table-cell table:formula="of:=MAX([.L133:.L135])" office:value-type="float" office:value="0" calcext:value-type="float">
            <text:p>0</text:p>
          </table:table-cell>
          <table:table-cell table:number-columns-repeated="2"/>
          <table:table-cell table:formula="of:=MAX([.O133:.O135])" office:value-type="float" office:value="0" calcext:value-type="float">
            <text:p>0</text:p>
          </table:table-cell>
          <table:table-cell/>
          <table:table-cell table:formula="of:=COUNTIF([.F135];&quot;&gt;0&quot;)+COUNTIF([.I135];&quot;&gt;0&quot;)+COUNTIF([.L135];&quot;&gt;0&quot;)+COUNTIF([.O135];&quot;&gt;0&quot;)=4" office:value-type="boolean" office:boolean-value="false" calcext:value-type="boolean">
            <text:p>FALSO</text:p>
          </table:table-cell>
        </table:table-row>
        <table:table-row table:style-name="ro1">
          <table:table-cell table:number-columns-repeated="17"/>
          <table:table-cell table:formula="of:=COUNTIF([.F136];&quot;&gt;0&quot;)+COUNTIF([.I136];&quot;&gt;0&quot;)+COUNTIF([.L136];&quot;&gt;0&quot;)+COUNTIF([.O136];&quot;&gt;0&quot;)=4" office:value-type="boolean" office:boolean-value="false" calcext:value-type="boolean">
            <text:p>FALSO</text:p>
          </table:table-cell>
        </table:table-row>
        <table:table-row table:style-name="ro1">
          <table:table-cell table:number-columns-repeated="17"/>
          <table:table-cell table:formula="of:=COUNTIF([.F137];&quot;&gt;0&quot;)+COUNTIF([.I137];&quot;&gt;0&quot;)+COUNTIF([.L137];&quot;&gt;0&quot;)+COUNTIF([.O137];&quot;&gt;0&quot;)=4" office:value-type="boolean" office:boolean-value="false" calcext:value-type="boolean">
            <text:p>FALSO</text:p>
          </table:table-cell>
        </table:table-row>
        <table:table-row table:style-name="ro1">
          <table:table-cell table:number-columns-repeated="6"/>
          <table:table-cell table:formula="of:=MAX([.F136:.F138])" office:value-type="float" office:value="0" calcext:value-type="float">
            <text:p>0</text:p>
          </table:table-cell>
          <table:table-cell table:formula="of:=MAX([.F134:.F138])" office:value-type="float" office:value="0" calcext:value-type="float">
            <text:p>0</text:p>
          </table:table-cell>
          <table:table-cell/>
          <table:table-cell table:formula="of:=MAX([.I136:.I138])" office:value-type="float" office:value="0" calcext:value-type="float">
            <text:p>0</text:p>
          </table:table-cell>
          <table:table-cell table:formula="of:=MAX([.I134:.I138])" office:value-type="float" office:value="0" calcext:value-type="float">
            <text:p>0</text:p>
          </table:table-cell>
          <table:table-cell/>
          <table:table-cell table:formula="of:=MAX([.L136:.L138])" office:value-type="float" office:value="0" calcext:value-type="float">
            <text:p>0</text:p>
          </table:table-cell>
          <table:table-cell table:formula="of:=MAX([.L134:.L138])" office:value-type="float" office:value="0" calcext:value-type="float">
            <text:p>0</text:p>
          </table:table-cell>
          <table:table-cell/>
          <table:table-cell table:formula="of:=MAX([.O136:.O138])" office:value-type="float" office:value="0" calcext:value-type="float">
            <text:p>0</text:p>
          </table:table-cell>
          <table:table-cell table:formula="of:=MAX([.O134:.O138])" office:value-type="float" office:value="0" calcext:value-type="float">
            <text:p>0</text:p>
          </table:table-cell>
          <table:table-cell table:formula="of:=COUNTIF([.F138];&quot;&gt;0&quot;)+COUNTIF([.I138];&quot;&gt;0&quot;)+COUNTIF([.L138];&quot;&gt;0&quot;)+COUNTIF([.O138];&quot;&gt;0&quot;)=4" office:value-type="boolean" office:boolean-value="false" calcext:value-type="boolean">
            <text:p>FALSO</text:p>
          </table:table-cell>
        </table:table-row>
        <table:table-row table:style-name="ro1">
          <table:table-cell table:number-columns-repeated="17"/>
          <table:table-cell table:formula="of:=COUNTIF([.F139];&quot;&gt;0&quot;)+COUNTIF([.I139];&quot;&gt;0&quot;)+COUNTIF([.L139];&quot;&gt;0&quot;)+COUNTIF([.O139];&quot;&gt;0&quot;)=4" office:value-type="boolean" office:boolean-value="false" calcext:value-type="boolean">
            <text:p>FALSO</text:p>
          </table:table-cell>
        </table:table-row>
        <table:table-row table:style-name="ro1">
          <table:table-cell table:number-columns-repeated="17"/>
          <table:table-cell table:formula="of:=COUNTIF([.F140];&quot;&gt;0&quot;)+COUNTIF([.I140];&quot;&gt;0&quot;)+COUNTIF([.L140];&quot;&gt;0&quot;)+COUNTIF([.O140];&quot;&gt;0&quot;)=4" office:value-type="boolean" office:boolean-value="false" calcext:value-type="boolean">
            <text:p>FALSO</text:p>
          </table:table-cell>
        </table:table-row>
        <table:table-row table:style-name="ro1">
          <table:table-cell table:number-columns-repeated="6"/>
          <table:table-cell table:formula="of:=MAX([.F139:.F141])" office:value-type="float" office:value="0" calcext:value-type="float">
            <text:p>0</text:p>
          </table:table-cell>
          <table:table-cell table:number-columns-repeated="2"/>
          <table:table-cell table:formula="of:=MAX([.I139:.I141])" office:value-type="float" office:value="0" calcext:value-type="float">
            <text:p>0</text:p>
          </table:table-cell>
          <table:table-cell table:number-columns-repeated="2"/>
          <table:table-cell table:formula="of:=MAX([.L139:.L141])" office:value-type="float" office:value="0" calcext:value-type="float">
            <text:p>0</text:p>
          </table:table-cell>
          <table:table-cell table:number-columns-repeated="2"/>
          <table:table-cell table:formula="of:=MAX([.O139:.O141])" office:value-type="float" office:value="0" calcext:value-type="float">
            <text:p>0</text:p>
          </table:table-cell>
          <table:table-cell/>
          <table:table-cell table:formula="of:=COUNTIF([.F141];&quot;&gt;0&quot;)+COUNTIF([.I141];&quot;&gt;0&quot;)+COUNTIF([.L141];&quot;&gt;0&quot;)+COUNTIF([.O141];&quot;&gt;0&quot;)=4" office:value-type="boolean" office:boolean-value="false" calcext:value-type="boolean">
            <text:p>FALSO</text:p>
          </table:table-cell>
        </table:table-row>
        <table:table-row table:style-name="ro1">
          <table:table-cell table:number-columns-repeated="17"/>
          <table:table-cell table:formula="of:=COUNTIF([.F142];&quot;&gt;0&quot;)+COUNTIF([.I142];&quot;&gt;0&quot;)+COUNTIF([.L142];&quot;&gt;0&quot;)+COUNTIF([.O142];&quot;&gt;0&quot;)=4" office:value-type="boolean" office:boolean-value="false" calcext:value-type="boolean">
            <text:p>FALSO</text:p>
          </table:table-cell>
        </table:table-row>
        <table:table-row table:style-name="ro1">
          <table:table-cell table:number-columns-repeated="7"/>
          <table:table-cell table:formula="of:=MAX([.F139:.F143])" office:value-type="float" office:value="0" calcext:value-type="float">
            <text:p>0</text:p>
          </table:table-cell>
          <table:table-cell table:number-columns-repeated="2"/>
          <table:table-cell table:formula="of:=MAX([.I139:.I143])" office:value-type="float" office:value="0" calcext:value-type="float">
            <text:p>0</text:p>
          </table:table-cell>
          <table:table-cell table:number-columns-repeated="2"/>
          <table:table-cell table:formula="of:=MAX([.L139:.L143])" office:value-type="float" office:value="0" calcext:value-type="float">
            <text:p>0</text:p>
          </table:table-cell>
          <table:table-cell table:number-columns-repeated="2"/>
          <table:table-cell table:formula="of:=MAX([.O139:.O143])" office:value-type="float" office:value="0" calcext:value-type="float">
            <text:p>0</text:p>
          </table:table-cell>
          <table:table-cell table:formula="of:=COUNTIF([.F143];&quot;&gt;0&quot;)+COUNTIF([.I143];&quot;&gt;0&quot;)+COUNTIF([.L143];&quot;&gt;0&quot;)+COUNTIF([.O143];&quot;&gt;0&quot;)=4" office:value-type="boolean" office:boolean-value="false" calcext:value-type="boolean">
            <text:p>FALSO</text:p>
          </table:table-cell>
        </table:table-row>
        <table:table-row table:style-name="ro1">
          <table:table-cell table:number-columns-repeated="6"/>
          <table:table-cell table:formula="of:=MAX([.F142:.F144])" office:value-type="float" office:value="0" calcext:value-type="float">
            <text:p>0</text:p>
          </table:table-cell>
          <table:table-cell table:number-columns-repeated="2"/>
          <table:table-cell table:formula="of:=MAX([.I142:.I144])" office:value-type="float" office:value="0" calcext:value-type="float">
            <text:p>0</text:p>
          </table:table-cell>
          <table:table-cell table:number-columns-repeated="2"/>
          <table:table-cell table:formula="of:=MAX([.L142:.L144])" office:value-type="float" office:value="0" calcext:value-type="float">
            <text:p>0</text:p>
          </table:table-cell>
          <table:table-cell table:number-columns-repeated="2"/>
          <table:table-cell table:formula="of:=MAX([.O142:.O144])" office:value-type="float" office:value="0" calcext:value-type="float">
            <text:p>0</text:p>
          </table:table-cell>
          <table:table-cell/>
          <table:table-cell table:formula="of:=COUNTIF([.F144];&quot;&gt;0&quot;)+COUNTIF([.I144];&quot;&gt;0&quot;)+COUNTIF([.L144];&quot;&gt;0&quot;)+COUNTIF([.O144];&quot;&gt;0&quot;)=4" office:value-type="boolean" office:boolean-value="false" calcext:value-type="boolean">
            <text:p>FALSO</text:p>
          </table:table-cell>
        </table:table-row>
        <table:table-row table:style-name="ro1">
          <table:table-cell table:number-columns-repeated="17"/>
          <table:table-cell table:formula="of:=COUNTIF([.F145];&quot;&gt;0&quot;)+COUNTIF([.I145];&quot;&gt;0&quot;)+COUNTIF([.L145];&quot;&gt;0&quot;)+COUNTIF([.O145];&quot;&gt;0&quot;)=4" office:value-type="boolean" office:boolean-value="false" calcext:value-type="boolean">
            <text:p>FALSO</text:p>
          </table:table-cell>
        </table:table-row>
        <table:table-row table:style-name="ro1">
          <table:table-cell table:number-columns-repeated="17"/>
          <table:table-cell table:formula="of:=COUNTIF([.F146];&quot;&gt;0&quot;)+COUNTIF([.I146];&quot;&gt;0&quot;)+COUNTIF([.L146];&quot;&gt;0&quot;)+COUNTIF([.O146];&quot;&gt;0&quot;)=4" office:value-type="boolean" office:boolean-value="false" calcext:value-type="boolean">
            <text:p>FALSO</text:p>
          </table:table-cell>
        </table:table-row>
        <table:table-row table:style-name="ro1">
          <table:table-cell table:number-columns-repeated="6"/>
          <table:table-cell table:formula="of:=MAX([.F145:.F147])" office:value-type="float" office:value="0" calcext:value-type="float">
            <text:p>0</text:p>
          </table:table-cell>
          <table:table-cell table:number-columns-repeated="2"/>
          <table:table-cell table:formula="of:=MAX([.I145:.I147])" office:value-type="float" office:value="0" calcext:value-type="float">
            <text:p>0</text:p>
          </table:table-cell>
          <table:table-cell table:number-columns-repeated="2"/>
          <table:table-cell table:formula="of:=MAX([.L145:.L147])" office:value-type="float" office:value="0" calcext:value-type="float">
            <text:p>0</text:p>
          </table:table-cell>
          <table:table-cell table:number-columns-repeated="2"/>
          <table:table-cell table:formula="of:=MAX([.O145:.O147])" office:value-type="float" office:value="0" calcext:value-type="float">
            <text:p>0</text:p>
          </table:table-cell>
          <table:table-cell/>
          <table:table-cell table:formula="of:=COUNTIF([.F147];&quot;&gt;0&quot;)+COUNTIF([.I147];&quot;&gt;0&quot;)+COUNTIF([.L147];&quot;&gt;0&quot;)+COUNTIF([.O147];&quot;&gt;0&quot;)=4" office:value-type="boolean" office:boolean-value="false" calcext:value-type="boolean">
            <text:p>FALSO</text:p>
          </table:table-cell>
        </table:table-row>
        <table:table-row table:style-name="ro1">
          <table:table-cell table:number-columns-repeated="7"/>
          <table:table-cell table:formula="of:=MAX([.F144:.F148])" office:value-type="float" office:value="0" calcext:value-type="float">
            <text:p>0</text:p>
          </table:table-cell>
          <table:table-cell table:number-columns-repeated="2"/>
          <table:table-cell table:formula="of:=MAX([.I144:.I148])" office:value-type="float" office:value="0" calcext:value-type="float">
            <text:p>0</text:p>
          </table:table-cell>
          <table:table-cell table:number-columns-repeated="2"/>
          <table:table-cell table:formula="of:=MAX([.L144:.L148])" office:value-type="float" office:value="0" calcext:value-type="float">
            <text:p>0</text:p>
          </table:table-cell>
          <table:table-cell table:number-columns-repeated="2"/>
          <table:table-cell table:formula="of:=MAX([.O144:.O148])" office:value-type="float" office:value="0" calcext:value-type="float">
            <text:p>0</text:p>
          </table:table-cell>
          <table:table-cell table:formula="of:=COUNTIF([.F148];&quot;&gt;0&quot;)+COUNTIF([.I148];&quot;&gt;0&quot;)+COUNTIF([.L148];&quot;&gt;0&quot;)+COUNTIF([.O148];&quot;&gt;0&quot;)=4" office:value-type="boolean" office:boolean-value="false" calcext:value-type="boolean">
            <text:p>FALSO</text:p>
          </table:table-cell>
        </table:table-row>
        <table:table-row table:style-name="ro1">
          <table:table-cell table:number-columns-repeated="17"/>
          <table:table-cell table:formula="of:=COUNTIF([.F149];&quot;&gt;0&quot;)+COUNTIF([.I149];&quot;&gt;0&quot;)+COUNTIF([.L149];&quot;&gt;0&quot;)+COUNTIF([.O149];&quot;&gt;0&quot;)=4" office:value-type="boolean" office:boolean-value="false" calcext:value-type="boolean">
            <text:p>FALSO</text:p>
          </table:table-cell>
        </table:table-row>
        <table:table-row table:style-name="ro1">
          <table:table-cell table:number-columns-repeated="6"/>
          <table:table-cell table:formula="of:=MAX([.F148:.F150])" office:value-type="float" office:value="0" calcext:value-type="float">
            <text:p>0</text:p>
          </table:table-cell>
          <table:table-cell table:number-columns-repeated="2"/>
          <table:table-cell table:formula="of:=MAX([.I148:.I150])" office:value-type="float" office:value="0" calcext:value-type="float">
            <text:p>0</text:p>
          </table:table-cell>
          <table:table-cell table:number-columns-repeated="2"/>
          <table:table-cell table:formula="of:=MAX([.L148:.L150])" office:value-type="float" office:value="0" calcext:value-type="float">
            <text:p>0</text:p>
          </table:table-cell>
          <table:table-cell table:number-columns-repeated="2"/>
          <table:table-cell table:formula="of:=MAX([.O148:.O150])" office:value-type="float" office:value="0" calcext:value-type="float">
            <text:p>0</text:p>
          </table:table-cell>
          <table:table-cell/>
          <table:table-cell table:formula="of:=COUNTIF([.F150];&quot;&gt;0&quot;)+COUNTIF([.I150];&quot;&gt;0&quot;)+COUNTIF([.L150];&quot;&gt;0&quot;)+COUNTIF([.O150];&quot;&gt;0&quot;)=4" office:value-type="boolean" office:boolean-value="false" calcext:value-type="boolean">
            <text:p>FALSO</text:p>
          </table:table-cell>
        </table:table-row>
        <table:table-row table:style-name="ro1">
          <table:table-cell table:number-columns-repeated="17"/>
          <table:table-cell table:formula="of:=COUNTIF([.F151];&quot;&gt;0&quot;)+COUNTIF([.I151];&quot;&gt;0&quot;)+COUNTIF([.L151];&quot;&gt;0&quot;)+COUNTIF([.O151];&quot;&gt;0&quot;)=4" office:value-type="boolean" office:boolean-value="false" calcext:value-type="boolean">
            <text:p>FALSO</text:p>
          </table:table-cell>
        </table:table-row>
        <table:table-row table:style-name="ro1">
          <table:table-cell table:number-columns-repeated="17"/>
          <table:table-cell table:formula="of:=COUNTIF([.F152];&quot;&gt;0&quot;)+COUNTIF([.I152];&quot;&gt;0&quot;)+COUNTIF([.L152];&quot;&gt;0&quot;)+COUNTIF([.O152];&quot;&gt;0&quot;)=4" office:value-type="boolean" office:boolean-value="false" calcext:value-type="boolean">
            <text:p>FALSO</text:p>
          </table:table-cell>
        </table:table-row>
        <table:table-row table:style-name="ro1">
          <table:table-cell table:number-columns-repeated="6"/>
          <table:table-cell table:formula="of:=MAX([.F151:.F153])" office:value-type="float" office:value="0" calcext:value-type="float">
            <text:p>0</text:p>
          </table:table-cell>
          <table:table-cell table:formula="of:=MAX([.F149:.F153])" office:value-type="float" office:value="0" calcext:value-type="float">
            <text:p>0</text:p>
          </table:table-cell>
          <table:table-cell/>
          <table:table-cell table:formula="of:=MAX([.I151:.I153])" office:value-type="float" office:value="0" calcext:value-type="float">
            <text:p>0</text:p>
          </table:table-cell>
          <table:table-cell table:formula="of:=MAX([.I149:.I153])" office:value-type="float" office:value="0" calcext:value-type="float">
            <text:p>0</text:p>
          </table:table-cell>
          <table:table-cell/>
          <table:table-cell table:formula="of:=MAX([.L151:.L153])" office:value-type="float" office:value="0" calcext:value-type="float">
            <text:p>0</text:p>
          </table:table-cell>
          <table:table-cell table:formula="of:=MAX([.L149:.L153])" office:value-type="float" office:value="0" calcext:value-type="float">
            <text:p>0</text:p>
          </table:table-cell>
          <table:table-cell/>
          <table:table-cell table:formula="of:=MAX([.O151:.O153])" office:value-type="float" office:value="0" calcext:value-type="float">
            <text:p>0</text:p>
          </table:table-cell>
          <table:table-cell table:formula="of:=MAX([.O149:.O153])" office:value-type="float" office:value="0" calcext:value-type="float">
            <text:p>0</text:p>
          </table:table-cell>
          <table:table-cell table:formula="of:=COUNTIF([.F153];&quot;&gt;0&quot;)+COUNTIF([.I153];&quot;&gt;0&quot;)+COUNTIF([.L153];&quot;&gt;0&quot;)+COUNTIF([.O153];&quot;&gt;0&quot;)=4" office:value-type="boolean" office:boolean-value="false" calcext:value-type="boolean">
            <text:p>FALSO</text:p>
          </table:table-cell>
        </table:table-row>
        <table:table-row table:style-name="ro1">
          <table:table-cell table:number-columns-repeated="17"/>
          <table:table-cell table:formula="of:=COUNTIF([.F154];&quot;&gt;0&quot;)+COUNTIF([.I154];&quot;&gt;0&quot;)+COUNTIF([.L154];&quot;&gt;0&quot;)+COUNTIF([.O154];&quot;&gt;0&quot;)=4" office:value-type="boolean" office:boolean-value="false" calcext:value-type="boolean">
            <text:p>FALSO</text:p>
          </table:table-cell>
        </table:table-row>
        <table:table-row table:style-name="ro1">
          <table:table-cell table:number-columns-repeated="17"/>
          <table:table-cell table:formula="of:=COUNTIF([.F155];&quot;&gt;0&quot;)+COUNTIF([.I155];&quot;&gt;0&quot;)+COUNTIF([.L155];&quot;&gt;0&quot;)+COUNTIF([.O155];&quot;&gt;0&quot;)=4" office:value-type="boolean" office:boolean-value="false" calcext:value-type="boolean">
            <text:p>FALSO</text:p>
          </table:table-cell>
        </table:table-row>
        <table:table-row table:style-name="ro1">
          <table:table-cell table:number-columns-repeated="6"/>
          <table:table-cell table:formula="of:=MAX([.F154:.F156])" office:value-type="float" office:value="0" calcext:value-type="float">
            <text:p>0</text:p>
          </table:table-cell>
          <table:table-cell table:number-columns-repeated="2"/>
          <table:table-cell table:formula="of:=MAX([.I154:.I156])" office:value-type="float" office:value="0" calcext:value-type="float">
            <text:p>0</text:p>
          </table:table-cell>
          <table:table-cell table:number-columns-repeated="2"/>
          <table:table-cell table:formula="of:=MAX([.L154:.L156])" office:value-type="float" office:value="0" calcext:value-type="float">
            <text:p>0</text:p>
          </table:table-cell>
          <table:table-cell table:number-columns-repeated="2"/>
          <table:table-cell table:formula="of:=MAX([.O154:.O156])" office:value-type="float" office:value="0" calcext:value-type="float">
            <text:p>0</text:p>
          </table:table-cell>
          <table:table-cell/>
          <table:table-cell table:formula="of:=COUNTIF([.F156];&quot;&gt;0&quot;)+COUNTIF([.I156];&quot;&gt;0&quot;)+COUNTIF([.L156];&quot;&gt;0&quot;)+COUNTIF([.O156];&quot;&gt;0&quot;)=4" office:value-type="boolean" office:boolean-value="false" calcext:value-type="boolean">
            <text:p>FALSO</text:p>
          </table:table-cell>
        </table:table-row>
        <table:table-row table:style-name="ro1">
          <table:table-cell table:number-columns-repeated="17"/>
          <table:table-cell table:formula="of:=COUNTIF([.F157];&quot;&gt;0&quot;)+COUNTIF([.I157];&quot;&gt;0&quot;)+COUNTIF([.L157];&quot;&gt;0&quot;)+COUNTIF([.O157];&quot;&gt;0&quot;)=4" office:value-type="boolean" office:boolean-value="false" calcext:value-type="boolean">
            <text:p>FALSO</text:p>
          </table:table-cell>
        </table:table-row>
        <table:table-row table:style-name="ro1">
          <table:table-cell table:number-columns-repeated="7"/>
          <table:table-cell table:formula="of:=MAX([.F154:.F158])" office:value-type="float" office:value="0" calcext:value-type="float">
            <text:p>0</text:p>
          </table:table-cell>
          <table:table-cell table:number-columns-repeated="2"/>
          <table:table-cell table:formula="of:=MAX([.I154:.I158])" office:value-type="float" office:value="0" calcext:value-type="float">
            <text:p>0</text:p>
          </table:table-cell>
          <table:table-cell table:number-columns-repeated="2"/>
          <table:table-cell table:formula="of:=MAX([.L154:.L158])" office:value-type="float" office:value="0" calcext:value-type="float">
            <text:p>0</text:p>
          </table:table-cell>
          <table:table-cell table:number-columns-repeated="2"/>
          <table:table-cell table:formula="of:=MAX([.O154:.O158])" office:value-type="float" office:value="0" calcext:value-type="float">
            <text:p>0</text:p>
          </table:table-cell>
          <table:table-cell table:formula="of:=COUNTIF([.F158];&quot;&gt;0&quot;)+COUNTIF([.I158];&quot;&gt;0&quot;)+COUNTIF([.L158];&quot;&gt;0&quot;)+COUNTIF([.O158];&quot;&gt;0&quot;)=4" office:value-type="boolean" office:boolean-value="false" calcext:value-type="boolean">
            <text:p>FALSO</text:p>
          </table:table-cell>
        </table:table-row>
        <table:table-row table:style-name="ro1">
          <table:table-cell table:number-columns-repeated="6"/>
          <table:table-cell table:formula="of:=MAX([.F157:.F159])" office:value-type="float" office:value="0" calcext:value-type="float">
            <text:p>0</text:p>
          </table:table-cell>
          <table:table-cell table:number-columns-repeated="2"/>
          <table:table-cell table:formula="of:=MAX([.I157:.I159])" office:value-type="float" office:value="0" calcext:value-type="float">
            <text:p>0</text:p>
          </table:table-cell>
          <table:table-cell table:number-columns-repeated="2"/>
          <table:table-cell table:formula="of:=MAX([.L157:.L159])" office:value-type="float" office:value="0" calcext:value-type="float">
            <text:p>0</text:p>
          </table:table-cell>
          <table:table-cell table:number-columns-repeated="2"/>
          <table:table-cell table:formula="of:=MAX([.O157:.O159])" office:value-type="float" office:value="0" calcext:value-type="float">
            <text:p>0</text:p>
          </table:table-cell>
          <table:table-cell/>
          <table:table-cell table:formula="of:=COUNTIF([.F159];&quot;&gt;0&quot;)+COUNTIF([.I159];&quot;&gt;0&quot;)+COUNTIF([.L159];&quot;&gt;0&quot;)+COUNTIF([.O159];&quot;&gt;0&quot;)=4" office:value-type="boolean" office:boolean-value="false" calcext:value-type="boolean">
            <text:p>FALSO</text:p>
          </table:table-cell>
        </table:table-row>
        <table:table-row table:style-name="ro1">
          <table:table-cell table:number-columns-repeated="17"/>
          <table:table-cell table:formula="of:=COUNTIF([.F160];&quot;&gt;0&quot;)+COUNTIF([.I160];&quot;&gt;0&quot;)+COUNTIF([.L160];&quot;&gt;0&quot;)+COUNTIF([.O160];&quot;&gt;0&quot;)=4" office:value-type="boolean" office:boolean-value="false" calcext:value-type="boolean">
            <text:p>FALSO</text:p>
          </table:table-cell>
        </table:table-row>
        <table:table-row table:style-name="ro1">
          <table:table-cell table:number-columns-repeated="17"/>
          <table:table-cell table:formula="of:=COUNTIF([.F161];&quot;&gt;0&quot;)+COUNTIF([.I161];&quot;&gt;0&quot;)+COUNTIF([.L161];&quot;&gt;0&quot;)+COUNTIF([.O161];&quot;&gt;0&quot;)=4" office:value-type="boolean" office:boolean-value="false" calcext:value-type="boolean">
            <text:p>FALSO</text:p>
          </table:table-cell>
        </table:table-row>
        <table:table-row table:style-name="ro1">
          <table:table-cell table:number-columns-repeated="6"/>
          <table:table-cell table:formula="of:=MAX([.F160:.F162])" office:value-type="float" office:value="0" calcext:value-type="float">
            <text:p>0</text:p>
          </table:table-cell>
          <table:table-cell table:number-columns-repeated="2"/>
          <table:table-cell table:formula="of:=MAX([.I160:.I162])" office:value-type="float" office:value="0" calcext:value-type="float">
            <text:p>0</text:p>
          </table:table-cell>
          <table:table-cell table:number-columns-repeated="2"/>
          <table:table-cell table:formula="of:=MAX([.L160:.L162])" office:value-type="float" office:value="0" calcext:value-type="float">
            <text:p>0</text:p>
          </table:table-cell>
          <table:table-cell table:number-columns-repeated="2"/>
          <table:table-cell table:formula="of:=MAX([.O160:.O162])" office:value-type="float" office:value="0" calcext:value-type="float">
            <text:p>0</text:p>
          </table:table-cell>
          <table:table-cell/>
          <table:table-cell table:formula="of:=COUNTIF([.F162];&quot;&gt;0&quot;)+COUNTIF([.I162];&quot;&gt;0&quot;)+COUNTIF([.L162];&quot;&gt;0&quot;)+COUNTIF([.O162];&quot;&gt;0&quot;)=4" office:value-type="boolean" office:boolean-value="false" calcext:value-type="boolean">
            <text:p>FALSO</text:p>
          </table:table-cell>
        </table:table-row>
        <table:table-row table:style-name="ro1">
          <table:table-cell table:number-columns-repeated="7"/>
          <table:table-cell table:formula="of:=MAX([.F159:.F163])" office:value-type="float" office:value="0" calcext:value-type="float">
            <text:p>0</text:p>
          </table:table-cell>
          <table:table-cell table:number-columns-repeated="2"/>
          <table:table-cell table:formula="of:=MAX([.I159:.I163])" office:value-type="float" office:value="0" calcext:value-type="float">
            <text:p>0</text:p>
          </table:table-cell>
          <table:table-cell table:number-columns-repeated="2"/>
          <table:table-cell table:formula="of:=MAX([.L159:.L163])" office:value-type="float" office:value="0" calcext:value-type="float">
            <text:p>0</text:p>
          </table:table-cell>
          <table:table-cell table:number-columns-repeated="2"/>
          <table:table-cell table:formula="of:=MAX([.O159:.O163])" office:value-type="float" office:value="0" calcext:value-type="float">
            <text:p>0</text:p>
          </table:table-cell>
          <table:table-cell table:formula="of:=COUNTIF([.F163];&quot;&gt;0&quot;)+COUNTIF([.I163];&quot;&gt;0&quot;)+COUNTIF([.L163];&quot;&gt;0&quot;)+COUNTIF([.O163];&quot;&gt;0&quot;)=4" office:value-type="boolean" office:boolean-value="false" calcext:value-type="boolean">
            <text:p>FALSO</text:p>
          </table:table-cell>
        </table:table-row>
        <table:table-row table:style-name="ro1">
          <table:table-cell table:number-columns-repeated="17"/>
          <table:table-cell table:formula="of:=COUNTIF([.F164];&quot;&gt;0&quot;)+COUNTIF([.I164];&quot;&gt;0&quot;)+COUNTIF([.L164];&quot;&gt;0&quot;)+COUNTIF([.O164];&quot;&gt;0&quot;)=4" office:value-type="boolean" office:boolean-value="false" calcext:value-type="boolean">
            <text:p>FALSO</text:p>
          </table:table-cell>
        </table:table-row>
        <table:table-row table:style-name="ro1">
          <table:table-cell table:number-columns-repeated="6"/>
          <table:table-cell table:formula="of:=MAX([.F163:.F165])" office:value-type="float" office:value="0" calcext:value-type="float">
            <text:p>0</text:p>
          </table:table-cell>
          <table:table-cell table:number-columns-repeated="2"/>
          <table:table-cell table:formula="of:=MAX([.I163:.I165])" office:value-type="float" office:value="0" calcext:value-type="float">
            <text:p>0</text:p>
          </table:table-cell>
          <table:table-cell table:number-columns-repeated="2"/>
          <table:table-cell table:formula="of:=MAX([.L163:.L165])" office:value-type="float" office:value="0" calcext:value-type="float">
            <text:p>0</text:p>
          </table:table-cell>
          <table:table-cell table:number-columns-repeated="2"/>
          <table:table-cell table:formula="of:=MAX([.O163:.O165])" office:value-type="float" office:value="0" calcext:value-type="float">
            <text:p>0</text:p>
          </table:table-cell>
          <table:table-cell/>
          <table:table-cell table:formula="of:=COUNTIF([.F165];&quot;&gt;0&quot;)+COUNTIF([.I165];&quot;&gt;0&quot;)+COUNTIF([.L165];&quot;&gt;0&quot;)+COUNTIF([.O165];&quot;&gt;0&quot;)=4" office:value-type="boolean" office:boolean-value="false" calcext:value-type="boolean">
            <text:p>FALSO</text:p>
          </table:table-cell>
        </table:table-row>
        <table:table-row table:style-name="ro1">
          <table:table-cell table:number-columns-repeated="17"/>
          <table:table-cell table:formula="of:=COUNTIF([.F166];&quot;&gt;0&quot;)+COUNTIF([.I166];&quot;&gt;0&quot;)+COUNTIF([.L166];&quot;&gt;0&quot;)+COUNTIF([.O166];&quot;&gt;0&quot;)=4" office:value-type="boolean" office:boolean-value="false" calcext:value-type="boolean">
            <text:p>FALSO</text:p>
          </table:table-cell>
        </table:table-row>
        <table:table-row table:style-name="ro1">
          <table:table-cell table:number-columns-repeated="17"/>
          <table:table-cell table:formula="of:=COUNTIF([.F167];&quot;&gt;0&quot;)+COUNTIF([.I167];&quot;&gt;0&quot;)+COUNTIF([.L167];&quot;&gt;0&quot;)+COUNTIF([.O167];&quot;&gt;0&quot;)=4" office:value-type="boolean" office:boolean-value="false" calcext:value-type="boolean">
            <text:p>FALSO</text:p>
          </table:table-cell>
        </table:table-row>
        <table:table-row table:style-name="ro1">
          <table:table-cell table:number-columns-repeated="6"/>
          <table:table-cell table:formula="of:=MAX([.F166:.F168])" office:value-type="float" office:value="0" calcext:value-type="float">
            <text:p>0</text:p>
          </table:table-cell>
          <table:table-cell table:formula="of:=MAX([.F164:.F168])" office:value-type="float" office:value="0" calcext:value-type="float">
            <text:p>0</text:p>
          </table:table-cell>
          <table:table-cell/>
          <table:table-cell table:formula="of:=MAX([.I166:.I168])" office:value-type="float" office:value="0" calcext:value-type="float">
            <text:p>0</text:p>
          </table:table-cell>
          <table:table-cell table:formula="of:=MAX([.I164:.I168])" office:value-type="float" office:value="0" calcext:value-type="float">
            <text:p>0</text:p>
          </table:table-cell>
          <table:table-cell/>
          <table:table-cell table:formula="of:=MAX([.L166:.L168])" office:value-type="float" office:value="0" calcext:value-type="float">
            <text:p>0</text:p>
          </table:table-cell>
          <table:table-cell table:formula="of:=MAX([.L164:.L168])" office:value-type="float" office:value="0" calcext:value-type="float">
            <text:p>0</text:p>
          </table:table-cell>
          <table:table-cell/>
          <table:table-cell table:formula="of:=MAX([.O166:.O168])" office:value-type="float" office:value="0" calcext:value-type="float">
            <text:p>0</text:p>
          </table:table-cell>
          <table:table-cell table:formula="of:=MAX([.O164:.O168])" office:value-type="float" office:value="0" calcext:value-type="float">
            <text:p>0</text:p>
          </table:table-cell>
          <table:table-cell table:formula="of:=COUNTIF([.F168];&quot;&gt;0&quot;)+COUNTIF([.I168];&quot;&gt;0&quot;)+COUNTIF([.L168];&quot;&gt;0&quot;)+COUNTIF([.O168];&quot;&gt;0&quot;)=4" office:value-type="boolean" office:boolean-value="false" calcext:value-type="boolean">
            <text:p>FALSO</text:p>
          </table:table-cell>
        </table:table-row>
        <table:table-row table:style-name="ro1">
          <table:table-cell table:number-columns-repeated="17"/>
          <table:table-cell table:formula="of:=COUNTIF([.F169];&quot;&gt;0&quot;)+COUNTIF([.I169];&quot;&gt;0&quot;)+COUNTIF([.L169];&quot;&gt;0&quot;)+COUNTIF([.O169];&quot;&gt;0&quot;)=4" office:value-type="boolean" office:boolean-value="false" calcext:value-type="boolean">
            <text:p>FALSO</text:p>
          </table:table-cell>
        </table:table-row>
        <table:table-row table:style-name="ro1">
          <table:table-cell table:number-columns-repeated="17"/>
          <table:table-cell table:formula="of:=COUNTIF([.F170];&quot;&gt;0&quot;)+COUNTIF([.I170];&quot;&gt;0&quot;)+COUNTIF([.L170];&quot;&gt;0&quot;)+COUNTIF([.O170];&quot;&gt;0&quot;)=4" office:value-type="boolean" office:boolean-value="false" calcext:value-type="boolean">
            <text:p>FALSO</text:p>
          </table:table-cell>
        </table:table-row>
        <table:table-row table:style-name="ro1">
          <table:table-cell table:number-columns-repeated="6"/>
          <table:table-cell table:formula="of:=MAX([.F169:.F171])" office:value-type="float" office:value="0" calcext:value-type="float">
            <text:p>0</text:p>
          </table:table-cell>
          <table:table-cell table:number-columns-repeated="2"/>
          <table:table-cell table:formula="of:=MAX([.I169:.I171])" office:value-type="float" office:value="0" calcext:value-type="float">
            <text:p>0</text:p>
          </table:table-cell>
          <table:table-cell table:number-columns-repeated="2"/>
          <table:table-cell table:formula="of:=MAX([.L169:.L171])" office:value-type="float" office:value="0" calcext:value-type="float">
            <text:p>0</text:p>
          </table:table-cell>
          <table:table-cell table:number-columns-repeated="2"/>
          <table:table-cell table:formula="of:=MAX([.O169:.O171])" office:value-type="float" office:value="0" calcext:value-type="float">
            <text:p>0</text:p>
          </table:table-cell>
          <table:table-cell/>
          <table:table-cell table:formula="of:=COUNTIF([.F171];&quot;&gt;0&quot;)+COUNTIF([.I171];&quot;&gt;0&quot;)+COUNTIF([.L171];&quot;&gt;0&quot;)+COUNTIF([.O171];&quot;&gt;0&quot;)=4" office:value-type="boolean" office:boolean-value="false" calcext:value-type="boolean">
            <text:p>FALSO</text:p>
          </table:table-cell>
        </table:table-row>
        <table:table-row table:style-name="ro1">
          <table:table-cell table:number-columns-repeated="17"/>
          <table:table-cell table:formula="of:=COUNTIF([.F172];&quot;&gt;0&quot;)+COUNTIF([.I172];&quot;&gt;0&quot;)+COUNTIF([.L172];&quot;&gt;0&quot;)+COUNTIF([.O172];&quot;&gt;0&quot;)=4" office:value-type="boolean" office:boolean-value="false" calcext:value-type="boolean">
            <text:p>FALSO</text:p>
          </table:table-cell>
        </table:table-row>
        <table:table-row table:style-name="ro1">
          <table:table-cell table:number-columns-repeated="7"/>
          <table:table-cell table:formula="of:=MAX([.F169:.F173])" office:value-type="float" office:value="0" calcext:value-type="float">
            <text:p>0</text:p>
          </table:table-cell>
          <table:table-cell table:number-columns-repeated="2"/>
          <table:table-cell table:formula="of:=MAX([.I169:.I173])" office:value-type="float" office:value="0" calcext:value-type="float">
            <text:p>0</text:p>
          </table:table-cell>
          <table:table-cell table:number-columns-repeated="2"/>
          <table:table-cell table:formula="of:=MAX([.L169:.L173])" office:value-type="float" office:value="0" calcext:value-type="float">
            <text:p>0</text:p>
          </table:table-cell>
          <table:table-cell table:number-columns-repeated="2"/>
          <table:table-cell table:formula="of:=MAX([.O169:.O173])" office:value-type="float" office:value="0" calcext:value-type="float">
            <text:p>0</text:p>
          </table:table-cell>
          <table:table-cell table:formula="of:=COUNTIF([.F173];&quot;&gt;0&quot;)+COUNTIF([.I173];&quot;&gt;0&quot;)+COUNTIF([.L173];&quot;&gt;0&quot;)+COUNTIF([.O173];&quot;&gt;0&quot;)=4" office:value-type="boolean" office:boolean-value="false" calcext:value-type="boolean">
            <text:p>FALSO</text:p>
          </table:table-cell>
        </table:table-row>
        <table:table-row table:style-name="ro1">
          <table:table-cell table:number-columns-repeated="6"/>
          <table:table-cell table:formula="of:=MAX([.F172:.F174])" office:value-type="float" office:value="0" calcext:value-type="float">
            <text:p>0</text:p>
          </table:table-cell>
          <table:table-cell table:number-columns-repeated="2"/>
          <table:table-cell table:formula="of:=MAX([.I172:.I174])" office:value-type="float" office:value="0" calcext:value-type="float">
            <text:p>0</text:p>
          </table:table-cell>
          <table:table-cell table:number-columns-repeated="2"/>
          <table:table-cell table:formula="of:=MAX([.L172:.L174])" office:value-type="float" office:value="0" calcext:value-type="float">
            <text:p>0</text:p>
          </table:table-cell>
          <table:table-cell table:number-columns-repeated="2"/>
          <table:table-cell table:formula="of:=MAX([.O172:.O174])" office:value-type="float" office:value="0" calcext:value-type="float">
            <text:p>0</text:p>
          </table:table-cell>
          <table:table-cell/>
          <table:table-cell table:formula="of:=COUNTIF([.F174];&quot;&gt;0&quot;)+COUNTIF([.I174];&quot;&gt;0&quot;)+COUNTIF([.L174];&quot;&gt;0&quot;)+COUNTIF([.O174];&quot;&gt;0&quot;)=4" office:value-type="boolean" office:boolean-value="false" calcext:value-type="boolean">
            <text:p>FALSO</text:p>
          </table:table-cell>
        </table:table-row>
        <table:table-row table:style-name="ro1">
          <table:table-cell table:number-columns-repeated="17"/>
          <table:table-cell table:formula="of:=COUNTIF([.F175];&quot;&gt;0&quot;)+COUNTIF([.I175];&quot;&gt;0&quot;)+COUNTIF([.L175];&quot;&gt;0&quot;)+COUNTIF([.O175];&quot;&gt;0&quot;)=4" office:value-type="boolean" office:boolean-value="false" calcext:value-type="boolean">
            <text:p>FALSO</text:p>
          </table:table-cell>
        </table:table-row>
        <table:table-row table:style-name="ro1">
          <table:table-cell table:number-columns-repeated="17"/>
          <table:table-cell table:formula="of:=COUNTIF([.F176];&quot;&gt;0&quot;)+COUNTIF([.I176];&quot;&gt;0&quot;)+COUNTIF([.L176];&quot;&gt;0&quot;)+COUNTIF([.O176];&quot;&gt;0&quot;)=4" office:value-type="boolean" office:boolean-value="false" calcext:value-type="boolean">
            <text:p>FALSO</text:p>
          </table:table-cell>
        </table:table-row>
        <table:table-row table:style-name="ro1">
          <table:table-cell table:number-columns-repeated="6"/>
          <table:table-cell table:formula="of:=MAX([.F175:.F177])" office:value-type="float" office:value="0" calcext:value-type="float">
            <text:p>0</text:p>
          </table:table-cell>
          <table:table-cell table:number-columns-repeated="2"/>
          <table:table-cell table:formula="of:=MAX([.I175:.I177])" office:value-type="float" office:value="0" calcext:value-type="float">
            <text:p>0</text:p>
          </table:table-cell>
          <table:table-cell table:number-columns-repeated="2"/>
          <table:table-cell table:formula="of:=MAX([.L175:.L177])" office:value-type="float" office:value="0" calcext:value-type="float">
            <text:p>0</text:p>
          </table:table-cell>
          <table:table-cell table:number-columns-repeated="2"/>
          <table:table-cell table:formula="of:=MAX([.O175:.O177])" office:value-type="float" office:value="0" calcext:value-type="float">
            <text:p>0</text:p>
          </table:table-cell>
          <table:table-cell/>
          <table:table-cell table:formula="of:=COUNTIF([.F177];&quot;&gt;0&quot;)+COUNTIF([.I177];&quot;&gt;0&quot;)+COUNTIF([.L177];&quot;&gt;0&quot;)+COUNTIF([.O177];&quot;&gt;0&quot;)=4" office:value-type="boolean" office:boolean-value="false" calcext:value-type="boolean">
            <text:p>FALSO</text:p>
          </table:table-cell>
        </table:table-row>
        <table:table-row table:style-name="ro1">
          <table:table-cell table:number-columns-repeated="7"/>
          <table:table-cell table:formula="of:=MAX([.F174:.F178])" office:value-type="float" office:value="0" calcext:value-type="float">
            <text:p>0</text:p>
          </table:table-cell>
          <table:table-cell table:number-columns-repeated="2"/>
          <table:table-cell table:formula="of:=MAX([.I174:.I178])" office:value-type="float" office:value="0" calcext:value-type="float">
            <text:p>0</text:p>
          </table:table-cell>
          <table:table-cell table:number-columns-repeated="2"/>
          <table:table-cell table:formula="of:=MAX([.L174:.L178])" office:value-type="float" office:value="0" calcext:value-type="float">
            <text:p>0</text:p>
          </table:table-cell>
          <table:table-cell table:number-columns-repeated="2"/>
          <table:table-cell table:formula="of:=MAX([.O174:.O178])" office:value-type="float" office:value="0" calcext:value-type="float">
            <text:p>0</text:p>
          </table:table-cell>
          <table:table-cell table:formula="of:=COUNTIF([.F178];&quot;&gt;0&quot;)+COUNTIF([.I178];&quot;&gt;0&quot;)+COUNTIF([.L178];&quot;&gt;0&quot;)+COUNTIF([.O178];&quot;&gt;0&quot;)=4" office:value-type="boolean" office:boolean-value="false" calcext:value-type="boolean">
            <text:p>FALSO</text:p>
          </table:table-cell>
        </table:table-row>
        <table:table-row table:style-name="ro1">
          <table:table-cell table:number-columns-repeated="17"/>
          <table:table-cell table:formula="of:=COUNTIF([.F179];&quot;&gt;0&quot;)+COUNTIF([.I179];&quot;&gt;0&quot;)+COUNTIF([.L179];&quot;&gt;0&quot;)+COUNTIF([.O179];&quot;&gt;0&quot;)=4" office:value-type="boolean" office:boolean-value="false" calcext:value-type="boolean">
            <text:p>FALSO</text:p>
          </table:table-cell>
        </table:table-row>
        <table:table-row table:style-name="ro1">
          <table:table-cell table:number-columns-repeated="6"/>
          <table:table-cell table:formula="of:=MAX([.F178:.F180])" office:value-type="float" office:value="0" calcext:value-type="float">
            <text:p>0</text:p>
          </table:table-cell>
          <table:table-cell table:number-columns-repeated="2"/>
          <table:table-cell table:formula="of:=MAX([.I178:.I180])" office:value-type="float" office:value="0" calcext:value-type="float">
            <text:p>0</text:p>
          </table:table-cell>
          <table:table-cell table:number-columns-repeated="2"/>
          <table:table-cell table:formula="of:=MAX([.L178:.L180])" office:value-type="float" office:value="0" calcext:value-type="float">
            <text:p>0</text:p>
          </table:table-cell>
          <table:table-cell table:number-columns-repeated="2"/>
          <table:table-cell table:formula="of:=MAX([.O178:.O180])" office:value-type="float" office:value="0" calcext:value-type="float">
            <text:p>0</text:p>
          </table:table-cell>
          <table:table-cell/>
          <table:table-cell table:formula="of:=COUNTIF([.F180];&quot;&gt;0&quot;)+COUNTIF([.I180];&quot;&gt;0&quot;)+COUNTIF([.L180];&quot;&gt;0&quot;)+COUNTIF([.O180];&quot;&gt;0&quot;)=4" office:value-type="boolean" office:boolean-value="false" calcext:value-type="boolean">
            <text:p>FALSO</text:p>
          </table:table-cell>
        </table:table-row>
        <table:table-row table:style-name="ro1">
          <table:table-cell table:number-columns-repeated="17"/>
          <table:table-cell table:formula="of:=COUNTIF([.F181];&quot;&gt;0&quot;)+COUNTIF([.I181];&quot;&gt;0&quot;)+COUNTIF([.L181];&quot;&gt;0&quot;)+COUNTIF([.O181];&quot;&gt;0&quot;)=4" office:value-type="boolean" office:boolean-value="false" calcext:value-type="boolean">
            <text:p>FALSO</text:p>
          </table:table-cell>
        </table:table-row>
        <table:table-row table:style-name="ro1">
          <table:table-cell table:number-columns-repeated="17"/>
          <table:table-cell table:formula="of:=COUNTIF([.F182];&quot;&gt;0&quot;)+COUNTIF([.I182];&quot;&gt;0&quot;)+COUNTIF([.L182];&quot;&gt;0&quot;)+COUNTIF([.O182];&quot;&gt;0&quot;)=4" office:value-type="boolean" office:boolean-value="false" calcext:value-type="boolean">
            <text:p>FALSO</text:p>
          </table:table-cell>
        </table:table-row>
        <table:table-row table:style-name="ro1">
          <table:table-cell table:number-columns-repeated="6"/>
          <table:table-cell table:formula="of:=MAX([.F181:.F183])" office:value-type="float" office:value="0" calcext:value-type="float">
            <text:p>0</text:p>
          </table:table-cell>
          <table:table-cell table:formula="of:=MAX([.F179:.F183])" office:value-type="float" office:value="0" calcext:value-type="float">
            <text:p>0</text:p>
          </table:table-cell>
          <table:table-cell/>
          <table:table-cell table:formula="of:=MAX([.I181:.I183])" office:value-type="float" office:value="0" calcext:value-type="float">
            <text:p>0</text:p>
          </table:table-cell>
          <table:table-cell table:formula="of:=MAX([.I179:.I183])" office:value-type="float" office:value="0" calcext:value-type="float">
            <text:p>0</text:p>
          </table:table-cell>
          <table:table-cell/>
          <table:table-cell table:formula="of:=MAX([.L181:.L183])" office:value-type="float" office:value="0" calcext:value-type="float">
            <text:p>0</text:p>
          </table:table-cell>
          <table:table-cell table:formula="of:=MAX([.L179:.L183])" office:value-type="float" office:value="0" calcext:value-type="float">
            <text:p>0</text:p>
          </table:table-cell>
          <table:table-cell/>
          <table:table-cell table:formula="of:=MAX([.O181:.O183])" office:value-type="float" office:value="0" calcext:value-type="float">
            <text:p>0</text:p>
          </table:table-cell>
          <table:table-cell table:formula="of:=MAX([.O179:.O183])" office:value-type="float" office:value="0" calcext:value-type="float">
            <text:p>0</text:p>
          </table:table-cell>
          <table:table-cell table:formula="of:=COUNTIF([.F183];&quot;&gt;0&quot;)+COUNTIF([.I183];&quot;&gt;0&quot;)+COUNTIF([.L183];&quot;&gt;0&quot;)+COUNTIF([.O183];&quot;&gt;0&quot;)=4" office:value-type="boolean" office:boolean-value="false" calcext:value-type="boolean">
            <text:p>FALSO</text:p>
          </table:table-cell>
        </table:table-row>
        <table:table-row table:style-name="ro1">
          <table:table-cell table:number-columns-repeated="17"/>
          <table:table-cell table:formula="of:=COUNTIF([.F184];&quot;&gt;0&quot;)+COUNTIF([.I184];&quot;&gt;0&quot;)+COUNTIF([.L184];&quot;&gt;0&quot;)+COUNTIF([.O184];&quot;&gt;0&quot;)=4" office:value-type="boolean" office:boolean-value="false" calcext:value-type="boolean">
            <text:p>FALSO</text:p>
          </table:table-cell>
        </table:table-row>
        <table:table-row table:style-name="ro1">
          <table:table-cell table:number-columns-repeated="17"/>
          <table:table-cell table:formula="of:=COUNTIF([.F185];&quot;&gt;0&quot;)+COUNTIF([.I185];&quot;&gt;0&quot;)+COUNTIF([.L185];&quot;&gt;0&quot;)+COUNTIF([.O185];&quot;&gt;0&quot;)=4" office:value-type="boolean" office:boolean-value="false" calcext:value-type="boolean">
            <text:p>FALSO</text:p>
          </table:table-cell>
        </table:table-row>
        <table:table-row table:style-name="ro1">
          <table:table-cell table:number-columns-repeated="6"/>
          <table:table-cell table:formula="of:=MAX([.F184:.F186])" office:value-type="float" office:value="0" calcext:value-type="float">
            <text:p>0</text:p>
          </table:table-cell>
          <table:table-cell table:number-columns-repeated="2"/>
          <table:table-cell table:formula="of:=MAX([.I184:.I186])" office:value-type="float" office:value="0" calcext:value-type="float">
            <text:p>0</text:p>
          </table:table-cell>
          <table:table-cell table:number-columns-repeated="2"/>
          <table:table-cell table:formula="of:=MAX([.L184:.L186])" office:value-type="float" office:value="0" calcext:value-type="float">
            <text:p>0</text:p>
          </table:table-cell>
          <table:table-cell table:number-columns-repeated="2"/>
          <table:table-cell table:formula="of:=MAX([.O184:.O186])" office:value-type="float" office:value="0" calcext:value-type="float">
            <text:p>0</text:p>
          </table:table-cell>
          <table:table-cell/>
          <table:table-cell table:formula="of:=COUNTIF([.F186];&quot;&gt;0&quot;)+COUNTIF([.I186];&quot;&gt;0&quot;)+COUNTIF([.L186];&quot;&gt;0&quot;)+COUNTIF([.O186];&quot;&gt;0&quot;)=4" office:value-type="boolean" office:boolean-value="false" calcext:value-type="boolean">
            <text:p>FALSO</text:p>
          </table:table-cell>
        </table:table-row>
        <table:table-row table:style-name="ro1">
          <table:table-cell table:number-columns-repeated="17"/>
          <table:table-cell table:formula="of:=COUNTIF([.F187];&quot;&gt;0&quot;)+COUNTIF([.I187];&quot;&gt;0&quot;)+COUNTIF([.L187];&quot;&gt;0&quot;)+COUNTIF([.O187];&quot;&gt;0&quot;)=4" office:value-type="boolean" office:boolean-value="false" calcext:value-type="boolean">
            <text:p>FALSO</text:p>
          </table:table-cell>
        </table:table-row>
        <table:table-row table:style-name="ro1">
          <table:table-cell table:number-columns-repeated="7"/>
          <table:table-cell table:formula="of:=MAX([.F184:.F188])" office:value-type="float" office:value="0" calcext:value-type="float">
            <text:p>0</text:p>
          </table:table-cell>
          <table:table-cell table:number-columns-repeated="2"/>
          <table:table-cell table:formula="of:=MAX([.I184:.I188])" office:value-type="float" office:value="0" calcext:value-type="float">
            <text:p>0</text:p>
          </table:table-cell>
          <table:table-cell table:number-columns-repeated="2"/>
          <table:table-cell table:formula="of:=MAX([.L184:.L188])" office:value-type="float" office:value="0" calcext:value-type="float">
            <text:p>0</text:p>
          </table:table-cell>
          <table:table-cell table:number-columns-repeated="2"/>
          <table:table-cell table:formula="of:=MAX([.O184:.O188])" office:value-type="float" office:value="0" calcext:value-type="float">
            <text:p>0</text:p>
          </table:table-cell>
          <table:table-cell table:formula="of:=COUNTIF([.F188];&quot;&gt;0&quot;)+COUNTIF([.I188];&quot;&gt;0&quot;)+COUNTIF([.L188];&quot;&gt;0&quot;)+COUNTIF([.O188];&quot;&gt;0&quot;)=4" office:value-type="boolean" office:boolean-value="false" calcext:value-type="boolean">
            <text:p>FALSO</text:p>
          </table:table-cell>
        </table:table-row>
        <table:table-row table:style-name="ro1">
          <table:table-cell table:number-columns-repeated="6"/>
          <table:table-cell table:formula="of:=MAX([.F187:.F189])" office:value-type="float" office:value="0" calcext:value-type="float">
            <text:p>0</text:p>
          </table:table-cell>
          <table:table-cell table:number-columns-repeated="2"/>
          <table:table-cell table:formula="of:=MAX([.I187:.I189])" office:value-type="float" office:value="0" calcext:value-type="float">
            <text:p>0</text:p>
          </table:table-cell>
          <table:table-cell table:number-columns-repeated="2"/>
          <table:table-cell table:formula="of:=MAX([.L187:.L189])" office:value-type="float" office:value="0" calcext:value-type="float">
            <text:p>0</text:p>
          </table:table-cell>
          <table:table-cell table:number-columns-repeated="2"/>
          <table:table-cell table:formula="of:=MAX([.O187:.O189])" office:value-type="float" office:value="0" calcext:value-type="float">
            <text:p>0</text:p>
          </table:table-cell>
          <table:table-cell/>
          <table:table-cell table:formula="of:=COUNTIF([.F189];&quot;&gt;0&quot;)+COUNTIF([.I189];&quot;&gt;0&quot;)+COUNTIF([.L189];&quot;&gt;0&quot;)+COUNTIF([.O189];&quot;&gt;0&quot;)=4" office:value-type="boolean" office:boolean-value="false" calcext:value-type="boolean">
            <text:p>FALSO</text:p>
          </table:table-cell>
        </table:table-row>
        <table:table-row table:style-name="ro1">
          <table:table-cell table:number-columns-repeated="17"/>
          <table:table-cell table:formula="of:=COUNTIF([.F190];&quot;&gt;0&quot;)+COUNTIF([.I190];&quot;&gt;0&quot;)+COUNTIF([.L190];&quot;&gt;0&quot;)+COUNTIF([.O190];&quot;&gt;0&quot;)=4" office:value-type="boolean" office:boolean-value="false" calcext:value-type="boolean">
            <text:p>FALSO</text:p>
          </table:table-cell>
        </table:table-row>
        <table:table-row table:style-name="ro1">
          <table:table-cell table:number-columns-repeated="17"/>
          <table:table-cell table:formula="of:=COUNTIF([.F191];&quot;&gt;0&quot;)+COUNTIF([.I191];&quot;&gt;0&quot;)+COUNTIF([.L191];&quot;&gt;0&quot;)+COUNTIF([.O191];&quot;&gt;0&quot;)=4" office:value-type="boolean" office:boolean-value="false" calcext:value-type="boolean">
            <text:p>FALSO</text:p>
          </table:table-cell>
        </table:table-row>
        <table:table-row table:style-name="ro1">
          <table:table-cell table:number-columns-repeated="6"/>
          <table:table-cell table:formula="of:=MAX([.F190:.F192])" office:value-type="float" office:value="0" calcext:value-type="float">
            <text:p>0</text:p>
          </table:table-cell>
          <table:table-cell table:number-columns-repeated="2"/>
          <table:table-cell table:formula="of:=MAX([.I190:.I192])" office:value-type="float" office:value="0" calcext:value-type="float">
            <text:p>0</text:p>
          </table:table-cell>
          <table:table-cell table:number-columns-repeated="2"/>
          <table:table-cell table:formula="of:=MAX([.L190:.L192])" office:value-type="float" office:value="0" calcext:value-type="float">
            <text:p>0</text:p>
          </table:table-cell>
          <table:table-cell table:number-columns-repeated="2"/>
          <table:table-cell table:formula="of:=MAX([.O190:.O192])" office:value-type="float" office:value="0" calcext:value-type="float">
            <text:p>0</text:p>
          </table:table-cell>
          <table:table-cell/>
          <table:table-cell table:formula="of:=COUNTIF([.F192];&quot;&gt;0&quot;)+COUNTIF([.I192];&quot;&gt;0&quot;)+COUNTIF([.L192];&quot;&gt;0&quot;)+COUNTIF([.O192];&quot;&gt;0&quot;)=4" office:value-type="boolean" office:boolean-value="false" calcext:value-type="boolean">
            <text:p>FALSO</text:p>
          </table:table-cell>
        </table:table-row>
        <table:table-row table:style-name="ro1">
          <table:table-cell table:number-columns-repeated="7"/>
          <table:table-cell table:formula="of:=MAX([.F189:.F193])" office:value-type="float" office:value="0" calcext:value-type="float">
            <text:p>0</text:p>
          </table:table-cell>
          <table:table-cell table:number-columns-repeated="2"/>
          <table:table-cell table:formula="of:=MAX([.I189:.I193])" office:value-type="float" office:value="0" calcext:value-type="float">
            <text:p>0</text:p>
          </table:table-cell>
          <table:table-cell table:number-columns-repeated="2"/>
          <table:table-cell table:formula="of:=MAX([.L189:.L193])" office:value-type="float" office:value="0" calcext:value-type="float">
            <text:p>0</text:p>
          </table:table-cell>
          <table:table-cell table:number-columns-repeated="2"/>
          <table:table-cell table:formula="of:=MAX([.O189:.O193])" office:value-type="float" office:value="0" calcext:value-type="float">
            <text:p>0</text:p>
          </table:table-cell>
          <table:table-cell table:formula="of:=COUNTIF([.F193];&quot;&gt;0&quot;)+COUNTIF([.I193];&quot;&gt;0&quot;)+COUNTIF([.L193];&quot;&gt;0&quot;)+COUNTIF([.O193];&quot;&gt;0&quot;)=4" office:value-type="boolean" office:boolean-value="false" calcext:value-type="boolean">
            <text:p>FALSO</text:p>
          </table:table-cell>
        </table:table-row>
        <table:table-row table:style-name="ro1">
          <table:table-cell table:number-columns-repeated="17"/>
          <table:table-cell table:formula="of:=COUNTIF([.F194];&quot;&gt;0&quot;)+COUNTIF([.I194];&quot;&gt;0&quot;)+COUNTIF([.L194];&quot;&gt;0&quot;)+COUNTIF([.O194];&quot;&gt;0&quot;)=4" office:value-type="boolean" office:boolean-value="false" calcext:value-type="boolean">
            <text:p>FALSO</text:p>
          </table:table-cell>
        </table:table-row>
        <table:table-row table:style-name="ro1">
          <table:table-cell table:number-columns-repeated="6"/>
          <table:table-cell table:formula="of:=MAX([.F193:.F195])" office:value-type="float" office:value="0" calcext:value-type="float">
            <text:p>0</text:p>
          </table:table-cell>
          <table:table-cell table:number-columns-repeated="2"/>
          <table:table-cell table:formula="of:=MAX([.I193:.I195])" office:value-type="float" office:value="0" calcext:value-type="float">
            <text:p>0</text:p>
          </table:table-cell>
          <table:table-cell table:number-columns-repeated="2"/>
          <table:table-cell table:formula="of:=MAX([.L193:.L195])" office:value-type="float" office:value="0" calcext:value-type="float">
            <text:p>0</text:p>
          </table:table-cell>
          <table:table-cell table:number-columns-repeated="2"/>
          <table:table-cell table:formula="of:=MAX([.O193:.O195])" office:value-type="float" office:value="0" calcext:value-type="float">
            <text:p>0</text:p>
          </table:table-cell>
          <table:table-cell/>
          <table:table-cell table:formula="of:=COUNTIF([.F195];&quot;&gt;0&quot;)+COUNTIF([.I195];&quot;&gt;0&quot;)+COUNTIF([.L195];&quot;&gt;0&quot;)+COUNTIF([.O195];&quot;&gt;0&quot;)=4" office:value-type="boolean" office:boolean-value="false" calcext:value-type="boolean">
            <text:p>FALSO</text:p>
          </table:table-cell>
        </table:table-row>
        <table:table-row table:style-name="ro1">
          <table:table-cell table:number-columns-repeated="17"/>
          <table:table-cell table:formula="of:=COUNTIF([.F196];&quot;&gt;0&quot;)+COUNTIF([.I196];&quot;&gt;0&quot;)+COUNTIF([.L196];&quot;&gt;0&quot;)+COUNTIF([.O196];&quot;&gt;0&quot;)=4" office:value-type="boolean" office:boolean-value="false" calcext:value-type="boolean">
            <text:p>FALSO</text:p>
          </table:table-cell>
        </table:table-row>
        <table:table-row table:style-name="ro1">
          <table:table-cell table:number-columns-repeated="17"/>
          <table:table-cell table:formula="of:=COUNTIF([.F197];&quot;&gt;0&quot;)+COUNTIF([.I197];&quot;&gt;0&quot;)+COUNTIF([.L197];&quot;&gt;0&quot;)+COUNTIF([.O197];&quot;&gt;0&quot;)=4" office:value-type="boolean" office:boolean-value="false" calcext:value-type="boolean">
            <text:p>FALSO</text:p>
          </table:table-cell>
        </table:table-row>
        <table:table-row table:style-name="ro1">
          <table:table-cell table:number-columns-repeated="6"/>
          <table:table-cell table:formula="of:=MAX([.F196:.F198])" office:value-type="float" office:value="0" calcext:value-type="float">
            <text:p>0</text:p>
          </table:table-cell>
          <table:table-cell table:formula="of:=MAX([.F194:.F198])" office:value-type="float" office:value="0" calcext:value-type="float">
            <text:p>0</text:p>
          </table:table-cell>
          <table:table-cell/>
          <table:table-cell table:formula="of:=MAX([.I196:.I198])" office:value-type="float" office:value="0" calcext:value-type="float">
            <text:p>0</text:p>
          </table:table-cell>
          <table:table-cell table:formula="of:=MAX([.I194:.I198])" office:value-type="float" office:value="0" calcext:value-type="float">
            <text:p>0</text:p>
          </table:table-cell>
          <table:table-cell/>
          <table:table-cell table:formula="of:=MAX([.L196:.L198])" office:value-type="float" office:value="0" calcext:value-type="float">
            <text:p>0</text:p>
          </table:table-cell>
          <table:table-cell table:formula="of:=MAX([.L194:.L198])" office:value-type="float" office:value="0" calcext:value-type="float">
            <text:p>0</text:p>
          </table:table-cell>
          <table:table-cell/>
          <table:table-cell table:formula="of:=MAX([.O196:.O198])" office:value-type="float" office:value="0" calcext:value-type="float">
            <text:p>0</text:p>
          </table:table-cell>
          <table:table-cell table:formula="of:=MAX([.O194:.O198])" office:value-type="float" office:value="0" calcext:value-type="float">
            <text:p>0</text:p>
          </table:table-cell>
          <table:table-cell table:formula="of:=COUNTIF([.F198];&quot;&gt;0&quot;)+COUNTIF([.I198];&quot;&gt;0&quot;)+COUNTIF([.L198];&quot;&gt;0&quot;)+COUNTIF([.O198];&quot;&gt;0&quot;)=4" office:value-type="boolean" office:boolean-value="false" calcext:value-type="boolean">
            <text:p>FALSO</text:p>
          </table:table-cell>
        </table:table-row>
        <table:table-row table:style-name="ro1">
          <table:table-cell table:number-columns-repeated="17"/>
          <table:table-cell table:formula="of:=COUNTIF([.F199];&quot;&gt;0&quot;)+COUNTIF([.I199];&quot;&gt;0&quot;)+COUNTIF([.L199];&quot;&gt;0&quot;)+COUNTIF([.O199];&quot;&gt;0&quot;)=4" office:value-type="boolean" office:boolean-value="false" calcext:value-type="boolean">
            <text:p>FALSO</text:p>
          </table:table-cell>
        </table:table-row>
        <table:table-row table:style-name="ro1">
          <table:table-cell table:number-columns-repeated="17"/>
          <table:table-cell table:formula="of:=COUNTIF([.F200];&quot;&gt;0&quot;)+COUNTIF([.I200];&quot;&gt;0&quot;)+COUNTIF([.L200];&quot;&gt;0&quot;)+COUNTIF([.O200];&quot;&gt;0&quot;)=4" office:value-type="boolean" office:boolean-value="false" calcext:value-type="boolean">
            <text:p>FALSO</text:p>
          </table:table-cell>
        </table:table-row>
        <table:table-row table:style-name="ro1">
          <table:table-cell table:number-columns-repeated="6"/>
          <table:table-cell table:formula="of:=MAX([.F199:.F201])" office:value-type="float" office:value="0" calcext:value-type="float">
            <text:p>0</text:p>
          </table:table-cell>
          <table:table-cell table:number-columns-repeated="2"/>
          <table:table-cell table:formula="of:=MAX([.I199:.I201])" office:value-type="float" office:value="0" calcext:value-type="float">
            <text:p>0</text:p>
          </table:table-cell>
          <table:table-cell table:number-columns-repeated="2"/>
          <table:table-cell table:formula="of:=MAX([.L199:.L201])" office:value-type="float" office:value="0" calcext:value-type="float">
            <text:p>0</text:p>
          </table:table-cell>
          <table:table-cell table:number-columns-repeated="2"/>
          <table:table-cell table:formula="of:=MAX([.O199:.O201])" office:value-type="float" office:value="0" calcext:value-type="float">
            <text:p>0</text:p>
          </table:table-cell>
          <table:table-cell/>
          <table:table-cell table:formula="of:=COUNTIF([.F201];&quot;&gt;0&quot;)+COUNTIF([.I201];&quot;&gt;0&quot;)+COUNTIF([.L201];&quot;&gt;0&quot;)+COUNTIF([.O201];&quot;&gt;0&quot;)=4" office:value-type="boolean" office:boolean-value="false" calcext:value-type="boolean">
            <text:p>FALSO</text:p>
          </table:table-cell>
        </table:table-row>
        <table:table-row table:style-name="ro1">
          <table:table-cell table:number-columns-repeated="17"/>
          <table:table-cell table:formula="of:=COUNTIF([.F202];&quot;&gt;0&quot;)+COUNTIF([.I202];&quot;&gt;0&quot;)+COUNTIF([.L202];&quot;&gt;0&quot;)+COUNTIF([.O202];&quot;&gt;0&quot;)=4" office:value-type="boolean" office:boolean-value="false" calcext:value-type="boolean">
            <text:p>FALSO</text:p>
          </table:table-cell>
        </table:table-row>
        <table:table-row table:style-name="ro1">
          <table:table-cell table:number-columns-repeated="7"/>
          <table:table-cell table:formula="of:=MAX([.F199:.F203])" office:value-type="float" office:value="0" calcext:value-type="float">
            <text:p>0</text:p>
          </table:table-cell>
          <table:table-cell table:number-columns-repeated="2"/>
          <table:table-cell table:formula="of:=MAX([.I199:.I203])" office:value-type="float" office:value="0" calcext:value-type="float">
            <text:p>0</text:p>
          </table:table-cell>
          <table:table-cell table:number-columns-repeated="2"/>
          <table:table-cell table:formula="of:=MAX([.L199:.L203])" office:value-type="float" office:value="0" calcext:value-type="float">
            <text:p>0</text:p>
          </table:table-cell>
          <table:table-cell table:number-columns-repeated="2"/>
          <table:table-cell table:formula="of:=MAX([.O199:.O203])" office:value-type="float" office:value="0" calcext:value-type="float">
            <text:p>0</text:p>
          </table:table-cell>
          <table:table-cell table:formula="of:=COUNTIF([.F203];&quot;&gt;0&quot;)+COUNTIF([.I203];&quot;&gt;0&quot;)+COUNTIF([.L203];&quot;&gt;0&quot;)+COUNTIF([.O203];&quot;&gt;0&quot;)=4" office:value-type="boolean" office:boolean-value="false" calcext:value-type="boolean">
            <text:p>FALSO</text:p>
          </table:table-cell>
        </table:table-row>
        <table:table-row table:style-name="ro1">
          <table:table-cell table:number-columns-repeated="6"/>
          <table:table-cell table:formula="of:=MAX([.F202:.F204])" office:value-type="float" office:value="0" calcext:value-type="float">
            <text:p>0</text:p>
          </table:table-cell>
          <table:table-cell table:number-columns-repeated="2"/>
          <table:table-cell table:formula="of:=MAX([.I202:.I204])" office:value-type="float" office:value="0" calcext:value-type="float">
            <text:p>0</text:p>
          </table:table-cell>
          <table:table-cell table:number-columns-repeated="2"/>
          <table:table-cell table:formula="of:=MAX([.L202:.L204])" office:value-type="float" office:value="0" calcext:value-type="float">
            <text:p>0</text:p>
          </table:table-cell>
          <table:table-cell table:number-columns-repeated="2"/>
          <table:table-cell table:formula="of:=MAX([.O202:.O204])" office:value-type="float" office:value="0" calcext:value-type="float">
            <text:p>0</text:p>
          </table:table-cell>
          <table:table-cell/>
          <table:table-cell table:formula="of:=COUNTIF([.F204];&quot;&gt;0&quot;)+COUNTIF([.I204];&quot;&gt;0&quot;)+COUNTIF([.L204];&quot;&gt;0&quot;)+COUNTIF([.O204];&quot;&gt;0&quot;)=4" office:value-type="boolean" office:boolean-value="false" calcext:value-type="boolean">
            <text:p>FALSO</text:p>
          </table:table-cell>
        </table:table-row>
        <table:table-row table:style-name="ro1">
          <table:table-cell table:number-columns-repeated="17"/>
          <table:table-cell table:formula="of:=COUNTIF([.F205];&quot;&gt;0&quot;)+COUNTIF([.I205];&quot;&gt;0&quot;)+COUNTIF([.L205];&quot;&gt;0&quot;)+COUNTIF([.O205];&quot;&gt;0&quot;)=4" office:value-type="boolean" office:boolean-value="false" calcext:value-type="boolean">
            <text:p>FALSO</text:p>
          </table:table-cell>
        </table:table-row>
        <table:table-row table:style-name="ro1">
          <table:table-cell table:number-columns-repeated="17"/>
          <table:table-cell table:formula="of:=COUNTIF([.F206];&quot;&gt;0&quot;)+COUNTIF([.I206];&quot;&gt;0&quot;)+COUNTIF([.L206];&quot;&gt;0&quot;)+COUNTIF([.O206];&quot;&gt;0&quot;)=4" office:value-type="boolean" office:boolean-value="false" calcext:value-type="boolean">
            <text:p>FALSO</text:p>
          </table:table-cell>
        </table:table-row>
        <table:table-row table:style-name="ro1">
          <table:table-cell table:number-columns-repeated="6"/>
          <table:table-cell table:formula="of:=MAX([.F205:.F207])" office:value-type="float" office:value="0" calcext:value-type="float">
            <text:p>0</text:p>
          </table:table-cell>
          <table:table-cell table:number-columns-repeated="2"/>
          <table:table-cell table:formula="of:=MAX([.I205:.I207])" office:value-type="float" office:value="0" calcext:value-type="float">
            <text:p>0</text:p>
          </table:table-cell>
          <table:table-cell table:number-columns-repeated="2"/>
          <table:table-cell table:formula="of:=MAX([.L205:.L207])" office:value-type="float" office:value="0" calcext:value-type="float">
            <text:p>0</text:p>
          </table:table-cell>
          <table:table-cell table:number-columns-repeated="2"/>
          <table:table-cell table:formula="of:=MAX([.O205:.O207])" office:value-type="float" office:value="0" calcext:value-type="float">
            <text:p>0</text:p>
          </table:table-cell>
          <table:table-cell/>
          <table:table-cell table:formula="of:=COUNTIF([.F207];&quot;&gt;0&quot;)+COUNTIF([.I207];&quot;&gt;0&quot;)+COUNTIF([.L207];&quot;&gt;0&quot;)+COUNTIF([.O207];&quot;&gt;0&quot;)=4" office:value-type="boolean" office:boolean-value="false" calcext:value-type="boolean">
            <text:p>FALSO</text:p>
          </table:table-cell>
        </table:table-row>
        <table:table-row table:style-name="ro1">
          <table:table-cell table:number-columns-repeated="7"/>
          <table:table-cell table:formula="of:=MAX([.F204:.F208])" office:value-type="float" office:value="0" calcext:value-type="float">
            <text:p>0</text:p>
          </table:table-cell>
          <table:table-cell table:number-columns-repeated="2"/>
          <table:table-cell table:formula="of:=MAX([.I204:.I208])" office:value-type="float" office:value="0" calcext:value-type="float">
            <text:p>0</text:p>
          </table:table-cell>
          <table:table-cell table:number-columns-repeated="2"/>
          <table:table-cell table:formula="of:=MAX([.L204:.L208])" office:value-type="float" office:value="0" calcext:value-type="float">
            <text:p>0</text:p>
          </table:table-cell>
          <table:table-cell table:number-columns-repeated="2"/>
          <table:table-cell table:formula="of:=MAX([.O204:.O208])" office:value-type="float" office:value="0" calcext:value-type="float">
            <text:p>0</text:p>
          </table:table-cell>
          <table:table-cell table:formula="of:=COUNTIF([.F208];&quot;&gt;0&quot;)+COUNTIF([.I208];&quot;&gt;0&quot;)+COUNTIF([.L208];&quot;&gt;0&quot;)+COUNTIF([.O208];&quot;&gt;0&quot;)=4" office:value-type="boolean" office:boolean-value="false" calcext:value-type="boolean">
            <text:p>FALSO</text:p>
          </table:table-cell>
        </table:table-row>
        <table:table-row table:style-name="ro1">
          <table:table-cell table:number-columns-repeated="17"/>
          <table:table-cell table:formula="of:=COUNTIF([.F209];&quot;&gt;0&quot;)+COUNTIF([.I209];&quot;&gt;0&quot;)+COUNTIF([.L209];&quot;&gt;0&quot;)+COUNTIF([.O209];&quot;&gt;0&quot;)=4" office:value-type="boolean" office:boolean-value="false" calcext:value-type="boolean">
            <text:p>FALSO</text:p>
          </table:table-cell>
        </table:table-row>
        <table:table-row table:style-name="ro1">
          <table:table-cell table:number-columns-repeated="6"/>
          <table:table-cell table:formula="of:=MAX([.F208:.F210])" office:value-type="float" office:value="0" calcext:value-type="float">
            <text:p>0</text:p>
          </table:table-cell>
          <table:table-cell table:number-columns-repeated="2"/>
          <table:table-cell table:formula="of:=MAX([.I208:.I210])" office:value-type="float" office:value="0" calcext:value-type="float">
            <text:p>0</text:p>
          </table:table-cell>
          <table:table-cell table:number-columns-repeated="2"/>
          <table:table-cell table:formula="of:=MAX([.L208:.L210])" office:value-type="float" office:value="0" calcext:value-type="float">
            <text:p>0</text:p>
          </table:table-cell>
          <table:table-cell table:number-columns-repeated="2"/>
          <table:table-cell table:formula="of:=MAX([.O208:.O210])" office:value-type="float" office:value="0" calcext:value-type="float">
            <text:p>0</text:p>
          </table:table-cell>
          <table:table-cell/>
          <table:table-cell table:formula="of:=COUNTIF([.F210];&quot;&gt;0&quot;)+COUNTIF([.I210];&quot;&gt;0&quot;)+COUNTIF([.L210];&quot;&gt;0&quot;)+COUNTIF([.O210];&quot;&gt;0&quot;)=4" office:value-type="boolean" office:boolean-value="false" calcext:value-type="boolean">
            <text:p>FALSO</text:p>
          </table:table-cell>
        </table:table-row>
        <table:table-row table:style-name="ro1">
          <table:table-cell table:number-columns-repeated="17"/>
          <table:table-cell table:formula="of:=COUNTIF([.F211];&quot;&gt;0&quot;)+COUNTIF([.I211];&quot;&gt;0&quot;)+COUNTIF([.L211];&quot;&gt;0&quot;)+COUNTIF([.O211];&quot;&gt;0&quot;)=4" office:value-type="boolean" office:boolean-value="false" calcext:value-type="boolean">
            <text:p>FALSO</text:p>
          </table:table-cell>
        </table:table-row>
        <table:table-row table:style-name="ro1">
          <table:table-cell table:number-columns-repeated="17"/>
          <table:table-cell table:formula="of:=COUNTIF([.F212];&quot;&gt;0&quot;)+COUNTIF([.I212];&quot;&gt;0&quot;)+COUNTIF([.L212];&quot;&gt;0&quot;)+COUNTIF([.O212];&quot;&gt;0&quot;)=4" office:value-type="boolean" office:boolean-value="false" calcext:value-type="boolean">
            <text:p>FALSO</text:p>
          </table:table-cell>
        </table:table-row>
        <table:table-row table:style-name="ro1">
          <table:table-cell table:number-columns-repeated="6"/>
          <table:table-cell table:formula="of:=MAX([.F211:.F213])" office:value-type="float" office:value="0" calcext:value-type="float">
            <text:p>0</text:p>
          </table:table-cell>
          <table:table-cell table:formula="of:=MAX([.F209:.F213])" office:value-type="float" office:value="0" calcext:value-type="float">
            <text:p>0</text:p>
          </table:table-cell>
          <table:table-cell/>
          <table:table-cell table:formula="of:=MAX([.I211:.I213])" office:value-type="float" office:value="0" calcext:value-type="float">
            <text:p>0</text:p>
          </table:table-cell>
          <table:table-cell table:formula="of:=MAX([.I209:.I213])" office:value-type="float" office:value="0" calcext:value-type="float">
            <text:p>0</text:p>
          </table:table-cell>
          <table:table-cell/>
          <table:table-cell table:formula="of:=MAX([.L211:.L213])" office:value-type="float" office:value="0" calcext:value-type="float">
            <text:p>0</text:p>
          </table:table-cell>
          <table:table-cell table:formula="of:=MAX([.L209:.L213])" office:value-type="float" office:value="0" calcext:value-type="float">
            <text:p>0</text:p>
          </table:table-cell>
          <table:table-cell/>
          <table:table-cell table:formula="of:=MAX([.O211:.O213])" office:value-type="float" office:value="0" calcext:value-type="float">
            <text:p>0</text:p>
          </table:table-cell>
          <table:table-cell table:formula="of:=MAX([.O209:.O213])" office:value-type="float" office:value="0" calcext:value-type="float">
            <text:p>0</text:p>
          </table:table-cell>
          <table:table-cell table:formula="of:=COUNTIF([.F213];&quot;&gt;0&quot;)+COUNTIF([.I213];&quot;&gt;0&quot;)+COUNTIF([.L213];&quot;&gt;0&quot;)+COUNTIF([.O213];&quot;&gt;0&quot;)=4" office:value-type="boolean" office:boolean-value="false" calcext:value-type="boolean">
            <text:p>FALSO</text:p>
          </table:table-cell>
        </table:table-row>
        <table:table-row table:style-name="ro1">
          <table:table-cell table:number-columns-repeated="17"/>
          <table:table-cell table:formula="of:=COUNTIF([.F214];&quot;&gt;0&quot;)+COUNTIF([.I214];&quot;&gt;0&quot;)+COUNTIF([.L214];&quot;&gt;0&quot;)+COUNTIF([.O214];&quot;&gt;0&quot;)=4" office:value-type="boolean" office:boolean-value="false" calcext:value-type="boolean">
            <text:p>FALSO</text:p>
          </table:table-cell>
        </table:table-row>
        <table:table-row table:style-name="ro1">
          <table:table-cell table:number-columns-repeated="17"/>
          <table:table-cell table:formula="of:=COUNTIF([.F215];&quot;&gt;0&quot;)+COUNTIF([.I215];&quot;&gt;0&quot;)+COUNTIF([.L215];&quot;&gt;0&quot;)+COUNTIF([.O215];&quot;&gt;0&quot;)=4" office:value-type="boolean" office:boolean-value="false" calcext:value-type="boolean">
            <text:p>FALSO</text:p>
          </table:table-cell>
        </table:table-row>
        <table:table-row table:style-name="ro1">
          <table:table-cell table:number-columns-repeated="6"/>
          <table:table-cell table:formula="of:=MAX([.F214:.F216])" office:value-type="float" office:value="0" calcext:value-type="float">
            <text:p>0</text:p>
          </table:table-cell>
          <table:table-cell table:number-columns-repeated="2"/>
          <table:table-cell table:formula="of:=MAX([.I214:.I216])" office:value-type="float" office:value="0" calcext:value-type="float">
            <text:p>0</text:p>
          </table:table-cell>
          <table:table-cell table:number-columns-repeated="2"/>
          <table:table-cell table:formula="of:=MAX([.L214:.L216])" office:value-type="float" office:value="0" calcext:value-type="float">
            <text:p>0</text:p>
          </table:table-cell>
          <table:table-cell table:number-columns-repeated="2"/>
          <table:table-cell table:formula="of:=MAX([.O214:.O216])" office:value-type="float" office:value="0" calcext:value-type="float">
            <text:p>0</text:p>
          </table:table-cell>
          <table:table-cell/>
          <table:table-cell table:formula="of:=COUNTIF([.F216];&quot;&gt;0&quot;)+COUNTIF([.I216];&quot;&gt;0&quot;)+COUNTIF([.L216];&quot;&gt;0&quot;)+COUNTIF([.O216];&quot;&gt;0&quot;)=4" office:value-type="boolean" office:boolean-value="false" calcext:value-type="boolean">
            <text:p>FALSO</text:p>
          </table:table-cell>
        </table:table-row>
        <table:table-row table:style-name="ro1">
          <table:table-cell table:number-columns-repeated="17"/>
          <table:table-cell table:formula="of:=COUNTIF([.F217];&quot;&gt;0&quot;)+COUNTIF([.I217];&quot;&gt;0&quot;)+COUNTIF([.L217];&quot;&gt;0&quot;)+COUNTIF([.O217];&quot;&gt;0&quot;)=4" office:value-type="boolean" office:boolean-value="false" calcext:value-type="boolean">
            <text:p>FALSO</text:p>
          </table:table-cell>
        </table:table-row>
        <table:table-row table:style-name="ro1">
          <table:table-cell table:number-columns-repeated="7"/>
          <table:table-cell table:formula="of:=MAX([.F214:.F218])" office:value-type="float" office:value="0" calcext:value-type="float">
            <text:p>0</text:p>
          </table:table-cell>
          <table:table-cell table:number-columns-repeated="2"/>
          <table:table-cell table:formula="of:=MAX([.I214:.I218])" office:value-type="float" office:value="0" calcext:value-type="float">
            <text:p>0</text:p>
          </table:table-cell>
          <table:table-cell table:number-columns-repeated="2"/>
          <table:table-cell table:formula="of:=MAX([.L214:.L218])" office:value-type="float" office:value="0" calcext:value-type="float">
            <text:p>0</text:p>
          </table:table-cell>
          <table:table-cell table:number-columns-repeated="2"/>
          <table:table-cell table:formula="of:=MAX([.O214:.O218])" office:value-type="float" office:value="0" calcext:value-type="float">
            <text:p>0</text:p>
          </table:table-cell>
          <table:table-cell table:formula="of:=COUNTIF([.F218];&quot;&gt;0&quot;)+COUNTIF([.I218];&quot;&gt;0&quot;)+COUNTIF([.L218];&quot;&gt;0&quot;)+COUNTIF([.O218];&quot;&gt;0&quot;)=4" office:value-type="boolean" office:boolean-value="false" calcext:value-type="boolean">
            <text:p>FALSO</text:p>
          </table:table-cell>
        </table:table-row>
        <table:table-row table:style-name="ro1">
          <table:table-cell table:number-columns-repeated="6"/>
          <table:table-cell table:formula="of:=MAX([.F217:.F219])" office:value-type="float" office:value="0" calcext:value-type="float">
            <text:p>0</text:p>
          </table:table-cell>
          <table:table-cell table:number-columns-repeated="2"/>
          <table:table-cell table:formula="of:=MAX([.I217:.I219])" office:value-type="float" office:value="0" calcext:value-type="float">
            <text:p>0</text:p>
          </table:table-cell>
          <table:table-cell table:number-columns-repeated="2"/>
          <table:table-cell table:formula="of:=MAX([.L217:.L219])" office:value-type="float" office:value="0" calcext:value-type="float">
            <text:p>0</text:p>
          </table:table-cell>
          <table:table-cell table:number-columns-repeated="2"/>
          <table:table-cell table:formula="of:=MAX([.O217:.O219])" office:value-type="float" office:value="0" calcext:value-type="float">
            <text:p>0</text:p>
          </table:table-cell>
          <table:table-cell/>
          <table:table-cell table:formula="of:=COUNTIF([.F219];&quot;&gt;0&quot;)+COUNTIF([.I219];&quot;&gt;0&quot;)+COUNTIF([.L219];&quot;&gt;0&quot;)+COUNTIF([.O219];&quot;&gt;0&quot;)=4" office:value-type="boolean" office:boolean-value="false" calcext:value-type="boolean">
            <text:p>FALSO</text:p>
          </table:table-cell>
        </table:table-row>
        <table:table-row table:style-name="ro1">
          <table:table-cell table:number-columns-repeated="17"/>
          <table:table-cell table:formula="of:=COUNTIF([.F220];&quot;&gt;0&quot;)+COUNTIF([.I220];&quot;&gt;0&quot;)+COUNTIF([.L220];&quot;&gt;0&quot;)+COUNTIF([.O220];&quot;&gt;0&quot;)=4" office:value-type="boolean" office:boolean-value="false" calcext:value-type="boolean">
            <text:p>FALSO</text:p>
          </table:table-cell>
        </table:table-row>
        <table:table-row table:style-name="ro1">
          <table:table-cell table:number-columns-repeated="17"/>
          <table:table-cell table:formula="of:=COUNTIF([.F221];&quot;&gt;0&quot;)+COUNTIF([.I221];&quot;&gt;0&quot;)+COUNTIF([.L221];&quot;&gt;0&quot;)+COUNTIF([.O221];&quot;&gt;0&quot;)=4" office:value-type="boolean" office:boolean-value="false" calcext:value-type="boolean">
            <text:p>FALSO</text:p>
          </table:table-cell>
        </table:table-row>
        <table:table-row table:style-name="ro1">
          <table:table-cell table:number-columns-repeated="6"/>
          <table:table-cell table:formula="of:=MAX([.F220:.F222])" office:value-type="float" office:value="0" calcext:value-type="float">
            <text:p>0</text:p>
          </table:table-cell>
          <table:table-cell table:number-columns-repeated="2"/>
          <table:table-cell table:formula="of:=MAX([.I220:.I222])" office:value-type="float" office:value="0" calcext:value-type="float">
            <text:p>0</text:p>
          </table:table-cell>
          <table:table-cell table:number-columns-repeated="2"/>
          <table:table-cell table:formula="of:=MAX([.L220:.L222])" office:value-type="float" office:value="0" calcext:value-type="float">
            <text:p>0</text:p>
          </table:table-cell>
          <table:table-cell table:number-columns-repeated="2"/>
          <table:table-cell table:formula="of:=MAX([.O220:.O222])" office:value-type="float" office:value="0" calcext:value-type="float">
            <text:p>0</text:p>
          </table:table-cell>
          <table:table-cell/>
          <table:table-cell table:formula="of:=COUNTIF([.F222];&quot;&gt;0&quot;)+COUNTIF([.I222];&quot;&gt;0&quot;)+COUNTIF([.L222];&quot;&gt;0&quot;)+COUNTIF([.O222];&quot;&gt;0&quot;)=4" office:value-type="boolean" office:boolean-value="false" calcext:value-type="boolean">
            <text:p>FALSO</text:p>
          </table:table-cell>
        </table:table-row>
        <table:table-row table:style-name="ro1">
          <table:table-cell table:number-columns-repeated="7"/>
          <table:table-cell table:formula="of:=MAX([.F219:.F223])" office:value-type="float" office:value="0" calcext:value-type="float">
            <text:p>0</text:p>
          </table:table-cell>
          <table:table-cell table:number-columns-repeated="2"/>
          <table:table-cell table:formula="of:=MAX([.I219:.I223])" office:value-type="float" office:value="0" calcext:value-type="float">
            <text:p>0</text:p>
          </table:table-cell>
          <table:table-cell table:number-columns-repeated="2"/>
          <table:table-cell table:formula="of:=MAX([.L219:.L223])" office:value-type="float" office:value="0" calcext:value-type="float">
            <text:p>0</text:p>
          </table:table-cell>
          <table:table-cell table:number-columns-repeated="2"/>
          <table:table-cell table:formula="of:=MAX([.O219:.O223])" office:value-type="float" office:value="0" calcext:value-type="float">
            <text:p>0</text:p>
          </table:table-cell>
          <table:table-cell table:formula="of:=COUNTIF([.F223];&quot;&gt;0&quot;)+COUNTIF([.I223];&quot;&gt;0&quot;)+COUNTIF([.L223];&quot;&gt;0&quot;)+COUNTIF([.O223];&quot;&gt;0&quot;)=4" office:value-type="boolean" office:boolean-value="false" calcext:value-type="boolean">
            <text:p>FALSO</text:p>
          </table:table-cell>
        </table:table-row>
        <table:table-row table:style-name="ro1">
          <table:table-cell table:number-columns-repeated="17"/>
          <table:table-cell table:formula="of:=COUNTIF([.F224];&quot;&gt;0&quot;)+COUNTIF([.I224];&quot;&gt;0&quot;)+COUNTIF([.L224];&quot;&gt;0&quot;)+COUNTIF([.O224];&quot;&gt;0&quot;)=4" office:value-type="boolean" office:boolean-value="false" calcext:value-type="boolean">
            <text:p>FALSO</text:p>
          </table:table-cell>
        </table:table-row>
        <table:table-row table:style-name="ro1">
          <table:table-cell table:number-columns-repeated="6"/>
          <table:table-cell table:formula="of:=MAX([.F223:.F225])" office:value-type="float" office:value="0" calcext:value-type="float">
            <text:p>0</text:p>
          </table:table-cell>
          <table:table-cell table:number-columns-repeated="2"/>
          <table:table-cell table:formula="of:=MAX([.I223:.I225])" office:value-type="float" office:value="0" calcext:value-type="float">
            <text:p>0</text:p>
          </table:table-cell>
          <table:table-cell table:number-columns-repeated="2"/>
          <table:table-cell table:formula="of:=MAX([.L223:.L225])" office:value-type="float" office:value="0" calcext:value-type="float">
            <text:p>0</text:p>
          </table:table-cell>
          <table:table-cell table:number-columns-repeated="2"/>
          <table:table-cell table:formula="of:=MAX([.O223:.O225])" office:value-type="float" office:value="0" calcext:value-type="float">
            <text:p>0</text:p>
          </table:table-cell>
          <table:table-cell/>
          <table:table-cell table:formula="of:=COUNTIF([.F225];&quot;&gt;0&quot;)+COUNTIF([.I225];&quot;&gt;0&quot;)+COUNTIF([.L225];&quot;&gt;0&quot;)+COUNTIF([.O225];&quot;&gt;0&quot;)=4" office:value-type="boolean" office:boolean-value="false" calcext:value-type="boolean">
            <text:p>FALSO</text:p>
          </table:table-cell>
        </table:table-row>
        <table:table-row table:style-name="ro1">
          <table:table-cell table:number-columns-repeated="17"/>
          <table:table-cell table:formula="of:=COUNTIF([.F226];&quot;&gt;0&quot;)+COUNTIF([.I226];&quot;&gt;0&quot;)+COUNTIF([.L226];&quot;&gt;0&quot;)+COUNTIF([.O226];&quot;&gt;0&quot;)=4" office:value-type="boolean" office:boolean-value="false" calcext:value-type="boolean">
            <text:p>FALSO</text:p>
          </table:table-cell>
        </table:table-row>
        <table:table-row table:style-name="ro1">
          <table:table-cell table:number-columns-repeated="17"/>
          <table:table-cell table:formula="of:=COUNTIF([.F227];&quot;&gt;0&quot;)+COUNTIF([.I227];&quot;&gt;0&quot;)+COUNTIF([.L227];&quot;&gt;0&quot;)+COUNTIF([.O227];&quot;&gt;0&quot;)=4" office:value-type="boolean" office:boolean-value="false" calcext:value-type="boolean">
            <text:p>FALSO</text:p>
          </table:table-cell>
        </table:table-row>
        <table:table-row table:style-name="ro1">
          <table:table-cell table:number-columns-repeated="6"/>
          <table:table-cell table:formula="of:=MAX([.F226:.F228])" office:value-type="float" office:value="0" calcext:value-type="float">
            <text:p>0</text:p>
          </table:table-cell>
          <table:table-cell table:formula="of:=MAX([.F224:.F228])" office:value-type="float" office:value="0" calcext:value-type="float">
            <text:p>0</text:p>
          </table:table-cell>
          <table:table-cell/>
          <table:table-cell table:formula="of:=MAX([.I226:.I228])" office:value-type="float" office:value="0" calcext:value-type="float">
            <text:p>0</text:p>
          </table:table-cell>
          <table:table-cell table:formula="of:=MAX([.I224:.I228])" office:value-type="float" office:value="0" calcext:value-type="float">
            <text:p>0</text:p>
          </table:table-cell>
          <table:table-cell/>
          <table:table-cell table:formula="of:=MAX([.L226:.L228])" office:value-type="float" office:value="0" calcext:value-type="float">
            <text:p>0</text:p>
          </table:table-cell>
          <table:table-cell table:formula="of:=MAX([.L224:.L228])" office:value-type="float" office:value="0" calcext:value-type="float">
            <text:p>0</text:p>
          </table:table-cell>
          <table:table-cell/>
          <table:table-cell table:formula="of:=MAX([.O226:.O228])" office:value-type="float" office:value="0" calcext:value-type="float">
            <text:p>0</text:p>
          </table:table-cell>
          <table:table-cell table:formula="of:=MAX([.O224:.O228])" office:value-type="float" office:value="0" calcext:value-type="float">
            <text:p>0</text:p>
          </table:table-cell>
          <table:table-cell table:formula="of:=COUNTIF([.F228];&quot;&gt;0&quot;)+COUNTIF([.I228];&quot;&gt;0&quot;)+COUNTIF([.L228];&quot;&gt;0&quot;)+COUNTIF([.O228];&quot;&gt;0&quot;)=4" office:value-type="boolean" office:boolean-value="false" calcext:value-type="boolean">
            <text:p>FALSO</text:p>
          </table:table-cell>
        </table:table-row>
        <table:table-row table:style-name="ro1">
          <table:table-cell table:number-columns-repeated="17"/>
          <table:table-cell table:formula="of:=COUNTIF([.F229];&quot;&gt;0&quot;)+COUNTIF([.I229];&quot;&gt;0&quot;)+COUNTIF([.L229];&quot;&gt;0&quot;)+COUNTIF([.O229];&quot;&gt;0&quot;)=4" office:value-type="boolean" office:boolean-value="false" calcext:value-type="boolean">
            <text:p>FALSO</text:p>
          </table:table-cell>
        </table:table-row>
        <table:table-row table:style-name="ro1">
          <table:table-cell table:number-columns-repeated="17"/>
          <table:table-cell table:formula="of:=COUNTIF([.F230];&quot;&gt;0&quot;)+COUNTIF([.I230];&quot;&gt;0&quot;)+COUNTIF([.L230];&quot;&gt;0&quot;)+COUNTIF([.O230];&quot;&gt;0&quot;)=4" office:value-type="boolean" office:boolean-value="false" calcext:value-type="boolean">
            <text:p>FALSO</text:p>
          </table:table-cell>
        </table:table-row>
        <table:table-row table:style-name="ro1">
          <table:table-cell table:number-columns-repeated="6"/>
          <table:table-cell table:formula="of:=MAX([.F229:.F231])" office:value-type="float" office:value="0" calcext:value-type="float">
            <text:p>0</text:p>
          </table:table-cell>
          <table:table-cell table:number-columns-repeated="2"/>
          <table:table-cell table:formula="of:=MAX([.I229:.I231])" office:value-type="float" office:value="0" calcext:value-type="float">
            <text:p>0</text:p>
          </table:table-cell>
          <table:table-cell table:number-columns-repeated="2"/>
          <table:table-cell table:formula="of:=MAX([.L229:.L231])" office:value-type="float" office:value="0" calcext:value-type="float">
            <text:p>0</text:p>
          </table:table-cell>
          <table:table-cell table:number-columns-repeated="2"/>
          <table:table-cell table:formula="of:=MAX([.O229:.O231])" office:value-type="float" office:value="0" calcext:value-type="float">
            <text:p>0</text:p>
          </table:table-cell>
          <table:table-cell/>
          <table:table-cell table:formula="of:=COUNTIF([.F231];&quot;&gt;0&quot;)+COUNTIF([.I231];&quot;&gt;0&quot;)+COUNTIF([.L231];&quot;&gt;0&quot;)+COUNTIF([.O231];&quot;&gt;0&quot;)=4" office:value-type="boolean" office:boolean-value="false" calcext:value-type="boolean">
            <text:p>FALSO</text:p>
          </table:table-cell>
        </table:table-row>
        <table:table-row table:style-name="ro1">
          <table:table-cell table:number-columns-repeated="17"/>
          <table:table-cell table:formula="of:=COUNTIF([.F232];&quot;&gt;0&quot;)+COUNTIF([.I232];&quot;&gt;0&quot;)+COUNTIF([.L232];&quot;&gt;0&quot;)+COUNTIF([.O232];&quot;&gt;0&quot;)=4" office:value-type="boolean" office:boolean-value="false" calcext:value-type="boolean">
            <text:p>FALSO</text:p>
          </table:table-cell>
        </table:table-row>
        <table:table-row table:style-name="ro1">
          <table:table-cell table:number-columns-repeated="7"/>
          <table:table-cell table:formula="of:=MAX([.F229:.F233])" office:value-type="float" office:value="0" calcext:value-type="float">
            <text:p>0</text:p>
          </table:table-cell>
          <table:table-cell table:number-columns-repeated="2"/>
          <table:table-cell table:formula="of:=MAX([.I229:.I233])" office:value-type="float" office:value="0" calcext:value-type="float">
            <text:p>0</text:p>
          </table:table-cell>
          <table:table-cell table:number-columns-repeated="2"/>
          <table:table-cell table:formula="of:=MAX([.L229:.L233])" office:value-type="float" office:value="0" calcext:value-type="float">
            <text:p>0</text:p>
          </table:table-cell>
          <table:table-cell table:number-columns-repeated="2"/>
          <table:table-cell table:formula="of:=MAX([.O229:.O233])" office:value-type="float" office:value="0" calcext:value-type="float">
            <text:p>0</text:p>
          </table:table-cell>
          <table:table-cell table:formula="of:=COUNTIF([.F233];&quot;&gt;0&quot;)+COUNTIF([.I233];&quot;&gt;0&quot;)+COUNTIF([.L233];&quot;&gt;0&quot;)+COUNTIF([.O233];&quot;&gt;0&quot;)=4" office:value-type="boolean" office:boolean-value="false" calcext:value-type="boolean">
            <text:p>FALSO</text:p>
          </table:table-cell>
        </table:table-row>
        <table:table-row table:style-name="ro1">
          <table:table-cell table:number-columns-repeated="6"/>
          <table:table-cell table:formula="of:=MAX([.F232:.F234])" office:value-type="float" office:value="0" calcext:value-type="float">
            <text:p>0</text:p>
          </table:table-cell>
          <table:table-cell table:number-columns-repeated="2"/>
          <table:table-cell table:formula="of:=MAX([.I232:.I234])" office:value-type="float" office:value="0" calcext:value-type="float">
            <text:p>0</text:p>
          </table:table-cell>
          <table:table-cell table:number-columns-repeated="2"/>
          <table:table-cell table:formula="of:=MAX([.L232:.L234])" office:value-type="float" office:value="0" calcext:value-type="float">
            <text:p>0</text:p>
          </table:table-cell>
          <table:table-cell table:number-columns-repeated="2"/>
          <table:table-cell table:formula="of:=MAX([.O232:.O234])" office:value-type="float" office:value="0" calcext:value-type="float">
            <text:p>0</text:p>
          </table:table-cell>
          <table:table-cell/>
          <table:table-cell table:formula="of:=COUNTIF([.F234];&quot;&gt;0&quot;)+COUNTIF([.I234];&quot;&gt;0&quot;)+COUNTIF([.L234];&quot;&gt;0&quot;)+COUNTIF([.O234];&quot;&gt;0&quot;)=4" office:value-type="boolean" office:boolean-value="false" calcext:value-type="boolean">
            <text:p>FALSO</text:p>
          </table:table-cell>
        </table:table-row>
        <table:table-row table:style-name="ro1">
          <table:table-cell table:number-columns-repeated="17"/>
          <table:table-cell table:formula="of:=COUNTIF([.F235];&quot;&gt;0&quot;)+COUNTIF([.I235];&quot;&gt;0&quot;)+COUNTIF([.L235];&quot;&gt;0&quot;)+COUNTIF([.O235];&quot;&gt;0&quot;)=4" office:value-type="boolean" office:boolean-value="false" calcext:value-type="boolean">
            <text:p>FALSO</text:p>
          </table:table-cell>
        </table:table-row>
        <table:table-row table:style-name="ro1">
          <table:table-cell table:number-columns-repeated="17"/>
          <table:table-cell table:formula="of:=COUNTIF([.F236];&quot;&gt;0&quot;)+COUNTIF([.I236];&quot;&gt;0&quot;)+COUNTIF([.L236];&quot;&gt;0&quot;)+COUNTIF([.O236];&quot;&gt;0&quot;)=4" office:value-type="boolean" office:boolean-value="false" calcext:value-type="boolean">
            <text:p>FALSO</text:p>
          </table:table-cell>
        </table:table-row>
        <table:table-row table:style-name="ro1">
          <table:table-cell table:number-columns-repeated="6"/>
          <table:table-cell table:formula="of:=MAX([.F235:.F237])" office:value-type="float" office:value="0" calcext:value-type="float">
            <text:p>0</text:p>
          </table:table-cell>
          <table:table-cell table:number-columns-repeated="2"/>
          <table:table-cell table:formula="of:=MAX([.I235:.I237])" office:value-type="float" office:value="0" calcext:value-type="float">
            <text:p>0</text:p>
          </table:table-cell>
          <table:table-cell table:number-columns-repeated="2"/>
          <table:table-cell table:formula="of:=MAX([.L235:.L237])" office:value-type="float" office:value="0" calcext:value-type="float">
            <text:p>0</text:p>
          </table:table-cell>
          <table:table-cell table:number-columns-repeated="2"/>
          <table:table-cell table:formula="of:=MAX([.O235:.O237])" office:value-type="float" office:value="0" calcext:value-type="float">
            <text:p>0</text:p>
          </table:table-cell>
          <table:table-cell/>
          <table:table-cell table:formula="of:=COUNTIF([.F237];&quot;&gt;0&quot;)+COUNTIF([.I237];&quot;&gt;0&quot;)+COUNTIF([.L237];&quot;&gt;0&quot;)+COUNTIF([.O237];&quot;&gt;0&quot;)=4" office:value-type="boolean" office:boolean-value="false" calcext:value-type="boolean">
            <text:p>FALSO</text:p>
          </table:table-cell>
        </table:table-row>
        <table:table-row table:style-name="ro1">
          <table:table-cell table:number-columns-repeated="7"/>
          <table:table-cell table:formula="of:=MAX([.F234:.F238])" office:value-type="float" office:value="0" calcext:value-type="float">
            <text:p>0</text:p>
          </table:table-cell>
          <table:table-cell table:number-columns-repeated="2"/>
          <table:table-cell table:formula="of:=MAX([.I234:.I238])" office:value-type="float" office:value="0" calcext:value-type="float">
            <text:p>0</text:p>
          </table:table-cell>
          <table:table-cell table:number-columns-repeated="2"/>
          <table:table-cell table:formula="of:=MAX([.L234:.L238])" office:value-type="float" office:value="0" calcext:value-type="float">
            <text:p>0</text:p>
          </table:table-cell>
          <table:table-cell table:number-columns-repeated="2"/>
          <table:table-cell table:formula="of:=MAX([.O234:.O238])" office:value-type="float" office:value="0" calcext:value-type="float">
            <text:p>0</text:p>
          </table:table-cell>
          <table:table-cell table:formula="of:=COUNTIF([.F238];&quot;&gt;0&quot;)+COUNTIF([.I238];&quot;&gt;0&quot;)+COUNTIF([.L238];&quot;&gt;0&quot;)+COUNTIF([.O238];&quot;&gt;0&quot;)=4" office:value-type="boolean" office:boolean-value="false" calcext:value-type="boolean">
            <text:p>FALSO</text:p>
          </table:table-cell>
        </table:table-row>
        <table:table-row table:style-name="ro1">
          <table:table-cell table:number-columns-repeated="17"/>
          <table:table-cell table:formula="of:=COUNTIF([.F239];&quot;&gt;0&quot;)+COUNTIF([.I239];&quot;&gt;0&quot;)+COUNTIF([.L239];&quot;&gt;0&quot;)+COUNTIF([.O239];&quot;&gt;0&quot;)=4" office:value-type="boolean" office:boolean-value="false" calcext:value-type="boolean">
            <text:p>FALSO</text:p>
          </table:table-cell>
        </table:table-row>
        <table:table-row table:style-name="ro1">
          <table:table-cell table:number-columns-repeated="6"/>
          <table:table-cell table:formula="of:=MAX([.F238:.F240])" office:value-type="float" office:value="0" calcext:value-type="float">
            <text:p>0</text:p>
          </table:table-cell>
          <table:table-cell table:number-columns-repeated="2"/>
          <table:table-cell table:formula="of:=MAX([.I238:.I240])" office:value-type="float" office:value="0" calcext:value-type="float">
            <text:p>0</text:p>
          </table:table-cell>
          <table:table-cell table:number-columns-repeated="2"/>
          <table:table-cell table:formula="of:=MAX([.L238:.L240])" office:value-type="float" office:value="0" calcext:value-type="float">
            <text:p>0</text:p>
          </table:table-cell>
          <table:table-cell table:number-columns-repeated="2"/>
          <table:table-cell table:formula="of:=MAX([.O238:.O240])" office:value-type="float" office:value="0" calcext:value-type="float">
            <text:p>0</text:p>
          </table:table-cell>
          <table:table-cell/>
          <table:table-cell table:formula="of:=COUNTIF([.F240];&quot;&gt;0&quot;)+COUNTIF([.I240];&quot;&gt;0&quot;)+COUNTIF([.L240];&quot;&gt;0&quot;)+COUNTIF([.O240];&quot;&gt;0&quot;)=4" office:value-type="boolean" office:boolean-value="false" calcext:value-type="boolean">
            <text:p>FALSO</text:p>
          </table:table-cell>
        </table:table-row>
        <table:table-row table:style-name="ro1">
          <table:table-cell table:number-columns-repeated="17"/>
          <table:table-cell table:formula="of:=COUNTIF([.F241];&quot;&gt;0&quot;)+COUNTIF([.I241];&quot;&gt;0&quot;)+COUNTIF([.L241];&quot;&gt;0&quot;)+COUNTIF([.O241];&quot;&gt;0&quot;)=4" office:value-type="boolean" office:boolean-value="false" calcext:value-type="boolean">
            <text:p>FALSO</text:p>
          </table:table-cell>
        </table:table-row>
        <table:table-row table:style-name="ro1">
          <table:table-cell table:number-columns-repeated="17"/>
          <table:table-cell table:formula="of:=COUNTIF([.F242];&quot;&gt;0&quot;)+COUNTIF([.I242];&quot;&gt;0&quot;)+COUNTIF([.L242];&quot;&gt;0&quot;)+COUNTIF([.O242];&quot;&gt;0&quot;)=4" office:value-type="boolean" office:boolean-value="false" calcext:value-type="boolean">
            <text:p>FALSO</text:p>
          </table:table-cell>
        </table:table-row>
        <table:table-row table:style-name="ro1">
          <table:table-cell table:number-columns-repeated="6"/>
          <table:table-cell table:formula="of:=MAX([.F241:.F243])" office:value-type="float" office:value="0" calcext:value-type="float">
            <text:p>0</text:p>
          </table:table-cell>
          <table:table-cell table:formula="of:=MAX([.F239:.F243])" office:value-type="float" office:value="0" calcext:value-type="float">
            <text:p>0</text:p>
          </table:table-cell>
          <table:table-cell/>
          <table:table-cell table:formula="of:=MAX([.I241:.I243])" office:value-type="float" office:value="0" calcext:value-type="float">
            <text:p>0</text:p>
          </table:table-cell>
          <table:table-cell table:formula="of:=MAX([.I239:.I243])" office:value-type="float" office:value="0" calcext:value-type="float">
            <text:p>0</text:p>
          </table:table-cell>
          <table:table-cell/>
          <table:table-cell table:formula="of:=MAX([.L241:.L243])" office:value-type="float" office:value="0" calcext:value-type="float">
            <text:p>0</text:p>
          </table:table-cell>
          <table:table-cell table:formula="of:=MAX([.L239:.L243])" office:value-type="float" office:value="0" calcext:value-type="float">
            <text:p>0</text:p>
          </table:table-cell>
          <table:table-cell/>
          <table:table-cell table:formula="of:=MAX([.O241:.O243])" office:value-type="float" office:value="0" calcext:value-type="float">
            <text:p>0</text:p>
          </table:table-cell>
          <table:table-cell table:formula="of:=MAX([.O239:.O243])" office:value-type="float" office:value="0" calcext:value-type="float">
            <text:p>0</text:p>
          </table:table-cell>
          <table:table-cell table:formula="of:=COUNTIF([.F243];&quot;&gt;0&quot;)+COUNTIF([.I243];&quot;&gt;0&quot;)+COUNTIF([.L243];&quot;&gt;0&quot;)+COUNTIF([.O243];&quot;&gt;0&quot;)=4" office:value-type="boolean" office:boolean-value="false" calcext:value-type="boolean">
            <text:p>FALSO</text:p>
          </table:table-cell>
        </table:table-row>
        <table:table-row table:style-name="ro1">
          <table:table-cell table:number-columns-repeated="17"/>
          <table:table-cell table:formula="of:=COUNTIF([.F244];&quot;&gt;0&quot;)+COUNTIF([.I244];&quot;&gt;0&quot;)+COUNTIF([.L244];&quot;&gt;0&quot;)+COUNTIF([.O244];&quot;&gt;0&quot;)=4" office:value-type="boolean" office:boolean-value="false" calcext:value-type="boolean">
            <text:p>FALSO</text:p>
          </table:table-cell>
        </table:table-row>
        <table:table-row table:style-name="ro1">
          <table:table-cell table:number-columns-repeated="17"/>
          <table:table-cell table:formula="of:=COUNTIF([.F245];&quot;&gt;0&quot;)+COUNTIF([.I245];&quot;&gt;0&quot;)+COUNTIF([.L245];&quot;&gt;0&quot;)+COUNTIF([.O245];&quot;&gt;0&quot;)=4" office:value-type="boolean" office:boolean-value="false" calcext:value-type="boolean">
            <text:p>FALSO</text:p>
          </table:table-cell>
        </table:table-row>
        <table:table-row table:style-name="ro1">
          <table:table-cell table:number-columns-repeated="6"/>
          <table:table-cell table:formula="of:=MAX([.F244:.F246])" office:value-type="float" office:value="0" calcext:value-type="float">
            <text:p>0</text:p>
          </table:table-cell>
          <table:table-cell table:number-columns-repeated="2"/>
          <table:table-cell table:formula="of:=MAX([.I244:.I246])" office:value-type="float" office:value="0" calcext:value-type="float">
            <text:p>0</text:p>
          </table:table-cell>
          <table:table-cell table:number-columns-repeated="2"/>
          <table:table-cell table:formula="of:=MAX([.L244:.L246])" office:value-type="float" office:value="0" calcext:value-type="float">
            <text:p>0</text:p>
          </table:table-cell>
          <table:table-cell table:number-columns-repeated="2"/>
          <table:table-cell table:formula="of:=MAX([.O244:.O246])" office:value-type="float" office:value="0" calcext:value-type="float">
            <text:p>0</text:p>
          </table:table-cell>
          <table:table-cell/>
          <table:table-cell table:formula="of:=COUNTIF([.F246];&quot;&gt;0&quot;)+COUNTIF([.I246];&quot;&gt;0&quot;)+COUNTIF([.L246];&quot;&gt;0&quot;)+COUNTIF([.O246];&quot;&gt;0&quot;)=4" office:value-type="boolean" office:boolean-value="false" calcext:value-type="boolean">
            <text:p>FALSO</text:p>
          </table:table-cell>
        </table:table-row>
        <table:table-row table:style-name="ro1">
          <table:table-cell table:number-columns-repeated="17"/>
          <table:table-cell table:formula="of:=COUNTIF([.F247];&quot;&gt;0&quot;)+COUNTIF([.I247];&quot;&gt;0&quot;)+COUNTIF([.L247];&quot;&gt;0&quot;)+COUNTIF([.O247];&quot;&gt;0&quot;)=4" office:value-type="boolean" office:boolean-value="false" calcext:value-type="boolean">
            <text:p>FALSO</text:p>
          </table:table-cell>
        </table:table-row>
        <table:table-row table:style-name="ro1">
          <table:table-cell table:number-columns-repeated="7"/>
          <table:table-cell table:formula="of:=MAX([.F244:.F248])" office:value-type="float" office:value="0" calcext:value-type="float">
            <text:p>0</text:p>
          </table:table-cell>
          <table:table-cell table:number-columns-repeated="2"/>
          <table:table-cell table:formula="of:=MAX([.I244:.I248])" office:value-type="float" office:value="0" calcext:value-type="float">
            <text:p>0</text:p>
          </table:table-cell>
          <table:table-cell table:number-columns-repeated="2"/>
          <table:table-cell table:formula="of:=MAX([.L244:.L248])" office:value-type="float" office:value="0" calcext:value-type="float">
            <text:p>0</text:p>
          </table:table-cell>
          <table:table-cell table:number-columns-repeated="2"/>
          <table:table-cell table:formula="of:=MAX([.O244:.O248])" office:value-type="float" office:value="0" calcext:value-type="float">
            <text:p>0</text:p>
          </table:table-cell>
          <table:table-cell table:formula="of:=COUNTIF([.F248];&quot;&gt;0&quot;)+COUNTIF([.I248];&quot;&gt;0&quot;)+COUNTIF([.L248];&quot;&gt;0&quot;)+COUNTIF([.O248];&quot;&gt;0&quot;)=4" office:value-type="boolean" office:boolean-value="false" calcext:value-type="boolean">
            <text:p>FALSO</text:p>
          </table:table-cell>
        </table:table-row>
        <table:table-row table:style-name="ro1">
          <table:table-cell table:number-columns-repeated="6"/>
          <table:table-cell table:formula="of:=MAX([.F247:.F249])" office:value-type="float" office:value="0" calcext:value-type="float">
            <text:p>0</text:p>
          </table:table-cell>
          <table:table-cell table:number-columns-repeated="2"/>
          <table:table-cell table:formula="of:=MAX([.I247:.I249])" office:value-type="float" office:value="0" calcext:value-type="float">
            <text:p>0</text:p>
          </table:table-cell>
          <table:table-cell table:number-columns-repeated="2"/>
          <table:table-cell table:formula="of:=MAX([.L247:.L249])" office:value-type="float" office:value="0" calcext:value-type="float">
            <text:p>0</text:p>
          </table:table-cell>
          <table:table-cell table:number-columns-repeated="2"/>
          <table:table-cell table:formula="of:=MAX([.O247:.O249])" office:value-type="float" office:value="0" calcext:value-type="float">
            <text:p>0</text:p>
          </table:table-cell>
          <table:table-cell/>
          <table:table-cell table:formula="of:=COUNTIF([.F249];&quot;&gt;0&quot;)+COUNTIF([.I249];&quot;&gt;0&quot;)+COUNTIF([.L249];&quot;&gt;0&quot;)+COUNTIF([.O249];&quot;&gt;0&quot;)=4" office:value-type="boolean" office:boolean-value="false" calcext:value-type="boolean">
            <text:p>FALSO</text:p>
          </table:table-cell>
        </table:table-row>
        <table:table-row table:style-name="ro1">
          <table:table-cell table:number-columns-repeated="17"/>
          <table:table-cell table:formula="of:=COUNTIF([.F250];&quot;&gt;0&quot;)+COUNTIF([.I250];&quot;&gt;0&quot;)+COUNTIF([.L250];&quot;&gt;0&quot;)+COUNTIF([.O250];&quot;&gt;0&quot;)=4" office:value-type="boolean" office:boolean-value="false" calcext:value-type="boolean">
            <text:p>FALSO</text:p>
          </table:table-cell>
        </table:table-row>
        <table:table-row table:style-name="ro1">
          <table:table-cell table:number-columns-repeated="17"/>
          <table:table-cell table:formula="of:=COUNTIF([.F251];&quot;&gt;0&quot;)+COUNTIF([.I251];&quot;&gt;0&quot;)+COUNTIF([.L251];&quot;&gt;0&quot;)+COUNTIF([.O251];&quot;&gt;0&quot;)=4" office:value-type="boolean" office:boolean-value="false" calcext:value-type="boolean">
            <text:p>FALSO</text:p>
          </table:table-cell>
        </table:table-row>
        <table:table-row table:style-name="ro1">
          <table:table-cell table:number-columns-repeated="6"/>
          <table:table-cell table:formula="of:=MAX([.F250:.F252])" office:value-type="float" office:value="0" calcext:value-type="float">
            <text:p>0</text:p>
          </table:table-cell>
          <table:table-cell table:number-columns-repeated="2"/>
          <table:table-cell table:formula="of:=MAX([.I250:.I252])" office:value-type="float" office:value="0" calcext:value-type="float">
            <text:p>0</text:p>
          </table:table-cell>
          <table:table-cell table:number-columns-repeated="2"/>
          <table:table-cell table:formula="of:=MAX([.L250:.L252])" office:value-type="float" office:value="0" calcext:value-type="float">
            <text:p>0</text:p>
          </table:table-cell>
          <table:table-cell table:number-columns-repeated="2"/>
          <table:table-cell table:formula="of:=MAX([.O250:.O252])" office:value-type="float" office:value="0" calcext:value-type="float">
            <text:p>0</text:p>
          </table:table-cell>
          <table:table-cell/>
          <table:table-cell table:formula="of:=COUNTIF([.F252];&quot;&gt;0&quot;)+COUNTIF([.I252];&quot;&gt;0&quot;)+COUNTIF([.L252];&quot;&gt;0&quot;)+COUNTIF([.O252];&quot;&gt;0&quot;)=4" office:value-type="boolean" office:boolean-value="false" calcext:value-type="boolean">
            <text:p>FALSO</text:p>
          </table:table-cell>
        </table:table-row>
        <table:table-row table:style-name="ro1">
          <table:table-cell table:number-columns-repeated="7"/>
          <table:table-cell table:formula="of:=MAX([.F249:.F253])" office:value-type="float" office:value="0" calcext:value-type="float">
            <text:p>0</text:p>
          </table:table-cell>
          <table:table-cell table:number-columns-repeated="2"/>
          <table:table-cell table:formula="of:=MAX([.I249:.I253])" office:value-type="float" office:value="0" calcext:value-type="float">
            <text:p>0</text:p>
          </table:table-cell>
          <table:table-cell table:number-columns-repeated="2"/>
          <table:table-cell table:formula="of:=MAX([.L249:.L253])" office:value-type="float" office:value="0" calcext:value-type="float">
            <text:p>0</text:p>
          </table:table-cell>
          <table:table-cell table:number-columns-repeated="2"/>
          <table:table-cell table:formula="of:=MAX([.O249:.O253])" office:value-type="float" office:value="0" calcext:value-type="float">
            <text:p>0</text:p>
          </table:table-cell>
          <table:table-cell table:formula="of:=COUNTIF([.F253];&quot;&gt;0&quot;)+COUNTIF([.I253];&quot;&gt;0&quot;)+COUNTIF([.L253];&quot;&gt;0&quot;)+COUNTIF([.O253];&quot;&gt;0&quot;)=4" office:value-type="boolean" office:boolean-value="false" calcext:value-type="boolean">
            <text:p>FALSO</text:p>
          </table:table-cell>
        </table:table-row>
        <table:table-row table:style-name="ro1">
          <table:table-cell table:number-columns-repeated="17"/>
          <table:table-cell table:formula="of:=COUNTIF([.F254];&quot;&gt;0&quot;)+COUNTIF([.I254];&quot;&gt;0&quot;)+COUNTIF([.L254];&quot;&gt;0&quot;)+COUNTIF([.O254];&quot;&gt;0&quot;)=4" office:value-type="boolean" office:boolean-value="false" calcext:value-type="boolean">
            <text:p>FALSO</text:p>
          </table:table-cell>
        </table:table-row>
        <table:table-row table:style-name="ro1">
          <table:table-cell table:number-columns-repeated="6"/>
          <table:table-cell table:formula="of:=MAX([.F253:.F255])" office:value-type="float" office:value="0" calcext:value-type="float">
            <text:p>0</text:p>
          </table:table-cell>
          <table:table-cell table:number-columns-repeated="2"/>
          <table:table-cell table:formula="of:=MAX([.I253:.I255])" office:value-type="float" office:value="0" calcext:value-type="float">
            <text:p>0</text:p>
          </table:table-cell>
          <table:table-cell table:number-columns-repeated="2"/>
          <table:table-cell table:formula="of:=MAX([.L253:.L255])" office:value-type="float" office:value="0" calcext:value-type="float">
            <text:p>0</text:p>
          </table:table-cell>
          <table:table-cell table:number-columns-repeated="2"/>
          <table:table-cell table:formula="of:=MAX([.O253:.O255])" office:value-type="float" office:value="0" calcext:value-type="float">
            <text:p>0</text:p>
          </table:table-cell>
          <table:table-cell/>
          <table:table-cell table:formula="of:=COUNTIF([.F255];&quot;&gt;0&quot;)+COUNTIF([.I255];&quot;&gt;0&quot;)+COUNTIF([.L255];&quot;&gt;0&quot;)+COUNTIF([.O255];&quot;&gt;0&quot;)=4" office:value-type="boolean" office:boolean-value="false" calcext:value-type="boolean">
            <text:p>FALSO</text:p>
          </table:table-cell>
        </table:table-row>
        <table:table-row table:style-name="ro1">
          <table:table-cell table:number-columns-repeated="17"/>
          <table:table-cell table:formula="of:=COUNTIF([.F256];&quot;&gt;0&quot;)+COUNTIF([.I256];&quot;&gt;0&quot;)+COUNTIF([.L256];&quot;&gt;0&quot;)+COUNTIF([.O256];&quot;&gt;0&quot;)=4" office:value-type="boolean" office:boolean-value="false" calcext:value-type="boolean">
            <text:p>FALSO</text:p>
          </table:table-cell>
        </table:table-row>
        <table:table-row table:style-name="ro1">
          <table:table-cell table:number-columns-repeated="17"/>
          <table:table-cell table:formula="of:=COUNTIF([.F257];&quot;&gt;0&quot;)+COUNTIF([.I257];&quot;&gt;0&quot;)+COUNTIF([.L257];&quot;&gt;0&quot;)+COUNTIF([.O257];&quot;&gt;0&quot;)=4" office:value-type="boolean" office:boolean-value="false" calcext:value-type="boolean">
            <text:p>FALSO</text:p>
          </table:table-cell>
        </table:table-row>
        <table:table-row table:style-name="ro1">
          <table:table-cell table:number-columns-repeated="6"/>
          <table:table-cell table:formula="of:=MAX([.F256:.F258])" office:value-type="float" office:value="0" calcext:value-type="float">
            <text:p>0</text:p>
          </table:table-cell>
          <table:table-cell table:formula="of:=MAX([.F254:.F258])" office:value-type="float" office:value="0" calcext:value-type="float">
            <text:p>0</text:p>
          </table:table-cell>
          <table:table-cell/>
          <table:table-cell table:formula="of:=MAX([.I256:.I258])" office:value-type="float" office:value="0" calcext:value-type="float">
            <text:p>0</text:p>
          </table:table-cell>
          <table:table-cell table:formula="of:=MAX([.I254:.I258])" office:value-type="float" office:value="0" calcext:value-type="float">
            <text:p>0</text:p>
          </table:table-cell>
          <table:table-cell/>
          <table:table-cell table:formula="of:=MAX([.L256:.L258])" office:value-type="float" office:value="0" calcext:value-type="float">
            <text:p>0</text:p>
          </table:table-cell>
          <table:table-cell table:formula="of:=MAX([.L254:.L258])" office:value-type="float" office:value="0" calcext:value-type="float">
            <text:p>0</text:p>
          </table:table-cell>
          <table:table-cell/>
          <table:table-cell table:formula="of:=MAX([.O256:.O258])" office:value-type="float" office:value="0" calcext:value-type="float">
            <text:p>0</text:p>
          </table:table-cell>
          <table:table-cell table:formula="of:=MAX([.O254:.O258])" office:value-type="float" office:value="0" calcext:value-type="float">
            <text:p>0</text:p>
          </table:table-cell>
          <table:table-cell table:formula="of:=COUNTIF([.F258];&quot;&gt;0&quot;)+COUNTIF([.I258];&quot;&gt;0&quot;)+COUNTIF([.L258];&quot;&gt;0&quot;)+COUNTIF([.O258];&quot;&gt;0&quot;)=4" office:value-type="boolean" office:boolean-value="false" calcext:value-type="boolean">
            <text:p>FALSO</text:p>
          </table:table-cell>
        </table:table-row>
        <table:table-row table:style-name="ro1">
          <table:table-cell table:number-columns-repeated="17"/>
          <table:table-cell table:formula="of:=COUNTIF([.F259];&quot;&gt;0&quot;)+COUNTIF([.I259];&quot;&gt;0&quot;)+COUNTIF([.L259];&quot;&gt;0&quot;)+COUNTIF([.O259];&quot;&gt;0&quot;)=4" office:value-type="boolean" office:boolean-value="false" calcext:value-type="boolean">
            <text:p>FALSO</text:p>
          </table:table-cell>
        </table:table-row>
        <table:table-row table:style-name="ro1">
          <table:table-cell table:number-columns-repeated="17"/>
          <table:table-cell table:formula="of:=COUNTIF([.F260];&quot;&gt;0&quot;)+COUNTIF([.I260];&quot;&gt;0&quot;)+COUNTIF([.L260];&quot;&gt;0&quot;)+COUNTIF([.O260];&quot;&gt;0&quot;)=4" office:value-type="boolean" office:boolean-value="false" calcext:value-type="boolean">
            <text:p>FALSO</text:p>
          </table:table-cell>
        </table:table-row>
        <table:table-row table:style-name="ro1">
          <table:table-cell table:number-columns-repeated="6"/>
          <table:table-cell table:formula="of:=MAX([.F259:.F261])" office:value-type="float" office:value="0" calcext:value-type="float">
            <text:p>0</text:p>
          </table:table-cell>
          <table:table-cell table:number-columns-repeated="2"/>
          <table:table-cell table:formula="of:=MAX([.I259:.I261])" office:value-type="float" office:value="0" calcext:value-type="float">
            <text:p>0</text:p>
          </table:table-cell>
          <table:table-cell table:number-columns-repeated="2"/>
          <table:table-cell table:formula="of:=MAX([.L259:.L261])" office:value-type="float" office:value="0" calcext:value-type="float">
            <text:p>0</text:p>
          </table:table-cell>
          <table:table-cell table:number-columns-repeated="2"/>
          <table:table-cell table:formula="of:=MAX([.O259:.O261])" office:value-type="float" office:value="0" calcext:value-type="float">
            <text:p>0</text:p>
          </table:table-cell>
          <table:table-cell/>
          <table:table-cell table:formula="of:=COUNTIF([.F261];&quot;&gt;0&quot;)+COUNTIF([.I261];&quot;&gt;0&quot;)+COUNTIF([.L261];&quot;&gt;0&quot;)+COUNTIF([.O261];&quot;&gt;0&quot;)=4" office:value-type="boolean" office:boolean-value="false" calcext:value-type="boolean">
            <text:p>FALSO</text:p>
          </table:table-cell>
        </table:table-row>
        <table:table-row table:style-name="ro1">
          <table:table-cell table:number-columns-repeated="17"/>
          <table:table-cell table:formula="of:=COUNTIF([.F262];&quot;&gt;0&quot;)+COUNTIF([.I262];&quot;&gt;0&quot;)+COUNTIF([.L262];&quot;&gt;0&quot;)+COUNTIF([.O262];&quot;&gt;0&quot;)=4" office:value-type="boolean" office:boolean-value="false" calcext:value-type="boolean">
            <text:p>FALSO</text:p>
          </table:table-cell>
        </table:table-row>
        <table:table-row table:style-name="ro1">
          <table:table-cell table:number-columns-repeated="7"/>
          <table:table-cell table:formula="of:=MAX([.F259:.F263])" office:value-type="float" office:value="0" calcext:value-type="float">
            <text:p>0</text:p>
          </table:table-cell>
          <table:table-cell table:number-columns-repeated="2"/>
          <table:table-cell table:formula="of:=MAX([.I259:.I263])" office:value-type="float" office:value="0" calcext:value-type="float">
            <text:p>0</text:p>
          </table:table-cell>
          <table:table-cell table:number-columns-repeated="2"/>
          <table:table-cell table:formula="of:=MAX([.L259:.L263])" office:value-type="float" office:value="0" calcext:value-type="float">
            <text:p>0</text:p>
          </table:table-cell>
          <table:table-cell table:number-columns-repeated="2"/>
          <table:table-cell table:formula="of:=MAX([.O259:.O263])" office:value-type="float" office:value="0" calcext:value-type="float">
            <text:p>0</text:p>
          </table:table-cell>
          <table:table-cell table:formula="of:=COUNTIF([.F263];&quot;&gt;0&quot;)+COUNTIF([.I263];&quot;&gt;0&quot;)+COUNTIF([.L263];&quot;&gt;0&quot;)+COUNTIF([.O263];&quot;&gt;0&quot;)=4" office:value-type="boolean" office:boolean-value="false" calcext:value-type="boolean">
            <text:p>FALSO</text:p>
          </table:table-cell>
        </table:table-row>
        <table:table-row table:style-name="ro1">
          <table:table-cell table:number-columns-repeated="6"/>
          <table:table-cell table:formula="of:=MAX([.F262:.F264])" office:value-type="float" office:value="0" calcext:value-type="float">
            <text:p>0</text:p>
          </table:table-cell>
          <table:table-cell table:number-columns-repeated="2"/>
          <table:table-cell table:formula="of:=MAX([.I262:.I264])" office:value-type="float" office:value="0" calcext:value-type="float">
            <text:p>0</text:p>
          </table:table-cell>
          <table:table-cell table:number-columns-repeated="2"/>
          <table:table-cell table:formula="of:=MAX([.L262:.L264])" office:value-type="float" office:value="0" calcext:value-type="float">
            <text:p>0</text:p>
          </table:table-cell>
          <table:table-cell table:number-columns-repeated="2"/>
          <table:table-cell table:formula="of:=MAX([.O262:.O264])" office:value-type="float" office:value="0" calcext:value-type="float">
            <text:p>0</text:p>
          </table:table-cell>
          <table:table-cell/>
          <table:table-cell table:formula="of:=COUNTIF([.F264];&quot;&gt;0&quot;)+COUNTIF([.I264];&quot;&gt;0&quot;)+COUNTIF([.L264];&quot;&gt;0&quot;)+COUNTIF([.O264];&quot;&gt;0&quot;)=4" office:value-type="boolean" office:boolean-value="false" calcext:value-type="boolean">
            <text:p>FALSO</text:p>
          </table:table-cell>
        </table:table-row>
        <table:table-row table:style-name="ro1">
          <table:table-cell table:number-columns-repeated="17"/>
          <table:table-cell table:formula="of:=COUNTIF([.F265];&quot;&gt;0&quot;)+COUNTIF([.I265];&quot;&gt;0&quot;)+COUNTIF([.L265];&quot;&gt;0&quot;)+COUNTIF([.O265];&quot;&gt;0&quot;)=4" office:value-type="boolean" office:boolean-value="false" calcext:value-type="boolean">
            <text:p>FALSO</text:p>
          </table:table-cell>
        </table:table-row>
        <table:table-row table:style-name="ro1">
          <table:table-cell table:number-columns-repeated="17"/>
          <table:table-cell table:formula="of:=COUNTIF([.F266];&quot;&gt;0&quot;)+COUNTIF([.I266];&quot;&gt;0&quot;)+COUNTIF([.L266];&quot;&gt;0&quot;)+COUNTIF([.O266];&quot;&gt;0&quot;)=4" office:value-type="boolean" office:boolean-value="false" calcext:value-type="boolean">
            <text:p>FALSO</text:p>
          </table:table-cell>
        </table:table-row>
        <table:table-row table:style-name="ro1">
          <table:table-cell table:number-columns-repeated="6"/>
          <table:table-cell table:formula="of:=MAX([.F265:.F267])" office:value-type="float" office:value="0" calcext:value-type="float">
            <text:p>0</text:p>
          </table:table-cell>
          <table:table-cell table:number-columns-repeated="2"/>
          <table:table-cell table:formula="of:=MAX([.I265:.I267])" office:value-type="float" office:value="0" calcext:value-type="float">
            <text:p>0</text:p>
          </table:table-cell>
          <table:table-cell table:number-columns-repeated="2"/>
          <table:table-cell table:formula="of:=MAX([.L265:.L267])" office:value-type="float" office:value="0" calcext:value-type="float">
            <text:p>0</text:p>
          </table:table-cell>
          <table:table-cell table:number-columns-repeated="2"/>
          <table:table-cell table:formula="of:=MAX([.O265:.O267])" office:value-type="float" office:value="0" calcext:value-type="float">
            <text:p>0</text:p>
          </table:table-cell>
          <table:table-cell/>
          <table:table-cell table:formula="of:=COUNTIF([.F267];&quot;&gt;0&quot;)+COUNTIF([.I267];&quot;&gt;0&quot;)+COUNTIF([.L267];&quot;&gt;0&quot;)+COUNTIF([.O267];&quot;&gt;0&quot;)=4" office:value-type="boolean" office:boolean-value="false" calcext:value-type="boolean">
            <text:p>FALSO</text:p>
          </table:table-cell>
        </table:table-row>
        <table:table-row table:style-name="ro1">
          <table:table-cell table:number-columns-repeated="7"/>
          <table:table-cell table:formula="of:=MAX([.F264:.F268])" office:value-type="float" office:value="0" calcext:value-type="float">
            <text:p>0</text:p>
          </table:table-cell>
          <table:table-cell table:number-columns-repeated="2"/>
          <table:table-cell table:formula="of:=MAX([.I264:.I268])" office:value-type="float" office:value="0" calcext:value-type="float">
            <text:p>0</text:p>
          </table:table-cell>
          <table:table-cell table:number-columns-repeated="2"/>
          <table:table-cell table:formula="of:=MAX([.L264:.L268])" office:value-type="float" office:value="0" calcext:value-type="float">
            <text:p>0</text:p>
          </table:table-cell>
          <table:table-cell table:number-columns-repeated="2"/>
          <table:table-cell table:formula="of:=MAX([.O264:.O268])" office:value-type="float" office:value="0" calcext:value-type="float">
            <text:p>0</text:p>
          </table:table-cell>
          <table:table-cell table:formula="of:=COUNTIF([.F268];&quot;&gt;0&quot;)+COUNTIF([.I268];&quot;&gt;0&quot;)+COUNTIF([.L268];&quot;&gt;0&quot;)+COUNTIF([.O268];&quot;&gt;0&quot;)=4" office:value-type="boolean" office:boolean-value="false" calcext:value-type="boolean">
            <text:p>FALSO</text:p>
          </table:table-cell>
        </table:table-row>
        <table:table-row table:style-name="ro1">
          <table:table-cell table:number-columns-repeated="17"/>
          <table:table-cell table:formula="of:=COUNTIF([.F269];&quot;&gt;0&quot;)+COUNTIF([.I269];&quot;&gt;0&quot;)+COUNTIF([.L269];&quot;&gt;0&quot;)+COUNTIF([.O269];&quot;&gt;0&quot;)=4" office:value-type="boolean" office:boolean-value="false" calcext:value-type="boolean">
            <text:p>FALSO</text:p>
          </table:table-cell>
        </table:table-row>
        <table:table-row table:style-name="ro1">
          <table:table-cell table:number-columns-repeated="17"/>
          <table:table-cell table:formula="of:=COUNTIF([.F270];&quot;&gt;0&quot;)+COUNTIF([.I270];&quot;&gt;0&quot;)+COUNTIF([.L270];&quot;&gt;0&quot;)+COUNTIF([.O270];&quot;&gt;0&quot;)=4" office:value-type="boolean" office:boolean-value="false" calcext:value-type="boolean">
            <text:p>FALSO</text:p>
          </table:table-cell>
        </table:table-row>
        <table:table-row table:style-name="ro1">
          <table:table-cell table:number-columns-repeated="17"/>
          <table:table-cell table:formula="of:=COUNTIF([.F271];&quot;&gt;0&quot;)+COUNTIF([.I271];&quot;&gt;0&quot;)+COUNTIF([.L271];&quot;&gt;0&quot;)+COUNTIF([.O271];&quot;&gt;0&quot;)=4" office:value-type="boolean" office:boolean-value="false" calcext:value-type="boolean">
            <text:p>FALSO</text:p>
          </table:table-cell>
        </table:table-row>
        <table:table-row table:style-name="ro1">
          <table:table-cell table:number-columns-repeated="17"/>
          <table:table-cell table:formula="of:=COUNTIF([.F272];&quot;&gt;0&quot;)+COUNTIF([.I272];&quot;&gt;0&quot;)+COUNTIF([.L272];&quot;&gt;0&quot;)+COUNTIF([.O272];&quot;&gt;0&quot;)=4" office:value-type="boolean" office:boolean-value="false" calcext:value-type="boolean">
            <text:p>FALSO</text:p>
          </table:table-cell>
        </table:table-row>
        <table:table-row table:style-name="ro1">
          <table:table-cell table:number-columns-repeated="17"/>
          <table:table-cell table:formula="of:=COUNTIF([.F273];&quot;&gt;0&quot;)+COUNTIF([.I273];&quot;&gt;0&quot;)+COUNTIF([.L273];&quot;&gt;0&quot;)+COUNTIF([.O273];&quot;&gt;0&quot;)=4" office:value-type="boolean" office:boolean-value="false" calcext:value-type="boolean">
            <text:p>FALSO</text:p>
          </table:table-cell>
        </table:table-row>
        <table:table-row table:style-name="ro1">
          <table:table-cell table:number-columns-repeated="17"/>
          <table:table-cell table:formula="of:=COUNTIF([.F274];&quot;&gt;0&quot;)+COUNTIF([.I274];&quot;&gt;0&quot;)+COUNTIF([.L274];&quot;&gt;0&quot;)+COUNTIF([.O274];&quot;&gt;0&quot;)=4" office:value-type="boolean" office:boolean-value="false" calcext:value-type="boolean">
            <text:p>FALSO</text:p>
          </table:table-cell>
        </table:table-row>
        <table:table-row table:style-name="ro1">
          <table:table-cell table:number-columns-repeated="17"/>
          <table:table-cell table:formula="of:=COUNTIF([.F275];&quot;&gt;0&quot;)+COUNTIF([.I275];&quot;&gt;0&quot;)+COUNTIF([.L275];&quot;&gt;0&quot;)+COUNTIF([.O275];&quot;&gt;0&quot;)=4" office:value-type="boolean" office:boolean-value="false" calcext:value-type="boolean">
            <text:p>FALSO</text:p>
          </table:table-cell>
        </table:table-row>
        <table:table-row table:style-name="ro1">
          <table:table-cell table:number-columns-repeated="17"/>
          <table:table-cell table:formula="of:=COUNTIF([.F276];&quot;&gt;0&quot;)+COUNTIF([.I276];&quot;&gt;0&quot;)+COUNTIF([.L276];&quot;&gt;0&quot;)+COUNTIF([.O276];&quot;&gt;0&quot;)=4" office:value-type="boolean" office:boolean-value="false" calcext:value-type="boolean">
            <text:p>FALSO</text:p>
          </table:table-cell>
        </table:table-row>
        <table:table-row table:style-name="ro1">
          <table:table-cell table:number-columns-repeated="17"/>
          <table:table-cell table:formula="of:=COUNTIF([.F277];&quot;&gt;0&quot;)+COUNTIF([.I277];&quot;&gt;0&quot;)+COUNTIF([.L277];&quot;&gt;0&quot;)+COUNTIF([.O277];&quot;&gt;0&quot;)=4" office:value-type="boolean" office:boolean-value="false" calcext:value-type="boolean">
            <text:p>FALSO</text:p>
          </table:table-cell>
        </table:table-row>
        <table:table-row table:style-name="ro1">
          <table:table-cell table:number-columns-repeated="17"/>
          <table:table-cell table:formula="of:=COUNTIF([.F278];&quot;&gt;0&quot;)+COUNTIF([.I278];&quot;&gt;0&quot;)+COUNTIF([.L278];&quot;&gt;0&quot;)+COUNTIF([.O278];&quot;&gt;0&quot;)=4" office:value-type="boolean" office:boolean-value="false" calcext:value-type="boolean">
            <text:p>FALSO</text:p>
          </table:table-cell>
        </table:table-row>
        <table:table-row table:style-name="ro1">
          <table:table-cell table:number-columns-repeated="17"/>
          <table:table-cell table:formula="of:=COUNTIF([.F279];&quot;&gt;0&quot;)+COUNTIF([.I279];&quot;&gt;0&quot;)+COUNTIF([.L279];&quot;&gt;0&quot;)+COUNTIF([.O279];&quot;&gt;0&quot;)=4" office:value-type="boolean" office:boolean-value="false" calcext:value-type="boolean">
            <text:p>FALSO</text:p>
          </table:table-cell>
        </table:table-row>
        <table:table-row table:style-name="ro1">
          <table:table-cell table:number-columns-repeated="17"/>
          <table:table-cell table:formula="of:=COUNTIF([.F280];&quot;&gt;0&quot;)+COUNTIF([.I280];&quot;&gt;0&quot;)+COUNTIF([.L280];&quot;&gt;0&quot;)+COUNTIF([.O280];&quot;&gt;0&quot;)=4" office:value-type="boolean" office:boolean-value="false" calcext:value-type="boolean">
            <text:p>FALSO</text:p>
          </table:table-cell>
        </table:table-row>
        <table:table-row table:style-name="ro1">
          <table:table-cell table:number-columns-repeated="17"/>
          <table:table-cell table:formula="of:=COUNTIF([.F281];&quot;&gt;0&quot;)+COUNTIF([.I281];&quot;&gt;0&quot;)+COUNTIF([.L281];&quot;&gt;0&quot;)+COUNTIF([.O281];&quot;&gt;0&quot;)=4" office:value-type="boolean" office:boolean-value="false" calcext:value-type="boolean">
            <text:p>FALSO</text:p>
          </table:table-cell>
        </table:table-row>
        <table:table-row table:style-name="ro1">
          <table:table-cell table:number-columns-repeated="17"/>
          <table:table-cell table:formula="of:=COUNTIF([.F282];&quot;&gt;0&quot;)+COUNTIF([.I282];&quot;&gt;0&quot;)+COUNTIF([.L282];&quot;&gt;0&quot;)+COUNTIF([.O282];&quot;&gt;0&quot;)=4" office:value-type="boolean" office:boolean-value="false" calcext:value-type="boolean">
            <text:p>FALSO</text:p>
          </table:table-cell>
        </table:table-row>
        <table:table-row table:style-name="ro1">
          <table:table-cell table:number-columns-repeated="17"/>
          <table:table-cell table:formula="of:=COUNTIF([.F283];&quot;&gt;0&quot;)+COUNTIF([.I283];&quot;&gt;0&quot;)+COUNTIF([.L283];&quot;&gt;0&quot;)+COUNTIF([.O283];&quot;&gt;0&quot;)=4" office:value-type="boolean" office:boolean-value="false" calcext:value-type="boolean">
            <text:p>FALSO</text:p>
          </table:table-cell>
        </table:table-row>
        <table:table-row table:style-name="ro1">
          <table:table-cell table:number-columns-repeated="17"/>
          <table:table-cell table:formula="of:=COUNTIF([.F284];&quot;&gt;0&quot;)+COUNTIF([.I284];&quot;&gt;0&quot;)+COUNTIF([.L284];&quot;&gt;0&quot;)+COUNTIF([.O284];&quot;&gt;0&quot;)=4" office:value-type="boolean" office:boolean-value="false" calcext:value-type="boolean">
            <text:p>FALSO</text:p>
          </table:table-cell>
        </table:table-row>
        <table:table-row table:style-name="ro1">
          <table:table-cell table:number-columns-repeated="17"/>
          <table:table-cell table:formula="of:=COUNTIF([.F285];&quot;&gt;0&quot;)+COUNTIF([.I285];&quot;&gt;0&quot;)+COUNTIF([.L285];&quot;&gt;0&quot;)+COUNTIF([.O285];&quot;&gt;0&quot;)=4" office:value-type="boolean" office:boolean-value="false" calcext:value-type="boolean">
            <text:p>FALSO</text:p>
          </table:table-cell>
        </table:table-row>
        <table:table-row table:style-name="ro1">
          <table:table-cell table:number-columns-repeated="17"/>
          <table:table-cell table:formula="of:=COUNTIF([.F286];&quot;&gt;0&quot;)+COUNTIF([.I286];&quot;&gt;0&quot;)+COUNTIF([.L286];&quot;&gt;0&quot;)+COUNTIF([.O286];&quot;&gt;0&quot;)=4" office:value-type="boolean" office:boolean-value="false" calcext:value-type="boolean">
            <text:p>FALSO</text:p>
          </table:table-cell>
        </table:table-row>
        <table:table-row table:style-name="ro1">
          <table:table-cell table:number-columns-repeated="17"/>
          <table:table-cell table:formula="of:=COUNTIF([.F287];&quot;&gt;0&quot;)+COUNTIF([.I287];&quot;&gt;0&quot;)+COUNTIF([.L287];&quot;&gt;0&quot;)+COUNTIF([.O287];&quot;&gt;0&quot;)=4" office:value-type="boolean" office:boolean-value="false" calcext:value-type="boolean">
            <text:p>FALSO</text:p>
          </table:table-cell>
        </table:table-row>
        <table:table-row table:style-name="ro1">
          <table:table-cell table:number-columns-repeated="17"/>
          <table:table-cell table:formula="of:=COUNTIF([.F288];&quot;&gt;0&quot;)+COUNTIF([.I288];&quot;&gt;0&quot;)+COUNTIF([.L288];&quot;&gt;0&quot;)+COUNTIF([.O288];&quot;&gt;0&quot;)=4" office:value-type="boolean" office:boolean-value="false" calcext:value-type="boolean">
            <text:p>FALSO</text:p>
          </table:table-cell>
        </table:table-row>
        <table:table-row table:style-name="ro1">
          <table:table-cell table:number-columns-repeated="17"/>
          <table:table-cell table:formula="of:=COUNTIF([.F289];&quot;&gt;0&quot;)+COUNTIF([.I289];&quot;&gt;0&quot;)+COUNTIF([.L289];&quot;&gt;0&quot;)+COUNTIF([.O289];&quot;&gt;0&quot;)=4" office:value-type="boolean" office:boolean-value="false" calcext:value-type="boolean">
            <text:p>FALSO</text:p>
          </table:table-cell>
        </table:table-row>
        <table:table-row table:style-name="ro1">
          <table:table-cell table:number-columns-repeated="17"/>
          <table:table-cell table:formula="of:=COUNTIF([.F290];&quot;&gt;0&quot;)+COUNTIF([.I290];&quot;&gt;0&quot;)+COUNTIF([.L290];&quot;&gt;0&quot;)+COUNTIF([.O290];&quot;&gt;0&quot;)=4" office:value-type="boolean" office:boolean-value="false" calcext:value-type="boolean">
            <text:p>FALSO</text:p>
          </table:table-cell>
        </table:table-row>
        <table:table-row table:style-name="ro1">
          <table:table-cell table:number-columns-repeated="17"/>
          <table:table-cell table:formula="of:=COUNTIF([.F291];&quot;&gt;0&quot;)+COUNTIF([.I291];&quot;&gt;0&quot;)+COUNTIF([.L291];&quot;&gt;0&quot;)+COUNTIF([.O291];&quot;&gt;0&quot;)=4" office:value-type="boolean" office:boolean-value="false" calcext:value-type="boolean">
            <text:p>FALSO</text:p>
          </table:table-cell>
        </table:table-row>
        <table:table-row table:style-name="ro1">
          <table:table-cell table:number-columns-repeated="17"/>
          <table:table-cell table:formula="of:=COUNTIF([.F292];&quot;&gt;0&quot;)+COUNTIF([.I292];&quot;&gt;0&quot;)+COUNTIF([.L292];&quot;&gt;0&quot;)+COUNTIF([.O292];&quot;&gt;0&quot;)=4" office:value-type="boolean" office:boolean-value="false" calcext:value-type="boolean">
            <text:p>FALSO</text:p>
          </table:table-cell>
        </table:table-row>
        <table:table-row table:style-name="ro1">
          <table:table-cell table:number-columns-repeated="17"/>
          <table:table-cell table:formula="of:=COUNTIF([.F293];&quot;&gt;0&quot;)+COUNTIF([.I293];&quot;&gt;0&quot;)+COUNTIF([.L293];&quot;&gt;0&quot;)+COUNTIF([.O293];&quot;&gt;0&quot;)=4" office:value-type="boolean" office:boolean-value="false" calcext:value-type="boolean">
            <text:p>FALSO</text:p>
          </table:table-cell>
        </table:table-row>
        <table:table-row table:style-name="ro1">
          <table:table-cell table:number-columns-repeated="17"/>
          <table:table-cell table:formula="of:=COUNTIF([.F294];&quot;&gt;0&quot;)+COUNTIF([.I294];&quot;&gt;0&quot;)+COUNTIF([.L294];&quot;&gt;0&quot;)+COUNTIF([.O294];&quot;&gt;0&quot;)=4" office:value-type="boolean" office:boolean-value="false" calcext:value-type="boolean">
            <text:p>FALSO</text:p>
          </table:table-cell>
        </table:table-row>
        <table:table-row table:style-name="ro1">
          <table:table-cell table:number-columns-repeated="17"/>
          <table:table-cell table:formula="of:=COUNTIF([.F295];&quot;&gt;0&quot;)+COUNTIF([.I295];&quot;&gt;0&quot;)+COUNTIF([.L295];&quot;&gt;0&quot;)+COUNTIF([.O295];&quot;&gt;0&quot;)=4" office:value-type="boolean" office:boolean-value="false" calcext:value-type="boolean">
            <text:p>FALSO</text:p>
          </table:table-cell>
        </table:table-row>
        <table:table-row table:style-name="ro1">
          <table:table-cell table:number-columns-repeated="17"/>
          <table:table-cell table:formula="of:=COUNTIF([.F296];&quot;&gt;0&quot;)+COUNTIF([.I296];&quot;&gt;0&quot;)+COUNTIF([.L296];&quot;&gt;0&quot;)+COUNTIF([.O296];&quot;&gt;0&quot;)=4" office:value-type="boolean" office:boolean-value="false" calcext:value-type="boolean">
            <text:p>FALSO</text:p>
          </table:table-cell>
        </table:table-row>
        <table:table-row table:style-name="ro1">
          <table:table-cell table:number-columns-repeated="17"/>
          <table:table-cell table:formula="of:=COUNTIF([.F297];&quot;&gt;0&quot;)+COUNTIF([.I297];&quot;&gt;0&quot;)+COUNTIF([.L297];&quot;&gt;0&quot;)+COUNTIF([.O297];&quot;&gt;0&quot;)=4" office:value-type="boolean" office:boolean-value="false" calcext:value-type="boolean">
            <text:p>FALSO</text:p>
          </table:table-cell>
        </table:table-row>
        <table:table-row table:style-name="ro1">
          <table:table-cell table:number-columns-repeated="17"/>
          <table:table-cell table:formula="of:=COUNTIF([.F298];&quot;&gt;0&quot;)+COUNTIF([.I298];&quot;&gt;0&quot;)+COUNTIF([.L298];&quot;&gt;0&quot;)+COUNTIF([.O298];&quot;&gt;0&quot;)=4" office:value-type="boolean" office:boolean-value="false" calcext:value-type="boolean">
            <text:p>FALSO</text:p>
          </table:table-cell>
        </table:table-row>
        <table:table-row table:style-name="ro1">
          <table:table-cell table:number-columns-repeated="17"/>
          <table:table-cell table:formula="of:=COUNTIF([.F299];&quot;&gt;0&quot;)+COUNTIF([.I299];&quot;&gt;0&quot;)+COUNTIF([.L299];&quot;&gt;0&quot;)+COUNTIF([.O299];&quot;&gt;0&quot;)=4" office:value-type="boolean" office:boolean-value="false" calcext:value-type="boolean">
            <text:p>FALSO</text:p>
          </table:table-cell>
        </table:table-row>
        <table:table-row table:style-name="ro1">
          <table:table-cell table:number-columns-repeated="17"/>
          <table:table-cell table:formula="of:=COUNTIF([.F300];&quot;&gt;0&quot;)+COUNTIF([.I300];&quot;&gt;0&quot;)+COUNTIF([.L300];&quot;&gt;0&quot;)+COUNTIF([.O300];&quot;&gt;0&quot;)=4" office:value-type="boolean" office:boolean-value="false" calcext:value-type="boolean">
            <text:p>FALSO</text:p>
          </table:table-cell>
        </table:table-row>
        <table:table-row table:style-name="ro1">
          <table:table-cell table:number-columns-repeated="17"/>
          <table:table-cell table:formula="of:=COUNTIF([.F301];&quot;&gt;0&quot;)+COUNTIF([.I301];&quot;&gt;0&quot;)+COUNTIF([.L301];&quot;&gt;0&quot;)+COUNTIF([.O301];&quot;&gt;0&quot;)=4" office:value-type="boolean" office:boolean-value="false" calcext:value-type="boolean">
            <text:p>FALSO</text:p>
          </table:table-cell>
        </table:table-row>
        <table:table-row table:style-name="ro1">
          <table:table-cell table:number-columns-repeated="17"/>
          <table:table-cell table:formula="of:=COUNTIF([.F302];&quot;&gt;0&quot;)+COUNTIF([.I302];&quot;&gt;0&quot;)+COUNTIF([.L302];&quot;&gt;0&quot;)+COUNTIF([.O302];&quot;&gt;0&quot;)=4" office:value-type="boolean" office:boolean-value="false" calcext:value-type="boolean">
            <text:p>FALSO</text:p>
          </table:table-cell>
        </table:table-row>
        <table:table-row table:style-name="ro1">
          <table:table-cell table:number-columns-repeated="17"/>
          <table:table-cell table:formula="of:=COUNTIF([.F303];&quot;&gt;0&quot;)+COUNTIF([.I303];&quot;&gt;0&quot;)+COUNTIF([.L303];&quot;&gt;0&quot;)+COUNTIF([.O303];&quot;&gt;0&quot;)=4" office:value-type="boolean" office:boolean-value="false" calcext:value-type="boolean">
            <text:p>FALSO</text:p>
          </table:table-cell>
        </table:table-row>
        <table:table-row table:style-name="ro1">
          <table:table-cell table:number-columns-repeated="17"/>
          <table:table-cell table:formula="of:=COUNTIF([.F304];&quot;&gt;0&quot;)+COUNTIF([.I304];&quot;&gt;0&quot;)+COUNTIF([.L304];&quot;&gt;0&quot;)+COUNTIF([.O304];&quot;&gt;0&quot;)=4" office:value-type="boolean" office:boolean-value="false" calcext:value-type="boolean">
            <text:p>FALSO</text:p>
          </table:table-cell>
        </table:table-row>
        <table:table-row table:style-name="ro1">
          <table:table-cell table:number-columns-repeated="17"/>
          <table:table-cell table:formula="of:=COUNTIF([.F305];&quot;&gt;0&quot;)+COUNTIF([.I305];&quot;&gt;0&quot;)+COUNTIF([.L305];&quot;&gt;0&quot;)+COUNTIF([.O305];&quot;&gt;0&quot;)=4" office:value-type="boolean" office:boolean-value="false" calcext:value-type="boolean">
            <text:p>FALSO</text:p>
          </table:table-cell>
        </table:table-row>
        <table:table-row table:style-name="ro1">
          <table:table-cell table:number-columns-repeated="17"/>
          <table:table-cell table:formula="of:=COUNTIF([.F306];&quot;&gt;0&quot;)+COUNTIF([.I306];&quot;&gt;0&quot;)+COUNTIF([.L306];&quot;&gt;0&quot;)+COUNTIF([.O306];&quot;&gt;0&quot;)=4" office:value-type="boolean" office:boolean-value="false" calcext:value-type="boolean">
            <text:p>FALSO</text:p>
          </table:table-cell>
        </table:table-row>
        <table:table-row table:style-name="ro1">
          <table:table-cell table:number-columns-repeated="17"/>
          <table:table-cell table:formula="of:=COUNTIF([.F307];&quot;&gt;0&quot;)+COUNTIF([.I307];&quot;&gt;0&quot;)+COUNTIF([.L307];&quot;&gt;0&quot;)+COUNTIF([.O307];&quot;&gt;0&quot;)=4" office:value-type="boolean" office:boolean-value="false" calcext:value-type="boolean">
            <text:p>FALSO</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24">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09:53:05.291139782</meta:creation-date>
    <dc:date>2023-10-24T10:42:36.241174146</dc:date>
    <meta:editing-duration>P1DT49M27S</meta:editing-duration>
    <meta:editing-cycles>11</meta:editing-cycles>
    <meta:generator>LibreOffice/7.5.7.1$Linux_X86_64 LibreOffice_project/50$Build-1</meta:generator>
    <meta:document-statistic meta:table-count="3" meta:cell-count="1794" meta:object-count="0"/>
  </office:meta>
</office:document-meta>
</file>